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3.08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267cm"/>
    </style:style>
    <style:style style:name="co18" style:family="table-column">
      <style:table-column-properties fo:break-before="auto" style:column-width="2.258cm"/>
    </style:style>
    <style:style style:name="co19" style:family="table-column">
      <style:table-column-properties fo:break-before="auto" style:column-width="2.321cm"/>
    </style:style>
    <style:style style:name="co20" style:family="table-column">
      <style:table-column-properties fo:break-before="auto" style:column-width="4.403cm"/>
    </style:style>
    <style:style style:name="co21" style:family="table-column">
      <style:table-column-properties fo:break-before="auto" style:column-width="2.743cm"/>
    </style:style>
    <style:style style:name="co22" style:family="table-column">
      <style:table-column-properties fo:break-before="auto" style:column-width="9.095cm"/>
    </style:style>
    <style:style style:name="co23" style:family="table-column">
      <style:table-column-properties fo:break-before="auto" style:column-width="4.616cm"/>
    </style:style>
    <style:style style:name="co24" style:family="table-column">
      <style:table-column-properties fo:break-before="auto" style:column-width="5.401cm"/>
    </style:style>
    <style:style style:name="co25" style:family="table-column">
      <style:table-column-properties fo:break-before="auto" style:column-width="3.044cm"/>
    </style:style>
    <style:style style:name="co26" style:family="table-column">
      <style:table-column-properties fo:break-before="auto" style:column-width="5.248cm"/>
    </style:style>
    <style:style style:name="co27" style:family="table-column">
      <style:table-column-properties fo:break-before="auto" style:column-width="7.555cm"/>
    </style:style>
    <style:style style:name="co28" style:family="table-column">
      <style:table-column-properties fo:break-before="auto" style:column-width="6.558cm"/>
    </style:style>
    <style:style style:name="co29" style:family="table-column">
      <style:table-column-properties fo:break-before="auto" style:column-width="2.94cm"/>
    </style:style>
    <style:style style:name="co30" style:family="table-column">
      <style:table-column-properties fo:break-before="auto" style:column-width="3.956cm"/>
    </style:style>
    <style:style style:name="co31" style:family="table-column">
      <style:table-column-properties fo:break-before="auto" style:column-width="9.213cm"/>
    </style:style>
    <style:style style:name="co32" style:family="table-column">
      <style:table-column-properties fo:break-before="auto" style:column-width="6.593cm"/>
    </style:style>
    <style:style style:name="co33" style:family="table-column">
      <style:table-column-properties fo:break-before="auto" style:column-width="3.776cm"/>
    </style:style>
    <style:style style:name="co34" style:family="table-column">
      <style:table-column-properties fo:break-before="auto" style:column-width="2.429cm"/>
    </style:style>
    <style:style style:name="co35" style:family="table-column">
      <style:table-column-properties fo:break-before="auto" style:column-width="2.886cm"/>
    </style:style>
    <style:style style:name="co36" style:family="table-column">
      <style:table-column-properties fo:break-before="auto" style:column-width="2.708cm"/>
    </style:style>
    <style:style style:name="co37" style:family="table-column">
      <style:table-column-properties fo:break-before="auto" style:column-width="4.062cm"/>
    </style:style>
    <style:style style:name="co38" style:family="table-column">
      <style:table-column-properties fo:break-before="auto" style:column-width="12.846cm"/>
    </style:style>
    <style:style style:name="co39" style:family="table-column">
      <style:table-column-properties fo:break-before="auto" style:column-width="2.653cm"/>
    </style:style>
    <style:style style:name="co40" style:family="table-column">
      <style:table-column-properties fo:break-before="auto" style:column-width="4.205cm"/>
    </style:style>
    <style:style style:name="co41" style:family="table-column">
      <style:table-column-properties fo:break-before="auto" style:column-width="3.799cm"/>
    </style:style>
    <style:style style:name="co42" style:family="table-column">
      <style:table-column-properties fo:break-before="auto" style:column-width="3.919cm"/>
    </style:style>
    <style:style style:name="co43" style:family="table-column">
      <style:table-column-properties fo:break-before="auto" style:column-width="4.918cm"/>
    </style:style>
    <style:style style:name="co44" style:family="table-column">
      <style:table-column-properties fo:break-before="auto" style:column-width="2.563cm"/>
    </style:style>
    <style:style style:name="co45" style:family="table-column">
      <style:table-column-properties fo:break-before="auto" style:column-width="4.373cm"/>
    </style:style>
    <style:style style:name="co46" style:family="table-column">
      <style:table-column-properties fo:break-before="auto" style:column-width="6.001cm"/>
    </style:style>
    <style:style style:name="co47" style:family="table-column">
      <style:table-column-properties fo:break-before="auto" style:column-width="3.679cm"/>
    </style:style>
    <style:style style:name="co48" style:family="table-column">
      <style:table-column-properties fo:break-before="auto" style:column-width="10.194cm"/>
    </style:style>
    <style:style style:name="co49" style:family="table-column">
      <style:table-column-properties fo:break-before="auto" style:column-width="4.553cm"/>
    </style:style>
    <style:style style:name="co50" style:family="table-column">
      <style:table-column-properties fo:break-before="auto" style:column-width="3.009cm"/>
    </style:style>
    <style:style style:name="co51" style:family="table-column">
      <style:table-column-properties fo:break-before="auto" style:column-width="2.094cm"/>
    </style:style>
    <style:style style:name="co52" style:family="table-column">
      <style:table-column-properties fo:break-before="auto" style:column-width="2.932cm"/>
    </style:style>
    <style:style style:name="co53" style:family="table-column">
      <style:table-column-properties fo:break-before="auto" style:column-width="6.668cm"/>
    </style:style>
    <style:style style:name="co54" style:family="table-column">
      <style:table-column-properties fo:break-before="auto" style:column-width="5.837cm"/>
    </style:style>
    <style:style style:name="co55" style:family="table-column">
      <style:table-column-properties fo:break-before="auto" style:column-width="5.218cm"/>
    </style:style>
    <style:style style:name="co56" style:family="table-column">
      <style:table-column-properties fo:break-before="auto" style:column-width="2.693cm"/>
    </style:style>
    <style:style style:name="co57" style:family="table-column">
      <style:table-column-properties fo:break-before="auto" style:column-width="20.819cm"/>
    </style:style>
    <style:style style:name="co58" style:family="table-column">
      <style:table-column-properties fo:break-before="auto" style:column-width="4.221cm"/>
    </style:style>
    <style:style style:name="co59" style:family="table-column">
      <style:table-column-properties fo:break-before="auto" style:column-width="7.188cm"/>
    </style:style>
    <style:style style:name="co60" style:family="table-column">
      <style:table-column-properties fo:break-before="auto" style:column-width="2.477cm"/>
    </style:style>
    <style:style style:name="co61" style:family="table-column">
      <style:table-column-properties fo:break-before="auto" style:column-width="10.137cm"/>
    </style:style>
    <style:style style:name="co62" style:family="table-column">
      <style:table-column-properties fo:break-before="auto" style:column-width="19.124cm"/>
    </style:style>
    <style:style style:name="co63" style:family="table-column">
      <style:table-column-properties fo:break-before="auto" style:column-width="3.849cm"/>
    </style:style>
    <style:style style:name="co64" style:family="table-column">
      <style:table-column-properties fo:break-before="auto" style:column-width="15.642cm"/>
    </style:style>
    <style:style style:name="co65" style:family="table-column">
      <style:table-column-properties fo:break-before="auto" style:column-width="11.095cm"/>
    </style:style>
    <style:style style:name="co66" style:family="table-column">
      <style:table-column-properties fo:break-before="auto" style:column-width="5.193cm"/>
    </style:style>
    <style:style style:name="co67" style:family="table-column">
      <style:table-column-properties fo:break-before="auto" style:column-width="4.101cm"/>
    </style:style>
    <style:style style:name="co68" style:family="table-column">
      <style:table-column-properties fo:break-before="auto" style:column-width="4.131cm"/>
    </style:style>
    <style:style style:name="co69" style:family="table-column">
      <style:table-column-properties fo:break-before="auto" style:column-width="4.219cm"/>
    </style:style>
    <style:style style:name="co70" style:family="table-column">
      <style:table-column-properties fo:break-before="auto" style:column-width="14.104cm"/>
    </style:style>
    <style:style style:name="co71" style:family="table-column">
      <style:table-column-properties fo:break-before="auto" style:column-width="4.24cm"/>
    </style:style>
    <style:style style:name="co72" style:family="table-column">
      <style:table-column-properties fo:break-before="auto" style:column-width="6.964cm"/>
    </style:style>
    <style:style style:name="co73" style:family="table-column">
      <style:table-column-properties fo:break-before="auto" style:column-width="4.544cm"/>
    </style:style>
    <style:style style:name="co74" style:family="table-column">
      <style:table-column-properties fo:break-before="auto" style:column-width="6.934cm"/>
    </style:style>
    <style:style style:name="co75" style:family="table-column">
      <style:table-column-properties fo:break-before="auto" style:column-width="4.69cm"/>
    </style:style>
    <style:style style:name="co76" style:family="table-column">
      <style:table-column-properties fo:break-before="auto" style:column-width="3.127cm"/>
    </style:style>
    <style:style style:name="co77" style:family="table-column">
      <style:table-column-properties fo:break-before="auto" style:column-width="3.334cm"/>
    </style:style>
    <style:style style:name="co78" style:family="table-column">
      <style:table-column-properties fo:break-before="auto" style:column-width="1.238cm"/>
    </style:style>
    <style:style style:name="co79" style:family="table-column">
      <style:table-column-properties fo:break-before="auto" style:column-width="4.484cm"/>
    </style:style>
    <style:style style:name="co80" style:family="table-column">
      <style:table-column-properties fo:break-before="auto" style:column-width="3.097cm"/>
    </style:style>
    <style:style style:name="co81" style:family="table-column">
      <style:table-column-properties fo:break-before="auto" style:column-width="2.861cm"/>
    </style:style>
    <style:style style:name="co82" style:family="table-column">
      <style:table-column-properties fo:break-before="auto" style:column-width="1.769cm"/>
    </style:style>
    <style:style style:name="co83" style:family="table-column">
      <style:table-column-properties fo:break-before="auto" style:column-width="1.857cm"/>
    </style:style>
    <style:style style:name="co84" style:family="table-column">
      <style:table-column-properties fo:break-before="auto" style:column-width="6.197cm"/>
    </style:style>
    <style:style style:name="co85" style:family="table-column">
      <style:table-column-properties fo:break-before="auto" style:column-width="5.517cm"/>
    </style:style>
    <style:style style:name="co86" style:family="table-column">
      <style:table-column-properties fo:break-before="auto" style:column-width="8.705cm"/>
    </style:style>
    <style:style style:name="co87" style:family="table-column">
      <style:table-column-properties fo:break-before="auto" style:column-width="7.11cm"/>
    </style:style>
    <style:style style:name="co88" style:family="table-column">
      <style:table-column-properties fo:break-before="auto" style:column-width="3.51cm"/>
    </style:style>
    <style:style style:name="co89" style:family="table-column">
      <style:table-column-properties fo:break-before="auto" style:column-width="2.979cm"/>
    </style:style>
    <style:style style:name="co90" style:family="table-column">
      <style:table-column-properties fo:break-before="auto" style:column-width="1.623cm"/>
    </style:style>
    <style:style style:name="co91" style:family="table-column">
      <style:table-column-properties fo:break-before="auto" style:column-width="2.154cm"/>
    </style:style>
    <style:style style:name="co92" style:family="table-column">
      <style:table-column-properties fo:break-before="auto" style:column-width="4.189cm"/>
    </style:style>
    <style:style style:name="co93" style:family="table-column">
      <style:table-column-properties fo:break-before="auto" style:column-width="3.865cm"/>
    </style:style>
    <style:style style:name="co94" style:family="table-column">
      <style:table-column-properties fo:break-before="auto" style:column-width="2.921cm"/>
    </style:style>
    <style:style style:name="co95" style:family="table-column">
      <style:table-column-properties fo:break-before="auto" style:column-width="6.727cm"/>
    </style:style>
    <style:style style:name="co96" style:family="table-column">
      <style:table-column-properties fo:break-before="auto" style:column-width="7.583cm"/>
    </style:style>
    <style:style style:name="co97"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2.443cm" fo:break-before="auto" style:use-optimal-row-height="false"/>
    </style:style>
    <style:style style:name="ro24" style:family="table-row">
      <style:table-row-properties style:row-height="4.23cm" fo:break-before="auto" style:use-optimal-row-height="false"/>
    </style:style>
    <style:style style:name="ro25" style:family="table-row">
      <style:table-row-properties style:row-height="2.491cm" fo:break-before="auto" style:use-optimal-row-height="false"/>
    </style:style>
    <style:style style:name="ro26" style:family="table-row">
      <style:table-row-properties style:row-height="1.649cm" fo:break-before="auto" style:use-optimal-row-height="false"/>
    </style:style>
    <style:style style:name="ro27" style:family="table-row">
      <style:table-row-properties style:row-height="1.298cm" fo:break-before="auto" style:use-optimal-row-height="false"/>
    </style:style>
    <style:style style:name="ro28" style:family="table-row">
      <style:table-row-properties style:row-height="1.334cm" fo:break-before="auto" style:use-optimal-row-height="false"/>
    </style:style>
    <style:style style:name="ro29" style:family="table-row">
      <style:table-row-properties style:row-height="1.588cm" fo:break-before="auto" style:use-optimal-row-height="false"/>
    </style:style>
    <style:style style:name="ro30" style:family="table-row">
      <style:table-row-properties style:row-height="2.023cm" fo:break-before="auto" style:use-optimal-row-height="false"/>
    </style:style>
    <style:style style:name="ro31" style:family="table-row">
      <style:table-row-properties style:row-height="1.944cm" fo:break-before="auto" style:use-optimal-row-height="false"/>
    </style:style>
    <style:style style:name="ro32" style:family="table-row">
      <style:table-row-properties style:row-height="1.676cm" fo:break-before="auto" style:use-optimal-row-height="false"/>
    </style:style>
    <style:style style:name="ro33" style:family="table-row">
      <style:table-row-properties style:row-height="3.131cm" fo:break-before="auto" style:use-optimal-row-height="false"/>
    </style:style>
    <style:style style:name="ro34" style:family="table-row">
      <style:table-row-properties style:row-height="1.686cm" fo:break-before="auto" style:use-optimal-row-height="false"/>
    </style:style>
    <style:style style:name="ro35" style:family="table-row">
      <style:table-row-properties style:row-height="1.785cm" fo:break-before="auto" style:use-optimal-row-height="false"/>
    </style:style>
    <style:style style:name="ro36" style:family="table-row">
      <style:table-row-properties style:row-height="1.372cm" fo:break-before="auto" style:use-optimal-row-height="false"/>
    </style:style>
    <style:style style:name="ro37" style:family="table-row">
      <style:table-row-properties style:row-height="1.342cm" fo:break-before="auto" style:use-optimal-row-height="false"/>
    </style:style>
    <style:style style:name="ro38" style:family="table-row">
      <style:table-row-properties style:row-height="1.72cm" fo:break-before="auto" style:use-optimal-row-height="false"/>
    </style:style>
    <style:style style:name="ro39" style:family="table-row">
      <style:table-row-properties style:row-height="2.425cm" fo:break-before="auto" style:use-optimal-row-height="false"/>
    </style:style>
    <style:style style:name="ro40" style:family="table-row">
      <style:table-row-properties style:row-height="3.572cm" fo:break-before="auto" style:use-optimal-row-height="false"/>
    </style:style>
    <style:style style:name="ro41" style:family="table-row">
      <style:table-row-properties style:row-height="1.201cm" fo:break-before="auto" style:use-optimal-row-height="false"/>
    </style:style>
    <style:style style:name="ro42" style:family="table-row">
      <style:table-row-properties style:row-height="2.064cm" fo:break-before="auto" style:use-optimal-row-height="false"/>
    </style:style>
    <style:style style:name="ro43" style:family="table-row">
      <style:table-row-properties style:row-height="1.434cm" fo:break-before="auto" style:use-optimal-row-height="false"/>
    </style:style>
    <style:style style:name="ro44" style:family="table-row">
      <style:table-row-properties style:row-height="1.03cm" fo:break-before="auto" style:use-optimal-row-height="false"/>
    </style:style>
    <style:style style:name="ro45" style:family="table-row">
      <style:table-row-properties style:row-height="1.312cm" fo:break-before="auto" style:use-optimal-row-height="false"/>
    </style:style>
    <style:style style:name="ro46" style:family="table-row">
      <style:table-row-properties style:row-height="1.464cm" fo:break-before="auto" style:use-optimal-row-height="false"/>
    </style:style>
    <style:style style:name="ro47" style:family="table-row">
      <style:table-row-properties style:row-height="1.281cm" fo:break-before="auto" style:use-optimal-row-height="false"/>
    </style:style>
    <style:style style:name="ro48" style:family="table-row">
      <style:table-row-properties style:row-height="1.554cm" fo:break-before="auto" style:use-optimal-row-height="false"/>
    </style:style>
    <style:style style:name="ro49" style:family="table-row">
      <style:table-row-properties style:row-height="0.452cm" fo:break-before="auto" style:use-optimal-row-height="false"/>
    </style:style>
    <style:style style:name="ro50" style:family="table-row">
      <style:table-row-properties style:row-height="1.316cm" fo:break-before="auto" style:use-optimal-row-height="false"/>
    </style:style>
    <style:style style:name="ro51" style:family="table-row">
      <style:table-row-properties style:row-height="2.457cm" fo:break-before="auto" style:use-optimal-row-height="false"/>
    </style:style>
    <style:style style:name="ro52" style:family="table-row">
      <style:table-row-properties style:row-height="0.931cm" fo:break-before="auto" style:use-optimal-row-height="false"/>
    </style:style>
    <style:style style:name="ro53" style:family="table-row">
      <style:table-row-properties style:row-height="1.323cm" fo:break-before="auto" style:use-optimal-row-height="false"/>
    </style:style>
    <style:style style:name="ro54" style:family="table-row">
      <style:table-row-properties style:row-height="1.369cm" fo:break-before="auto" style:use-optimal-row-height="false"/>
    </style:style>
    <style:style style:name="ro55" style:family="table-row">
      <style:table-row-properties style:row-height="1.626cm" fo:break-before="auto" style:use-optimal-row-height="false"/>
    </style:style>
    <style:style style:name="ro56" style:family="table-row">
      <style:table-row-properties style:row-height="1.388cm" fo:break-before="auto" style:use-optimal-row-height="false"/>
    </style:style>
    <style:style style:name="ro57" style:family="table-row">
      <style:table-row-properties style:row-height="1.191cm" fo:break-before="auto" style:use-optimal-row-height="false"/>
    </style:style>
    <style:style style:name="ro58" style:family="table-row">
      <style:table-row-properties style:row-height="1.429cm" fo:break-before="auto" style:use-optimal-row-height="false"/>
    </style:style>
    <style:style style:name="ro59" style:family="table-row">
      <style:table-row-properties style:row-height="1.706cm" fo:break-before="auto" style:use-optimal-row-height="false"/>
    </style:style>
    <style:style style:name="ro60" style:family="table-row">
      <style:table-row-properties style:row-height="1.032cm" fo:break-before="auto" style:use-optimal-row-height="false"/>
    </style:style>
    <style:style style:name="ro61" style:family="table-row">
      <style:table-row-properties style:row-height="1.526cm" fo:break-before="auto" style:use-optimal-row-height="false"/>
    </style:style>
    <style:style style:name="ro62" style:family="table-row">
      <style:table-row-properties style:row-height="1.406cm" fo:break-before="auto" style:use-optimal-row-height="false"/>
    </style:style>
    <style:style style:name="ro63" style:family="table-row">
      <style:table-row-properties style:row-height="1.217cm" fo:break-before="auto" style:use-optimal-row-height="false"/>
    </style:style>
    <style:style style:name="ro64" style:family="table-row">
      <style:table-row-properties style:row-height="1.658cm" fo:break-before="auto" style:use-optimal-row-height="false"/>
    </style:style>
    <style:style style:name="ro65" style:family="table-row">
      <style:table-row-properties style:row-height="2.29cm" fo:break-before="auto" style:use-optimal-row-height="false"/>
    </style:style>
    <style:style style:name="ro66" style:family="table-row">
      <style:table-row-properties style:row-height="2.02cm" fo:break-before="auto" style:use-optimal-row-height="false"/>
    </style:style>
    <style:style style:name="ro67" style:family="table-row">
      <style:table-row-properties style:row-height="1.547cm" fo:break-before="auto" style:use-optimal-row-height="false"/>
    </style:style>
    <style:style style:name="ro68" style:family="table-row">
      <style:table-row-properties style:row-height="1.623cm" fo:break-before="auto" style:use-optimal-row-height="false"/>
    </style:style>
    <style:style style:name="ro69" style:family="table-row">
      <style:table-row-properties style:row-height="1.261cm" fo:break-before="auto" style:use-optimal-row-height="false"/>
    </style:style>
    <style:style style:name="ro70" style:family="table-row">
      <style:table-row-properties style:row-height="0.937cm" fo:break-before="auto" style:use-optimal-row-height="false"/>
    </style:style>
    <style:style style:name="ro71" style:family="table-row">
      <style:table-row-properties style:row-height="0.829cm" fo:break-before="auto" style:use-optimal-row-height="false"/>
    </style:style>
    <style:style style:name="ro72" style:family="table-row">
      <style:table-row-properties style:row-height="0.736cm" fo:break-before="auto" style:use-optimal-row-height="false"/>
    </style:style>
    <style:style style:name="ro73" style:family="table-row">
      <style:table-row-properties style:row-height="0.841cm" fo:break-before="auto" style:use-optimal-row-height="false"/>
    </style:style>
    <style:style style:name="ro74" style:family="table-row">
      <style:table-row-properties style:row-height="0.596cm" fo:break-before="auto" style:use-optimal-row-height="false"/>
    </style:style>
    <style:style style:name="ro75" style:family="table-row">
      <style:table-row-properties style:row-height="0.771cm" fo:break-before="auto" style:use-optimal-row-height="false"/>
    </style:style>
    <style:style style:name="ro76" style:family="table-row">
      <style:table-row-properties style:row-height="0.714cm" fo:break-before="auto" style:use-optimal-row-height="false"/>
    </style:style>
    <style:style style:name="ro77" style:family="table-row">
      <style:table-row-properties style:row-height="1.235cm" fo:break-before="auto" style:use-optimal-row-height="false"/>
    </style:style>
    <style:style style:name="ro78" style:family="table-row">
      <style:table-row-properties style:row-height="0.912cm" fo:break-before="auto" style:use-optimal-row-height="false"/>
    </style:style>
    <style:style style:name="ro79" style:family="table-row">
      <style:table-row-properties style:row-height="0.873cm" fo:break-before="auto" style:use-optimal-row-height="false"/>
    </style:style>
    <style:style style:name="ro80" style:family="table-row">
      <style:table-row-properties style:row-height="0.794cm" fo:break-before="auto" style:use-optimal-row-height="false"/>
    </style:style>
    <style:style style:name="ro81" style:family="table-row">
      <style:table-row-properties style:row-height="0.833cm" fo:break-before="auto" style:use-optimal-row-height="false"/>
    </style:style>
    <style:style style:name="ro82" style:family="table-row">
      <style:table-row-properties style:row-height="0.674cm" fo:break-before="auto" style:use-optimal-row-height="false"/>
    </style:style>
    <style:style style:name="ro83" style:family="table-row">
      <style:table-row-properties style:row-height="0.635cm" fo:break-before="auto" style:use-optimal-row-height="false"/>
    </style:style>
    <style:style style:name="ro84" style:family="table-row">
      <style:table-row-properties style:row-height="0.594cm" fo:break-before="auto" style:use-optimal-row-height="false"/>
    </style:style>
    <style:style style:name="ro85" style:family="table-row">
      <style:table-row-properties style:row-height="0.556cm" fo:break-before="auto" style:use-optimal-row-height="false"/>
    </style:style>
    <style:style style:name="ro86" style:family="table-row">
      <style:table-row-properties style:row-height="0.792cm" fo:break-before="auto" style:use-optimal-row-height="false"/>
    </style:style>
    <style:style style:name="ro87" style:family="table-row">
      <style:table-row-properties style:row-height="0.744cm" fo:break-before="auto" style:use-optimal-row-height="false"/>
    </style:style>
    <style:style style:name="ro88" style:family="table-row">
      <style:table-row-properties style:row-height="1.889cm" fo:break-before="auto" style:use-optimal-row-height="false"/>
    </style:style>
    <style:style style:name="ro89" style:family="table-row">
      <style:table-row-properties style:row-height="0.654cm" fo:break-before="auto" style:use-optimal-row-height="false"/>
    </style:style>
    <style:style style:name="ro90" style:family="table-row">
      <style:table-row-properties style:row-height="0.751cm" fo:break-before="auto" style:use-optimal-row-height="false"/>
    </style:style>
    <style:style style:name="ro91" style:family="table-row">
      <style:table-row-properties style:row-height="0.85cm" fo:break-before="auto" style:use-optimal-row-height="false"/>
    </style:style>
    <style:style style:name="ro92" style:family="table-row">
      <style:table-row-properties style:row-height="1.395cm" fo:break-before="auto" style:use-optimal-row-height="false"/>
    </style:style>
    <style:style style:name="ro93" style:family="table-row">
      <style:table-row-properties style:row-height="1.009cm" fo:break-before="auto" style:use-optimal-row-height="false"/>
    </style:style>
    <style:style style:name="ro94" style:family="table-row">
      <style:table-row-properties style:row-height="1.087cm" fo:break-before="auto" style:use-optimal-row-height="false"/>
    </style:style>
    <style:style style:name="ro95" style:family="table-row">
      <style:table-row-properties style:row-height="0.949cm" fo:break-before="auto" style:use-optimal-row-height="false"/>
    </style:style>
    <style:style style:name="ro96" style:family="table-row">
      <style:table-row-properties style:row-height="0.529cm" fo:break-before="auto" style:use-optimal-row-height="false"/>
    </style:style>
    <style:style style:name="ro97" style:family="table-row">
      <style:table-row-properties style:row-height="0.552cm" fo:break-before="auto" style:use-optimal-row-height="true"/>
    </style:style>
    <style:style style:name="ro98" style:family="table-row">
      <style:table-row-properties style:row-height="0.436cm" fo:break-before="auto" style:use-optimal-row-height="false"/>
    </style:style>
    <style:style style:name="ro99" style:family="table-row">
      <style:table-row-properties style:row-height="0.533cm" fo:break-before="auto" style:use-optimal-row-height="false"/>
    </style:style>
    <style:style style:name="ro100" style:family="table-row">
      <style:table-row-properties style:row-height="0.605cm" fo:break-before="auto" style:use-optimal-row-height="false"/>
    </style:style>
    <style:style style:name="ro101" style:family="table-row">
      <style:table-row-properties style:row-height="1.718cm" fo:break-before="auto" style:use-optimal-row-height="false"/>
    </style:style>
    <style:style style:name="ro102" style:family="table-row">
      <style:table-row-properties style:row-height="0.944cm" fo:break-before="auto" style:use-optimal-row-height="false"/>
    </style:style>
    <style:style style:name="ro103" style:family="table-row">
      <style:table-row-properties style:row-height="1.259cm" fo:break-before="auto" style:use-optimal-row-height="false"/>
    </style:style>
    <style:style style:name="ro104" style:family="table-row">
      <style:table-row-properties style:row-height="0.947cm" fo:break-before="auto" style:use-optimal-row-height="true"/>
    </style:style>
    <style:style style:name="ro105" style:family="table-row">
      <style:table-row-properties style:row-height="2.605cm" fo:break-before="auto" style:use-optimal-row-height="false"/>
    </style:style>
    <style:style style:name="ro106" style:family="table-row">
      <style:table-row-properties style:row-height="4.001cm" fo:break-before="auto" style:use-optimal-row-height="true"/>
    </style:style>
    <style:style style:name="ro107"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67"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68" style:family="table-cell" style:parent-style-name="Default">
      <style:table-cell-properties fo:wrap-option="wrap"/>
    </style:style>
    <style:style style:name="ce269"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70" style:family="table-cell" style:parent-style-name="Default">
      <style:table-cell-properties fo:wrap-option="wrap" fo:border="0.06pt solid #000000"/>
      <style:text-properties style:text-underline-style="none" fo:font-weight="normal" style:font-weight-asian="normal" style:font-weight-complex="normal"/>
    </style:style>
    <style:style style:name="ce271" style:family="table-cell" style:parent-style-name="Default">
      <style:table-cell-properties fo:wrap-option="wrap" fo:border="0.06pt solid #000000"/>
    </style:style>
    <style:style style:name="ce272" style:family="table-cell" style:parent-style-name="Default">
      <style:table-cell-properties fo:background-color="transparent" fo:wrap-option="wrap" fo:border="0.06pt solid #000000"/>
    </style:style>
    <style:style style:name="ce273" style:family="table-cell" style:parent-style-name="Default">
      <style:table-cell-properties fo:background-color="#ffffff" fo:wrap-option="wrap" fo:border="0.06pt solid #000000"/>
    </style:style>
    <style:style style:name="ce274" style:family="table-cell" style:parent-style-name="Default">
      <style:table-cell-properties fo:background-color="transparent" fo:border="0.06pt solid #000000"/>
    </style:style>
    <style:style style:name="ce275"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85" style:family="table-cell" style:parent-style-name="Default">
      <style:table-cell-properties fo:background-color="#e0efd4" fo:wrap-option="wrap" fo:border="0.06pt solid #000000"/>
    </style:style>
    <style:style style:name="ce302"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305" style:family="table-cell" style:parent-style-name="Default">
      <style:table-cell-properties fo:background-color="#c2e0ae" fo:wrap-option="wrap" fo:border="0.06pt solid #000000"/>
    </style:style>
    <style:style style:name="ce307" style:family="table-cell" style:parent-style-name="Default">
      <style:table-cell-properties fo:background-color="#c2e0ae" fo:border="0.06pt solid #000000"/>
    </style:style>
    <style:style style:name="ce309" style:family="table-cell" style:parent-style-name="Default" style:data-style-name="N100">
      <style:table-cell-properties fo:background-color="#ffffff" fo:wrap-option="wrap" fo:border="0.06pt solid #000000"/>
    </style:style>
    <style:style style:name="ce310" style:family="table-cell" style:parent-style-name="Default" style:data-style-name="N100">
      <style:table-cell-properties fo:wrap-option="wrap"/>
    </style:style>
    <style:style style:name="ce311"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13"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317"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319" style:family="table-cell" style:parent-style-name="Default" style:data-style-name="N100">
      <style:table-cell-properties fo:wrap-option="wrap" fo:border="0.06pt solid #000000"/>
    </style:style>
    <style:style style:name="ce321" style:family="table-cell" style:parent-style-name="Default" style:data-style-name="N100">
      <style:table-cell-properties fo:wrap-option="wrap" fo:border="0.06pt solid #000000"/>
      <style:text-properties fo:color="#000000"/>
    </style:style>
    <style:style style:name="ce329"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37" style:family="table-cell" style:parent-style-name="Default" style:data-style-name="N100">
      <style:table-cell-properties fo:background-color="transparent" fo:wrap-option="wrap" fo:border="0.06pt solid #000000"/>
      <style:text-properties fo:color="#000000"/>
    </style:style>
    <style:style style:name="ce354" style:family="table-cell" style:parent-style-name="Default" style:data-style-name="N100">
      <style:table-cell-properties fo:wrap-option="wrap" fo:border="0.06pt solid #000000"/>
      <style:text-properties fo:color="#ce181e"/>
    </style:style>
    <style:style style:name="ce362"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363"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370" style:family="table-cell" style:parent-style-name="Default" style:data-style-name="N100">
      <style:table-cell-properties fo:background-color="transparent" fo:wrap-option="wrap" fo:border="0.06pt solid #000000"/>
      <style:text-properties fo:color="#ce181e"/>
    </style:style>
    <style:style style:name="ce374"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378"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380" style:family="table-cell" style:parent-style-name="Default" style:data-style-name="N100">
      <style:table-cell-properties fo:background-color="#ffffff" fo:wrap-option="wrap" fo:border="0.06pt solid #000000"/>
      <style:text-properties fo:color="#ce181e"/>
    </style:style>
    <style:style style:name="ce381" style:family="table-cell" style:parent-style-name="Default" style:data-style-name="N100">
      <style:table-cell-properties fo:background-color="#e0efd4" fo:wrap-option="wrap" fo:border="0.06pt solid #000000"/>
      <style:text-properties fo:color="#ce181e"/>
    </style:style>
    <style:style style:name="ce385"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387"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388" style:family="table-cell" style:parent-style-name="Default" style:data-style-name="N100">
      <style:table-cell-properties fo:background-color="#c2e0ae" fo:wrap-option="wrap" fo:border="0.06pt solid #000000"/>
    </style:style>
    <style:style style:name="ce392" style:family="table-cell" style:parent-style-name="Default" style:data-style-name="N100">
      <style:table-cell-properties fo:background-color="#c2e0ae" fo:wrap-option="wrap" fo:border="0.06pt solid #000000"/>
      <style:text-properties fo:color="#ce181e"/>
    </style:style>
    <style:style style:name="ce393"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394" style:family="table-cell" style:parent-style-name="Default" style:data-style-name="N100">
      <style:table-cell-properties fo:background-color="#c2e0ae" fo:border="0.06pt solid #000000"/>
    </style:style>
    <style:style style:name="ce395"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6"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97"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398"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99"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00"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01" style:family="table-cell" style:parent-style-name="Default">
      <style:table-cell-properties fo:background-color="#c2e0ae" fo:wrap-option="wrap"/>
      <style:text-properties style:font-name="Arial1"/>
    </style:style>
    <style:style style:name="ce402" style:family="table-cell" style:parent-style-name="Default">
      <style:table-cell-properties fo:background-color="#c2e0ae" fo:wrap-option="wrap"/>
      <style:text-properties style:font-name="Arial1" style:font-name-asian="DejaVu Sans" style:font-name-complex="Noto Sans Arabic"/>
    </style:style>
    <style:style style:name="ce404"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08"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09"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10"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1"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12"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13"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4"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6"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417"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8"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19" style:family="table-cell" style:parent-style-name="Default">
      <style:table-cell-properties fo:background-color="#c2e0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423" style:family="table-cell" style:parent-style-name="Default">
      <style:table-cell-properties fo:background-color="transparent" fo:wrap-option="wrap" fo:border="0.06pt solid #000000"/>
      <style:text-properties style:text-line-through-style="solid" style:text-line-through-type="single"/>
    </style:style>
    <style:style style:name="ce424" style:family="table-cell" style:parent-style-name="Default">
      <style:table-cell-properties fo:wrap-option="wrap" fo:border="0.06pt solid #000000"/>
      <style:text-properties style:text-line-through-style="solid" style:text-line-through-type="single"/>
    </style:style>
    <style:style style:name="ce425"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6" style:family="table-cell" style:parent-style-name="Default">
      <style:table-cell-properties fo:background-color="transparent" fo:wrap-option="wrap"/>
    </style:style>
    <style:style style:name="ce427" style:family="table-cell" style:parent-style-name="Default">
      <style:table-cell-properties fo:background-color="#c2e0ae" fo:wrap-option="wrap" fo:border="0.06pt solid #000000"/>
      <style:text-properties style:font-name="Liberation Serif" style:font-name-asian="DejaVu Sans" style:font-name-complex="Noto Sans Arabic"/>
    </style:style>
    <style:style style:name="ce428" style:family="table-cell" style:parent-style-name="Default">
      <style:table-cell-properties fo:background-color="#c2e0ae" fo:wrap-option="wrap" fo:border="0.06pt solid #000000"/>
      <style:text-properties style:font-name="Arial1" style:font-name-asian="DejaVu Sans" style:font-name-complex="Noto Sans Arabic"/>
    </style:style>
    <style:style style:name="ce429" style:family="table-cell" style:parent-style-name="Default">
      <style:table-cell-properties fo:background-color="#c2e0ae" fo:wrap-option="wrap"/>
    </style:style>
    <style:style style:name="ce430" style:family="table-cell" style:parent-style-name="Default">
      <style:table-cell-properties fo:background-color="#c2e0ae"/>
      <style:text-properties style:font-name="Arial" style:font-name-asian="SimSun" style:font-name-complex="Lucida Sans"/>
    </style:style>
    <style:style style:name="ce431"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2"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3" style:family="table-cell" style:parent-style-name="Default">
      <style:table-cell-properties fo:background-color="#c2e0ae"/>
    </style:style>
    <style:style style:name="ce434" style:family="table-cell" style:parent-style-name="Default">
      <style:table-cell-properties fo:background-color="#c2e0ae" fo:wrap-option="wrap" fo:border="0.06pt solid #000000"/>
      <style:text-properties style:font-name="Liberation Serif" style:text-underline-style="none" fo:font-weight="normal" style:font-name-asian="DejaVu Sans" style:font-weight-asian="normal" style:font-name-complex="Noto Sans Arabic" style:font-weight-complex="normal"/>
    </style:style>
    <style:style style:name="ce435" style:family="table-cell" style:parent-style-name="Default">
      <style:table-cell-properties fo:background-color="#c2e0ae" fo:wrap-option="wrap" fo:border="0.06pt solid #000000"/>
      <style:text-properties style:font-name="Arial" style:font-name-asian="SimSun" style:font-name-complex="Lucida Sans"/>
    </style:style>
    <style:style style:name="ce43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39" style:family="table-cell" style:parent-style-name="Default" style:data-style-name="N100">
      <style:table-cell-properties fo:background-color="transparent" fo:wrap-option="wrap" fo:border="0.06pt solid #000000"/>
    </style:style>
    <style:style style:name="ce440"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441" style:family="table-cell" style:parent-style-name="Default" style:data-style-name="N100">
      <style:table-cell-properties fo:background-color="#e0efd4" fo:wrap-option="wrap" fo:border="0.06pt solid #000000"/>
    </style:style>
    <style:style style:name="ce444"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6" style:family="table-cell" style:parent-style-name="Default">
      <style:table-cell-properties fo:background-color="transparent" fo:border="0.06pt solid #000000"/>
      <style:text-properties style:font-name="Arial" style:font-name-asian="SimSun" style:font-name-complex="Lucida Sans"/>
    </style:style>
    <style:style style:name="ce448" style:family="table-cell" style:parent-style-name="Default">
      <style:table-cell-properties fo:background-color="#c2e0ae" fo:border="0.06pt solid #000000"/>
      <style:text-properties style:font-name="Arial" style:font-name-asian="SimSun" style:font-name-complex="Lucida Sans"/>
    </style:style>
    <style:style style:name="ce451" style:family="table-cell" style:parent-style-name="Default">
      <style:table-cell-properties fo:background-color="transparent"/>
    </style:style>
    <style:style style:name="ce452"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54"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55"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56"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57" style:family="table-cell" style:parent-style-name="Default">
      <style:table-cell-properties fo:wrap-option="wrap"/>
      <style:text-properties style:text-underline-style="none" fo:font-weight="normal" style:font-weight-asian="normal" style:font-weight-complex="normal"/>
    </style:style>
    <style:style style:name="ce459" style:family="table-cell" style:parent-style-name="Default">
      <style:table-cell-properties fo:background-color="#ffffff" fo:wrap-option="wrap"/>
    </style:style>
    <style:style style:name="ce463"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464" style:family="table-cell" style:parent-style-name="Default">
      <style:table-cell-properties fo:background-color="#e0efd4" fo:wrap-option="wrap"/>
    </style:style>
    <style:style style:name="ce465" style:family="table-cell" style:parent-style-name="Default">
      <style:table-cell-properties fo:background-color="#c2e0ae" fo:wrap-option="wrap"/>
      <style:text-properties style:text-underline-style="none" fo:font-weight="normal" style:font-weight-asian="normal" style:font-weight-complex="normal"/>
    </style:style>
    <style:style style:name="ce467"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468"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69" style:family="table-cell" style:parent-style-name="Default">
      <style:table-cell-properties fo:background-color="#fff9ae" fo:wrap-option="wrap" fo:border="0.06pt solid #000000"/>
    </style:style>
    <style:style style:name="ce470" style:family="table-cell" style:parent-style-name="Default" style:data-style-name="N100">
      <style:table-cell-properties fo:background-color="#fff9ae" fo:wrap-option="wrap" fo:border="0.06pt solid #000000"/>
    </style:style>
    <style:style style:name="ce471" style:family="table-cell" style:parent-style-name="Default" style:data-style-name="N37">
      <style:table-cell-properties fo:background-color="#c2e0ae" fo:border="0.06pt solid #000000"/>
    </style:style>
    <style:style style:name="ce472" style:family="table-cell" style:parent-style-name="Default">
      <style:table-cell-properties fo:background-color="#fff9ae" fo:wrap-option="wrap" fo:border="0.06pt solid #000000"/>
      <style:text-properties style:font-name="Arial1" style:font-name-asian="DejaVu Sans" style:font-name-complex="Noto Sans Arabic"/>
    </style:style>
    <style:style style:name="ce473" style:family="table-cell" style:parent-style-name="Default">
      <style:table-cell-properties fo:background-color="#fff9ae" fo:wrap-option="wrap"/>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4"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76"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78"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7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8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81"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82"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83"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84"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8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6"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87"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89" style:family="table-cell" style:parent-style-name="Default">
      <style:table-cell-properties fo:background-color="#fff9ae" fo:wrap-option="wrap" fo:border="0.06pt solid #000000"/>
      <style:text-properties style:text-line-through-style="none" style:text-line-through-type="none"/>
    </style:style>
    <style:style style:name="ce490" style:family="table-cell" style:parent-style-name="Default">
      <style:table-cell-properties fo:background-color="#c2e0ae" fo:wrap-option="wrap" fo:border="0.06pt solid #000000"/>
      <style:text-properties style:text-line-through-style="none" style:text-line-through-type="none"/>
    </style:style>
    <style:style style:name="ce49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92" style:family="table-cell" style:parent-style-name="Default" style:data-style-name="N100">
      <style:table-cell-properties fo:background-color="#c2e0ae" fo:wrap-option="wrap" fo:border="0.06pt solid #000000"/>
      <style:text-properties style:text-line-through-style="none" style:text-line-through-type="none"/>
    </style:style>
    <style:style style:name="ce49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95"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97"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8"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509" style:family="table-cell" style:parent-style-name="Default">
      <style:table-cell-properties fo:background-color="#fff9ae" fo:wrap-option="wrap"/>
    </style:style>
    <style:style style:name="ce510" style:family="table-cell" style:parent-style-name="Default" style:data-style-name="N100">
      <style:table-cell-properties fo:background-color="#c2e0ae" fo:wrap-option="wrap"/>
    </style:style>
    <style:style style:name="ce511" style:family="table-cell" style:parent-style-name="Default" style:data-style-name="N100">
      <style:table-cell-properties fo:background-color="transparent" fo:wrap-option="wrap"/>
    </style:style>
    <style:style style:name="ce512" style:family="table-cell" style:parent-style-name="Default" style:data-style-name="N100">
      <style:table-cell-properties fo:background-color="#fff9ae" fo:wrap-option="wrap"/>
    </style:style>
    <style:style style:name="ce513" style:family="table-cell" style:parent-style-name="Default">
      <style:table-cell-properties fo:border="0.06pt solid #000000"/>
    </style:style>
    <style:style style:name="ce514" style:family="table-cell" style:parent-style-name="Default">
      <style:table-cell-properties fo:background-color="#e0efd4" fo:border="0.06pt solid #000000"/>
    </style:style>
    <style:style style:name="ce515" style:family="table-cell" style:parent-style-name="Default" style:data-style-name="N37">
      <style:table-cell-properties fo:background-color="#e0efd4" fo:border="0.06pt solid #000000"/>
    </style:style>
    <style:style style:name="ce516" style:family="table-cell" style:parent-style-name="Default" style:data-style-name="N37">
      <style:table-cell-properties fo:background-color="#c2e0ae" fo:wrap-option="wrap" fo:border="0.06pt solid #000000"/>
    </style:style>
    <style:style style:name="ce517"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518"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519" style:family="table-cell" style:parent-style-name="Default">
      <style:table-cell-properties fo:background-color="#c2e0ae" fo:border="0.06pt solid #000000"/>
      <style:text-properties style:font-name="Liberation Serif" style:font-name-asian="DejaVu Sans" style:font-name-complex="Noto Sans Arabic"/>
    </style:style>
    <style:style style:name="ce520" style:family="table-cell" style:parent-style-name="Default">
      <style:table-cell-properties fo:background-color="#e0efd4"/>
    </style:style>
    <style:style style:name="ce522" style:family="table-cell" style:parent-style-name="Default">
      <style:table-cell-properties fo:background-color="#c2e0ae"/>
      <style:text-properties style:font-name="Liberation Serif" style:font-name-asian="DejaVu Sans" style:font-name-complex="Noto Sans Arabic"/>
    </style:style>
    <style:style style:name="ce523" style:family="table-cell" style:parent-style-name="Default" style:data-style-name="N100"/>
    <style:style style:name="ce524"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571" style:family="table-cell" style:parent-style-name="Default" style:data-style-name="N100">
      <style:table-cell-properties fo:border="0.06pt solid #000000"/>
    </style:style>
    <style:style style:name="ce572" style:family="table-cell" style:parent-style-name="Default" style:data-style-name="N100">
      <style:table-cell-properties fo:background-color="#c7a0cb" fo:border="0.06pt solid #000000"/>
    </style:style>
    <style:style style:name="ce573" style:family="table-cell" style:parent-style-name="Default" style:data-style-name="N100">
      <style:table-cell-properties fo:background-color="#bce4e5" fo:border="0.06pt solid #000000"/>
    </style:style>
    <style:style style:name="ce574" style:family="table-cell" style:parent-style-name="Default" style:data-style-name="N100">
      <style:table-cell-properties fo:background-color="#cccccc" fo:border="0.06pt solid #000000"/>
    </style:style>
    <style:style style:name="ce575" style:family="table-cell" style:parent-style-name="Default" style:data-style-name="N100">
      <style:table-cell-properties fo:border="0.06pt solid #000000"/>
      <style:text-properties style:text-line-through-style="solid" style:text-line-through-type="single"/>
    </style:style>
    <style:style style:name="ce577" style:family="table-cell" style:parent-style-name="Default" style:data-style-name="N100">
      <style:table-cell-properties fo:background-color="#cccccc" fo:border="0.06pt solid #000000"/>
      <style:text-properties style:text-line-through-style="solid" style:text-line-through-type="single"/>
    </style:style>
    <style:style style:name="ce581" style:family="table-cell" style:parent-style-name="Default" style:data-style-name="N100">
      <style:table-cell-properties fo:background-color="#c7a0cb"/>
    </style:style>
    <style:style style:name="ce586" style:family="table-cell" style:parent-style-name="Default" style:data-style-name="N100">
      <style:table-cell-properties fo:background-color="#bce4e5"/>
    </style:style>
    <style:style style:name="ce589" style:family="table-cell" style:parent-style-name="Default" style:data-style-name="N100">
      <style:table-cell-properties fo:background-color="#cccccc"/>
    </style:style>
    <style:style style:name="ce596" style:family="table-cell" style:parent-style-name="Default" style:data-style-name="N100">
      <style:table-cell-properties fo:background-color="#c2e0ae"/>
    </style:style>
    <style:style style:name="ce597" style:family="table-cell" style:parent-style-name="Default">
      <style:text-properties style:text-underline-style="solid" style:text-underline-width="auto" style:text-underline-color="font-color" fo:font-weight="bold" style:font-weight-asian="bold" style:font-weight-complex="bold"/>
    </style:style>
    <style:style style:name="ce599" style:family="table-cell" style:parent-style-name="Default" style:data-style-name="N37"/>
    <style:style style:name="ce600" style:family="table-cell" style:parent-style-name="Default" style:data-style-name="N37">
      <style:table-cell-properties fo:border="0.06pt solid #000000"/>
    </style:style>
    <style:style style:name="ce60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2"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03"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60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147" style:family="table-cell" style:parent-style-name="Default">
      <style:table-cell-properties fo:background-color="#e0efd4" style:text-align-source="fix" style:repeat-content="false" style:vertical-align="middle"/>
      <style:paragraph-properties fo:text-align="center"/>
      <style:text-properties style:text-underline-style="none" fo:font-weight="normal" style:font-weight-asian="normal" style:font-weight-complex="normal"/>
    </style:style>
    <style:style style:name="ce607"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61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614"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6"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7"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618" style:family="table-cell" style:parent-style-name="Default">
      <style:table-cell-properties fo:background-color="#c2e0ae" style:text-align-source="fix" style:repeat-content="false" fo:border="0.06pt solid #000000"/>
      <style:paragraph-properties fo:text-align="center"/>
    </style:style>
    <style:style style:name="ce619" style:family="table-cell" style:parent-style-name="Default">
      <style:table-cell-properties fo:background-color="#cccccc" style:text-align-source="fix" style:repeat-content="false" fo:border="0.06pt solid #000000"/>
      <style:paragraph-properties fo:text-align="center"/>
    </style:style>
    <style:style style:name="ce620" style:family="table-cell" style:parent-style-name="Default">
      <style:table-cell-properties fo:background-color="#f68e76" style:text-align-source="fix" style:repeat-content="false" fo:border="0.06pt solid #000000"/>
      <style:paragraph-properties fo:text-align="center"/>
    </style:style>
    <style:style style:name="ce621"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22"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3"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76" style:family="table-cell" style:parent-style-name="Default">
      <style:table-cell-properties fo:background-color="#e0efd4"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6"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1"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32"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3"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4"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41" style:family="table-cell" style:parent-style-name="Default">
      <style:table-cell-properties fo:background-color="#f68e76" style:text-align-source="fix" style:repeat-content="false" fo:wrap-option="wrap" fo:border="0.06pt solid #000000"/>
      <style:paragraph-properties fo:text-align="center"/>
    </style:style>
    <style:style style:name="ce642" style:family="table-cell" style:parent-style-name="Default">
      <style:table-cell-properties fo:background-color="#ffffff" style:text-align-source="fix" style:repeat-content="false" fo:wrap-option="wrap"/>
      <style:paragraph-properties fo:text-align="center"/>
    </style:style>
    <style:style style:name="ce6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47"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49" style:family="table-cell" style:parent-style-name="Default">
      <style:table-cell-properties style:text-align-source="fix" style:repeat-content="false"/>
      <style:paragraph-properties fo:text-align="center"/>
    </style:style>
    <style:style style:name="ce650"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54"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198" style:family="table-cell" style:parent-style-name="Default">
      <style:table-cell-properties fo:background-color="#e0efd4" style:text-align-source="fix" style:repeat-content="false"/>
      <style:paragraph-properties fo:text-align="center"/>
      <style:text-properties style:text-underline-style="none" fo:font-weight="normal" style:font-weight-asian="normal" style:font-weight-complex="normal"/>
    </style:style>
    <style:style style:name="ce653"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55"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56"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57" style:family="table-cell" style:parent-style-name="Default">
      <style:table-cell-properties fo:background-color="#c2e0ae" style:text-align-source="fix" style:repeat-content="false"/>
      <style:paragraph-properties fo:text-align="center"/>
    </style:style>
    <style:style style:name="ce658" style:family="table-cell" style:parent-style-name="Default">
      <style:table-cell-properties fo:background-color="#cccccc" style:text-align-source="fix" style:repeat-content="false"/>
      <style:paragraph-properties fo:text-align="center"/>
    </style:style>
    <style:style style:name="ce660" style:family="table-cell" style:parent-style-name="Default">
      <style:table-cell-properties fo:background-color="#f68e76" style:text-align-source="fix" style:repeat-content="false"/>
      <style:paragraph-properties fo:text-align="center"/>
    </style:style>
    <style:style style:name="ce661" style:family="table-cell" style:parent-style-name="Default">
      <style:text-properties fo:font-weight="bold" style:font-weight-asian="bold" style:font-weight-complex="bold"/>
    </style:style>
    <style:style style:name="ce662" style:family="table-cell" style:parent-style-name="Default">
      <style:text-properties fo:color="#ce181e"/>
    </style:style>
    <style:style style:name="ce664" style:family="table-cell" style:parent-style-name="Default">
      <style:table-cell-properties fo:background-color="#dddddd"/>
    </style:style>
    <style:style style:name="ce208" style:family="table-cell" style:parent-style-name="Default">
      <style:table-cell-properties style:text-align-source="fix" style:repeat-content="false" style:vertical-align="middle"/>
      <style:paragraph-properties fo:text-align="center"/>
    </style:style>
    <style:style style:name="ce666" style:family="table-cell" style:parent-style-name="Default">
      <style:table-cell-properties fo:background-color="#cccccc"/>
    </style:style>
    <style:style style:name="ce210" style:family="table-cell" style:parent-style-name="Default">
      <style:table-cell-properties style:text-align-source="fix" style:repeat-content="false"/>
      <style:paragraph-properties fo:text-align="center" fo:margin-left="0cm"/>
    </style:style>
    <style:style style:name="ce211" style:family="table-cell" style:parent-style-name="Default">
      <style:table-cell-properties style:text-align-source="fix" style:repeat-content="false" style:vertical-align="middle"/>
      <style:paragraph-properties fo:text-align="center" fo:margin-left="0cm"/>
    </style:style>
    <style:style style:name="ce669" style:family="table-cell" style:parent-style-name="Default">
      <style:table-cell-properties fo:background-color="#dddddd" style:text-align-source="fix" style:repeat-content="false"/>
      <style:paragraph-properties fo:text-align="center" fo:margin-left="0cm"/>
    </style:style>
    <style:style style:name="ce213" style:family="table-cell" style:parent-style-name="Default">
      <style:table-cell-properties style:text-align-source="fix" style:repeat-content="false" fo:background-color="transparent"/>
      <style:paragraph-properties fo:text-align="center" fo:margin-left="0cm"/>
    </style:style>
    <style:style style:name="ce214" style:family="table-cell" style:parent-style-name="Default">
      <style:table-cell-properties fo:background-color="#ffffff" style:text-align-source="fix" style:repeat-content="false"/>
      <style:paragraph-properties fo:text-align="center" fo:margin-left="0cm"/>
    </style:style>
    <style:style style:name="ce672" style:family="table-cell" style:parent-style-name="Default">
      <style:table-cell-properties fo:background-color="#ffffff" style:text-align-source="fix" style:repeat-content="false" style:vertical-align="middle"/>
      <style:paragraph-properties fo:text-align="center" fo:margin-left="0cm"/>
    </style:style>
    <style:style style:name="ce216" style:family="table-cell" style:parent-style-name="Default">
      <style:table-cell-properties style:text-align-source="fix" style:repeat-content="false" fo:background-color="transparent" style:vertical-align="middle"/>
      <style:paragraph-properties fo:text-align="center" fo:margin-left="0cm"/>
    </style:style>
    <style:style style:name="ce674" style:family="table-cell" style:parent-style-name="Default">
      <style:text-properties style:font-name="Liberation Serif" style:font-name-asian="DejaVu Sans" style:font-name-complex="Noto Sans Arabic"/>
    </style:style>
    <style:style style:name="ce678" style:family="table-cell" style:parent-style-name="Default">
      <style:table-cell-properties fo:background-color="#cccccc" fo:wrap-option="wrap"/>
    </style:style>
    <style:style style:name="ce679" style:family="table-cell" style:parent-style-name="Default">
      <style:table-cell-properties style:text-align-source="fix" style:repeat-content="false" style:vertical-align="middle"/>
      <style:paragraph-properties fo:text-align="start" fo:margin-left="0cm"/>
    </style:style>
    <style:style style:name="ce680" style:family="table-cell" style:parent-style-name="Default">
      <style:table-cell-properties style:text-align-source="fix" style:repeat-content="false"/>
      <style:paragraph-properties fo:text-align="start" fo:margin-left="0cm"/>
    </style:style>
    <style:style style:name="ce681" style:family="table-cell" style:parent-style-name="Default">
      <style:table-cell-properties style:text-align-source="fix" style:repeat-content="false" fo:background-color="transparent" style:vertical-align="middle"/>
      <style:paragraph-properties fo:text-align="center"/>
    </style:style>
    <style:style style:name="ce223" style:family="table-cell" style:parent-style-name="Default">
      <style:table-cell-properties fo:background-color="transparent" fo:wrap-option="wrap"/>
      <style:text-properties style:font-name="Liberation Serif" style:font-name-asian="DejaVu Sans" style:font-name-complex="Noto Sans Arabic"/>
    </style:style>
    <style:style style:name="ce683" style:family="table-cell" style:parent-style-name="Default">
      <style:table-cell-properties fo:background-color="#c2e0ae" style:text-align-source="fix" style:repeat-content="false"/>
      <style:paragraph-properties fo:text-align="center" fo:margin-left="0cm"/>
    </style:style>
    <style:style style:name="ce684" style:family="table-cell" style:parent-style-name="Default">
      <style:table-cell-properties fo:background-color="#ffffff"/>
    </style:style>
    <style:style style:name="ce685" style:family="table-cell" style:parent-style-name="Default">
      <style:table-cell-properties fo:background-color="#ffffff"/>
      <style:text-properties style:font-name="Arial1" style:font-name-asian="DejaVu Sans" style:font-name-complex="Noto Sans Arabic"/>
    </style:style>
    <style:style style:name="ce692" style:family="table-cell" style:parent-style-name="Default">
      <style:table-cell-properties fo:background-color="#c2e0ae" fo:wrap-option="wrap"/>
      <style:text-properties style:font-name="Liberation Serif" style:font-name-asian="DejaVu Sans" style:font-name-complex="Noto Sans Arabic"/>
    </style:style>
    <style:style style:name="ce228" style:family="table-cell" style:parent-style-name="Default">
      <style:table-cell-properties fo:background-color="transparent"/>
      <style:text-properties style:font-name="Liberation Serif" fo:font-size="10pt" fo:font-weight="normal" style:font-name-asian="DejaVu Sans" style:font-size-asian="10pt" style:font-weight-asian="normal" style:font-name-complex="Noto Sans Arabic" style:font-size-complex="10pt" style:font-weight-complex="normal"/>
    </style:style>
    <style:style style:name="ce230" style:family="table-cell" style:parent-style-name="Default">
      <style:table-cell-properties fo:background-color="#c2e0ae" style:text-align-source="fix" style:repeat-content="false" style:vertical-align="middle"/>
      <style:paragraph-properties fo:text-align="center"/>
    </style:style>
    <style:style style:name="ce707" style:family="table-cell" style:parent-style-name="Default" style:data-style-name="N126"/>
    <style:style style:name="ce708" style:family="table-cell" style:parent-style-name="Default" style:data-style-name="N126">
      <style:text-properties fo:font-weight="bold" style:font-weight-asian="bold" style:font-weight-complex="bold"/>
    </style:style>
    <style:style style:name="ce709" style:family="table-cell" style:parent-style-name="Default" style:data-style-name="N126">
      <style:table-cell-properties fo:background-color="#cccccc"/>
    </style:style>
    <style:style style:name="ce234" style:family="table-cell" style:parent-style-name="Default" style:data-style-name="N126">
      <style:table-cell-properties style:text-align-source="fix" style:repeat-content="false" style:vertical-align="middle"/>
      <style:paragraph-properties fo:text-align="center"/>
    </style:style>
    <style:style style:name="ce712" style:family="table-cell" style:parent-style-name="Default" style:data-style-name="N126">
      <style:table-cell-properties fo:background-color="#dddddd"/>
    </style:style>
    <style:style style:name="ce713" style:family="table-cell" style:parent-style-name="Default" style:data-style-name="N126">
      <style:table-cell-properties fo:background-color="transparent"/>
    </style:style>
    <style:style style:name="ce714" style:family="table-cell" style:parent-style-name="Default" style:data-style-name="N126">
      <style:table-cell-properties fo:background-color="#ffffff"/>
    </style:style>
    <style:style style:name="ce715" style:family="table-cell" style:parent-style-name="Default" style:data-style-name="N100">
      <style:text-properties fo:font-weight="bold" style:font-weight-asian="bold" style:font-weight-complex="bold"/>
    </style:style>
    <style:style style:name="ce716" style:family="table-cell" style:parent-style-name="Default" style:data-style-name="N0"/>
    <style:style style:name="ce717" style:family="table-cell" style:parent-style-name="Default" style:data-style-name="N100">
      <style:table-cell-properties fo:background-color="#dddddd"/>
    </style:style>
    <style:style style:name="ce718" style:family="table-cell" style:parent-style-name="Default" style:data-style-name="N4"/>
    <style:style style:name="ce242" style:family="table-cell" style:parent-style-name="Default" style:data-style-name="N100">
      <style:table-cell-properties style:text-align-source="fix" style:repeat-content="false" style:vertical-align="middle"/>
      <style:paragraph-properties fo:text-align="center"/>
    </style:style>
    <style:style style:name="ce720" style:family="table-cell" style:parent-style-name="Default" style:data-style-name="N100">
      <style:table-cell-properties fo:background-color="transparent"/>
    </style:style>
    <style:style style:name="ce721" style:family="table-cell" style:parent-style-name="Default" style:data-style-name="N100">
      <style:table-cell-properties style:text-align-source="fix" style:repeat-content="false"/>
      <style:paragraph-properties fo:text-align="center" fo:margin-left="0cm"/>
    </style:style>
    <style:style style:name="ce722" style:family="table-cell" style:parent-style-name="Default" style:data-style-name="N100">
      <style:table-cell-properties fo:background-color="#dddddd" style:text-align-source="fix" style:repeat-content="false"/>
      <style:paragraph-properties fo:text-align="center" fo:margin-left="0cm"/>
    </style:style>
    <style:style style:name="ce723" style:family="table-cell" style:parent-style-name="Default" style:data-style-name="N100">
      <style:table-cell-properties fo:background-color="#ffffff"/>
    </style:style>
    <style:style style:name="ce724"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725" style:family="table-cell" style:parent-style-name="Default">
      <style:table-cell-properties fo:background-color="#f37b70"/>
    </style:style>
    <style:style style:name="ce726"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27"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728"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72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30"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31"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2"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3"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5" style:family="text">
      <style:text-properties style:text-line-through-type="single"/>
    </style:style>
    <style:style style:name="T6" style:family="text">
      <style:text-properties style:text-line-through-type="none"/>
    </style:style>
    <style:style style:name="T7"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asian="AndaleMono" style:font-name-complex="AndaleMono" style:font-size-asian="12pt" style:font-size-complex="12pt"/>
    </style:style>
    <style:style style:name="T9"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68"/>
        <table:table-column table:style-name="co2" table:default-cell-style-name="ce268"/>
        <table:table-column table:style-name="co3" table:default-cell-style-name="ce310"/>
        <table:table-column table:style-name="co4" table:default-cell-style-name="ce268"/>
        <table:table-column table:style-name="co5" table:default-cell-style-name="ce268"/>
        <table:table-column table:style-name="co6" table:default-cell-style-name="ce268"/>
        <table:table-column table:style-name="co7" table:default-cell-style-name="ce268"/>
        <table:table-column table:style-name="co8" table:default-cell-style-name="ce268"/>
        <table:table-column table:style-name="co9" table:default-cell-style-name="ce268"/>
        <table:table-column table:style-name="co10" table:default-cell-style-name="ce268"/>
        <table:table-column table:style-name="co11" table:default-cell-style-name="ce268"/>
        <table:table-column table:style-name="co12" table:default-cell-style-name="ce310"/>
        <table:table-column table:style-name="co13" table:default-cell-style-name="ce268"/>
        <table:table-column table:style-name="co14" table:default-cell-style-name="ce268"/>
        <table:table-column table:style-name="co15" table:default-cell-style-name="ce268"/>
        <table:table-column table:style-name="co16" table:default-cell-style-name="ce268"/>
        <table:table-column table:style-name="co17" table:number-columns-repeated="1007" table:default-cell-style-name="ce268"/>
        <table:table-column table:style-name="co18" table:default-cell-style-name="ce268"/>
        <table:table-column table:style-name="co18" table:number-columns-repeated="15360" table:default-cell-style-name="Default"/>
        <table:table-row table:style-name="ro1">
          <table:table-cell table:style-name="ce267"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6379"/>
        </table:table-row>
        <table:table-row table:style-name="ro2">
          <table:table-cell table:number-columns-repeated="16384"/>
        </table:table-row>
        <table:table-row table:style-name="ro2">
          <table:table-cell table:style-name="ce269" office:value-type="string" calcext:value-type="string">
            <text:p>Status</text:p>
          </table:table-cell>
          <table:table-cell table:style-name="ce269" office:value-type="string" calcext:value-type="string">
            <text:p>Submission</text:p>
          </table:table-cell>
          <table:table-cell table:style-name="ce311" office:value-type="string" calcext:value-type="string">
            <text:p>Horizon</text:p>
          </table:table-cell>
          <table:table-cell table:style-name="ce269" office:value-type="string" calcext:value-type="string">
            <text:p>Title</text:p>
          </table:table-cell>
          <table:table-cell table:style-name="ce269" office:value-type="string" calcext:value-type="string">
            <text:p>Authors</text:p>
          </table:table-cell>
          <table:table-cell table:style-name="ce269" office:value-type="string" calcext:value-type="string">
            <text:p>Target</text:p>
          </table:table-cell>
          <table:table-cell table:style-name="ce269" office:value-type="string" calcext:value-type="string">
            <text:p>Arxiv</text:p>
          </table:table-cell>
          <table:table-cell table:style-name="ce269" office:value-type="string" calcext:value-type="string">
            <text:p>HAL</text:p>
          </table:table-cell>
          <table:table-cell table:style-name="ce269" office:value-type="string" calcext:value-type="string">
            <text:p>Editor</text:p>
          </table:table-cell>
          <table:table-cell table:style-name="ce269" office:value-type="string" calcext:value-type="string">
            <text:p>DOI</text:p>
          </table:table-cell>
          <table:table-cell table:style-name="ce269" office:value-type="string" calcext:value-type="string">
            <text:p>Type</text:p>
          </table:table-cell>
          <table:table-cell table:style-name="ce311" office:value-type="string" calcext:value-type="string">
            <text:p>Scholar</text:p>
          </table:table-cell>
          <table:table-cell table:style-name="ce269" office:value-type="string" calcext:value-type="string">
            <text:p>Observations</text:p>
          </table:table-cell>
          <table:table-cell table:style-name="ce269" office:value-type="string" calcext:value-type="string">
            <text:p>Reviews</text:p>
          </table:table-cell>
          <table:table-cell table:style-name="ce269" office:value-type="string" calcext:value-type="string">
            <text:p>Latex</text:p>
          </table:table-cell>
          <table:table-cell table:style-name="ce269" office:value-type="string" calcext:value-type="string">
            <text:p>Bibtex record</text:p>
          </table:table-cell>
          <table:table-cell table:style-name="ce456" table:number-columns-repeated="1008"/>
          <table:table-cell table:number-columns-repeated="15360"/>
        </table:table-row>
        <table:table-row table:style-name="ro2" table:number-rows-repeated="2">
          <table:table-cell table:style-name="ce270" table:number-columns-repeated="2"/>
          <table:table-cell table:style-name="ce313"/>
          <table:table-cell table:style-name="ce270" table:number-columns-repeated="8"/>
          <table:table-cell table:style-name="ce313"/>
          <table:table-cell table:style-name="ce270" table:number-columns-repeated="2"/>
          <table:table-cell table:style-name="ce269" table:number-columns-repeated="2"/>
          <table:table-cell table:style-name="ce456" table:number-columns-repeated="1008"/>
          <table:table-cell table:number-columns-repeated="15360"/>
        </table:table-row>
        <table:table-row table:style-name="ro3">
          <table:table-cell table:style-name="ce270"/>
          <table:table-cell table:style-name="ce270" office:value-type="string" calcext:value-type="string">
            <text:p>Defended 11/06/2018 ; Final version (French) 12/07/2018</text:p>
          </table:table-cell>
          <table:table-cell table:style-name="ce313" office:value-type="string" calcext:value-type="string">
            <text:p>March 2027</text:p>
          </table:table-cell>
          <table:table-cell table:style-name="ce395" office:value-type="string" calcext:value-type="string">
            <text:p>Characterising and modeling the co-evolution of transportation networks and territories</text:p>
          </table:table-cell>
          <table:table-cell table:style-name="ce270" office:value-type="string" calcext:value-type="string">
            <text:p>Raimbault J.</text:p>
          </table:table-cell>
          <table:table-cell table:style-name="ce270" office:value-type="string" calcext:value-type="string">
            <text:p>Sage Open Long Form</text:p>
          </table:table-cell>
          <table:table-cell table:style-name="ce270" office:value-type="string" calcext:value-type="string">
            <text:p>2110.1595</text:p>
          </table:table-cell>
          <table:table-cell table:style-name="ce270" office:value-type="string" calcext:value-type="string">
            <text:p>tel-01857741</text:p>
          </table:table-cell>
          <table:table-cell table:style-name="ce270" table:number-columns-repeated="2"/>
          <table:table-cell table:style-name="ce270" office:value-type="string" calcext:value-type="string">
            <text:p>PhD Thesis</text:p>
          </table:table-cell>
          <table:table-cell table:style-name="ce313" office:value-type="string" calcext:value-type="string">
            <text:p>9118996451297751276</text:p>
          </table:table-cell>
          <table:table-cell table:style-name="ce270"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70" table:number-columns-repeated="3"/>
          <table:table-cell table:style-name="ce457" table:number-columns-repeated="1008"/>
          <table:table-cell table:number-columns-repeated="15360"/>
        </table:table-row>
        <table:table-row table:style-name="ro4">
          <table:table-cell table:style-name="ce270" table:number-columns-repeated="2"/>
          <table:table-cell table:style-name="ce313" office:value-type="string" calcext:value-type="string">
            <text:p>February 2027</text:p>
          </table:table-cell>
          <table:table-cell table:style-name="ce395" office:value-type="string" calcext:value-type="string">
            <text:p>Hidden Signals of Hollywood: Analyzing Character Interaction Patterns Across 50 Years of Film</text:p>
          </table:table-cell>
          <table:table-cell table:style-name="ce270" office:value-type="string" calcext:value-type="string">
            <text:p>Hamilton W., Jing Y.,, Liu L., Mellor A., Echlin M., Raimbault J., Biro D., Schaub M.T., Sissons C., Smith H.B., Zhang X.</text:p>
          </table:table-cell>
          <table:table-cell table:style-name="ce270" office:value-type="string" calcext:value-type="string">
            <text:p>?</text:p>
          </table:table-cell>
          <table:table-cell table:style-name="ce270" table:number-columns-repeated="4"/>
          <table:table-cell table:style-name="ce270" office:value-type="string" calcext:value-type="string">
            <text:p>Journal paper</text:p>
          </table:table-cell>
          <table:table-cell table:style-name="ce313"/>
          <table:table-cell table:style-name="ce270" table:number-columns-repeated="4"/>
          <table:table-cell table:style-name="ce457" table:number-columns-repeated="1008"/>
          <table:table-cell table:number-columns-repeated="15360"/>
        </table:table-row>
        <table:table-row table:style-name="ro1">
          <table:table-cell table:style-name="ce270" table:number-columns-repeated="2"/>
          <table:table-cell table:style-name="ce317" office:value-type="string" calcext:value-type="string">
            <text:p>February 2027</text:p>
          </table:table-cell>
          <table:table-cell table:style-name="ce270" office:value-type="string" calcext:value-type="string">
            <text:p>Quantifying socio-spatial patterns of real estate markets in a metropolitan area through inverse data reconstruction</text:p>
          </table:table-cell>
          <table:table-cell table:style-name="ce270" office:value-type="string" calcext:value-type="string">
            <text:p>Le Corre T., Raimbault J.</text:p>
          </table:table-cell>
          <table:table-cell table:style-name="ce270" office:value-type="string" calcext:value-type="string">
            <text:p><text:span text:style-name="T5">Urban Studies</text:span> ; Cybergeo</text:p>
          </table:table-cell>
          <table:table-cell table:style-name="ce270" table:number-columns-repeated="4"/>
          <table:table-cell table:style-name="ce270" office:value-type="string" calcext:value-type="string">
            <text:p>Journal paper</text:p>
          </table:table-cell>
          <table:table-cell table:style-name="ce313"/>
          <table:table-cell table:style-name="ce270" table:number-columns-repeated="4"/>
          <table:table-cell table:style-name="ce457" table:number-columns-repeated="1008"/>
          <table:table-cell table:number-columns-repeated="15360"/>
        </table:table-row>
        <table:table-row table:style-name="ro2">
          <table:table-cell table:style-name="ce270" table:number-columns-repeated="2"/>
          <table:table-cell table:style-name="ce313" office:value-type="string" calcext:value-type="string">
            <text:p>January 2027</text:p>
          </table:table-cell>
          <table:table-cell table:style-name="ce270" office:value-type="string" calcext:value-type="string">
            <text:p>Book Review : The New Science of Cities</text:p>
          </table:table-cell>
          <table:table-cell table:style-name="ce270" office:value-type="string" calcext:value-type="string">
            <text:p>Raimbault J.</text:p>
          </table:table-cell>
          <table:table-cell table:style-name="ce270" office:value-type="string" calcext:value-type="string">
            <text:p>Cybergeo</text:p>
          </table:table-cell>
          <table:table-cell table:style-name="ce270" table:number-columns-repeated="4"/>
          <table:table-cell table:style-name="ce270" office:value-type="string" calcext:value-type="string">
            <text:p>Book review</text:p>
          </table:table-cell>
          <table:table-cell table:style-name="ce313"/>
          <table:table-cell table:style-name="ce270" office:value-type="string" calcext:value-type="string">
            <text:p>Idea : coupled review 3 books ?</text:p>
          </table:table-cell>
          <table:table-cell table:style-name="ce270" table:number-columns-repeated="3"/>
          <table:table-cell table:style-name="ce457" table:number-columns-repeated="1008"/>
          <table:table-cell table:number-columns-repeated="15360"/>
        </table:table-row>
        <table:table-row table:style-name="ro5">
          <table:table-cell table:style-name="ce271" table:number-columns-repeated="2"/>
          <table:table-cell table:style-name="ce319" office:value-type="string" calcext:value-type="string">
            <text:p>January 2027</text:p>
          </table:table-cell>
          <table:table-cell table:style-name="ce271" office:value-type="string" calcext:value-type="string">
            <text:p>An agent-based approach of regional migration dynamics in Pearl River Delta</text:p>
          </table:table-cell>
          <table:table-cell table:style-name="ce271" office:value-type="string" calcext:value-type="string">
            <text:p>Losavio C., Raimbault J.</text:p>
          </table:table-cell>
          <table:table-cell table:style-name="ce271" office:value-type="string" calcext:value-type="string">
            <text:p>EPA</text:p>
          </table:table-cell>
          <table:table-cell table:style-name="ce271" table:number-columns-repeated="4"/>
          <table:table-cell table:style-name="ce271" office:value-type="string" calcext:value-type="string">
            <text:p>Journal paper</text:p>
          </table:table-cell>
          <table:table-cell table:style-name="ce319"/>
          <table:table-cell table:style-name="ce271" table:number-columns-repeated="4"/>
          <table:table-cell table:number-columns-repeated="16368"/>
        </table:table-row>
        <table:table-row table:style-name="ro6">
          <table:table-cell table:style-name="ce271" table:number-columns-repeated="2"/>
          <table:table-cell table:style-name="ce313" office:value-type="string" calcext:value-type="string">
            <text:p>December 2026</text:p>
          </table:table-cell>
          <table:table-cell table:style-name="ce396" office:value-type="string" calcext:value-type="string">
            <text:p>An empirical study of the diffusion of innovation within systems of cities through the lens of patent data</text:p>
          </table:table-cell>
          <table:table-cell table:style-name="ce271" office:value-type="string" calcext:value-type="string">
            <text:p>Raimbault J., Bergeaud A., Pumain D.</text:p>
          </table:table-cell>
          <table:table-cell table:style-name="ce271" office:value-type="string" calcext:value-type="string">
            <text:p>Urban Studies</text:p>
          </table:table-cell>
          <table:table-cell table:style-name="ce271" table:number-columns-repeated="4"/>
          <table:table-cell table:style-name="ce271" office:value-type="string" calcext:value-type="string">
            <text:p>Journal paper</text:p>
          </table:table-cell>
          <table:table-cell table:style-name="ce319"/>
          <table:table-cell table:style-name="ce271" table:number-columns-repeated="4"/>
          <table:table-cell table:number-columns-repeated="16368"/>
        </table:table-row>
        <table:table-row table:style-name="ro7">
          <table:table-cell table:style-name="ce270" table:number-columns-repeated="2"/>
          <table:table-cell table:style-name="ce313" office:value-type="string" calcext:value-type="string">
            <text:p>December 2026</text:p>
          </table:table-cell>
          <table:table-cell table:style-name="ce270" office:value-type="string" calcext:value-type="string">
            <text:p>Quantifying the impact of segregative policies on dynamics of territories and networks</text:p>
          </table:table-cell>
          <table:table-cell table:style-name="ce270" office:value-type="string" calcext:value-type="string">
            <text:p>Raimbault J., Baffi S.</text:p>
          </table:table-cell>
          <table:table-cell table:style-name="ce270" office:value-type="string" calcext:value-type="string">
            <text:p>?</text:p>
          </table:table-cell>
          <table:table-cell table:style-name="ce270" table:number-columns-repeated="4"/>
          <table:table-cell table:style-name="ce270" office:value-type="string" calcext:value-type="string">
            <text:p>Journal paper</text:p>
          </table:table-cell>
          <table:table-cell table:style-name="ce313"/>
          <table:table-cell table:style-name="ce270" table:number-columns-repeated="2"/>
          <table:table-cell table:style-name="ce269" table:number-columns-repeated="2"/>
          <table:table-cell table:style-name="ce456" table:number-columns-repeated="1008"/>
          <table:table-cell table:number-columns-repeated="15360"/>
        </table:table-row>
        <table:table-row table:style-name="ro1">
          <table:table-cell table:style-name="ce271" table:number-columns-repeated="2"/>
          <table:table-cell table:style-name="ce319" office:value-type="string" calcext:value-type="string">
            <text:p>November 2026</text:p>
          </table:table-cell>
          <table:table-cell table:style-name="ce271" office:value-type="string" calcext:value-type="string">
            <text:p>A Parsimonious Agent-Based Spatial Reconstruction of Variations in Language Usage</text:p>
          </table:table-cell>
          <table:table-cell table:style-name="ce271" office:value-type="string" calcext:value-type="string">
            <text:p>Raimbault J., Morini M., Tafazoli S., Giaffar H., Liuzzi D., Grujic J.</text:p>
          </table:table-cell>
          <table:table-cell table:style-name="ce271" office:value-type="string" calcext:value-type="string">
            <text:p>JASSS</text:p>
          </table:table-cell>
          <table:table-cell table:style-name="ce271" table:number-columns-repeated="4"/>
          <table:table-cell table:style-name="ce271" office:value-type="string" calcext:value-type="string">
            <text:p>Journal paper</text:p>
          </table:table-cell>
          <table:table-cell table:style-name="ce319"/>
          <table:table-cell table:style-name="ce271" table:number-columns-repeated="4"/>
          <table:table-cell table:number-columns-repeated="16368"/>
        </table:table-row>
        <table:table-row table:style-name="ro5">
          <table:table-cell table:style-name="ce270" table:number-columns-repeated="2"/>
          <table:table-cell table:style-name="ce313" office:value-type="string" calcext:value-type="string">
            <text:p>November 2026</text:p>
          </table:table-cell>
          <table:table-cell table:style-name="ce270" office:value-type="string" calcext:value-type="string">
            <text:p>Benchmarking interaction models of Urban Growth</text:p>
          </table:table-cell>
          <table:table-cell table:style-name="ce270" office:value-type="string" calcext:value-type="string">
            <text:p>Raimbault J., Pumain D.</text:p>
          </table:table-cell>
          <table:table-cell table:style-name="ce271" office:value-type="string" calcext:value-type="string">
            <text:p>Geographical Analysis</text:p>
          </table:table-cell>
          <table:table-cell table:style-name="ce270" table:number-columns-repeated="4"/>
          <table:table-cell table:style-name="ce270" office:value-type="string" calcext:value-type="string">
            <text:p>Journal paper</text:p>
          </table:table-cell>
          <table:table-cell table:style-name="ce313"/>
          <table:table-cell table:style-name="ce270" office:value-type="string" calcext:value-type="string">
            <text:p>Finish after feedback CCS ; calibrate on shape of correlation curves ; methodological aspects – test niched nsga2 ? (req modified Marius?)</text:p>
          </table:table-cell>
          <table:table-cell table:style-name="ce270" table:number-columns-repeated="3"/>
          <table:table-cell table:style-name="ce457" table:number-columns-repeated="1008"/>
          <table:table-cell table:number-columns-repeated="15360"/>
        </table:table-row>
        <table:table-row table:style-name="ro2">
          <table:table-cell table:style-name="ce271" table:number-columns-repeated="2"/>
          <table:table-cell table:style-name="ce321" office:value-type="string" calcext:value-type="string">
            <text:p>October 2026</text:p>
          </table:table-cell>
          <table:table-cell table:style-name="ce271" office:value-type="string" calcext:value-type="string">
            <text:p>Book Review : Peupler la terre</text:p>
          </table:table-cell>
          <table:table-cell table:style-name="ce271" office:value-type="string" calcext:value-type="string">
            <text:p>Raimbault J.</text:p>
          </table:table-cell>
          <table:table-cell table:style-name="ce271" office:value-type="string" calcext:value-type="string">
            <text:p>Cybergeo</text:p>
          </table:table-cell>
          <table:table-cell table:style-name="ce271" table:number-columns-repeated="4"/>
          <table:table-cell table:style-name="ce271" office:value-type="string" calcext:value-type="string">
            <text:p>Book review</text:p>
          </table:table-cell>
          <table:table-cell table:style-name="ce319"/>
          <table:table-cell table:style-name="ce271" table:number-columns-repeated="4"/>
          <table:table-cell table:number-columns-repeated="16368"/>
        </table:table-row>
        <table:table-row table:style-name="ro8">
          <table:table-cell table:style-name="ce270" table:number-columns-repeated="2"/>
          <table:table-cell table:style-name="ce329" office:value-type="string" calcext:value-type="string">
            <text:p>October 2026</text:p>
          </table:table-cell>
          <table:table-cell table:style-name="ce270" office:value-type="string" calcext:value-type="string">
            <text:p>Models of Urban Sprawl calibrated on functional urban areas worldwide</text:p>
          </table:table-cell>
          <table:table-cell table:style-name="ce270" office:value-type="string" calcext:value-type="string">
            <text:p>Raimbault J.</text:p>
          </table:table-cell>
          <table:table-cell table:style-name="ce270" office:value-type="string" calcext:value-type="string">
            <text:p>IJGI</text:p>
          </table:table-cell>
          <table:table-cell table:style-name="ce270" table:number-columns-repeated="4"/>
          <table:table-cell table:style-name="ce270" office:value-type="string" calcext:value-type="string">
            <text:p>Journal paper</text:p>
          </table:table-cell>
          <table:table-cell table:style-name="ce313"/>
          <table:table-cell table:style-name="ce270"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70"/>
          <table:table-cell table:style-name="ce269" table:number-columns-repeated="2"/>
          <table:table-cell table:style-name="ce456" table:number-columns-repeated="1008"/>
          <table:table-cell table:number-columns-repeated="15360"/>
        </table:table-row>
        <table:table-row table:style-name="ro9">
          <table:table-cell table:style-name="ce270" table:number-columns-repeated="2"/>
          <table:table-cell table:style-name="ce313" office:value-type="string" calcext:value-type="string">
            <text:p>September 2026</text:p>
          </table:table-cell>
          <table:table-cell table:style-name="ce270" office:value-type="string" calcext:value-type="string">
            <text:p>A topological database of world road networks</text:p>
          </table:table-cell>
          <table:table-cell table:style-name="ce270" office:value-type="string" calcext:value-type="string">
            <text:p>Raimbault J.</text:p>
          </table:table-cell>
          <table:table-cell table:style-name="ce270" office:value-type="string" calcext:value-type="string">
            <text:p>Scientific Data</text:p>
          </table:table-cell>
          <table:table-cell table:style-name="ce270" table:number-columns-repeated="4"/>
          <table:table-cell table:style-name="ce270" office:value-type="string" calcext:value-type="string">
            <text:p>Data paper</text:p>
          </table:table-cell>
          <table:table-cell table:style-name="ce313"/>
          <table:table-cell table:style-name="ce270" table:number-columns-repeated="4"/>
          <table:table-cell table:style-name="ce457" table:number-columns-repeated="1008"/>
          <table:table-cell table:number-columns-repeated="15360"/>
        </table:table-row>
        <table:table-row table:style-name="ro9">
          <table:table-cell table:style-name="ce271" table:number-columns-repeated="2"/>
          <table:table-cell table:style-name="ce319" office:value-type="string" calcext:value-type="string">
            <text:p>September 2026</text:p>
          </table:table-cell>
          <table:table-cell table:style-name="ce271" office:value-type="string" calcext:value-type="string">
            <text:p>Optimizing the Extraction of Information from a Complex System</text:p>
          </table:table-cell>
          <table:table-cell table:style-name="ce271" office:value-type="string" calcext:value-type="string">
            <text:p>Raimbault J., Marandon E.</text:p>
          </table:table-cell>
          <table:table-cell table:style-name="ce271" office:value-type="string" calcext:value-type="string">
            <text:p>EPJ Data Science</text:p>
          </table:table-cell>
          <table:table-cell table:style-name="ce271" table:number-columns-repeated="4"/>
          <table:table-cell table:style-name="ce271" office:value-type="string" calcext:value-type="string">
            <text:p>Journal paper</text:p>
          </table:table-cell>
          <table:table-cell table:style-name="ce319"/>
          <table:table-cell table:style-name="ce271" office:value-type="string" calcext:value-type="string">
            <text:p>cf bib 12/01/2021 : // data-driven wavelets</text:p>
          </table:table-cell>
          <table:table-cell table:style-name="ce271" table:number-columns-repeated="3"/>
          <table:table-cell table:number-columns-repeated="16368"/>
        </table:table-row>
        <table:table-row table:style-name="ro2">
          <table:table-cell table:style-name="ce271" table:number-columns-repeated="2"/>
          <table:table-cell table:style-name="ce313" office:value-type="string" calcext:value-type="string">
            <text:p>August 2026</text:p>
          </table:table-cell>
          <table:table-cell table:style-name="ce396" office:value-type="string" calcext:value-type="string">
            <text:p>A dynamic database of French Highways</text:p>
          </table:table-cell>
          <table:table-cell table:style-name="ce271" office:value-type="string" calcext:value-type="string">
            <text:p>Le Nechet F., Raimbault J.</text:p>
          </table:table-cell>
          <table:table-cell table:style-name="ce271" office:value-type="string" calcext:value-type="string">
            <text:p>Cybergeo Data Papers</text:p>
          </table:table-cell>
          <table:table-cell table:style-name="ce271" table:number-columns-repeated="4"/>
          <table:table-cell table:style-name="ce271" office:value-type="string" calcext:value-type="string">
            <text:p>Data paper</text:p>
          </table:table-cell>
          <table:table-cell table:style-name="ce319"/>
          <table:table-cell table:style-name="ce271" office:value-type="string" calcext:value-type="string">
            <text:p>Application : territorial equity</text:p>
          </table:table-cell>
          <table:table-cell table:style-name="ce271" table:number-columns-repeated="3"/>
          <table:table-cell table:number-columns-repeated="16368"/>
        </table:table-row>
        <table:table-row table:style-name="ro5">
          <table:table-cell table:style-name="ce270" table:number-columns-repeated="2"/>
          <table:table-cell table:style-name="ce313" office:value-type="string" calcext:value-type="string">
            <text:p>August 2026</text:p>
          </table:table-cell>
          <table:table-cell table:style-name="ce270" office:value-type="string" calcext:value-type="string">
            <text:p>A framework for urban morphogenesis models</text:p>
          </table:table-cell>
          <table:table-cell table:style-name="ce270" office:value-type="string" calcext:value-type="string">
            <text:p>Raimbault J.</text:p>
          </table:table-cell>
          <table:table-cell table:style-name="ce270" office:value-type="string" calcext:value-type="string">
            <text:p>Cybergeo Model Papers</text:p>
          </table:table-cell>
          <table:table-cell table:style-name="ce270" table:number-columns-repeated="4"/>
          <table:table-cell table:style-name="ce270" office:value-type="string" calcext:value-type="string">
            <text:p>Model paper</text:p>
          </table:table-cell>
          <table:table-cell table:style-name="ce313"/>
          <table:table-cell table:style-name="ce270" office:value-type="string" calcext:value-type="string">
            <text:p>GeoOpenMod RDB : Papier synthese modeles morphogenese : formulation generique ? (ouvrir debat sur processus et form urbaine)</text:p>
          </table:table-cell>
          <table:table-cell table:style-name="ce270" table:number-columns-repeated="3"/>
          <table:table-cell table:style-name="ce457" table:number-columns-repeated="1008"/>
          <table:table-cell table:number-columns-repeated="15360"/>
        </table:table-row>
        <table:table-row table:style-name="ro6">
          <table:table-cell table:style-name="ce271" table:number-columns-repeated="2"/>
          <table:table-cell table:style-name="ce319" office:value-type="string" calcext:value-type="string">
            <text:p>July 2026</text:p>
          </table:table-cell>
          <table:table-cell table:style-name="ce271" office:value-type="string" calcext:value-type="string">
            <text:p>A generative urban network model to forecast urban system trajectories</text:p>
          </table:table-cell>
          <table:table-cell table:style-name="ce271" office:value-type="string" calcext:value-type="string">
            <text:p>Raimbault J., Zdanowska N., Arcaute E.</text:p>
          </table:table-cell>
          <table:table-cell table:style-name="ce271" office:value-type="string" calcext:value-type="string">
            <text:p>Journal of Economic Geography</text:p>
          </table:table-cell>
          <table:table-cell table:style-name="ce271" table:number-columns-repeated="4"/>
          <table:table-cell table:style-name="ce271" office:value-type="string" calcext:value-type="string">
            <text:p>Journal paper</text:p>
          </table:table-cell>
          <table:table-cell table:style-name="ce319"/>
          <table:table-cell table:style-name="ce271" table:number-columns-repeated="4"/>
          <table:table-cell table:number-columns-repeated="16368"/>
        </table:table-row>
        <table:table-row table:style-name="ro5">
          <table:table-cell table:style-name="ce270" table:number-columns-repeated="2"/>
          <table:table-cell table:style-name="ce313" office:value-type="string" calcext:value-type="string">
            <text:p>July 2026</text:p>
          </table:table-cell>
          <table:table-cell table:style-name="ce270" office:value-type="string" calcext:value-type="string">
            <text:p>Urban scaling and dynamic models</text:p>
          </table:table-cell>
          <table:table-cell table:style-name="ce270" office:value-type="string" calcext:value-type="string">
            <text:p>Raimbault J., Gang X., Arcaute E., Pumain D.</text:p>
          </table:table-cell>
          <table:table-cell table:style-name="ce270" office:value-type="string" calcext:value-type="string">
            <text:p>?</text:p>
          </table:table-cell>
          <table:table-cell table:style-name="ce270" table:number-columns-repeated="4"/>
          <table:table-cell table:style-name="ce270" office:value-type="string" calcext:value-type="string">
            <text:p>Journal paper</text:p>
          </table:table-cell>
          <table:table-cell table:style-name="ce313"/>
          <table:table-cell table:style-name="ce270" table:number-columns-repeated="2"/>
          <table:table-cell table:style-name="ce269" table:number-columns-repeated="2"/>
          <table:table-cell table:style-name="ce456" table:number-columns-repeated="1008"/>
          <table:table-cell table:number-columns-repeated="15360"/>
        </table:table-row>
        <table:table-row table:style-name="ro2">
          <table:table-cell table:style-name="ce270" table:number-columns-repeated="2"/>
          <table:table-cell table:style-name="ce313" office:value-type="string" calcext:value-type="string">
            <text:p>June 2026</text:p>
          </table:table-cell>
          <table:table-cell table:style-name="ce270" office:value-type="string" calcext:value-type="string">
            <text:p>A survey of scientific workflow systems</text:p>
          </table:table-cell>
          <table:table-cell table:style-name="ce270" office:value-type="string" calcext:value-type="string">
            <text:p>Raimbault J., Reuillon R.</text:p>
          </table:table-cell>
          <table:table-cell table:style-name="ce271" office:value-type="string" calcext:value-type="string">
            <text:p>?</text:p>
          </table:table-cell>
          <table:table-cell table:style-name="ce270" table:number-columns-repeated="4"/>
          <table:table-cell table:style-name="ce270" office:value-type="string" calcext:value-type="string">
            <text:p>Journal paper</text:p>
          </table:table-cell>
          <table:table-cell table:style-name="ce313"/>
          <table:table-cell table:style-name="ce270" office:value-type="string" calcext:value-type="string">
            <text:p>coding camp</text:p>
          </table:table-cell>
          <table:table-cell table:style-name="ce270" table:number-columns-repeated="3"/>
          <table:table-cell table:style-name="ce457" table:number-columns-repeated="1008"/>
          <table:table-cell table:number-columns-repeated="15360"/>
        </table:table-row>
        <table:table-row table:style-name="ro5">
          <table:table-cell table:style-name="ce271" table:number-columns-repeated="2"/>
          <table:table-cell table:style-name="ce319" office:value-type="string" calcext:value-type="string">
            <text:p>June 2026</text:p>
          </table:table-cell>
          <table:table-cell table:style-name="ce271" office:value-type="string" calcext:value-type="string">
            <text:p>A new method for inverse problems in simulation models</text:p>
          </table:table-cell>
          <table:table-cell table:style-name="ce271" office:value-type="string" calcext:value-type="string">
            <text:p><text:span text:style-name="T3">Cherel G., Lavallee F., Raimbault J., </text:span>Reuillon R.</text:p>
          </table:table-cell>
          <table:table-cell table:style-name="ce271" office:value-type="string" calcext:value-type="string">
            <text:p>JASSS</text:p>
          </table:table-cell>
          <table:table-cell table:style-name="ce271" table:number-columns-repeated="4"/>
          <table:table-cell table:style-name="ce271" office:value-type="string" calcext:value-type="string">
            <text:p>Journal paper</text:p>
          </table:table-cell>
          <table:table-cell table:style-name="ce319"/>
          <table:table-cell table:style-name="ce271" office:value-type="string" calcext:value-type="string">
            <text:p>coding camp ?</text:p>
          </table:table-cell>
          <table:table-cell table:style-name="ce271" table:number-columns-repeated="3"/>
          <table:table-cell table:number-columns-repeated="16368"/>
        </table:table-row>
        <table:table-row table:style-name="ro10">
          <table:table-cell table:style-name="ce271" table:number-columns-repeated="2"/>
          <table:table-cell table:style-name="ce313" office:value-type="string" calcext:value-type="string">
            <text:p>May 2026</text:p>
          </table:table-cell>
          <table:table-cell table:style-name="ce396" office:value-type="string" calcext:value-type="string">
            <text:p>Validation of land-use transport interaction models</text:p>
          </table:table-cell>
          <table:table-cell table:style-name="ce271" office:value-type="string" calcext:value-type="string">
            <text:p>Raimbault J., Reuillon R., Cherel G.</text:p>
          </table:table-cell>
          <table:table-cell table:style-name="ce271" office:value-type="string" calcext:value-type="string">
            <text:p>Transportation Research Part B</text:p>
          </table:table-cell>
          <table:table-cell table:style-name="ce271" table:number-columns-repeated="4"/>
          <table:table-cell table:style-name="ce271" office:value-type="string" calcext:value-type="string">
            <text:p>Journal paper</text:p>
          </table:table-cell>
          <table:table-cell table:style-name="ce319"/>
          <table:table-cell table:style-name="ce271" office:value-type="string" calcext:value-type="string">
            <text:p>or special issue TRC ? ; coding camp ?</text:p>
          </table:table-cell>
          <table:table-cell table:style-name="ce271" table:number-columns-repeated="3"/>
          <table:table-cell table:number-columns-repeated="16368"/>
        </table:table-row>
        <table:table-row table:style-name="ro1">
          <table:table-cell table:style-name="ce272"/>
          <table:table-cell table:style-name="ce272" office:value-type="string" calcext:value-type="string">
            <text:p>Submitted 10/09/2019 ; refused 16/11/2019</text:p>
          </table:table-cell>
          <table:table-cell table:style-name="ce337" office:value-type="string" calcext:value-type="string">
            <text:p>May 2026</text:p>
          </table:table-cell>
          <table:table-cell table:style-name="ce397" office:value-type="string" calcext:value-type="string">
            <text:p>Gamma loss functions: enabling instant testing, debugging and monitoring of AutoML methods</text:p>
          </table:table-cell>
          <table:table-cell table:style-name="ce272" office:value-type="string" calcext:value-type="string">
            <text:p>Matache C., Passerat-Palmbat J., Raimbault J., Reuillon R.</text:p>
          </table:table-cell>
          <table:table-cell table:style-name="ce423" office:value-type="string" calcext:value-type="string">
            <text:p>SystemML<text:span text:style-name="T6"> ; ?</text:span></text:p>
          </table:table-cell>
          <table:table-cell table:style-name="ce272" table:number-columns-repeated="4"/>
          <table:table-cell table:style-name="ce272" office:value-type="string" calcext:value-type="string">
            <text:p>Proceedings</text:p>
          </table:table-cell>
          <table:table-cell table:style-name="ce439"/>
          <table:table-cell table:style-name="ce272" office:value-type="string" calcext:value-type="string">
            <text:p>coding camp?</text:p>
          </table:table-cell>
          <table:table-cell table:style-name="ce272" table:number-columns-repeated="3"/>
          <table:table-cell table:style-name="ce426" table:number-columns-repeated="1008"/>
          <table:table-cell table:number-columns-repeated="15360"/>
        </table:table-row>
        <table:table-row table:style-name="ro5">
          <table:table-cell table:style-name="ce271" table:number-columns-repeated="2"/>
          <table:table-cell table:style-name="ce319" office:value-type="string" calcext:value-type="string">
            <text:p>April 2026</text:p>
          </table:table-cell>
          <table:table-cell table:style-name="ce271" office:value-type="string" calcext:value-type="string">
            <text:p>A simple embedding method for the evaluation of fitness in a noisy environment</text:p>
          </table:table-cell>
          <table:table-cell table:style-name="ce271" office:value-type="string" calcext:value-type="string">
            <text:p>Raimbault J., Reuillon R.</text:p>
          </table:table-cell>
          <table:table-cell table:style-name="ce271" office:value-type="string" calcext:value-type="string">
            <text:p>IEEE Transactions on Evolutionary Computation</text:p>
          </table:table-cell>
          <table:table-cell table:style-name="ce271" table:number-columns-repeated="4"/>
          <table:table-cell table:style-name="ce271" office:value-type="string" calcext:value-type="string">
            <text:p>Journal paper</text:p>
          </table:table-cell>
          <table:table-cell table:style-name="ce319"/>
          <table:table-cell table:style-name="ce271" office:value-type="string" calcext:value-type="string">
            <text:p>coding camp ? ; special issue deadline 31/05/2021 </text:p>
          </table:table-cell>
          <table:table-cell table:style-name="ce271" table:number-columns-repeated="3"/>
          <table:table-cell table:number-columns-repeated="16368"/>
        </table:table-row>
        <table:table-row table:style-name="ro11">
          <table:table-cell table:style-name="ce271"/>
          <table:table-cell table:style-name="ce271" office:value-type="string" calcext:value-type="string">
            <text:p>Submitted 25/05/2018 ; rejected 27/06/2018</text:p>
          </table:table-cell>
          <table:table-cell table:style-name="ce313" office:value-type="string" calcext:value-type="string">
            <text:p>April 2026</text:p>
          </table:table-cell>
          <table:table-cell table:style-name="ce396" office:value-type="string" calcext:value-type="string">
            <text:p>Reconciling complexities: for a stronger integration of approaches to socio-technical systems</text:p>
          </table:table-cell>
          <table:table-cell table:style-name="ce271" office:value-type="string" calcext:value-type="string">
            <text:p>Raimbault J.</text:p>
          </table:table-cell>
          <table:table-cell table:style-name="ce271" office:value-type="string" calcext:value-type="string">
            <text:p><text:span text:style-name="T5">CSDM 2018</text:span> ; Systems Engineering</text:p>
          </table:table-cell>
          <table:table-cell table:style-name="ce271" office:value-type="string" calcext:value-type="string">
            <text:p>1805.10195</text:p>
          </table:table-cell>
          <table:table-cell table:style-name="ce271" table:number-columns-repeated="3"/>
          <table:table-cell table:style-name="ce271" office:value-type="string" calcext:value-type="string">
            <text:p>Journal paper</text:p>
          </table:table-cell>
          <table:table-cell table:style-name="ce319" office:value-type="string" calcext:value-type="string">
            <text:p>6448156594633512760</text:p>
          </table:table-cell>
          <table:table-cell table:style-name="ce271" office:value-type="string" calcext:value-type="string">
            <text:p>Make bibliographical analysis more robust</text:p>
          </table:table-cell>
          <table:table-cell table:style-name="ce271" table:number-columns-repeated="3"/>
          <table:table-cell table:number-columns-repeated="16368"/>
        </table:table-row>
        <table:table-row table:style-name="ro12">
          <table:table-cell table:style-name="ce270"/>
          <table:table-cell table:style-name="ce270" office:value-type="string" calcext:value-type="string">
            <text:p>Submitted 30/03/2018 ; rejected 07/05/2018</text:p>
          </table:table-cell>
          <table:table-cell table:style-name="ce313" office:value-type="string" calcext:value-type="string">
            <text:p>March 2026</text:p>
          </table:table-cell>
          <table:table-cell table:style-name="ce270" office:value-type="string" calcext:value-type="string">
            <text:p>Co-evolution and morphogenetic systems</text:p>
          </table:table-cell>
          <table:table-cell table:style-name="ce270" office:value-type="string" calcext:value-type="string">
            <text:p>Raimbault J.</text:p>
          </table:table-cell>
          <table:table-cell table:style-name="ce424" office:value-type="string" calcext:value-type="string">
            <text:p>Artificial Life 2018 Conference<text:span text:style-name="T6"> ; Artificial Life</text:span></text:p>
          </table:table-cell>
          <table:table-cell table:style-name="ce270" office:value-type="string" calcext:value-type="string">
            <text:p>1803.11457</text:p>
          </table:table-cell>
          <table:table-cell table:style-name="ce270" table:number-columns-repeated="3"/>
          <table:table-cell table:style-name="ce270" office:value-type="string" calcext:value-type="string">
            <text:p>Journal paper</text:p>
          </table:table-cell>
          <table:table-cell table:style-name="ce313" office:value-type="string" calcext:value-type="string">
            <text:p>12776136926509282890</text:p>
          </table:table-cell>
          <table:table-cell table:style-name="ce270" office:value-type="string" calcext:value-type="string">
            <text:p>add multilevel/niche rbd → joined with Rochebrune’s simulations</text:p>
          </table:table-cell>
          <table:table-cell table:style-name="ce270" table:number-columns-repeated="3"/>
          <table:table-cell table:style-name="ce457" table:number-columns-repeated="1008"/>
          <table:table-cell table:number-columns-repeated="15360"/>
        </table:table-row>
        <table:table-row table:style-name="ro9">
          <table:table-cell table:style-name="ce271" table:number-columns-repeated="2"/>
          <table:table-cell table:style-name="ce319" office:value-type="string" calcext:value-type="string">
            <text:p>March 2026</text:p>
          </table:table-cell>
          <table:table-cell table:style-name="ce271" office:value-type="string" calcext:value-type="string">
            <text:p>An Interdisciplinary Approach to Morphogenesis</text:p>
          </table:table-cell>
          <table:table-cell table:style-name="ce271" office:value-type="string" calcext:value-type="string">
            <text:p>Antelope C.X., Hubatsch L., Raimbault J., Serna J.M.</text:p>
          </table:table-cell>
          <table:table-cell table:style-name="ce271" office:value-type="string" calcext:value-type="string">
            <text:p>Complexity</text:p>
          </table:table-cell>
          <table:table-cell table:style-name="ce271" table:number-columns-repeated="4"/>
          <table:table-cell table:style-name="ce271" office:value-type="string" calcext:value-type="string">
            <text:p>Journal paper</text:p>
          </table:table-cell>
          <table:table-cell table:style-name="ce319"/>
          <table:table-cell table:style-name="ce271" table:number-columns-repeated="4"/>
          <table:table-cell table:number-columns-repeated="16368"/>
        </table:table-row>
        <table:table-row table:style-name="ro13">
          <table:table-cell table:style-name="ce270" table:number-columns-repeated="2"/>
          <table:table-cell table:style-name="ce313" office:value-type="string" calcext:value-type="string">
            <text:p>February 2026</text:p>
          </table:table-cell>
          <table:table-cell table:style-name="ce270" office:value-type="string" calcext:value-type="string">
            <text:p>Validation of simulation models as a transformative process</text:p>
          </table:table-cell>
          <table:table-cell table:style-name="ce270" office:value-type="string" calcext:value-type="string">
            <text:p>Raimbault J., Chapron P., Delay E.</text:p>
          </table:table-cell>
          <table:table-cell table:style-name="ce270" office:value-type="string" calcext:value-type="string">
            <text:p>?</text:p>
          </table:table-cell>
          <table:table-cell table:style-name="ce270" table:number-columns-repeated="4"/>
          <table:table-cell table:style-name="ce270" office:value-type="string" calcext:value-type="string">
            <text:p>Journal paper</text:p>
          </table:table-cell>
          <table:table-cell table:style-name="ce313"/>
          <table:table-cell table:style-name="ce270" table:number-columns-repeated="2"/>
          <table:table-cell table:style-name="ce269" table:number-columns-repeated="2"/>
          <table:table-cell table:style-name="ce456" table:number-columns-repeated="1008"/>
          <table:table-cell table:number-columns-repeated="15360"/>
        </table:table-row>
        <table:table-row table:style-name="ro14">
          <table:table-cell table:style-name="ce270"/>
          <table:table-cell table:style-name="ce270" office:value-type="string" calcext:value-type="string">
            <text:p>Accepted 06/11/2017 ; Withdrawn 25/11/2017 ; abstract 13/03/2020 </text:p>
          </table:table-cell>
          <table:table-cell table:style-name="ce329" office:value-type="string" calcext:value-type="string">
            <text:p>February 2026</text:p>
          </table:table-cell>
          <table:table-cell table:style-name="ce270" office:value-type="string" calcext:value-type="string">
            <text:p>An agent-based model of interdisciplinary interactions in science</text:p>
          </table:table-cell>
          <table:table-cell table:style-name="ce270" office:value-type="string" calcext:value-type="string">
            <text:p>Raimbault J.</text:p>
          </table:table-cell>
          <table:table-cell table:style-name="ce270" office:value-type="string" calcext:value-type="string">
            <text:p><text:span text:style-name="T5">Rochebrune 2018</text:span> ; <text:span text:style-name="T5">JASSS </text:span>; Frontiers Physics</text:p>
          </table:table-cell>
          <table:table-cell table:style-name="ce270" office:value-type="string" calcext:value-type="string">
            <text:p>2006.16399</text:p>
          </table:table-cell>
          <table:table-cell table:style-name="ce270" table:number-columns-repeated="3"/>
          <table:table-cell table:style-name="ce270" office:value-type="string" calcext:value-type="string">
            <text:p>Journal paper</text:p>
          </table:table-cell>
          <table:table-cell table:style-name="ce313"/>
          <table:table-cell table:style-name="ce270"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70"/>
          <table:table-cell table:style-name="ce269" table:number-columns-repeated="2"/>
          <table:table-cell table:style-name="ce456" table:number-columns-repeated="1008"/>
          <table:table-cell table:number-columns-repeated="15360"/>
        </table:table-row>
        <table:table-row table:style-name="ro15">
          <table:table-cell table:style-name="ce271" table:number-columns-repeated="2"/>
          <table:table-cell table:style-name="ce319" office:value-type="string" calcext:value-type="string">
            <text:p>January 2026</text:p>
          </table:table-cell>
          <table:table-cell table:style-name="ce271" office:value-type="string" calcext:value-type="string">
            <text:p>An integrated geographical approach to interactions between networks and territories</text:p>
          </table:table-cell>
          <table:table-cell table:style-name="ce271" office:value-type="string" calcext:value-type="string">
            <text:p>Raimbault J.</text:p>
          </table:table-cell>
          <table:table-cell table:style-name="ce271" office:value-type="string" calcext:value-type="string">
            <text:p>Cybergeo</text:p>
          </table:table-cell>
          <table:table-cell table:style-name="ce271" table:number-columns-repeated="4"/>
          <table:table-cell table:style-name="ce271" office:value-type="string" calcext:value-type="string">
            <text:p>Journal paper</text:p>
          </table:table-cell>
          <table:table-cell table:style-name="ce319"/>
          <table:table-cell table:style-name="ce271" table:number-columns-repeated="4"/>
          <table:table-cell table:number-columns-repeated="16368"/>
        </table:table-row>
        <table:table-row table:style-name="ro13">
          <table:table-cell table:style-name="ce273"/>
          <table:table-cell table:style-name="ce273" office:value-type="string" calcext:value-type="string">
            <text:p>Submitted 30/09/2018 ; accepted 26/10/2018 ; v1 20/01/2019 ; no publi 01/02/2019</text:p>
          </table:table-cell>
          <table:table-cell table:style-name="ce309" office:value-type="string" calcext:value-type="string">
            <text:p>January 2026</text:p>
          </table:table-cell>
          <table:table-cell table:style-name="ce273" office:value-type="string" calcext:value-type="string">
            <text:p>Space and complexities of territorial systems</text:p>
          </table:table-cell>
          <table:table-cell table:style-name="ce273" office:value-type="string" calcext:value-type="string">
            <text:p>Raimbault J.</text:p>
          </table:table-cell>
          <table:table-cell table:style-name="ce425" office:value-type="string" calcext:value-type="string">
            <text:p><text:span text:style-name="T5">Rochebrune 2019</text:span> ; <text:span text:style-name="T5">Interface</text:span> ; SciRep</text:p>
          </table:table-cell>
          <table:table-cell table:style-name="ce273" office:value-type="string" calcext:value-type="string">
            <text:p>1901.09869</text:p>
          </table:table-cell>
          <table:table-cell table:style-name="ce273" table:number-columns-repeated="3"/>
          <table:table-cell table:style-name="ce273" office:value-type="string" calcext:value-type="string">
            <text:p>Journal paper</text:p>
          </table:table-cell>
          <table:table-cell table:style-name="ce309"/>
          <table:table-cell table:style-name="ce273"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73" table:number-columns-repeated="3"/>
          <table:table-cell table:style-name="ce459" table:number-columns-repeated="1008"/>
          <table:table-cell table:number-columns-repeated="15360"/>
        </table:table-row>
        <table:table-row table:style-name="ro16">
          <table:table-cell table:style-name="ce271" table:number-columns-repeated="2"/>
          <table:table-cell table:style-name="ce354" office:value-type="string" calcext:value-type="string">
            <text:p>December 2025</text:p>
          </table:table-cell>
          <table:table-cell table:style-name="ce271" office:value-type="string" calcext:value-type="string">
            <text:p>Microsimulation models and land-use transport interaction models : a systematic review</text:p>
          </table:table-cell>
          <table:table-cell table:style-name="ce271" office:value-type="string" calcext:value-type="string">
            <text:p>Raimbault J., Vanhoof M., Batty M.</text:p>
          </table:table-cell>
          <table:table-cell table:style-name="ce271" office:value-type="string" calcext:value-type="string">
            <text:p>Applied Network Science</text:p>
          </table:table-cell>
          <table:table-cell table:style-name="ce271" table:number-columns-repeated="4"/>
          <table:table-cell table:style-name="ce271" office:value-type="string" calcext:value-type="string">
            <text:p>Journal paper</text:p>
          </table:table-cell>
          <table:table-cell table:style-name="ce319"/>
          <table:table-cell table:style-name="ce271" office:value-type="string" calcext:value-type="string">
            <text:p>Special issue Applied Network Science</text:p>
          </table:table-cell>
          <table:table-cell table:style-name="ce271" table:number-columns-repeated="3"/>
          <table:table-cell table:number-columns-repeated="16368"/>
        </table:table-row>
        <table:table-row table:style-name="ro17">
          <table:table-cell table:style-name="ce274"/>
          <table:table-cell table:style-name="ce272" office:value-type="string" calcext:value-type="string">
            <text:p>Submitted 31/01/2021 ; extended abstract accepted 11/03/2021 ; abstract withdrawn 20/05/2021</text:p>
          </table:table-cell>
          <table:table-cell table:style-name="ce362" office:value-type="string" calcext:value-type="string">
            <text:p>December 2025</text:p>
          </table:table-cell>
          <table:table-cell table:style-name="ce272" office:value-type="string" calcext:value-type="string">
            <text:p>Scientific workflow systems as platforms to integrate modular urban transportation models</text:p>
          </table:table-cell>
          <table:table-cell table:style-name="ce274" office:value-type="string" calcext:value-type="string">
            <text:p>Raimbault J., Batty M.</text:p>
          </table:table-cell>
          <table:table-cell table:style-name="ce272" office:value-type="string" calcext:value-type="string">
            <text:p><text:span text:style-name="T5">Transportation Research Procedia</text:span> ; ?</text:p>
          </table:table-cell>
          <table:table-cell table:style-name="ce274" table:number-columns-repeated="4"/>
          <table:table-cell table:style-name="ce274" office:value-type="string" calcext:value-type="string">
            <text:p>Proceedings</text:p>
          </table:table-cell>
          <table:table-cell table:style-name="ce274"/>
          <table:table-cell table:style-name="ce446"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51" table:number-columns-repeated="1010"/>
          <table:table-cell table:style-name="ce426"/>
          <table:table-cell table:number-columns-repeated="15360"/>
        </table:table-row>
        <table:table-row table:style-name="ro18">
          <table:table-cell table:style-name="ce274"/>
          <table:table-cell table:style-name="ce272"/>
          <table:table-cell table:style-name="ce362" office:value-type="string" calcext:value-type="string">
            <text:p>November 2025</text:p>
          </table:table-cell>
          <table:table-cell table:style-name="ce272" office:value-type="string" calcext:value-type="string">
            <text:p>Simulating urban dynamics and international governance of infrastructure projects</text:p>
          </table:table-cell>
          <table:table-cell table:style-name="ce272" office:value-type="string" calcext:value-type="string">
            <text:p>Raimbault J.</text:p>
          </table:table-cell>
          <table:table-cell table:style-name="ce274" office:value-type="string" calcext:value-type="string">
            <text:p>Journal of Physics Complexity</text:p>
          </table:table-cell>
          <table:table-cell table:style-name="ce274" office:value-type="string" calcext:value-type="string">
            <text:p>2108.13915</text:p>
          </table:table-cell>
          <table:table-cell table:style-name="ce274" table:number-columns-repeated="3"/>
          <table:table-cell table:style-name="ce274" office:value-type="string" calcext:value-type="string">
            <text:p>Journal paper</text:p>
          </table:table-cell>
          <table:table-cell table:style-name="ce274"/>
          <table:table-cell table:style-name="ce446"/>
          <table:table-cell table:style-name="ce451" table:number-columns-repeated="1010"/>
          <table:table-cell table:style-name="ce426"/>
          <table:table-cell table:number-columns-repeated="15360"/>
        </table:table-row>
        <table:table-row table:style-name="ro18">
          <table:table-cell table:style-name="ce274"/>
          <table:table-cell table:style-name="ce272"/>
          <table:table-cell table:style-name="ce313" office:value-type="string" calcext:value-type="string">
            <text:p>November 2025</text:p>
          </table:table-cell>
          <table:table-cell table:style-name="ce272" office:value-type="string" calcext:value-type="string">
            <text:p>A multiscale model of urban morphogenesis</text:p>
          </table:table-cell>
          <table:table-cell table:style-name="ce272" office:value-type="string" calcext:value-type="string">
            <text:p>Raimbault J.</text:p>
          </table:table-cell>
          <table:table-cell table:style-name="ce274" office:value-type="string" calcext:value-type="string">
            <text:p>CEUS</text:p>
          </table:table-cell>
          <table:table-cell table:style-name="ce274" office:value-type="string" calcext:value-type="string">
            <text:p>2103.17241</text:p>
          </table:table-cell>
          <table:table-cell table:style-name="ce274" table:number-columns-repeated="3"/>
          <table:table-cell table:style-name="ce274" office:value-type="string" calcext:value-type="string">
            <text:p>Journal paper</text:p>
          </table:table-cell>
          <table:table-cell table:style-name="ce274"/>
          <table:table-cell table:style-name="ce446"/>
          <table:table-cell table:style-name="ce451" table:number-columns-repeated="1010"/>
          <table:table-cell table:style-name="ce426"/>
          <table:table-cell table:number-columns-repeated="15360"/>
        </table:table-row>
        <table:table-row table:style-name="ro19">
          <table:table-cell table:style-name="ce273"/>
          <table:table-cell table:style-name="ce309" office:value-type="string" calcext:value-type="string">
            <text:p>Submitted 25/07/2018 ; abstract accepted 10/09/2018 ; revised 05/11/2018 ; cancelled 28/05/2019</text:p>
          </table:table-cell>
          <table:table-cell table:style-name="ce309" office:value-type="string" calcext:value-type="string">
            <text:p>October 2025</text:p>
          </table:table-cell>
          <table:table-cell table:style-name="ce398" office:value-type="string" calcext:value-type="string">
            <text:p>Modeling interactions between transportation networks and territories: a co-evolution approach</text:p>
          </table:table-cell>
          <table:table-cell table:style-name="ce309" office:value-type="string" calcext:value-type="string">
            <text:p>Raimbault J.</text:p>
          </table:table-cell>
          <table:table-cell table:style-name="ce309" office:value-type="string" calcext:value-type="string">
            <text:p><text:span text:style-name="T5">Actes des JJC Pacte-Citeres</text:span> ;Cybergeo</text:p>
          </table:table-cell>
          <table:table-cell table:style-name="ce273" office:value-type="string" calcext:value-type="string">
            <text:p>1902.04802</text:p>
          </table:table-cell>
          <table:table-cell table:style-name="ce273" office:value-type="string" calcext:value-type="string">
            <text:p>halshs-01933916</text:p>
          </table:table-cell>
          <table:table-cell table:style-name="ce273" table:number-columns-repeated="2"/>
          <table:table-cell table:style-name="ce273" office:value-type="string" calcext:value-type="string">
            <text:p>Journal paper</text:p>
          </table:table-cell>
          <table:table-cell table:style-name="ce309"/>
          <table:table-cell table:style-name="ce273" office:value-type="string" calcext:value-type="string">
            <text:p>special issue JJC proceedings cancelled</text:p>
          </table:table-cell>
          <table:table-cell table:style-name="ce273" table:number-columns-repeated="3"/>
          <table:table-cell table:style-name="ce459" table:number-columns-repeated="1008"/>
          <table:table-cell table:number-columns-repeated="15360"/>
        </table:table-row>
        <table:table-row table:style-name="ro13">
          <table:table-cell table:style-name="ce270" table:number-columns-repeated="2"/>
          <table:table-cell table:style-name="ce313" office:value-type="string" calcext:value-type="string">
            <text:p>October 2025</text:p>
          </table:table-cell>
          <table:table-cell table:style-name="ce270" office:value-type="string" calcext:value-type="string">
            <text:p>A systematic review and meta-analysis of models coupling transportation networks with territories</text:p>
          </table:table-cell>
          <table:table-cell table:style-name="ce270" office:value-type="string" calcext:value-type="string">
            <text:p>Raimbault J.</text:p>
          </table:table-cell>
          <table:table-cell table:style-name="ce270" office:value-type="string" calcext:value-type="string">
            <text:p>Networks and Spatial Economics</text:p>
          </table:table-cell>
          <table:table-cell table:style-name="ce270" office:value-type="string" calcext:value-type="string">
            <text:p>2012.13367</text:p>
          </table:table-cell>
          <table:table-cell table:style-name="ce270" table:number-columns-repeated="3"/>
          <table:table-cell table:style-name="ce270" office:value-type="string" calcext:value-type="string">
            <text:p>Journal paper</text:p>
          </table:table-cell>
          <table:table-cell table:style-name="ce313"/>
          <table:table-cell table:style-name="ce270" table:number-columns-repeated="2"/>
          <table:table-cell table:style-name="ce269" table:number-columns-repeated="2"/>
          <table:table-cell table:style-name="ce456" table:number-columns-repeated="1008"/>
          <table:table-cell table:number-columns-repeated="15360"/>
        </table:table-row>
        <table:table-row table:style-name="ro1">
          <table:table-cell table:style-name="ce275" table:number-columns-repeated="2"/>
          <table:table-cell table:style-name="ce363" office:value-type="string" calcext:value-type="string">
            <text:p>September 2025</text:p>
          </table:table-cell>
          <table:table-cell table:style-name="ce275" office:value-type="string" calcext:value-type="string">
            <text:p>Estimating Bibliometric Links using Google Scholar: A Semi-Systematic Literature Mapping of Migration and Housing</text:p>
          </table:table-cell>
          <table:table-cell table:style-name="ce275" office:value-type="string" calcext:value-type="string">
            <text:p>Buyuklieva B., Raimbault J.</text:p>
          </table:table-cell>
          <table:table-cell table:style-name="ce275" office:value-type="string" calcext:value-type="string">
            <text:p>?</text:p>
          </table:table-cell>
          <table:table-cell table:style-name="ce275" office:value-type="string" calcext:value-type="string">
            <text:p>2302.10791</text:p>
          </table:table-cell>
          <table:table-cell table:style-name="ce275" table:number-columns-repeated="3"/>
          <table:table-cell table:style-name="ce275" office:value-type="string" calcext:value-type="string">
            <text:p>Journal paper</text:p>
          </table:table-cell>
          <table:table-cell table:style-name="ce440"/>
          <table:table-cell table:style-name="ce275" table:number-columns-repeated="2"/>
          <table:table-cell table:style-name="ce452" table:number-columns-repeated="2"/>
          <table:table-cell table:style-name="ce463" table:number-columns-repeated="1008"/>
          <table:table-cell table:number-columns-repeated="15360"/>
        </table:table-row>
        <table:table-row table:style-name="ro20">
          <table:table-cell table:style-name="ce272"/>
          <table:table-cell table:style-name="ce272" office:value-type="string" calcext:value-type="string">
            <text:p>Submitted 30/04/2020 ; rejected 01/06/2020</text:p>
          </table:table-cell>
          <table:table-cell table:style-name="ce370" office:value-type="string" calcext:value-type="string">
            <text:p>September 2025</text:p>
          </table:table-cell>
          <table:table-cell table:style-name="ce399" office:value-type="string" calcext:value-type="string">
            <text:p>Cities as they could be: Artificial Life and Urban Systems</text:p>
          </table:table-cell>
          <table:table-cell table:style-name="ce272" office:value-type="string" calcext:value-type="string">
            <text:p>Raimbault J.</text:p>
          </table:table-cell>
          <table:table-cell table:style-name="ce426" office:value-type="string" calcext:value-type="string">
            <text:p><text:span text:style-name="T5">Artificial Life 2020 Conference</text:span> ; Urban Science</text:p>
          </table:table-cell>
          <table:table-cell table:style-name="ce272" office:value-type="string" calcext:value-type="string">
            <text:p>2002.12926</text:p>
          </table:table-cell>
          <table:table-cell table:style-name="ce272" table:number-columns-repeated="3"/>
          <table:table-cell table:style-name="ce272" office:value-type="string" calcext:value-type="string">
            <text:p>Journal Paper</text:p>
          </table:table-cell>
          <table:table-cell table:style-name="ce439"/>
          <table:table-cell table:style-name="ce272" table:number-columns-repeated="4"/>
          <table:table-cell table:style-name="ce426" table:number-columns-repeated="1008"/>
          <table:table-cell table:number-columns-repeated="15360"/>
        </table:table-row>
        <table:table-row table:style-name="ro21">
          <table:table-cell table:style-name="ce270" table:number-columns-repeated="2"/>
          <table:table-cell table:style-name="ce329" office:value-type="string" calcext:value-type="string">
            <text:p>August 2025</text:p>
          </table:table-cell>
          <table:table-cell table:style-name="ce270" office:value-type="string" calcext:value-type="string">
            <text:p>An interdisciplinary bibliometric analysis of models for land-use and transport interactions</text:p>
          </table:table-cell>
          <table:table-cell table:style-name="ce270" office:value-type="string" calcext:value-type="string">
            <text:p>Raimbault J.</text:p>
          </table:table-cell>
          <table:table-cell table:style-name="ce271" office:value-type="string" calcext:value-type="string">
            <text:p>JTLU</text:p>
          </table:table-cell>
          <table:table-cell table:style-name="ce270" office:value-type="string" calcext:value-type="string">
            <text:p>2102.13501</text:p>
          </table:table-cell>
          <table:table-cell table:style-name="ce270" table:number-columns-repeated="3"/>
          <table:table-cell table:style-name="ce270" office:value-type="string" calcext:value-type="string">
            <text:p>Journal paper</text:p>
          </table:table-cell>
          <table:table-cell table:style-name="ce313"/>
          <table:table-cell table:style-name="ce270" table:number-columns-repeated="4"/>
          <table:table-cell table:style-name="ce457" table:number-columns-repeated="1008"/>
          <table:table-cell table:number-columns-repeated="15360"/>
        </table:table-row>
        <table:table-row table:style-name="ro21">
          <table:table-cell table:style-name="ce270" table:number-columns-repeated="2"/>
          <table:table-cell table:style-name="ce329" office:value-type="string" calcext:value-type="string">
            <text:p>August 2025</text:p>
          </table:table-cell>
          <table:table-cell table:style-name="ce270" office:value-type="string" calcext:value-type="string">
            <text:p>Complementarity of generative models for road networks</text:p>
          </table:table-cell>
          <table:table-cell table:style-name="ce270" office:value-type="string" calcext:value-type="string">
            <text:p>Raimbault J.</text:p>
          </table:table-cell>
          <table:table-cell table:style-name="ce271" office:value-type="string" calcext:value-type="string">
            <text:p><text:span text:style-name="T5">EPB</text:span> ; Computational Urban Science</text:p>
          </table:table-cell>
          <table:table-cell table:style-name="ce270" office:value-type="string" calcext:value-type="string">
            <text:p>2109.15206</text:p>
          </table:table-cell>
          <table:table-cell table:style-name="ce270" table:number-columns-repeated="3"/>
          <table:table-cell table:style-name="ce270" office:value-type="string" calcext:value-type="string">
            <text:p>Journal paper</text:p>
          </table:table-cell>
          <table:table-cell table:style-name="ce313"/>
          <table:table-cell table:style-name="ce270" table:number-columns-repeated="4"/>
          <table:table-cell table:style-name="ce457" table:number-columns-repeated="1008"/>
          <table:table-cell table:number-columns-repeated="15360"/>
        </table:table-row>
        <table:table-row table:style-name="ro8">
          <table:table-cell table:style-name="ce270" table:number-columns-repeated="2"/>
          <table:table-cell table:style-name="ce329" office:value-type="string" calcext:value-type="string">
            <text:p>July 2025</text:p>
          </table:table-cell>
          <table:table-cell table:style-name="ce270" office:value-type="string" calcext:value-type="string">
            <text:p>Urban sprawl and evolution of accessibility profiles in Chinese cities</text:p>
          </table:table-cell>
          <table:table-cell table:style-name="ce270" office:value-type="string" calcext:value-type="string">
            <text:p>Raimbault J.</text:p>
          </table:table-cell>
          <table:table-cell table:style-name="ce270" office:value-type="string" calcext:value-type="string">
            <text:p>Land Use Policy</text:p>
          </table:table-cell>
          <table:table-cell table:style-name="ce270" office:value-type="string" calcext:value-type="string">
            <text:p>2112.14319</text:p>
          </table:table-cell>
          <table:table-cell table:style-name="ce270" table:number-columns-repeated="3"/>
          <table:table-cell table:style-name="ce270" office:value-type="string" calcext:value-type="string">
            <text:p>Journal paper</text:p>
          </table:table-cell>
          <table:table-cell table:style-name="ce313"/>
          <table:table-cell table:style-name="ce270"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70"/>
          <table:table-cell table:style-name="ce269" table:number-columns-repeated="2"/>
          <table:table-cell table:style-name="ce456" table:number-columns-repeated="1008"/>
          <table:table-cell table:number-columns-repeated="15360"/>
        </table:table-row>
        <table:table-row table:style-name="ro8">
          <table:table-cell table:style-name="ce270" table:number-columns-repeated="2"/>
          <table:table-cell table:style-name="ce329" office:value-type="string" calcext:value-type="string">
            <text:p>July 2025</text:p>
          </table:table-cell>
          <table:table-cell table:style-name="ce270" office:value-type="string" calcext:value-type="string">
            <text:p>Trade-offs Simplu3d-UHI</text:p>
          </table:table-cell>
          <table:table-cell table:style-name="ce270" office:value-type="string" calcext:value-type="string">
            <text:p>Raimbault J.</text:p>
          </table:table-cell>
          <table:table-cell table:style-name="ce270" office:value-type="string" calcext:value-type="string">
            <text:p>?</text:p>
          </table:table-cell>
          <table:table-cell table:style-name="ce270" table:number-columns-repeated="5"/>
          <table:table-cell table:style-name="ce313"/>
          <table:table-cell table:style-name="ce270" table:number-columns-repeated="2"/>
          <table:table-cell table:style-name="ce269" table:number-columns-repeated="2"/>
          <table:table-cell table:style-name="ce456" table:number-columns-repeated="1008"/>
          <table:table-cell table:number-columns-repeated="15360"/>
        </table:table-row>
        <table:table-row table:style-name="ro5">
          <table:table-cell table:style-name="ce275" table:number-columns-repeated="2"/>
          <table:table-cell table:style-name="ce374" office:value-type="string" calcext:value-type="string">
            <text:p>July 2025</text:p>
          </table:table-cell>
          <table:table-cell table:style-name="ce275" office:value-type="string" calcext:value-type="string">
            <text:p>Vers des Géocommuns pour une gestion durable des territoires</text:p>
          </table:table-cell>
          <table:table-cell table:style-name="ce275" office:value-type="string" calcext:value-type="string">
            <text:p>Raimbault J.</text:p>
          </table:table-cell>
          <table:table-cell table:style-name="ce275" office:value-type="string" calcext:value-type="string">
            <text:p>Journées Scientifiques de Rochebrune 2023</text:p>
          </table:table-cell>
          <table:table-cell table:style-name="ce275" table:number-columns-repeated="4"/>
          <table:table-cell table:style-name="ce275" office:value-type="string" calcext:value-type="string">
            <text:p>Proceedings</text:p>
          </table:table-cell>
          <table:table-cell table:style-name="ce440"/>
          <table:table-cell table:style-name="ce275" table:number-columns-repeated="2"/>
          <table:table-cell table:style-name="ce452" table:number-columns-repeated="2"/>
          <table:table-cell table:style-name="ce463" table:number-columns-repeated="1008"/>
          <table:table-cell table:number-columns-repeated="15360"/>
        </table:table-row>
        <table:table-row table:style-name="ro9">
          <table:table-cell table:style-name="ce270" table:number-columns-repeated="2"/>
          <table:table-cell table:style-name="ce329" office:value-type="string" calcext:value-type="string">
            <text:p>June 2025</text:p>
          </table:table-cell>
          <table:table-cell table:style-name="ce270" office:value-type="string" calcext:value-type="string">
            <text:p>City growth regularities</text:p>
          </table:table-cell>
          <table:table-cell table:style-name="ce270" office:value-type="string" calcext:value-type="string">
            <text:p>Raimbault J., Fragklias M.</text:p>
          </table:table-cell>
          <table:table-cell table:style-name="ce270" office:value-type="string" calcext:value-type="string">
            <text:p>Urban Complexity Compendium</text:p>
          </table:table-cell>
          <table:table-cell table:style-name="ce270" table:number-columns-repeated="4"/>
          <table:table-cell table:style-name="ce270" office:value-type="string" calcext:value-type="string">
            <text:p>Book chapter</text:p>
          </table:table-cell>
          <table:table-cell table:style-name="ce313"/>
          <table:table-cell table:style-name="ce270" table:number-columns-repeated="4"/>
          <table:table-cell table:style-name="ce457" table:number-columns-repeated="1008"/>
          <table:table-cell table:number-columns-repeated="15360"/>
        </table:table-row>
        <table:table-row table:style-name="ro14">
          <table:table-cell table:style-name="ce275"/>
          <table:table-cell table:style-name="ce275" office:value-type="string" calcext:value-type="string">
            <text:p>Submitted 04/09/2020 ; revision 23/10/2020 ; auto withdrawn 07/08/2021</text:p>
          </table:table-cell>
          <table:table-cell table:style-name="ce378" office:value-type="string" calcext:value-type="string">
            <text:p>June 2025</text:p>
          </table:table-cell>
          <table:table-cell table:style-name="ce275" office:value-type="string" calcext:value-type="string">
            <text:p>A comparison of simple models for urban morphogenesis</text:p>
          </table:table-cell>
          <table:table-cell table:style-name="ce275" office:value-type="string" calcext:value-type="string">
            <text:p>Raimbault J.</text:p>
          </table:table-cell>
          <table:table-cell table:style-name="ce275" office:value-type="string" calcext:value-type="string">
            <text:p><text:span text:style-name="T5">PLOS ONE</text:span> ; CEUS</text:p>
          </table:table-cell>
          <table:table-cell table:style-name="ce275" office:value-type="string" calcext:value-type="string">
            <text:p>2008.13277</text:p>
          </table:table-cell>
          <table:table-cell table:style-name="ce275" table:number-columns-repeated="3"/>
          <table:table-cell table:style-name="ce275" office:value-type="string" calcext:value-type="string">
            <text:p>Journal paper</text:p>
          </table:table-cell>
          <table:table-cell table:style-name="ce440"/>
          <table:table-cell table:style-name="ce275" office:value-type="string" calcext:value-type="string">
            <text:p>Special issue urban complexity DEADLINE 04/09/2020</text:p>
          </table:table-cell>
          <table:table-cell table:style-name="ce275"/>
          <table:table-cell table:style-name="ce452" table:number-columns-repeated="2"/>
          <table:table-cell table:style-name="ce463" table:number-columns-repeated="1008"/>
          <table:table-cell table:number-columns-repeated="15360"/>
        </table:table-row>
        <table:table-row table:style-name="ro22">
          <table:table-cell table:style-name="ce272"/>
          <table:table-cell table:style-name="ce272" office:value-type="string" calcext:value-type="string">
            <text:p>Submitted 06/03/2020 ; cancelled 20/04/2020 ; submitted 11/09/2020 ; revision 17/11/2020 ; auto withdrawn 07/08/2021 ; submitted 23/05/2022 ; rejected 13/07/2022 (notif 13/10/2022)</text:p>
          </table:table-cell>
          <table:table-cell table:style-name="ce370" office:value-type="string" calcext:value-type="string">
            <text:p>June 2025</text:p>
          </table:table-cell>
          <table:table-cell table:style-name="ce400" office:value-type="string" calcext:value-type="string">
            <text:p>Modelling growth of urban firm networks</text:p>
          </table:table-cell>
          <table:table-cell table:style-name="ce272" office:value-type="string" calcext:value-type="string">
            <text:p>Raimbault J., Zdanowska N., Arcaute E.</text:p>
          </table:table-cell>
          <table:table-cell table:style-name="ce426" office:value-type="string" calcext:value-type="string">
            <text:p><text:span text:style-name="T5">NetSci 2020 Conference</text:span> ; <text:span text:style-name="T5">PLOS ONE</text:span> ; Urban Studies</text:p>
          </table:table-cell>
          <table:table-cell table:style-name="ce272" office:value-type="string" calcext:value-type="string">
            <text:p>2009.05528</text:p>
          </table:table-cell>
          <table:table-cell table:style-name="ce272" table:number-columns-repeated="3"/>
          <table:table-cell table:style-name="ce272" office:value-type="string" calcext:value-type="string">
            <text:p>Journal Paper</text:p>
          </table:table-cell>
          <table:table-cell table:style-name="ce439"/>
          <table:table-cell table:style-name="ce272" office:value-type="string" calcext:value-type="string">
            <text:p>NetSci CS track cancelled</text:p>
          </table:table-cell>
          <table:table-cell table:style-name="ce272" table:number-columns-repeated="3"/>
          <table:table-cell table:style-name="ce426" table:number-columns-repeated="1008"/>
          <table:table-cell table:number-columns-repeated="15360"/>
        </table:table-row>
        <table:table-row table:style-name="ro6">
          <table:table-cell table:style-name="ce273"/>
          <table:table-cell table:style-name="ce273" office:value-type="string" calcext:value-type="string">
            <text:p>Submitted 31/01/2021 ; minor revision 03/032021 ; withdrawn automatically 01/11/2021</text:p>
          </table:table-cell>
          <table:table-cell table:style-name="ce380" office:value-type="string" calcext:value-type="string">
            <text:p>May 2025</text:p>
          </table:table-cell>
          <table:table-cell table:style-name="ce273" office:value-type="string" calcext:value-type="string">
            <text:p>Strong coupling between scales in a multi-scalar model of urban dynamics</text:p>
          </table:table-cell>
          <table:table-cell table:style-name="ce273" office:value-type="string" calcext:value-type="string">
            <text:p>Raimbault J.</text:p>
          </table:table-cell>
          <table:table-cell table:style-name="ce273" office:value-type="string" calcext:value-type="string">
            <text:p><text:span text:style-name="T5">CEUS </text:span>; <text:span text:style-name="T5">IJGI</text:span> ; <text:span text:style-name="T5">Artificial Life</text:span> ; Urban Informatics</text:p>
          </table:table-cell>
          <table:table-cell table:style-name="ce273" office:value-type="string" calcext:value-type="string">
            <text:p>2101.12725</text:p>
          </table:table-cell>
          <table:table-cell table:style-name="ce273" table:number-columns-repeated="3"/>
          <table:table-cell table:style-name="ce273" office:value-type="string" calcext:value-type="string">
            <text:p>Journal paper</text:p>
          </table:table-cell>
          <table:table-cell table:style-name="ce309"/>
          <table:table-cell table:style-name="ce273"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73" table:number-columns-repeated="3"/>
          <table:table-cell table:style-name="ce459" table:number-columns-repeated="1008"/>
          <table:table-cell table:number-columns-repeated="15360"/>
        </table:table-row>
        <table:table-row table:style-name="ro1">
          <table:table-cell table:style-name="ce285" office:value-type="string" calcext:value-type="string">
            <text:p>in production</text:p>
          </table:table-cell>
          <table:table-cell table:style-name="ce285" office:value-type="string" calcext:value-type="string">
            <text:p>Submitted 26/11/2024 ; minor revision 29/11/2024 ; submitted v finale 06/12/2024 [un peu après ?] </text:p>
          </table:table-cell>
          <table:table-cell table:style-name="ce381" office:value-type="string" calcext:value-type="string">
            <text:p>May 2024</text:p>
          </table:table-cell>
          <table:table-cell table:style-name="ce285" office:value-type="string" calcext:value-type="string">
            <text:p>Modélisation de la co-évolution transport / territoire : perspectives multiscalaires</text:p>
          </table:table-cell>
          <table:table-cell table:style-name="ce285" office:value-type="string" calcext:value-type="string">
            <text:p>Le Nechet F., Raimbault J.</text:p>
          </table:table-cell>
          <table:table-cell table:style-name="ce285" office:value-type="string" calcext:value-type="string">
            <text:p>ISTE Encyclopedie Geographie</text:p>
          </table:table-cell>
          <table:table-cell table:style-name="ce285" table:number-columns-repeated="4"/>
          <table:table-cell table:style-name="ce285" office:value-type="string" calcext:value-type="string">
            <text:p>Book chapter</text:p>
          </table:table-cell>
          <table:table-cell table:style-name="ce441"/>
          <table:table-cell table:style-name="ce285" table:number-columns-repeated="4"/>
          <table:table-cell table:style-name="ce464" table:number-columns-repeated="1008"/>
          <table:table-cell table:number-columns-repeated="15360"/>
        </table:table-row>
        <table:table-row table:style-name="ro23">
          <table:table-cell table:style-name="ce285" office:value-type="string" calcext:value-type="string">
            <text:p>in production</text:p>
          </table:table-cell>
          <table:table-cell table:style-name="ce285" office:value-type="string" calcext:value-type="string">
            <text:p>Submitted 31/01/2020 ; minor revision 05/01/2022 ; submitted 05/10/2022 ; in production 10/07/2023 ; proof 1 13/07/2023, proof 2 25/10/2023 ; v3 16/05/2024 ; v4 22/05/2024 ; proof vEN 18/03/2025 ; proofed 27/03/2025</text:p>
          </table:table-cell>
          <table:table-cell table:style-name="ce381" office:value-type="string" calcext:value-type="string">
            <text:p>January 2020</text:p>
          </table:table-cell>
          <table:table-cell table:style-name="ce285" office:value-type="string" calcext:value-type="string">
            <text:p>Hierarchy and co-evolution processes in urban systems</text:p>
          </table:table-cell>
          <table:table-cell table:style-name="ce285" office:value-type="string" calcext:value-type="string">
            <text:p>Raimbault J.</text:p>
          </table:table-cell>
          <table:table-cell table:style-name="ce285" office:value-type="string" calcext:value-type="string">
            <text:p>ISTE Encyclopedie Geographie</text:p>
          </table:table-cell>
          <table:table-cell table:style-name="ce285" office:value-type="string" calcext:value-type="string">
            <text:p>2001.11989</text:p>
          </table:table-cell>
          <table:table-cell table:style-name="ce285" table:number-columns-repeated="3"/>
          <table:table-cell table:style-name="ce285" office:value-type="string" calcext:value-type="string">
            <text:p>Book chapter</text:p>
          </table:table-cell>
          <table:table-cell table:style-name="ce441"/>
          <table:table-cell table:style-name="ce285" office:value-type="string" calcext:value-type="string">
            <text:p>(translated EN → FR)</text:p>
          </table:table-cell>
          <table:table-cell table:style-name="ce285" table:number-columns-repeated="3"/>
          <table:table-cell table:style-name="ce464" table:number-columns-repeated="1008"/>
          <table:table-cell table:number-columns-repeated="15360"/>
        </table:table-row>
        <table:table-row table:style-name="ro24">
          <table:table-cell table:style-name="ce302" office:value-type="string" calcext:value-type="string">
            <text:p>published</text:p>
          </table:table-cell>
          <table:table-cell table:style-name="ce302" office:value-type="string" calcext:value-type="string">
            <text:p>Submitted 22/12/2023 ; refused 05/03/2024 ; submitted 21/06/2024 ; withdrawn 05/08/2024 ; submitted 08/08/2024 ; rejected 18/10/2024 ; submitted 06/01/2025 ; major revision 20/02/2025 [ddl 06/03] ; submitted 07/03/2025 (minor correc after submission 06/03) ; modif (lower self-cit) 24/03/2025 ; accepted 26/03/2025 ; edited EN 02/04, proof 02/04,published 03/04, [04/04 minor edits – updated]</text:p>
          </table:table-cell>
          <table:table-cell table:style-name="ce385" office:value-type="string" calcext:value-type="string">
            <text:p>March 2025</text:p>
          </table:table-cell>
          <table:table-cell table:style-name="ce401" office:value-type="string" calcext:value-type="string">
            <text:p>A building changes model to support comparative studies and open discussions on densification</text:p>
          </table:table-cell>
          <table:table-cell table:style-name="ce302" office:value-type="string" calcext:value-type="string">
            <text:p><text:span text:style-name="T4">Bucher B., Raimbault J.,</text:span> Ndim M., Olteanu-Raimond A.-M., Perret J., Demski S., Jehling M.</text:p>
          </table:table-cell>
          <table:table-cell table:style-name="ce427" office:value-type="string" calcext:value-type="string">
            <text:p><text:span text:style-name="T5">AGILE 2024</text:span> ; <text:span text:style-name="T5">Journal of Geovisualization and Spatial Analysis</text:span> ; <text:span text:style-name="T5">CEUS</text:span> ; ISPRS Int. J. Geo-Inf.</text:p>
          </table:table-cell>
          <table:table-cell table:style-name="ce302" table:number-columns-repeated="2"/>
          <table:table-cell table:style-name="ce432" office:value-type="string" calcext:value-type="string">
            <text:p><text:a xlink:href="https://www.mdpi.com/2220-9964/14/4/155" xlink:type="simple">https://www.mdpi.com/2220-9964/14/4/155</text:a></text:p>
          </table:table-cell>
          <table:table-cell table:style-name="ce434" office:value-type="string" calcext:value-type="string">
            <text:p>10.3390/ijgi14040155</text:p>
          </table:table-cell>
          <table:table-cell table:style-name="ce302" office:value-type="string" calcext:value-type="string">
            <text:p>Journal paper</text:p>
          </table:table-cell>
          <table:table-cell table:style-name="ce393"/>
          <table:table-cell table:style-name="ce302" office:value-type="string" calcext:value-type="string">
            <text:p><text:span text:style-name="T4">AGILE 2024 : refused as full paper but accept as abstract → Communications, switch to Journal paper ; SI JGSA : </text:span><text:span text:style-name="T4"><text:a xlink:href="https://link.springer.com/journal/41651/updates/26567690" xlink:type="simple">https://link.springer.com/journal/41651/updates/26567690</text:a></text:span><text:span text:style-name="T4"> ; CEUS reject ; IJGI chge title : old : Can we understand densification through the survey of buildings over time? First lessons from an experiment with a collaborative dashboard</text:span></text:p>
          </table:table-cell>
          <table:table-cell table:style-name="ce302" table:number-columns-repeated="3"/>
          <table:table-cell table:style-name="ce465" table:number-columns-repeated="1008"/>
          <table:table-cell table:style-name="ce433" table:number-columns-repeated="15360"/>
        </table:table-row>
        <table:table-row table:style-name="ro21">
          <table:table-cell table:style-name="ce302" office:value-type="string" calcext:value-type="string">
            <text:p>published</text:p>
          </table:table-cell>
          <table:table-cell table:style-name="ce302" office:value-type="string" calcext:value-type="string">
            <text:p>Submitted 19/09/2024</text:p>
          </table:table-cell>
          <table:table-cell table:style-name="ce387" office:value-type="string" calcext:value-type="string">
            <text:p>September 2024</text:p>
          </table:table-cell>
          <table:table-cell table:style-name="ce402" office:value-type="string" calcext:value-type="string">
            <text:p>Who drives urban densification? – Linking landownership and spatial dynamics</text:p>
          </table:table-cell>
          <table:table-cell table:style-name="ce419" office:value-type="string" calcext:value-type="string">
            <text:p>Ehrhardt D., Sommer F., Ndim M., Raimbault J., Hartmann T., Jehling M.</text:p>
          </table:table-cell>
          <table:table-cell table:style-name="ce428" office:value-type="string" calcext:value-type="string">
            <text:p>Raumforschung und Raumordnung | Spatial Research and Planning</text:p>
          </table:table-cell>
          <table:table-cell table:style-name="ce302" table:number-columns-repeated="2"/>
          <table:table-cell table:style-name="ce432" office:value-type="string" calcext:value-type="string">
            <text:p><text:a xlink:href="https://rur.oekom.de/index.php/rur/article/view/2977" xlink:type="simple">https://rur.oekom.de/index.php/rur/article/view/2977</text:a></text:p>
          </table:table-cell>
          <table:table-cell table:style-name="ce434" office:value-type="string" calcext:value-type="string">
            <text:p>10.14512/rur.2977</text:p>
          </table:table-cell>
          <table:table-cell table:style-name="ce302" office:value-type="string" calcext:value-type="string">
            <text:p>Journal paper</text:p>
          </table:table-cell>
          <table:table-cell table:style-name="ce393"/>
          <table:table-cell table:style-name="ce302" table:number-columns-repeated="4"/>
          <table:table-cell table:style-name="ce465" table:number-columns-repeated="1008"/>
          <table:table-cell table:style-name="ce433" table:number-columns-repeated="15360"/>
        </table:table-row>
        <table:table-row table:style-name="ro25">
          <table:table-cell table:style-name="ce302" office:value-type="string" calcext:value-type="string">
            <text:p>published</text:p>
          </table:table-cell>
          <table:table-cell table:style-name="ce302" office:value-type="string" calcext:value-type="string">
            <text:p>Submitted 30/04/2024 ; minor revision 01/05/2024 ; v2 16/05/2024 ; minor revision 17/05 ; vfinale submitted 22/10/2024 ; prod 23/10 ; published 08/11/2024 ; trad EN 08/11/2024 ; trad ES 08/11/2024</text:p>
          </table:table-cell>
          <table:table-cell table:style-name="ce385" office:value-type="string" calcext:value-type="string">
            <text:p>May 2024</text:p>
          </table:table-cell>
          <table:table-cell table:style-name="ce401" office:value-type="string" calcext:value-type="string">
            <text:p>Les jumeaux numériques : une médiation territoriale à surveiller</text:p>
          </table:table-cell>
          <table:table-cell table:style-name="ce302" office:value-type="string" calcext:value-type="string">
            <text:p>Raimbault J.</text:p>
          </table:table-cell>
          <table:table-cell table:style-name="ce305" office:value-type="string" calcext:value-type="string">
            <text:p>Cybergeo</text:p>
          </table:table-cell>
          <table:table-cell table:style-name="ce302" table:number-columns-repeated="2"/>
          <table:table-cell table:style-name="ce432" office:value-type="string" calcext:value-type="string">
            <text:p><text:a xlink:href="https://journals.openedition.org/cybergeo/41397" xlink:type="simple">https://journals.openedition.org/cybergeo/41397</text:a></text:p>
          </table:table-cell>
          <table:table-cell table:style-name="ce302"/>
          <table:table-cell table:style-name="ce302" office:value-type="string" calcext:value-type="string">
            <text:p>Invited</text:p>
          </table:table-cell>
          <table:table-cell table:style-name="ce393"/>
          <table:table-cell table:style-name="ce302" office:value-type="string" calcext:value-type="string">
            <text:p>trad EN : <text:a xlink:href="https://journals.openedition.org/cybergeo/41398" xlink:type="simple">https://journals.openedition.org/cybergeo/41398</text:a> ; trad ES : <text:a xlink:href="https://journals.openedition.org/cybergeo/41402" xlink:type="simple">https://journals.openedition.org/cybergeo/41402</text:a></text:p>
          </table:table-cell>
          <table:table-cell table:style-name="ce302" table:number-columns-repeated="3"/>
          <table:table-cell table:style-name="ce465" table:number-columns-repeated="1008"/>
          <table:table-cell table:number-columns-repeated="15360"/>
        </table:table-row>
        <table:table-row table:style-name="ro1">
          <table:table-cell table:style-name="ce305" office:value-type="string" calcext:value-type="string">
            <text:p>published</text:p>
          </table:table-cell>
          <table:table-cell table:style-name="ce305" office:value-type="string" calcext:value-type="string">
            <text:p>Submitted 04/03/2024 ; accepted 20/03/2024 ; camera ready 11/04/2024 ; published 23/05/2024</text:p>
          </table:table-cell>
          <table:table-cell table:style-name="ce388" office:value-type="string" calcext:value-type="string">
            <text:p>April 2024</text:p>
          </table:table-cell>
          <table:table-cell table:style-name="ce404" office:value-type="string" calcext:value-type="string">
            <text:p>Benchmarking algorithms for matching geospatial vector data</text:p>
          </table:table-cell>
          <table:table-cell table:style-name="ce305" office:value-type="string" calcext:value-type="string">
            <text:p>Guardiola P., Raimbault J., Olteanu-Raimond A.-M., Perret J.</text:p>
          </table:table-cell>
          <table:table-cell table:style-name="ce305" office:value-type="string" calcext:value-type="string">
            <text:p>FRCCS 2024</text:p>
          </table:table-cell>
          <table:table-cell table:style-name="ce305"/>
          <table:table-cell table:style-name="ce305" office:value-type="string" calcext:value-type="string">
            <text:p>hal-04651928</text:p>
          </table:table-cell>
          <table:table-cell table:style-name="ce305" office:value-type="string" calcext:value-type="string">
            <text:p><text:a xlink:href="https://zenodo.org/records/11267401" xlink:type="simple">https://zenodo.org/records/11267401</text:a></text:p>
          </table:table-cell>
          <table:table-cell table:style-name="ce433" office:value-type="string" calcext:value-type="string">
            <text:p>10.5281/zenodo.11267401</text:p>
          </table:table-cell>
          <table:table-cell table:style-name="ce305" office:value-type="string" calcext:value-type="string">
            <text:p>Proceedings</text:p>
          </table:table-cell>
          <table:table-cell table:style-name="ce305"/>
          <table:table-cell table:style-name="ce305" office:value-type="string" calcext:value-type="string">
            <text:p>doi proceedings : 10.5281/zenodo.11267401 ; short paper (4p) ; presented 31/05/2024</text:p>
          </table:table-cell>
          <table:table-cell table:style-name="ce429" table:number-columns-repeated="1011"/>
          <table:table-cell table:number-columns-repeated="15360"/>
        </table:table-row>
        <table:table-row table:style-name="ro22">
          <table:table-cell table:style-name="ce305" office:value-type="string" calcext:value-type="string">
            <text:p>published</text:p>
          </table:table-cell>
          <table:table-cell table:style-name="ce305" office:value-type="string" calcext:value-type="string">
            <text:p>Submitted 13/03/2023 ; accepted 01/05/2023 ; camera ready 18/05/2023 ; published 24/07/2023</text:p>
          </table:table-cell>
          <table:table-cell table:style-name="ce392" office:value-type="string" calcext:value-type="string">
            <text:p>March 2023</text:p>
          </table:table-cell>
          <table:table-cell table:style-name="ce408" office:value-type="string" calcext:value-type="string">
            <text:p>Innovation dynamics in multi-scalar systems of cities</text:p>
          </table:table-cell>
          <table:table-cell table:style-name="ce305" office:value-type="string" calcext:value-type="string">
            <text:p>Raimbault J., Pumain D.</text:p>
          </table:table-cell>
          <table:table-cell table:style-name="ce429" office:value-type="string" calcext:value-type="string">
            <text:p>Artificial Life 2023 Conference</text:p>
          </table:table-cell>
          <table:table-cell table:style-name="ce305"/>
          <table:table-cell table:style-name="ce305" office:value-type="string" calcext:value-type="string">
            <text:p>hal-04428272</text:p>
          </table:table-cell>
          <table:table-cell table:style-name="ce305" office:value-type="string" calcext:value-type="string">
            <text:p><text:a xlink:href="https://direct.mit.edu/isal/proceedings/isal/35/143/116946" xlink:type="simple">https://direct.mit.edu/isal/proceedings/isal/35/143/116946</text:a></text:p>
          </table:table-cell>
          <table:table-cell table:style-name="ce305" office:value-type="string" calcext:value-type="string">
            <text:p>10.1162/isal_a_00702</text:p>
          </table:table-cell>
          <table:table-cell table:style-name="ce305" office:value-type="string" calcext:value-type="string">
            <text:p>Proceedings</text:p>
          </table:table-cell>
          <table:table-cell table:style-name="ce388"/>
          <table:table-cell table:style-name="ce305"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305" table:number-columns-repeated="3"/>
          <table:table-cell table:style-name="ce429" table:number-columns-repeated="1008"/>
          <table:table-cell table:number-columns-repeated="15360"/>
        </table:table-row>
        <table:table-row table:style-name="ro22">
          <table:table-cell table:style-name="ce305" office:value-type="string" calcext:value-type="string">
            <text:p>published</text:p>
          </table:table-cell>
          <table:table-cell table:style-name="ce305" office:value-type="string" calcext:value-type="string">
            <text:p>Submitted 06/03/2023 ; accepted 21/03/2023 ; camera ready 06/04/2023 ; publishjed 31/05/2023</text:p>
          </table:table-cell>
          <table:table-cell table:style-name="ce392" office:value-type="string" calcext:value-type="string">
            <text:p>March 2023</text:p>
          </table:table-cell>
          <table:table-cell table:style-name="ce408" office:value-type="string" calcext:value-type="string">
            <text:p>Exploring and optimising infectious disease policies with a stylised agent-based model</text:p>
          </table:table-cell>
          <table:table-cell table:style-name="ce305" office:value-type="string" calcext:value-type="string">
            <text:p>Kang J., Raimbault J.</text:p>
          </table:table-cell>
          <table:table-cell table:style-name="ce429" office:value-type="string" calcext:value-type="string">
            <text:p>FRCCS 2023</text:p>
          </table:table-cell>
          <table:table-cell table:style-name="ce305"/>
          <table:table-cell table:style-name="ce305" office:value-type="string" calcext:value-type="string">
            <text:p>hal-04428487</text:p>
          </table:table-cell>
          <table:table-cell table:style-name="ce305" office:value-type="string" calcext:value-type="string">
            <text:p><text:a xlink:href="https://zenodo.org/record/7957531" xlink:type="simple">https://zenodo.org/record/7957531</text:a></text:p>
          </table:table-cell>
          <table:table-cell table:style-name="ce305" office:value-type="string" calcext:value-type="string">
            <text:p>10.5281/zenodo.7957531</text:p>
          </table:table-cell>
          <table:table-cell table:style-name="ce305" office:value-type="string" calcext:value-type="string">
            <text:p>Proceedings</text:p>
          </table:table-cell>
          <table:table-cell table:style-name="ce388"/>
          <table:table-cell table:style-name="ce305" table:number-columns-repeated="4"/>
          <table:table-cell table:style-name="ce429" table:number-columns-repeated="1008"/>
          <table:table-cell table:number-columns-repeated="15360"/>
        </table:table-row>
        <table:table-row table:style-name="ro26">
          <table:table-cell table:style-name="ce302" office:value-type="string" calcext:value-type="string">
            <text:p>published</text:p>
          </table:table-cell>
          <table:table-cell table:style-name="ce302" office:value-type="string" calcext:value-type="string">
            <text:p>Abstract submitted 14/03/2022 ; presented 06/04/2022 ; submitted 11/07/2022 ; published 26/03/2023</text:p>
          </table:table-cell>
          <table:table-cell table:style-name="ce385" office:value-type="string" calcext:value-type="string">
            <text:p>March 2022</text:p>
          </table:table-cell>
          <table:table-cell table:style-name="ce302" office:value-type="string" calcext:value-type="string">
            <text:p>Complex systems science and urban science: towards applications to sustainability trade-offs in territorial systems</text:p>
          </table:table-cell>
          <table:table-cell table:style-name="ce302" office:value-type="string" calcext:value-type="string">
            <text:p>Raimbault J., Pumain D.</text:p>
          </table:table-cell>
          <table:table-cell table:style-name="ce302" office:value-type="string" calcext:value-type="string">
            <text:p>Journées Scientifiques de Rochebrune 2022</text:p>
          </table:table-cell>
          <table:table-cell table:style-name="ce302" office:value-type="string" calcext:value-type="string">
            <text:p>2209.07373</text:p>
          </table:table-cell>
          <table:table-cell table:style-name="ce302" office:value-type="string" calcext:value-type="string">
            <text:p>hal-04428414 ; TODO corr auteur pub AFSCET</text:p>
          </table:table-cell>
          <table:table-cell table:style-name="ce433" office:value-type="string" calcext:value-type="string">
            <text:p>http://www.res-systemica.org/afscet/resSystemica/vol25-rochebrune-2022/res-systemica-vol-25-art-08.pdf</text:p>
          </table:table-cell>
          <table:table-cell table:style-name="ce433" office:value-type="string" calcext:value-type="string">
            <text:p>.</text:p>
          </table:table-cell>
          <table:table-cell table:style-name="ce302" office:value-type="string" calcext:value-type="string">
            <text:p>Proceedings</text:p>
          </table:table-cell>
          <table:table-cell table:style-name="ce393"/>
          <table:table-cell table:style-name="ce302" office:value-type="string" calcext:value-type="string">
            <text:p>ISBN:979-10-359-9815-8 ; EAN:9791035998158</text:p>
          </table:table-cell>
          <table:table-cell table:style-name="ce302"/>
          <table:table-cell table:style-name="ce454" table:number-columns-repeated="2"/>
          <table:table-cell table:style-name="ce467" table:number-columns-repeated="1008"/>
          <table:table-cell table:number-columns-repeated="15360"/>
        </table:table-row>
        <table:table-row table:style-name="ro27">
          <table:table-cell table:style-name="ce302" office:value-type="string" calcext:value-type="string">
            <text:p>published</text:p>
          </table:table-cell>
          <table:table-cell table:style-name="ce302" office:value-type="string" calcext:value-type="string">
            <text:p>Submitted 20/02/2023 ; published 24/02/2023</text:p>
          </table:table-cell>
          <table:table-cell table:style-name="ce387" office:value-type="string" calcext:value-type="string">
            <text:p>February 2023</text:p>
          </table:table-cell>
          <table:table-cell table:style-name="ce409" office:value-type="string" calcext:value-type="string">
            <text:p>Denise Pumain, visions and innovations pushing forward Open Science</text:p>
          </table:table-cell>
          <table:table-cell table:style-name="ce302" office:value-type="string" calcext:value-type="string">
            <text:p>Raimbault J.</text:p>
          </table:table-cell>
          <table:table-cell table:style-name="ce302" office:value-type="string" calcext:value-type="string">
            <text:p>Cybergeo</text:p>
          </table:table-cell>
          <table:table-cell table:style-name="ce302" table:number-columns-repeated="2"/>
          <table:table-cell table:style-name="ce302" office:value-type="string" calcext:value-type="string">
            <text:p><text:a xlink:href="https://journals.openedition.org/cybergeo/40196" xlink:type="simple">https://journals.openedition.org/cybergeo/40196</text:a></text:p>
          </table:table-cell>
          <table:table-cell table:style-name="ce302"/>
          <table:table-cell table:style-name="ce302" office:value-type="string" calcext:value-type="string">
            <text:p>Invited</text:p>
          </table:table-cell>
          <table:table-cell table:style-name="ce393"/>
          <table:table-cell table:style-name="ce302" table:number-columns-repeated="2"/>
          <table:table-cell table:style-name="ce454" table:number-columns-repeated="2"/>
          <table:table-cell table:style-name="ce467" table:number-columns-repeated="1008"/>
          <table:table-cell table:number-columns-repeated="15360"/>
        </table:table-row>
        <table:table-row table:style-name="ro28">
          <table:table-cell table:style-name="ce302" office:value-type="string" calcext:value-type="string">
            <text:p>published</text:p>
          </table:table-cell>
          <table:table-cell table:style-name="ce302" office:value-type="string" calcext:value-type="string">
            <text:p>Submitted 14/03/2022 ; accepted 28/04/2022 ; camera ready 20/05/2022 ; published 18/07/2022</text:p>
          </table:table-cell>
          <table:table-cell table:style-name="ce385" office:value-type="string" calcext:value-type="string">
            <text:p>March 2022</text:p>
          </table:table-cell>
          <table:table-cell table:style-name="ce302" office:value-type="string" calcext:value-type="string">
            <text:p>Innovation and informal knowledge exchanges between firms</text:p>
          </table:table-cell>
          <table:table-cell table:style-name="ce302" office:value-type="string" calcext:value-type="string">
            <text:p>Raimbault J.</text:p>
          </table:table-cell>
          <table:table-cell table:style-name="ce302" office:value-type="string" calcext:value-type="string">
            <text:p>Artificial Life 2022 Conference</text:p>
          </table:table-cell>
          <table:table-cell table:style-name="ce302" office:value-type="string" calcext:value-type="string">
            <text:p>2208.14719</text:p>
          </table:table-cell>
          <table:table-cell table:style-name="ce302" office:value-type="string" calcext:value-type="string">
            <text:p>hal-04420093</text:p>
          </table:table-cell>
          <table:table-cell table:style-name="ce302" office:value-type="string" calcext:value-type="string">
            <text:p><text:a xlink:href="https://direct.mit.edu/isal/proceedings/isal/34/79/112242" xlink:type="simple">https://direct.mit.edu/isal/proceedings/isal/34/79/112242</text:a></text:p>
          </table:table-cell>
          <table:table-cell table:style-name="ce302" office:value-type="string" calcext:value-type="string">
            <text:p>10.1162/isal_a_005567</text:p>
          </table:table-cell>
          <table:table-cell table:style-name="ce302" office:value-type="string" calcext:value-type="string">
            <text:p>Proceedings</text:p>
          </table:table-cell>
          <table:table-cell table:style-name="ce393"/>
          <table:table-cell table:style-name="ce302" table:number-columns-repeated="2"/>
          <table:table-cell table:style-name="ce454" table:number-columns-repeated="2"/>
          <table:table-cell table:style-name="ce467" table:number-columns-repeated="1008"/>
          <table:table-cell table:number-columns-repeated="15360"/>
        </table:table-row>
        <table:table-row table:style-name="ro27">
          <table:table-cell table:style-name="ce302" office:value-type="string" calcext:value-type="string">
            <text:p>published</text:p>
          </table:table-cell>
          <table:table-cell table:style-name="ce302" office:value-type="string" calcext:value-type="string">
            <text:p>Submitted 24/12/2021 ; revision 03/03/2022 ; submitted 10/05/2022 ; accepted 11/05/2022</text:p>
          </table:table-cell>
          <table:table-cell table:style-name="ce385" office:value-type="string" calcext:value-type="string">
            <text:p>December 2021</text:p>
          </table:table-cell>
          <table:table-cell table:style-name="ce302" office:value-type="string" calcext:value-type="string">
            <text:p>Trade-offs between sustainable development goals in systems of cities</text:p>
          </table:table-cell>
          <table:table-cell table:style-name="ce302" office:value-type="string" calcext:value-type="string">
            <text:p>Raimbault J., Pumain D.</text:p>
          </table:table-cell>
          <table:table-cell table:style-name="ce302" office:value-type="string" calcext:value-type="string">
            <text:p>Journal of Urban Management</text:p>
          </table:table-cell>
          <table:table-cell table:style-name="ce302" office:value-type="string" calcext:value-type="string">
            <text:p>2111.1554</text:p>
          </table:table-cell>
          <table:table-cell table:style-name="ce302" office:value-type="string" calcext:value-type="string">
            <text:p>hal-03764841</text:p>
          </table:table-cell>
          <table:table-cell table:style-name="ce302" office:value-type="string" calcext:value-type="string">
            <text:p><text:a xlink:href="https://www.sciencedirect.com/science/article/pii/S2226585622000346" xlink:type="simple">https://www.sciencedirect.com/science/article/pii/S2226585622000346</text:a></text:p>
          </table:table-cell>
          <table:table-cell table:style-name="ce302" office:value-type="string" calcext:value-type="string">
            <text:p>10.1016/j.jum.2022.05.008</text:p>
          </table:table-cell>
          <table:table-cell table:style-name="ce302" office:value-type="string" calcext:value-type="string">
            <text:p>Journal paper</text:p>
          </table:table-cell>
          <table:table-cell table:style-name="ce393"/>
          <table:table-cell table:style-name="ce302" office:value-type="string" calcext:value-type="string">
            <text:p>Special issue <text:a xlink:href="https://www.journals.elsevier.com/sustainable-cities-and-society/" xlink:type="simple">https://www.journals.elsevier.com/sustainable-cities-and-society/</text:a></text:p>
          </table:table-cell>
          <table:table-cell table:style-name="ce302"/>
          <table:table-cell table:style-name="ce454" table:number-columns-repeated="2"/>
          <table:table-cell table:style-name="ce467" table:number-columns-repeated="1008"/>
          <table:table-cell table:number-columns-repeated="15360"/>
        </table:table-row>
        <table:table-row table:style-name="ro3">
          <table:table-cell table:style-name="ce307" office:value-type="string" calcext:value-type="string">
            <text:p>published</text:p>
          </table:table-cell>
          <table:table-cell table:style-name="ce305" office:value-type="string" calcext:value-type="string">
            <text:p>Submitted 31/01/2021 ; extended abstract accepted 11/03/2021 ; submitted 20/05/2021 ; minor revision 30/06/2021 ; submitted 23/07/2021 ; published 11/03/2022</text:p>
          </table:table-cell>
          <table:table-cell table:style-name="ce385" office:value-type="string" calcext:value-type="string">
            <text:p>May 2021</text:p>
          </table:table-cell>
          <table:table-cell table:style-name="ce305" office:value-type="string" calcext:value-type="string">
            <text:p>An agent-based model for modal shift in public transport</text:p>
          </table:table-cell>
          <table:table-cell table:style-name="ce305" office:value-type="string" calcext:value-type="string">
            <text:p><text:span text:style-name="T3">Barbet T., </text:span>Nacer-Weill A., Yang C.,  Raimbault J.</text:p>
          </table:table-cell>
          <table:table-cell table:style-name="ce307" office:value-type="string" calcext:value-type="string">
            <text:p>Transportation Research Procedia</text:p>
          </table:table-cell>
          <table:table-cell table:style-name="ce307" office:value-type="string" calcext:value-type="string">
            <text:p>2107.11399</text:p>
          </table:table-cell>
          <table:table-cell table:style-name="ce302" office:value-type="string" calcext:value-type="string">
            <text:p>hal-03764833</text:p>
          </table:table-cell>
          <table:table-cell table:style-name="ce307" office:value-type="string" calcext:value-type="string">
            <text:p><text:a xlink:href="https://www.sciencedirect.com/science/article/pii/S2352146522002150" xlink:type="simple">https://www.sciencedirect.com/science/article/pii/S2352146522002150</text:a></text:p>
          </table:table-cell>
          <table:table-cell table:style-name="ce307" office:value-type="string" calcext:value-type="string">
            <text:p>10.1016/j.trpro.2022.02.088</text:p>
          </table:table-cell>
          <table:table-cell table:style-name="ce307" office:value-type="string" calcext:value-type="string">
            <text:p>Proceedings</text:p>
          </table:table-cell>
          <table:table-cell table:style-name="ce307"/>
          <table:table-cell table:style-name="ce448" office:value-type="string" calcext:value-type="string">
            <text:p>Extended abstract then paper at EWGT 2021</text:p>
          </table:table-cell>
          <table:table-cell table:style-name="ce433" table:number-columns-repeated="1010"/>
          <table:table-cell table:style-name="ce429"/>
          <table:table-cell table:number-columns-repeated="15360"/>
        </table:table-row>
        <table:table-row table:style-name="ro29">
          <table:table-cell table:style-name="ce305" office:value-type="string" calcext:value-type="string">
            <text:p>published</text:p>
          </table:table-cell>
          <table:table-cell table:style-name="ce305" office:value-type="string" calcext:value-type="string">
            <text:p>Submitted 24/10/2020 ; minor revision 30/11/2020 ; submitted 14/12/2020 ; production 24/03/2021 ; published 14/12/2021</text:p>
          </table:table-cell>
          <table:table-cell table:style-name="ce392" office:value-type="string" calcext:value-type="string">
            <text:p>October 2020</text:p>
          </table:table-cell>
          <table:table-cell table:style-name="ce305" office:value-type="string" calcext:value-type="string">
            <text:p>Spatial dynamics of complex urban systems within an evolutionary theory frame</text:p>
          </table:table-cell>
          <table:table-cell table:style-name="ce305" office:value-type="string" calcext:value-type="string">
            <text:p>Raimbault J., Pumain D.</text:p>
          </table:table-cell>
          <table:table-cell table:style-name="ce305" office:value-type="string" calcext:value-type="string">
            <text:p>Handbook on Entropy, Complexity, Spatial Dynamics: The rebirth of theory?</text:p>
          </table:table-cell>
          <table:table-cell table:style-name="ce305" office:value-type="string" calcext:value-type="string">
            <text:p>2010.1489</text:p>
          </table:table-cell>
          <table:table-cell table:style-name="ce305" office:value-type="string" calcext:value-type="string">
            <text:p>in progress</text:p>
          </table:table-cell>
          <table:table-cell table:style-name="ce305" office:value-type="string" calcext:value-type="string">
            <text:p><text:a xlink:href="https://www.elgaronline.com/view/edcoll/9781839100581/9781839100581.00019.xml" xlink:type="simple">https://www.elgaronline.com/view/edcoll/9781839100581/9781839100581.00019.xml</text:a></text:p>
          </table:table-cell>
          <table:table-cell table:style-name="ce305" office:value-type="string" calcext:value-type="string">
            <text:p>10.4337/9781839100598.00019</text:p>
          </table:table-cell>
          <table:table-cell table:style-name="ce435" office:value-type="string" calcext:value-type="string">
            <text:p>Book chapter</text:p>
          </table:table-cell>
          <table:table-cell table:style-name="ce388"/>
          <table:table-cell table:style-name="ce305"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305" table:number-columns-repeated="3"/>
          <table:table-cell table:style-name="ce429" table:number-columns-repeated="1008"/>
          <table:table-cell table:number-columns-repeated="15360"/>
        </table:table-row>
        <table:table-row table:style-name="ro30">
          <table:table-cell table:style-name="ce302" office:value-type="string" calcext:value-type="string">
            <text:p>published</text:p>
          </table:table-cell>
          <table:table-cell table:style-name="ce302" office:value-type="string" calcext:value-type="string">
            <text:p>Submitted 09/04/2018 ; minor revision 14/06/2018 ; revised 05/09/2018 ; minor revision 28/03/2019 ; revised 11/06/2019 ; production 9/11/2020 ; proof 07/05/2021 ; published 20/07/2021</text:p>
          </table:table-cell>
          <table:table-cell table:style-name="ce393" office:value-type="string" calcext:value-type="string">
            <text:p>April 2018</text:p>
          </table:table-cell>
          <table:table-cell table:style-name="ce302" office:value-type="string" calcext:value-type="string">
            <text:p>Modeling the co-evolution of cities and networks</text:p>
          </table:table-cell>
          <table:table-cell table:style-name="ce302" office:value-type="string" calcext:value-type="string">
            <text:p>Raimbault J.</text:p>
          </table:table-cell>
          <table:table-cell table:style-name="ce302" office:value-type="string" calcext:value-type="string">
            <text:p>Handbook of Cities and Networks</text:p>
          </table:table-cell>
          <table:table-cell table:style-name="ce302" office:value-type="string" calcext:value-type="string">
            <text:p>1804.0943</text:p>
          </table:table-cell>
          <table:table-cell table:style-name="ce302" office:value-type="string" calcext:value-type="string">
            <text:p>in progress</text:p>
          </table:table-cell>
          <table:table-cell table:style-name="ce302" office:value-type="string" calcext:value-type="string">
            <text:p><text:a xlink:href="https://www.elgaronline.com/view/edcoll/9781788114707/9781788114707.00015.xml" xlink:type="simple">https://www.elgaronline.com/view/edcoll/9781788114707/9781788114707.00015.xml</text:a></text:p>
          </table:table-cell>
          <table:table-cell table:style-name="ce302" office:value-type="string" calcext:value-type="string">
            <text:p>10.4337/9781788114714.00015</text:p>
          </table:table-cell>
          <table:table-cell table:style-name="ce302" office:value-type="string" calcext:value-type="string">
            <text:p>Book chapter</text:p>
          </table:table-cell>
          <table:table-cell table:style-name="ce393" office:value-type="string" calcext:value-type="string">
            <text:p>9373770629042102363</text:p>
          </table:table-cell>
          <table:table-cell table:style-name="ce302" table:number-columns-repeated="4"/>
          <table:table-cell table:style-name="ce465" table:number-columns-repeated="1008"/>
          <table:table-cell table:number-columns-repeated="15360"/>
        </table:table-row>
        <table:table-row table:style-name="ro31">
          <table:table-cell table:style-name="ce305" office:value-type="string" calcext:value-type="string">
            <text:p>published</text:p>
          </table:table-cell>
          <table:table-cell table:style-name="ce305" office:value-type="string" calcext:value-type="string">
            <text:p>Submitted 05/10/2018 ; major revision 18/11/2020 ; submitted 23/02/2021 ; minor revision 19/04/2021 ; submitted 02/06/2021 ; accepted 04/06/2021 ; published 17/06/2021</text:p>
          </table:table-cell>
          <table:table-cell table:style-name="ce388" office:value-type="string" calcext:value-type="string">
            <text:p>October 2018</text:p>
          </table:table-cell>
          <table:table-cell table:style-name="ce410" office:value-type="string" calcext:value-type="string">
            <text:p>Introducing endogenous transport provision in a LUTI model to explore polycentric governance systems</text:p>
          </table:table-cell>
          <table:table-cell table:style-name="ce305" office:value-type="string" calcext:value-type="string">
            <text:p>Raimbault J., Le Nechet F.</text:p>
          </table:table-cell>
          <table:table-cell table:style-name="ce305" office:value-type="string" calcext:value-type="string">
            <text:p>Journal of Transport Geography</text:p>
          </table:table-cell>
          <table:table-cell table:style-name="ce305" office:value-type="string" calcext:value-type="string">
            <text:p>2106.11996</text:p>
          </table:table-cell>
          <table:table-cell table:style-name="ce305" office:value-type="string" calcext:value-type="string">
            <text:p>halshs-03407821 : TODO claim : in progress</text:p>
          </table:table-cell>
          <table:table-cell table:style-name="ce305" office:value-type="string" calcext:value-type="string">
            <text:p><text:a xlink:href="https://www.sciencedirect.com/science/article/abs/pii/S096669232100168X" xlink:type="simple">https://www.sciencedirect.com/science/article/abs/pii/S096669232100168X</text:a></text:p>
          </table:table-cell>
          <table:table-cell table:style-name="ce305" office:value-type="string" calcext:value-type="string">
            <text:p>10.1016/j.jtrangeo.2021.103115</text:p>
          </table:table-cell>
          <table:table-cell table:style-name="ce305" office:value-type="string" calcext:value-type="string">
            <text:p>Journal paper</text:p>
          </table:table-cell>
          <table:table-cell table:style-name="ce388"/>
          <table:table-cell table:style-name="ce305" table:number-columns-repeated="4"/>
          <table:table-cell table:style-name="ce429" table:number-columns-repeated="1008"/>
          <table:table-cell table:number-columns-repeated="15360"/>
        </table:table-row>
        <table:table-row table:style-name="ro27">
          <table:table-cell table:style-name="ce302" office:value-type="string" calcext:value-type="string">
            <text:p>published</text:p>
          </table:table-cell>
          <table:table-cell table:style-name="ce302" office:value-type="string" calcext:value-type="string">
            <text:p>Submitted 13/04/2021 ; minor revision 21/04/2021 ; camera ready 27/05/2021 ; published 07/06/2021</text:p>
          </table:table-cell>
          <table:table-cell table:style-name="ce387" office:value-type="string" calcext:value-type="string">
            <text:p>April 2021</text:p>
          </table:table-cell>
          <table:table-cell table:style-name="ce409" office:value-type="string" calcext:value-type="string">
            <text:p>Integrating and validating urban simulation models</text:p>
          </table:table-cell>
          <table:table-cell table:style-name="ce302" office:value-type="string" calcext:value-type="string">
            <text:p>Raimbault J.</text:p>
          </table:table-cell>
          <table:table-cell table:style-name="ce302" office:value-type="string" calcext:value-type="string">
            <text:p>FRCCS 2021</text:p>
          </table:table-cell>
          <table:table-cell table:style-name="ce302" office:value-type="string" calcext:value-type="string">
            <text:p>2105.1349</text:p>
          </table:table-cell>
          <table:table-cell table:style-name="ce302" office:value-type="string" calcext:value-type="string">
            <text:p>TODO</text:p>
          </table:table-cell>
          <table:table-cell table:style-name="ce302" office:value-type="string" calcext:value-type="string">
            <text:p><text:a xlink:href="https://easychair.org/publications/preprint/msVZ" xlink:type="simple">https://easychair.org/publications/preprint/msVZ</text:a></text:p>
          </table:table-cell>
          <table:table-cell table:style-name="ce302" office:value-type="string" calcext:value-type="string">
            <text:p>TODO (no publi proceedings finally)</text:p>
          </table:table-cell>
          <table:table-cell table:style-name="ce302" office:value-type="string" calcext:value-type="string">
            <text:p>Proceedings</text:p>
          </table:table-cell>
          <table:table-cell table:style-name="ce393"/>
          <table:table-cell table:style-name="ce302" table:number-columns-repeated="2"/>
          <table:table-cell table:style-name="ce454" table:number-columns-repeated="2"/>
          <table:table-cell table:style-name="ce467" table:number-columns-repeated="1008"/>
          <table:table-cell table:number-columns-repeated="15360"/>
        </table:table-row>
        <table:table-row table:style-name="ro32">
          <table:table-cell table:style-name="ce302" office:value-type="string" calcext:value-type="string">
            <text:p>published</text:p>
          </table:table-cell>
          <table:table-cell table:style-name="ce305" office:value-type="string" calcext:value-type="string">
            <text:p>Submitted 15/02/2021 ; accepted 13/03/2021 ; presented 14/04/2021</text:p>
          </table:table-cell>
          <table:table-cell table:style-name="ce393" office:value-type="string" calcext:value-type="string">
            <text:p>February 2021</text:p>
          </table:table-cell>
          <table:table-cell table:style-name="ce302" office:value-type="string" calcext:value-type="string">
            <text:p>Estimating public transport congestion in UK urban areas with open transport models</text:p>
          </table:table-cell>
          <table:table-cell table:style-name="ce305" office:value-type="string" calcext:value-type="string">
            <text:p>Raimbault J., Batty M.</text:p>
          </table:table-cell>
          <table:table-cell table:style-name="ce302" office:value-type="string" calcext:value-type="string">
            <text:p>GISRUK 2021</text:p>
          </table:table-cell>
          <table:table-cell table:style-name="ce302" office:value-type="string" calcext:value-type="string">
            <text:p>2104.14359</text:p>
          </table:table-cell>
          <table:table-cell table:style-name="ce302" office:value-type="string" calcext:value-type="string">
            <text:p>hal-04418714</text:p>
          </table:table-cell>
          <table:table-cell table:style-name="ce302" office:value-type="string" calcext:value-type="string">
            <text:p><text:a xlink:href="https://zenodo.org/record/4670012#.YIq88ZNKi3I" xlink:type="simple">https://zenodo.org/record/4670012#.YIq88ZNKi3I</text:a></text:p>
          </table:table-cell>
          <table:table-cell table:style-name="ce302" office:value-type="string" calcext:value-type="string">
            <text:p>10.5281/zenodo.4670012</text:p>
            <text:p/>
          </table:table-cell>
          <table:table-cell table:style-name="ce302" office:value-type="string" calcext:value-type="string">
            <text:p>Proceedings</text:p>
          </table:table-cell>
          <table:table-cell table:style-name="ce393"/>
          <table:table-cell table:style-name="ce302" office:value-type="string" calcext:value-type="string">
            <text:p><text:a xlink:href="http://cardiff.gisruk.org/Proceedings.htm" xlink:type="simple">http://cardiff.gisruk.org/Proceedings.htm</text:a> ; Extended abstract → as short paper</text:p>
          </table:table-cell>
          <table:table-cell table:style-name="ce302" table:number-columns-repeated="3"/>
          <table:table-cell table:style-name="ce465" table:number-columns-repeated="1008"/>
          <table:table-cell table:number-columns-repeated="15360"/>
        </table:table-row>
        <table:table-row table:style-name="ro20">
          <table:table-cell table:style-name="ce305" office:value-type="string" calcext:value-type="string">
            <text:p>published</text:p>
          </table:table-cell>
          <table:table-cell table:style-name="ce305" office:value-type="string" calcext:value-type="string">
            <text:p>Submitted 20/05/2020 ; revision 09/06/2020 ; submitted 01/07/2020 ; accepted 16/07/2020 ; published 23/07/2020</text:p>
          </table:table-cell>
          <table:table-cell table:style-name="ce388" office:value-type="string" calcext:value-type="string">
            <text:p>May 2020</text:p>
          </table:table-cell>
          <table:table-cell table:style-name="ce411" office:value-type="string" calcext:value-type="string">
            <text:p>Empowering urban governance through urban science: <text:s/>multi-scale dynamics of urban systems worldwide</text:p>
          </table:table-cell>
          <table:table-cell table:style-name="ce305" office:value-type="string" calcext:value-type="string">
            <text:p>Raimbault J., Denis E., Pumain D.</text:p>
          </table:table-cell>
          <table:table-cell table:style-name="ce307" office:value-type="string" calcext:value-type="string">
            <text:p><text:span text:style-name="T5">City2.0</text:span> ; Sustainability</text:p>
          </table:table-cell>
          <table:table-cell table:style-name="ce305" office:value-type="string" calcext:value-type="string">
            <text:p>2005.10007</text:p>
          </table:table-cell>
          <table:table-cell table:style-name="ce305" office:value-type="string" calcext:value-type="string">
            <text:p>halshs-02908594</text:p>
          </table:table-cell>
          <table:table-cell table:style-name="ce305" office:value-type="string" calcext:value-type="string">
            <text:p><text:a xlink:href="https://www.mdpi.com/2071-1050/12/15/5954" xlink:type="simple">https://www.mdpi.com/2071-1050/12/15/5954</text:a></text:p>
          </table:table-cell>
          <table:table-cell table:style-name="ce435" office:value-type="string" calcext:value-type="string">
            <text:p>10.3390/su12155954</text:p>
          </table:table-cell>
          <table:table-cell table:style-name="ce305" office:value-type="string" calcext:value-type="string">
            <text:p>Journal paper</text:p>
          </table:table-cell>
          <table:table-cell table:style-name="ce388" office:value-type="string" calcext:value-type="string">
            <text:p>14984114116196901616</text:p>
          </table:table-cell>
          <table:table-cell table:style-name="ce305"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305" table:number-columns-repeated="3"/>
          <table:table-cell table:style-name="ce429" table:number-columns-repeated="1008"/>
          <table:table-cell table:number-columns-repeated="15360"/>
        </table:table-row>
        <table:table-row table:style-name="ro20">
          <table:table-cell table:style-name="ce305" office:value-type="string" calcext:value-type="string">
            <text:p>published</text:p>
          </table:table-cell>
          <table:table-cell table:style-name="ce305" office:value-type="string" calcext:value-type="string">
            <text:p>Submitted 30/04/2020 ; accepted 01/06/2020 ; camera ready 20/06/2020</text:p>
          </table:table-cell>
          <table:table-cell table:style-name="ce388" office:value-type="string" calcext:value-type="string">
            <text:p>April 2020</text:p>
          </table:table-cell>
          <table:table-cell table:style-name="ce411" office:value-type="string" calcext:value-type="string">
            <text:p>A model of urban evolution based on innovation diffusion</text:p>
          </table:table-cell>
          <table:table-cell table:style-name="ce305" office:value-type="string" calcext:value-type="string">
            <text:p>Raimbault J.</text:p>
          </table:table-cell>
          <table:table-cell table:style-name="ce430" office:value-type="string" calcext:value-type="string">
            <text:p>Artificial Life 2020 Conference</text:p>
          </table:table-cell>
          <table:table-cell table:style-name="ce305" office:value-type="string" calcext:value-type="string">
            <text:p>2004.15023</text:p>
          </table:table-cell>
          <table:table-cell table:style-name="ce305" office:value-type="string" calcext:value-type="string">
            <text:p>hal-03198827</text:p>
          </table:table-cell>
          <table:table-cell table:style-name="ce305" office:value-type="string" calcext:value-type="string">
            <text:p><text:a xlink:href="https://www.mitpressjournals.org/doi/pdf/10.1162/isal_a_00283" xlink:type="simple">https://www.mitpressjournals.org/doi/pdf/10.1162/isal_a_00283</text:a></text:p>
          </table:table-cell>
          <table:table-cell table:style-name="ce305" office:value-type="string" calcext:value-type="string">
            <text:p>10.1162/isal_a_00283</text:p>
          </table:table-cell>
          <table:table-cell table:style-name="ce305" office:value-type="string" calcext:value-type="string">
            <text:p>Proceedings</text:p>
          </table:table-cell>
          <table:table-cell table:style-name="ce388" office:value-type="string" calcext:value-type="string">
            <text:p>9806590537964641047</text:p>
          </table:table-cell>
          <table:table-cell table:style-name="ce305" table:number-columns-repeated="4"/>
          <table:table-cell table:style-name="ce429" table:number-columns-repeated="1008"/>
          <table:table-cell table:number-columns-repeated="15360"/>
        </table:table-row>
        <table:table-row table:style-name="ro12">
          <table:table-cell table:style-name="ce307" office:value-type="string" calcext:value-type="string">
            <text:p>published</text:p>
          </table:table-cell>
          <table:table-cell table:style-name="ce307" office:value-type="string" calcext:value-type="string">
            <text:p>Submitted 10/01/2020 ; published 07/2020</text:p>
          </table:table-cell>
          <table:table-cell table:style-name="ce394" office:value-type="string" calcext:value-type="string">
            <text:p>January 2020</text:p>
          </table:table-cell>
          <table:table-cell table:style-name="ce412" office:value-type="string" calcext:value-type="string">
            <text:p>A scala library for spatial sensitivity analysis</text:p>
          </table:table-cell>
          <table:table-cell table:style-name="ce307" office:value-type="string" calcext:value-type="string">
            <text:p>Raimbault J., Perret J., Reuillon R.</text:p>
          </table:table-cell>
          <table:table-cell table:style-name="ce307" office:value-type="string" calcext:value-type="string">
            <text:p>GISRUK 2020</text:p>
          </table:table-cell>
          <table:table-cell table:style-name="ce302" office:value-type="string" calcext:value-type="string">
            <text:p>2007.10667</text:p>
          </table:table-cell>
          <table:table-cell table:style-name="ce302" office:value-type="string" calcext:value-type="string">
            <text:p>hal-04418643</text:p>
          </table:table-cell>
          <table:table-cell table:style-name="ce302" office:value-type="string" calcext:value-type="string">
            <text:p><text:a xlink:href="http://london.gisruk.org/gisruk2020_proceedings/GISRUK2020_paper_32.pdf" xlink:type="simple">http://london.gisruk.org/gisruk2020_proceedings/GISRUK2020_paper_32.pdf</text:a></text:p>
          </table:table-cell>
          <table:table-cell table:style-name="ce302"/>
          <table:table-cell table:style-name="ce302" office:value-type="string" calcext:value-type="string">
            <text:p>Proceedings</text:p>
          </table:table-cell>
          <table:table-cell table:style-name="ce393" office:value-type="string" calcext:value-type="string">
            <text:p>2854144428710521623</text:p>
          </table:table-cell>
          <table:table-cell table:style-name="ce302" office:value-type="string" calcext:value-type="string">
            <text:p>Short paper</text:p>
          </table:table-cell>
          <table:table-cell table:style-name="ce302" table:number-columns-repeated="3"/>
          <table:table-cell table:style-name="ce465" table:number-columns-repeated="1008"/>
          <table:table-cell table:number-columns-repeated="15360"/>
        </table:table-row>
        <table:table-row table:style-name="ro33">
          <table:table-cell table:style-name="ce305" office:value-type="string" calcext:value-type="string">
            <text:p>published</text:p>
          </table:table-cell>
          <table:table-cell table:style-name="ce305"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388" office:value-type="string" calcext:value-type="string">
            <text:p>September 2018</text:p>
          </table:table-cell>
          <table:table-cell table:style-name="ce305" office:value-type="string" calcext:value-type="string">
            <text:p>A spatial agent based model for simulating and optimizing networked eco-industrial systems</text:p>
          </table:table-cell>
          <table:table-cell table:style-name="ce305" office:value-type="string" calcext:value-type="string">
            <text:p>Raimbault J, Broere J., Somveille M., Serna J.M, Strombom E., Moore C., Zhu B., Sugar L.</text:p>
          </table:table-cell>
          <table:table-cell table:style-name="ce305" office:value-type="string" calcext:value-type="string">
            <text:p><text:span text:style-name="T5">Scientific Reports</text:span> ; Resources, Conservation &amp; Recycling</text:p>
          </table:table-cell>
          <table:table-cell table:style-name="ce305" office:value-type="string" calcext:value-type="string">
            <text:p>2003.14133</text:p>
          </table:table-cell>
          <table:table-cell table:style-name="ce305" office:value-type="string" calcext:value-type="string">
            <text:p>halshs-02526201</text:p>
          </table:table-cell>
          <table:table-cell table:style-name="ce305" office:value-type="string" calcext:value-type="string">
            <text:p><text:a xlink:href="https://www.sciencedirect.com/science/article/pii/S0921344919304446" xlink:type="simple">https://www.sciencedirect.com/science/article/pii/S0921344919304446</text:a></text:p>
          </table:table-cell>
          <table:table-cell table:style-name="ce305" office:value-type="string" calcext:value-type="string">
            <text:p>10.1016/j.resconrec.2019.104538</text:p>
          </table:table-cell>
          <table:table-cell table:style-name="ce305" office:value-type="string" calcext:value-type="string">
            <text:p>Journal paper</text:p>
          </table:table-cell>
          <table:table-cell table:style-name="ce388" office:value-type="string" calcext:value-type="string">
            <text:p>18328166108071645739</text:p>
          </table:table-cell>
          <table:table-cell table:style-name="ce305" office:value-type="string" calcext:value-type="string">
            <text:p>Special issue RCR</text:p>
          </table:table-cell>
          <table:table-cell table:style-name="ce305" table:number-columns-repeated="3"/>
          <table:table-cell table:style-name="ce429" table:number-columns-repeated="1008"/>
          <table:table-cell table:number-columns-repeated="15360"/>
        </table:table-row>
        <table:table-row table:style-name="ro34">
          <table:table-cell table:style-name="ce305" office:value-type="string" calcext:value-type="string">
            <text:p>published</text:p>
          </table:table-cell>
          <table:table-cell table:style-name="ce305" office:value-type="string" calcext:value-type="string">
            <text:p>Submitted 09/08/2019 ; v2 14/08/2019</text:p>
          </table:table-cell>
          <table:table-cell table:style-name="ce385" office:value-type="string" calcext:value-type="string">
            <text:p>August 2019</text:p>
          </table:table-cell>
          <table:table-cell table:style-name="ce413" office:value-type="string" calcext:value-type="string">
            <text:p>Perspectives on urban theories</text:p>
          </table:table-cell>
          <table:table-cell table:style-name="ce305" office:value-type="string" calcext:value-type="string">
            <text:p>Pumain D., Raimbault J.</text:p>
          </table:table-cell>
          <table:table-cell table:style-name="ce413" office:value-type="string" calcext:value-type="string">
            <text:p>Theories and models of urbanization. Springer Lecture Notes in Morphogenesis</text:p>
          </table:table-cell>
          <table:table-cell table:style-name="ce305" office:value-type="string" calcext:value-type="string">
            <text:p>1911.02854</text:p>
          </table:table-cell>
          <table:table-cell table:style-name="ce305" office:value-type="string" calcext:value-type="string">
            <text:p>halshs-02430512</text:p>
          </table:table-cell>
          <table:table-cell table:style-name="ce305" office:value-type="string" calcext:value-type="string">
            <text:p><text:a xlink:href="https://link.springer.com/chapter/10.1007/978-3-030-36656-8_16" xlink:type="simple">https://link.springer.com/chapter/10.1007/978-3-030-36656-8_16</text:a></text:p>
          </table:table-cell>
          <table:table-cell table:style-name="ce305" office:value-type="string" calcext:value-type="string">
            <text:p>10.1007/978-3-030-36656-8_16</text:p>
          </table:table-cell>
          <table:table-cell table:style-name="ce305" office:value-type="string" calcext:value-type="string">
            <text:p>Book chapter</text:p>
          </table:table-cell>
          <table:table-cell table:style-name="ce388" office:value-type="string" calcext:value-type="string">
            <text:p>15223750974973233377</text:p>
          </table:table-cell>
          <table:table-cell table:style-name="ce305" table:number-columns-repeated="2"/>
          <table:table-cell table:style-name="ce305" office:value-type="string" calcext:value-type="string">
            <text:p>Pumain D., Raimbault J. (2020) Conclusion: Perspectives on Urban Theories. In: Pumain D. (eds) Theories and Models of Urbanization, pp 303-330. Lecture Notes in Morphogenesis. Springer, Cham</text:p>
          </table:table-cell>
          <table:table-cell table:style-name="ce305"/>
          <table:table-cell table:style-name="ce429" table:number-columns-repeated="1008"/>
          <table:table-cell table:number-columns-repeated="15360"/>
        </table:table-row>
        <table:table-row table:style-name="ro34">
          <table:table-cell table:style-name="ce305" office:value-type="string" calcext:value-type="string">
            <text:p>published</text:p>
          </table:table-cell>
          <table:table-cell table:style-name="ce305" office:value-type="string" calcext:value-type="string">
            <text:p>Submitted 10/11/2018 ; minor revision 08/06/2019 ; v2 08/06/2019</text:p>
          </table:table-cell>
          <table:table-cell table:style-name="ce388" office:value-type="string" calcext:value-type="string">
            <text:p>November 2018</text:p>
          </table:table-cell>
          <table:table-cell table:style-name="ce305" office:value-type="string" calcext:value-type="string">
            <text:p>Relating complexities for the reflexive study of complex systems</text:p>
          </table:table-cell>
          <table:table-cell table:style-name="ce305" office:value-type="string" calcext:value-type="string">
            <text:p>Raimbault J.</text:p>
          </table:table-cell>
          <table:table-cell table:style-name="ce413" office:value-type="string" calcext:value-type="string">
            <text:p>Theories and models of urbanization. Springer Lecture Notes in Morphogenesis</text:p>
          </table:table-cell>
          <table:table-cell table:style-name="ce305" office:value-type="string" calcext:value-type="string">
            <text:p>1811.0427</text:p>
          </table:table-cell>
          <table:table-cell table:style-name="ce305" office:value-type="string" calcext:value-type="string">
            <text:p>halshs-02430521</text:p>
          </table:table-cell>
          <table:table-cell table:style-name="ce305" office:value-type="string" calcext:value-type="string">
            <text:p><text:a xlink:href="https://link.springer.com/chapter/10.1007/978-3-030-36656-8" xlink:type="simple">https://link.springer.com/chapter/10.1007/978-3-030-36656-8</text:a>_3</text:p>
          </table:table-cell>
          <table:table-cell table:style-name="ce435" office:value-type="string" calcext:value-type="string">
            <text:p>10.1007/978-3-030-36656-8_3</text:p>
          </table:table-cell>
          <table:table-cell table:style-name="ce305" office:value-type="string" calcext:value-type="string">
            <text:p>Book chapter</text:p>
          </table:table-cell>
          <table:table-cell table:style-name="ce388" office:value-type="string" calcext:value-type="string">
            <text:p>9617054771264318675</text:p>
          </table:table-cell>
          <table:table-cell table:style-name="ce305" table:number-columns-repeated="2"/>
          <table:table-cell table:style-name="ce305"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305"/>
          <table:table-cell table:style-name="ce429" table:number-columns-repeated="1008"/>
          <table:table-cell table:number-columns-repeated="15360"/>
        </table:table-row>
        <table:table-row table:style-name="ro35">
          <table:table-cell table:style-name="ce305" office:value-type="string" calcext:value-type="string">
            <text:p>published</text:p>
          </table:table-cell>
          <table:table-cell table:style-name="ce305" office:value-type="string" calcext:value-type="string">
            <text:p>Submitted 04/09/2018 ; v2 21/06/2019</text:p>
          </table:table-cell>
          <table:table-cell table:style-name="ce388" office:value-type="string" calcext:value-type="string">
            <text:p>August 2018</text:p>
          </table:table-cell>
          <table:table-cell table:style-name="ce413" office:value-type="string" calcext:value-type="string">
            <text:p>Unveiling co-evolutionary patterns in systems of cities : systematic exploration of the SimpopNet model</text:p>
          </table:table-cell>
          <table:table-cell table:style-name="ce305" office:value-type="string" calcext:value-type="string">
            <text:p>Raimbault J.</text:p>
          </table:table-cell>
          <table:table-cell table:style-name="ce413" office:value-type="string" calcext:value-type="string">
            <text:p>Theories and models of urbanization. Springer Lecture Notes in Morphogenesis</text:p>
          </table:table-cell>
          <table:table-cell table:style-name="ce305" office:value-type="string" calcext:value-type="string">
            <text:p>1809.00861</text:p>
          </table:table-cell>
          <table:table-cell table:style-name="ce305" office:value-type="string" calcext:value-type="string">
            <text:p>halshs-02442699</text:p>
          </table:table-cell>
          <table:table-cell table:style-name="ce305" office:value-type="string" calcext:value-type="string">
            <text:p><text:a xlink:href="https://link.springer.com/chapter/10.1007/978-3-030-36656-8_14" xlink:type="simple">https://link.springer.com/chapter/10.1007/978-3-030-36656-8_14</text:a></text:p>
          </table:table-cell>
          <table:table-cell table:style-name="ce305" office:value-type="string" calcext:value-type="string">
            <text:p>10.1007/978-3-030-36656-8_14</text:p>
          </table:table-cell>
          <table:table-cell table:style-name="ce305" office:value-type="string" calcext:value-type="string">
            <text:p>Book chapter</text:p>
          </table:table-cell>
          <table:table-cell table:style-name="ce388" office:value-type="string" calcext:value-type="string">
            <text:p>7454429458419916981</text:p>
          </table:table-cell>
          <table:table-cell table:style-name="ce305" table:number-columns-repeated="2"/>
          <table:table-cell table:style-name="ce435"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305"/>
          <table:table-cell table:style-name="ce429" table:number-columns-repeated="1008"/>
          <table:table-cell table:number-columns-repeated="15360"/>
        </table:table-row>
        <table:table-row table:style-name="ro36">
          <table:table-cell table:style-name="ce302" office:value-type="string" calcext:value-type="string">
            <text:p>published</text:p>
          </table:table-cell>
          <table:table-cell table:style-name="ce302" office:value-type="string" calcext:value-type="string">
            <text:p>Submitted 27/03/2019 ; minor revision 03/05/2019</text:p>
          </table:table-cell>
          <table:table-cell table:style-name="ce385" office:value-type="string" calcext:value-type="string">
            <text:p>March 2019</text:p>
          </table:table-cell>
          <table:table-cell table:style-name="ce302" office:value-type="string" calcext:value-type="string">
            <text:p>Methods for Exploring Simulation Models</text:p>
          </table:table-cell>
          <table:table-cell table:style-name="ce302" office:value-type="string" calcext:value-type="string">
            <text:p>Raimbault J., Pumain D.</text:p>
          </table:table-cell>
          <table:table-cell table:style-name="ce302" office:value-type="string" calcext:value-type="string">
            <text:p>Geographical Modelling: Cities and Territories</text:p>
          </table:table-cell>
          <table:table-cell table:style-name="ce302" office:value-type="string" calcext:value-type="string">
            <text:p>1905.0716</text:p>
          </table:table-cell>
          <table:table-cell table:style-name="ce302" office:value-type="string" calcext:value-type="string">
            <text:p>halshs-02435197</text:p>
          </table:table-cell>
          <table:table-cell table:style-name="ce302" office:value-type="string" calcext:value-type="string">
            <text:p><text:a xlink:href="https://onlinelibrary.wiley.com/doi/abs/10.1002/9781119687290.ch5" xlink:type="simple">https://onlinelibrary.wiley.com/doi/abs/10.1002/9781119687290.ch5</text:a></text:p>
          </table:table-cell>
          <table:table-cell table:style-name="ce302" office:value-type="string" calcext:value-type="string">
            <text:p>10.1002/9781119687290.ch5</text:p>
          </table:table-cell>
          <table:table-cell table:style-name="ce302" office:value-type="string" calcext:value-type="string">
            <text:p>Book chapter</text:p>
          </table:table-cell>
          <table:table-cell table:style-name="ce393" office:value-type="string" calcext:value-type="string">
            <text:p>449546012447472251</text:p>
          </table:table-cell>
          <table:table-cell table:style-name="ce302" office:value-type="string" calcext:value-type="string">
            <text:p>Translated from French : « Méthodes d’exploration de la dynamique des algorithmes » in La modelisation des Villes et des Territoires; ISBN : 978-1-786-30490-2</text:p>
          </table:table-cell>
          <table:table-cell table:style-name="ce302"/>
          <table:table-cell table:style-name="ce455"/>
          <table:table-cell table:style-name="ce302"/>
          <table:table-cell table:style-name="ce465" table:number-columns-repeated="1008"/>
          <table:table-cell table:number-columns-repeated="15360"/>
        </table:table-row>
        <table:table-row table:style-name="ro37">
          <table:table-cell table:style-name="ce302" office:value-type="string" calcext:value-type="string">
            <text:p>published</text:p>
          </table:table-cell>
          <table:table-cell table:style-name="ce302" office:value-type="string" calcext:value-type="string">
            <text:p>Submitted 06/08/2019 ; major revision 30/09/2019 ; submitted 05/11/2019 ; accepted 06/11/2019 ; published 20/11/2019</text:p>
          </table:table-cell>
          <table:table-cell table:style-name="ce393" office:value-type="string" calcext:value-type="string">
            <text:p>August 2019</text:p>
          </table:table-cell>
          <table:table-cell table:style-name="ce302" office:value-type="string" calcext:value-type="string">
            <text:p>Second-order Control of Complex Systems with Correlated Synthetic Data</text:p>
          </table:table-cell>
          <table:table-cell table:style-name="ce302" office:value-type="string" calcext:value-type="string">
            <text:p>Raimbault J.</text:p>
          </table:table-cell>
          <table:table-cell table:style-name="ce302" office:value-type="string" calcext:value-type="string">
            <text:p><text:span text:style-name="T5">Rochebrune 2016</text:span> ; <text:span text:style-name="T5">PNAS</text:span> ; <text:span text:style-name="T5">EPJDS</text:span> ; CASModeling</text:p>
          </table:table-cell>
          <table:table-cell table:style-name="ce302" office:value-type="string" calcext:value-type="string">
            <text:p>1908.02034</text:p>
          </table:table-cell>
          <table:table-cell table:style-name="ce302" office:value-type="string" calcext:value-type="string">
            <text:p>halshs-02376968</text:p>
          </table:table-cell>
          <table:table-cell table:style-name="ce302" office:value-type="string" calcext:value-type="string">
            <text:p><text:a xlink:href="https://casmodeling.springeropen.com/articles/10.1186/s40294-019-0065-y" xlink:type="simple">https://casmodeling.springeropen.com/articles/10.1186/s40294-019-0065-y</text:a></text:p>
          </table:table-cell>
          <table:table-cell table:style-name="ce302" office:value-type="string" calcext:value-type="string">
            <text:p>10.1186/s40294-019-0065-y</text:p>
          </table:table-cell>
          <table:table-cell table:style-name="ce302" office:value-type="string" calcext:value-type="string">
            <text:p>Journal paper</text:p>
          </table:table-cell>
          <table:table-cell table:style-name="ce393" office:value-type="string" calcext:value-type="string">
            <text:p>16669288847969938112</text:p>
          </table:table-cell>
          <table:table-cell table:style-name="ce302" office:value-type="string" calcext:value-type="string">
            <text:p>Check rochebrune 2016 proceedings : stalled → journal paper</text:p>
          </table:table-cell>
          <table:table-cell table:style-name="ce302" table:number-columns-repeated="3"/>
          <table:table-cell table:style-name="ce465" table:number-columns-repeated="1008"/>
          <table:table-cell table:number-columns-repeated="15360"/>
        </table:table-row>
        <table:table-row table:style-name="ro6">
          <table:table-cell table:style-name="ce305" office:value-type="string" calcext:value-type="string">
            <text:p>published</text:p>
          </table:table-cell>
          <table:table-cell table:style-name="ce305" office:value-type="string" calcext:value-type="string">
            <text:p>Submitted 17/03/2019 ; minor revision 25/05/2019 ; submitted 11/09/2019 ; accepted 22/10/2019 ; published 19/11/2019</text:p>
          </table:table-cell>
          <table:table-cell table:style-name="ce392" office:value-type="string" calcext:value-type="string">
            <text:p>March 2019</text:p>
          </table:table-cell>
          <table:table-cell table:style-name="ce305" office:value-type="string" calcext:value-type="string">
            <text:p>Multi-dimensional Urban Network Percolation</text:p>
          </table:table-cell>
          <table:table-cell table:style-name="ce305" office:value-type="string" calcext:value-type="string">
            <text:p>Raimbault J.</text:p>
          </table:table-cell>
          <table:table-cell table:style-name="ce305" office:value-type="string" calcext:value-type="string">
            <text:p>JIMIS</text:p>
          </table:table-cell>
          <table:table-cell table:style-name="ce305" office:value-type="string" calcext:value-type="string">
            <text:p>1903.07141</text:p>
          </table:table-cell>
          <table:table-cell table:style-name="ce305" office:value-type="string" calcext:value-type="string">
            <text:p>halshs-02361292</text:p>
          </table:table-cell>
          <table:table-cell table:style-name="ce305" office:value-type="string" calcext:value-type="string">
            <text:p><text:a xlink:href="https://jimis.episciences.org/5913" xlink:type="simple">https://jimis.episciences.org/5913</text:a></text:p>
          </table:table-cell>
          <table:table-cell table:style-name="ce305" office:value-type="string" calcext:value-type="string">
            <text:p>10.18713/JIMIS-180719-5-5</text:p>
          </table:table-cell>
          <table:table-cell table:style-name="ce305" office:value-type="string" calcext:value-type="string">
            <text:p>Journal paper</text:p>
          </table:table-cell>
          <table:table-cell table:style-name="ce388" office:value-type="string" calcext:value-type="string">
            <text:p>17015721283376298278</text:p>
          </table:table-cell>
          <table:table-cell table:style-name="ce305" office:value-type="string" calcext:value-type="string">
            <text:p>Special issue JIMIS (proposition Marami)</text:p>
          </table:table-cell>
          <table:table-cell table:style-name="ce305" table:number-columns-repeated="3"/>
          <table:table-cell table:style-name="ce429" table:number-columns-repeated="1008"/>
          <table:table-cell table:number-columns-repeated="15360"/>
        </table:table-row>
        <table:table-row table:style-name="ro38">
          <table:table-cell table:style-name="ce305" office:value-type="string" calcext:value-type="string">
            <text:p>published</text:p>
          </table:table-cell>
          <table:table-cell table:style-name="ce305" office:value-type="string" calcext:value-type="string">
            <text:p>Submitted 21/08/2018 ; major revision 09/05/2019 ; revised 09/07/2019 ; minor revision 24/09/2019 ; submitted 21/10/2019 ; accepted 29/10/1989 ; published 18/11/2019</text:p>
          </table:table-cell>
          <table:table-cell table:style-name="ce393" office:value-type="string" calcext:value-type="string">
            <text:p>August 2018</text:p>
          </table:table-cell>
          <table:table-cell table:style-name="ce414" office:value-type="string" calcext:value-type="string">
            <text:p>An Empirical Analysis of the Spatial Variability of Fuel Prices in the United States</text:p>
          </table:table-cell>
          <table:table-cell table:style-name="ce305" office:value-type="string" calcext:value-type="string">
            <text:p>Raimbault J., Bergeaud A.</text:p>
          </table:table-cell>
          <table:table-cell table:style-name="ce305" office:value-type="string" calcext:value-type="string">
            <text:p>Transportation Research Part A</text:p>
          </table:table-cell>
          <table:table-cell table:style-name="ce305" office:value-type="string" calcext:value-type="string">
            <text:p>1706.07467</text:p>
          </table:table-cell>
          <table:table-cell table:style-name="ce305" office:value-type="string" calcext:value-type="string">
            <text:p>hal-02370106</text:p>
          </table:table-cell>
          <table:table-cell table:style-name="ce305" office:value-type="string" calcext:value-type="string">
            <text:p><text:a xlink:href="https://www.sciencedirect.com/science/article/pii/S0965856418310784" xlink:type="simple">https://www.sciencedirect.com/science/article/pii/S0965856418310784</text:a></text:p>
          </table:table-cell>
          <table:table-cell table:style-name="ce305" office:value-type="string" calcext:value-type="string">
            <text:p>10.1016/j.tra.2019.10.016</text:p>
          </table:table-cell>
          <table:table-cell table:style-name="ce305" office:value-type="string" calcext:value-type="string">
            <text:p>Journal paper</text:p>
          </table:table-cell>
          <table:table-cell table:style-name="ce388" office:value-type="string" calcext:value-type="string">
            <text:p>3554908076727784787</text:p>
          </table:table-cell>
          <table:table-cell table:style-name="ce305" office:value-type="string" calcext:value-type="string">
            <text:p>Status checked 21/03/2019</text:p>
          </table:table-cell>
          <table:table-cell table:style-name="ce305" table:number-columns-repeated="3"/>
          <table:table-cell table:style-name="ce429" table:number-columns-repeated="1008"/>
          <table:table-cell table:number-columns-repeated="15360"/>
        </table:table-row>
        <table:table-row table:style-name="ro39">
          <table:table-cell table:style-name="ce305" office:value-type="string" calcext:value-type="string">
            <text:p>published</text:p>
          </table:table-cell>
          <table:table-cell table:style-name="ce305"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388" office:value-type="string" calcext:value-type="string">
            <text:p>June 2018</text:p>
          </table:table-cell>
          <table:table-cell table:style-name="ce415" office:value-type="string" calcext:value-type="string">
            <text:p>Space Matters: extending sensitivity analysis to initial spatial conditions in geosimulation models</text:p>
          </table:table-cell>
          <table:table-cell table:style-name="ce305" office:value-type="string" calcext:value-type="string">
            <text:p>Raimbault J., Cottineau C., Le Texier M., Le Nechet F., Reuillon R.</text:p>
          </table:table-cell>
          <table:table-cell table:style-name="ce305" office:value-type="string" calcext:value-type="string">
            <text:p><text:span text:style-name="T5">EPB </text:span>; <text:span text:style-name="T5">Computer, Environment and Urban Systems</text:span> ; JASSS</text:p>
          </table:table-cell>
          <table:table-cell table:style-name="ce305" office:value-type="string" calcext:value-type="string">
            <text:p>1812.06008</text:p>
          </table:table-cell>
          <table:table-cell table:style-name="ce305" office:value-type="string" calcext:value-type="string">
            <text:p>halshs-02353359</text:p>
          </table:table-cell>
          <table:table-cell table:style-name="ce305" office:value-type="string" calcext:value-type="string">
            <text:p><text:a xlink:href="http://jasss.soc.surrey.ac.uk/22/4/10.html" xlink:type="simple">http://jasss.soc.surrey.ac.uk/22/4/10.html</text:a></text:p>
          </table:table-cell>
          <table:table-cell table:style-name="ce305" office:value-type="string" calcext:value-type="string">
            <text:p>10.18564/jasss.4136</text:p>
          </table:table-cell>
          <table:table-cell table:style-name="ce305" office:value-type="string" calcext:value-type="string">
            <text:p>Journal paper</text:p>
          </table:table-cell>
          <table:table-cell table:style-name="ce388" office:value-type="string" calcext:value-type="string">
            <text:p>3322999375626868111</text:p>
          </table:table-cell>
          <table:table-cell table:style-name="ce305" office:value-type="string" calcext:value-type="string">
            <text:p>Status checked 21/03/2019</text:p>
          </table:table-cell>
          <table:table-cell table:style-name="ce305" table:number-columns-repeated="3"/>
          <table:table-cell table:style-name="ce429" table:number-columns-repeated="1008"/>
          <table:table-cell table:number-columns-repeated="15360"/>
        </table:table-row>
        <table:table-row table:style-name="ro40">
          <table:table-cell table:style-name="ce305" office:value-type="string" calcext:value-type="string">
            <text:p>published</text:p>
          </table:table-cell>
          <table:table-cell table:style-name="ce305"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388" office:value-type="string" calcext:value-type="string">
            <text:p>September 2018</text:p>
          </table:table-cell>
          <table:table-cell table:style-name="ce416" office:value-type="string" calcext:value-type="string">
            <text:p>Empowering open science with reflexive and spatialised indicators</text:p>
          </table:table-cell>
          <table:table-cell table:style-name="ce305" office:value-type="string" calcext:value-type="string">
            <text:p>Raimbault, J., Chasset P.O, Cottineau C., Commenges H., Pumain D., Kosmopoulos C., Banos A.</text:p>
          </table:table-cell>
          <table:table-cell table:style-name="ce305" office:value-type="string" calcext:value-type="string">
            <text:p><text:span text:style-name="T5">Big Data and Society</text:span><text:span text:style-name="T6"> ;</text:span><text:span text:style-name="T5"> Journal of Informetrics</text:span><text:span text:style-name="T6"> ; </text:span><text:span text:style-name="T5">Science communication</text:span><text:span text:style-name="T6"> ;</text:span><text:span text:style-name="T5"> RSOS </text:span><text:span text:style-name="T6">; EPB</text:span></text:p>
          </table:table-cell>
          <table:table-cell table:style-name="ce305" office:value-type="string" calcext:value-type="string">
            <text:p>1808.07282</text:p>
          </table:table-cell>
          <table:table-cell table:style-name="ce305" office:value-type="string" calcext:value-type="string">
            <text:p>halshs-02274632 ; TODO hal preprint :?</text:p>
          </table:table-cell>
          <table:table-cell table:style-name="ce305" office:value-type="string" calcext:value-type="string">
            <text:p><text:a xlink:href="https://journals.sagepub.com/doi/10.1177/2399808319870816" xlink:type="simple">https://journals.sagepub.com/doi/10.1177/2399808319870816</text:a></text:p>
          </table:table-cell>
          <table:table-cell table:style-name="ce305" office:value-type="string" calcext:value-type="string">
            <text:p>10.1177/2399808319870816</text:p>
          </table:table-cell>
          <table:table-cell table:style-name="ce305" office:value-type="string" calcext:value-type="string">
            <text:p>Journal paper</text:p>
          </table:table-cell>
          <table:table-cell table:style-name="ce388" office:value-type="string" calcext:value-type="string">
            <text:p>15505474021881395328</text:p>
          </table:table-cell>
          <table:table-cell table:style-name="ce305" office:value-type="string" calcext:value-type="string">
            <text:p>Preprint HAL : hal-01976025</text:p>
          </table:table-cell>
          <table:table-cell table:style-name="ce305"/>
          <table:table-cell table:style-name="ce305"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305"/>
          <table:table-cell table:style-name="ce429" table:number-columns-repeated="1008"/>
          <table:table-cell table:number-columns-repeated="15360"/>
        </table:table-row>
        <table:table-row table:style-name="ro41">
          <table:table-cell table:style-name="ce305" office:value-type="string" calcext:value-type="string">
            <text:p>published</text:p>
          </table:table-cell>
          <table:table-cell table:style-name="ce305" office:value-type="string" calcext:value-type="string">
            <text:p>Submitted 04/12/2018 ; minor revision 06/12/2018 ; revised 30/01/2019 ; production 07/03/2019</text:p>
          </table:table-cell>
          <table:table-cell table:style-name="ce388" office:value-type="string" calcext:value-type="string">
            <text:p>December 2018</text:p>
          </table:table-cell>
          <table:table-cell table:style-name="ce305" office:value-type="string" calcext:value-type="string">
            <text:p>Evolving accessibility landscapes: mutations of transportation networks in China</text:p>
          </table:table-cell>
          <table:table-cell table:style-name="ce305" office:value-type="string" calcext:value-type="string">
            <text:p>Raimbault J.</text:p>
          </table:table-cell>
          <table:table-cell table:style-name="ce305" office:value-type="string" calcext:value-type="string">
            <text:p>Medium e-book</text:p>
          </table:table-cell>
          <table:table-cell table:style-name="ce305" office:value-type="string" calcext:value-type="string">
            <text:p>1812.01473</text:p>
          </table:table-cell>
          <table:table-cell table:style-name="ce305" office:value-type="string" calcext:value-type="string">
            <text:p>halshs-02265423</text:p>
          </table:table-cell>
          <table:table-cell table:style-name="ce305" office:value-type="string" calcext:value-type="string">
            <text:p><text:a xlink:href="http://mediumcities-china.org/download/2279/" xlink:type="simple">http://mediumcities-china.org/download/2279/</text:a></text:p>
          </table:table-cell>
          <table:table-cell table:style-name="ce305" office:value-type="string" calcext:value-type="string">
            <text:p>TODO DOI ISBN ? <text:a xlink:href="https://www.doi.org/factsheets/ISBN-A.html" xlink:type="simple">https://www.doi.org/factsheets/ISBN-A.html</text:a></text:p>
          </table:table-cell>
          <table:table-cell table:style-name="ce305" office:value-type="string" calcext:value-type="string">
            <text:p>Book chapter</text:p>
          </table:table-cell>
          <table:table-cell table:style-name="ce388" office:value-type="string" calcext:value-type="string">
            <text:p>9175927119370543724</text:p>
          </table:table-cell>
          <table:table-cell table:style-name="ce305" office:value-type="string" calcext:value-type="string">
            <text:p>TODO : production version HAL ; arxiv revised version</text:p>
          </table:table-cell>
          <table:table-cell table:style-name="ce305" table:number-columns-repeated="3"/>
          <table:table-cell table:style-name="ce429" table:number-columns-repeated="1008"/>
          <table:table-cell table:number-columns-repeated="15360"/>
        </table:table-row>
        <table:table-row table:style-name="ro34">
          <table:table-cell table:style-name="ce305" office:value-type="string" calcext:value-type="string">
            <text:p>published</text:p>
          </table:table-cell>
          <table:table-cell table:style-name="ce305" office:value-type="string" calcext:value-type="string">
            <text:p>Submitted 15/03/2019 ; minor revision 30/04/2019 ; revised 24/05/2019 ; published 15/06/2019</text:p>
          </table:table-cell>
          <table:table-cell table:style-name="ce385" office:value-type="string" calcext:value-type="string">
            <text:p>March 2019</text:p>
          </table:table-cell>
          <table:table-cell table:style-name="ce413" office:value-type="string" calcext:value-type="string">
            <text:p>Generating urban morphologies at large scales</text:p>
          </table:table-cell>
          <table:table-cell table:style-name="ce305" office:value-type="string" calcext:value-type="string">
            <text:p>Raimbault J., Perret J.</text:p>
          </table:table-cell>
          <table:table-cell table:style-name="ce413" office:value-type="string" calcext:value-type="string">
            <text:p>Alife 2019 Proceedings</text:p>
          </table:table-cell>
          <table:table-cell table:style-name="ce305" office:value-type="string" calcext:value-type="string">
            <text:p>1903.06807</text:p>
          </table:table-cell>
          <table:table-cell table:style-name="ce305" office:value-type="string" calcext:value-type="string">
            <text:p>halshs-02265415</text:p>
          </table:table-cell>
          <table:table-cell table:style-name="ce305" office:value-type="string" calcext:value-type="string">
            <text:p><text:a xlink:href="https://www.mitpressjournals.org/doi/abs/10.1162/isal_a_00159" xlink:type="simple">https://www.mitpressjournals.org/doi/abs/10.1162/isal_a_00159</text:a></text:p>
          </table:table-cell>
          <table:table-cell table:style-name="ce305" office:value-type="string" calcext:value-type="string">
            <text:p>10.1162/isal_a_00159</text:p>
          </table:table-cell>
          <table:table-cell table:style-name="ce305" office:value-type="string" calcext:value-type="string">
            <text:p>Proceedings</text:p>
          </table:table-cell>
          <table:table-cell table:style-name="ce388" office:value-type="string" calcext:value-type="string">
            <text:p>5540661084182804231</text:p>
          </table:table-cell>
          <table:table-cell table:style-name="ce305" table:number-columns-repeated="4"/>
          <table:table-cell table:style-name="ce429" table:number-columns-repeated="1008"/>
          <table:table-cell table:number-columns-repeated="15360"/>
        </table:table-row>
        <table:table-row table:style-name="ro42">
          <table:table-cell table:style-name="ce305" office:value-type="string" calcext:value-type="string">
            <text:p>published</text:p>
          </table:table-cell>
          <table:table-cell table:style-name="ce305" office:value-type="string" calcext:value-type="string">
            <text:p>Submitted 03/12/2017 ; major revision 18/05/2018 ; revised 13/07/2018 ; accepted – minor revisions 18/12/2018 ; revised 10/01/2019 ; accepted 14/03/2019 ; published 25/03/2018</text:p>
          </table:table-cell>
          <table:table-cell table:style-name="ce388" office:value-type="string" calcext:value-type="string">
            <text:p>December 2017</text:p>
          </table:table-cell>
          <table:table-cell table:style-name="ce305" office:value-type="string" calcext:value-type="string">
            <text:p>Exploration of an Interdisciplinary Scientific Landscape</text:p>
          </table:table-cell>
          <table:table-cell table:style-name="ce305" office:value-type="string" calcext:value-type="string">
            <text:p>Raimbault J.</text:p>
          </table:table-cell>
          <table:table-cell table:style-name="ce305" office:value-type="string" calcext:value-type="string">
            <text:p>Scientometrics</text:p>
          </table:table-cell>
          <table:table-cell table:style-name="ce305" office:value-type="string" calcext:value-type="string">
            <text:p>1712.00805</text:p>
          </table:table-cell>
          <table:table-cell table:style-name="ce305" office:value-type="string" calcext:value-type="string">
            <text:p>halshs-02080535</text:p>
          </table:table-cell>
          <table:table-cell table:style-name="ce305" office:value-type="string" calcext:value-type="string">
            <text:p><text:a xlink:href="https://link.springer.com/article/10.1007%2Fs11192-019-03090-3" xlink:type="simple">https://link.springer.com/article/10.1007%2Fs11192-019-03090-3</text:a></text:p>
          </table:table-cell>
          <table:table-cell table:style-name="ce305" office:value-type="string" calcext:value-type="string">
            <text:p>10.1007/s11192-019-03090-3</text:p>
          </table:table-cell>
          <table:table-cell table:style-name="ce305" office:value-type="string" calcext:value-type="string">
            <text:p>Journal paper</text:p>
          </table:table-cell>
          <table:table-cell table:style-name="ce388" office:value-type="string" calcext:value-type="string">
            <text:p>9496023570500567367</text:p>
          </table:table-cell>
          <table:table-cell table:style-name="ce305" office:value-type="string" calcext:value-type="string">
            <text:p>TODO : final arxiv with doi ; texte hal</text:p>
          </table:table-cell>
          <table:table-cell table:style-name="ce305" table:number-columns-repeated="3"/>
          <table:table-cell table:style-name="ce429" table:number-columns-repeated="1008"/>
          <table:table-cell table:number-columns-repeated="15360"/>
        </table:table-row>
        <table:table-row table:style-name="ro43">
          <table:table-cell table:style-name="ce305" office:value-type="string" calcext:value-type="string">
            <text:p>published</text:p>
          </table:table-cell>
          <table:table-cell table:style-name="ce305" office:value-type="string" calcext:value-type="string">
            <text:p>Submitted 10/05/2018 ; minor revision 13/06/2018 ; revised 29/07/2018 ; published 24/03/2018</text:p>
          </table:table-cell>
          <table:table-cell table:style-name="ce393" office:value-type="string" calcext:value-type="string">
            <text:p>May 2018</text:p>
          </table:table-cell>
          <table:table-cell table:style-name="ce414" office:value-type="string" calcext:value-type="string">
            <text:p>An Urban Morphogenesis Model Capturing Interactions between Networks and Territories</text:p>
          </table:table-cell>
          <table:table-cell table:style-name="ce305" office:value-type="string" calcext:value-type="string">
            <text:p>Raimbault J.</text:p>
          </table:table-cell>
          <table:table-cell table:style-name="ce305" office:value-type="string" calcext:value-type="string">
            <text:p>Mathematics of Urban Morphogenesis, Springer</text:p>
          </table:table-cell>
          <table:table-cell table:style-name="ce305" office:value-type="string" calcext:value-type="string">
            <text:p>1805.05195</text:p>
          </table:table-cell>
          <table:table-cell table:style-name="ce307" office:value-type="string" calcext:value-type="string">
            <text:p>halshs-02080541</text:p>
          </table:table-cell>
          <table:table-cell table:style-name="ce307" office:value-type="string" calcext:value-type="string">
            <text:p><text:a xlink:href="https://link.springer.com/chapter/10.1007/978-3-030-12381-9_17" xlink:type="simple">https://link.springer.com/chapter/10.1007/978-3-030-12381-9_17</text:a></text:p>
          </table:table-cell>
          <table:table-cell table:style-name="ce433" office:value-type="string" calcext:value-type="string">
            <text:p>10.1007/978-3-030-12381-9_17</text:p>
          </table:table-cell>
          <table:table-cell table:style-name="ce307" office:value-type="string" calcext:value-type="string">
            <text:p>Book chapter</text:p>
          </table:table-cell>
          <table:table-cell table:style-name="ce394" office:value-type="string" calcext:value-type="string">
            <text:p>1733317322551838105</text:p>
          </table:table-cell>
          <table:table-cell table:style-name="ce305" office:value-type="string" calcext:value-type="string">
            <text:p>TODO : final arxiv with doi ; hal</text:p>
          </table:table-cell>
          <table:table-cell table:style-name="ce305"/>
          <table:table-cell table:style-name="ce305"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305"/>
          <table:table-cell table:style-name="ce429" table:number-columns-repeated="1008"/>
          <table:table-cell table:number-columns-repeated="15360"/>
        </table:table-row>
        <table:table-row table:style-name="ro36">
          <table:table-cell table:style-name="ce305" office:value-type="string" calcext:value-type="string">
            <text:p>published</text:p>
          </table:table-cell>
          <table:table-cell table:style-name="ce305" office:value-type="string" calcext:value-type="string">
            <text:p>Submitted 22/07/2017 ; minor revision 24/01/2018 ; revised 02/07/2018 ; published 06/09/2018</text:p>
          </table:table-cell>
          <table:table-cell table:style-name="ce388" office:value-type="string" calcext:value-type="string">
            <text:p>July 2017</text:p>
          </table:table-cell>
          <table:table-cell table:style-name="ce305" office:value-type="string" calcext:value-type="string">
            <text:p>Calibration of a Density-based Model of Urban Morphogenesis</text:p>
          </table:table-cell>
          <table:table-cell table:style-name="ce305" office:value-type="string" calcext:value-type="string">
            <text:p>Raimbault J.</text:p>
          </table:table-cell>
          <table:table-cell table:style-name="ce305" office:value-type="string" calcext:value-type="string">
            <text:p>Plos ONE</text:p>
          </table:table-cell>
          <table:table-cell table:style-name="ce305" office:value-type="string" calcext:value-type="string">
            <text:p>1708.06743</text:p>
          </table:table-cell>
          <table:table-cell table:style-name="ce431" office:value-type="string" calcext:value-type="string">
            <text:p>hal-01871639</text:p>
          </table:table-cell>
          <table:table-cell table:style-name="ce305" office:value-type="string" calcext:value-type="string">
            <text:p>https://journals.plos.org/plosone/article?id=10.1371/journal.pone.0203516</text:p>
          </table:table-cell>
          <table:table-cell table:style-name="ce438" office:value-type="string" calcext:value-type="string">
            <text:p>10.1371/journal.pone.0203516</text:p>
          </table:table-cell>
          <table:table-cell table:style-name="ce305" office:value-type="string" calcext:value-type="string">
            <text:p>Journal paper</text:p>
          </table:table-cell>
          <table:table-cell table:style-name="ce388" office:value-type="string" calcext:value-type="string">
            <text:p>15848250065112202064</text:p>
          </table:table-cell>
          <table:table-cell table:style-name="ce305" table:number-columns-repeated="2"/>
          <table:table-cell table:style-name="ce305" office:value-type="string" calcext:value-type="string">
            <text:p>Raimbault, J. (2018). Calibration of a density-based model of urban morphogenesis. \textit{PloS one}, 13(9), e0203516.</text:p>
          </table:table-cell>
          <table:table-cell table:style-name="ce305"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29" table:number-columns-repeated="1008"/>
          <table:table-cell table:number-columns-repeated="15360"/>
        </table:table-row>
        <table:table-row table:style-name="ro6">
          <table:table-cell table:style-name="ce305" office:value-type="string" calcext:value-type="string">
            <text:p>published</text:p>
          </table:table-cell>
          <table:table-cell table:style-name="ce305" office:value-type="string" calcext:value-type="string">
            <text:p>Submitted 28/07/2017 ; revised 28/02/1018 ; accepted 05/04/2018 ; published 05/2018</text:p>
          </table:table-cell>
          <table:table-cell table:style-name="ce388" office:value-type="string" calcext:value-type="string">
            <text:p>July 2017</text:p>
          </table:table-cell>
          <table:table-cell table:style-name="ce305" office:value-type="string" calcext:value-type="string">
            <text:p>Indirect Evidence of Network Effects in a System of Cities</text:p>
          </table:table-cell>
          <table:table-cell table:style-name="ce305" office:value-type="string" calcext:value-type="string">
            <text:p>Raimbault J.</text:p>
          </table:table-cell>
          <table:table-cell table:style-name="ce305" office:value-type="string" calcext:value-type="string">
            <text:p>EPB</text:p>
          </table:table-cell>
          <table:table-cell table:style-name="ce305" office:value-type="string" calcext:value-type="string">
            <text:p>1804.09416</text:p>
          </table:table-cell>
          <table:table-cell table:style-name="ce305" office:value-type="string" calcext:value-type="string">
            <text:p>halshs-01788559</text:p>
          </table:table-cell>
          <table:table-cell table:style-name="ce305" office:value-type="string" calcext:value-type="string">
            <text:p>http://journals.sagepub.com/doi/abs/10.1177/2399808318774335</text:p>
          </table:table-cell>
          <table:table-cell table:style-name="ce305" office:value-type="string" calcext:value-type="string">
            <text:p>10.1177/2399808318774335</text:p>
          </table:table-cell>
          <table:table-cell table:style-name="ce305" office:value-type="string" calcext:value-type="string">
            <text:p>Journal paper</text:p>
          </table:table-cell>
          <table:table-cell table:style-name="ce388" office:value-type="string" calcext:value-type="string">
            <text:p>11667984635425546006</text:p>
          </table:table-cell>
          <table:table-cell table:style-name="ce305" table:number-columns-repeated="2"/>
          <table:table-cell table:style-name="ce305" office:value-type="string" calcext:value-type="string">
            <text:p>Raimbault, J. (2018). Indirect evidence of network effects in a system of cities. \textit{Environment and Planning B: Urban Analytics and City Science}, 2399808318774335.</text:p>
          </table:table-cell>
          <table:table-cell table:style-name="ce305"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29" table:number-columns-repeated="1008"/>
          <table:table-cell table:number-columns-repeated="15360"/>
        </table:table-row>
        <table:table-row table:style-name="ro43">
          <table:table-cell table:style-name="ce305" office:value-type="string" calcext:value-type="string">
            <text:p>published</text:p>
          </table:table-cell>
          <table:table-cell table:style-name="ce305" office:value-type="string" calcext:value-type="string">
            <text:p>Sumitted 06/2016 ; published 2017</text:p>
          </table:table-cell>
          <table:table-cell table:style-name="ce393" office:value-type="string" calcext:value-type="string">
            <text:p>June 2016</text:p>
          </table:table-cell>
          <table:table-cell table:style-name="ce414" office:value-type="string" calcext:value-type="string">
            <text:p>CybergeoNetworks, une application interactive pour l'analyse géographique et sémantique des publications scientifiques</text:p>
          </table:table-cell>
          <table:table-cell table:style-name="ce305" office:value-type="string" calcext:value-type="string">
            <text:p>Cottineau C., Raimbault J., Chasset P.-O., Commenges H., Banos A., Pumain D.</text:p>
          </table:table-cell>
          <table:table-cell table:style-name="ce305" office:value-type="string" calcext:value-type="string">
            <text:p>Les Big Data a Decouvert</text:p>
          </table:table-cell>
          <table:table-cell table:style-name="ce305" office:value-type="string" calcext:value-type="string">
            <text:p>2011.13883</text:p>
          </table:table-cell>
          <table:table-cell table:style-name="ce307" office:value-type="string" calcext:value-type="string">
            <text:p>halshs-02008933</text:p>
          </table:table-cell>
          <table:table-cell table:style-name="ce307"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307" office:value-type="string" calcext:value-type="string">
            <text:p>EAN:9782271114648</text:p>
          </table:table-cell>
          <table:table-cell table:style-name="ce307" office:value-type="string" calcext:value-type="string">
            <text:p>Book chapter</text:p>
          </table:table-cell>
          <table:table-cell table:style-name="ce394" office:value-type="string" calcext:value-type="string">
            <text:p>4956180389820252842</text:p>
          </table:table-cell>
          <table:table-cell table:style-name="ce305" office:value-type="string" calcext:value-type="string">
            <text:p>Short chapter (4p) TODO : metadonnees / trad arxiv ?</text:p>
          </table:table-cell>
          <table:table-cell table:style-name="ce305"/>
          <table:table-cell table:style-name="ce305"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305"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29" table:number-columns-repeated="1008"/>
          <table:table-cell table:number-columns-repeated="15360"/>
        </table:table-row>
        <table:table-row table:style-name="ro44">
          <table:table-cell table:style-name="ce305" office:value-type="string" calcext:value-type="string">
            <text:p>published</text:p>
          </table:table-cell>
          <table:table-cell table:style-name="ce305" office:value-type="string" calcext:value-type="string">
            <text:p>Submitted 04/2017 ; published 12/2017</text:p>
          </table:table-cell>
          <table:table-cell table:style-name="ce388" office:value-type="string" calcext:value-type="string">
            <text:p>April 2017</text:p>
          </table:table-cell>
          <table:table-cell table:style-name="ce305" office:value-type="string" calcext:value-type="string">
            <text:p>An applied knowledge framework to study complex systems</text:p>
          </table:table-cell>
          <table:table-cell table:style-name="ce305" office:value-type="string" calcext:value-type="string">
            <text:p>Raimbault J.</text:p>
          </table:table-cell>
          <table:table-cell table:style-name="ce305" office:value-type="string" calcext:value-type="string">
            <text:p>Complex Systems Design and Management 2017</text:p>
          </table:table-cell>
          <table:table-cell table:style-name="ce305" office:value-type="string" calcext:value-type="string">
            <text:p>1706.09244</text:p>
          </table:table-cell>
          <table:table-cell table:style-name="ce305" office:value-type="string" calcext:value-type="string">
            <text:p>halshs-01662219</text:p>
          </table:table-cell>
          <table:table-cell table:style-name="ce305" table:number-columns-repeated="2"/>
          <table:table-cell table:style-name="ce305" office:value-type="string" calcext:value-type="string">
            <text:p>Proceedings</text:p>
          </table:table-cell>
          <table:table-cell table:style-name="ce388" office:value-type="string" calcext:value-type="string">
            <text:p>7409264294851661954</text:p>
          </table:table-cell>
          <table:table-cell table:style-name="ce305" table:number-columns-repeated="2"/>
          <table:table-cell table:style-name="ce305" office:value-type="string" calcext:value-type="string">
            <text:p>Raimbault, J. (2017). An applied knowledge framework to study complex systems, \textit{Complex Systems Design \&amp; Management} (pp.31-45). \href{https://arxiv.org/abs/1706.09244}{arXiv:1706.09244}</text:p>
          </table:table-cell>
          <table:table-cell table:style-name="ce305"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29" table:number-columns-repeated="1008"/>
          <table:table-cell table:number-columns-repeated="15360"/>
        </table:table-row>
        <table:table-row table:style-name="ro45">
          <table:table-cell table:style-name="ce305" office:value-type="string" calcext:value-type="string">
            <text:p>published</text:p>
          </table:table-cell>
          <table:table-cell table:style-name="ce305" office:value-type="string" calcext:value-type="string">
            <text:p>Submitted 04/2017 ; published 11/2017</text:p>
          </table:table-cell>
          <table:table-cell table:style-name="ce388" office:value-type="string" calcext:value-type="string">
            <text:p>April 2017</text:p>
          </table:table-cell>
          <table:table-cell table:style-name="ce305" office:value-type="string" calcext:value-type="string">
            <text:p>Identification de causalités dans des données spatio-temporelles</text:p>
          </table:table-cell>
          <table:table-cell table:style-name="ce305" office:value-type="string" calcext:value-type="string">
            <text:p>Raimbault J.</text:p>
          </table:table-cell>
          <table:table-cell table:style-name="ce305" office:value-type="string" calcext:value-type="string">
            <text:p>Sageo 2017</text:p>
          </table:table-cell>
          <table:table-cell table:style-name="ce305" office:value-type="string" calcext:value-type="string">
            <text:p>1709.08684</text:p>
          </table:table-cell>
          <table:table-cell table:style-name="ce305" office:value-type="string" calcext:value-type="string">
            <text:p>hal-01650531</text:p>
          </table:table-cell>
          <table:table-cell table:style-name="ce305"/>
          <table:table-cell table:style-name="ce431" office:value-type="string" calcext:value-type="string">
            <text:p>10.5281/zenodo.1006677</text:p>
          </table:table-cell>
          <table:table-cell table:style-name="ce305" office:value-type="string" calcext:value-type="string">
            <text:p>Proceedings</text:p>
          </table:table-cell>
          <table:table-cell table:style-name="ce388" office:value-type="string" calcext:value-type="string">
            <text:p>11103404614960143975 ;7600160264293043119</text:p>
          </table:table-cell>
          <table:table-cell table:style-name="ce305" office:value-type="string" calcext:value-type="string">
            <text:p>arxiv : translated EN ; DOI : full proceedings</text:p>
          </table:table-cell>
          <table:table-cell table:style-name="ce305"/>
          <table:table-cell table:style-name="ce305"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305"/>
          <table:table-cell table:style-name="ce429" table:number-columns-repeated="1008"/>
          <table:table-cell table:number-columns-repeated="15360"/>
        </table:table-row>
        <table:table-row table:style-name="ro46">
          <table:table-cell table:style-name="ce305" office:value-type="string" calcext:value-type="string">
            <text:p>published</text:p>
          </table:table-cell>
          <table:table-cell table:style-name="ce305" office:value-type="string" calcext:value-type="string">
            <text:p>Submitted 12/2016 ; published 04/2017</text:p>
          </table:table-cell>
          <table:table-cell table:style-name="ce388" office:value-type="string" calcext:value-type="string">
            <text:p>December 2016</text:p>
          </table:table-cell>
          <table:table-cell table:style-name="ce305" office:value-type="string" calcext:value-type="string">
            <text:p>Classifying patents based on their semantic content</text:p>
          </table:table-cell>
          <table:table-cell table:style-name="ce305" office:value-type="string" calcext:value-type="string">
            <text:p>Bergeaud A., Potiron Y., Raimbault J.</text:p>
          </table:table-cell>
          <table:table-cell table:style-name="ce305" office:value-type="string" calcext:value-type="string">
            <text:p>Plos ONE</text:p>
          </table:table-cell>
          <table:table-cell table:style-name="ce305" office:value-type="string" calcext:value-type="string">
            <text:p>1612.08504</text:p>
          </table:table-cell>
          <table:table-cell table:style-name="ce415" office:value-type="string" calcext:value-type="string">
            <text:p>halshs-01788574</text:p>
          </table:table-cell>
          <table:table-cell table:style-name="ce415" office:value-type="string" calcext:value-type="string">
            <text:p>https://journals.plos.org/plosone/article?id=10.1371/journal.pone.0176310</text:p>
          </table:table-cell>
          <table:table-cell table:style-name="ce415" office:value-type="string" calcext:value-type="string">
            <text:p>10.1371/journal.pone.0176310</text:p>
          </table:table-cell>
          <table:table-cell table:style-name="ce415" office:value-type="string" calcext:value-type="string">
            <text:p>Journal paper</text:p>
          </table:table-cell>
          <table:table-cell table:style-name="ce444" office:value-type="string" calcext:value-type="string">
            <text:p>12506469774605600350</text:p>
          </table:table-cell>
          <table:table-cell table:style-name="ce305" table:number-columns-repeated="2"/>
          <table:table-cell table:style-name="ce305" office:value-type="string" calcext:value-type="string">
            <text:p>Bergeaud, A., Potiron, Y., \&amp; Raimbault, J. (2017). Classifying patents based on their semantic content. \textit{PloS one}, 12(4), e0176310.</text:p>
          </table:table-cell>
          <table:table-cell table:style-name="ce305"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29" table:number-columns-repeated="1008"/>
          <table:table-cell table:number-columns-repeated="15360"/>
        </table:table-row>
        <table:table-row table:style-name="ro36">
          <table:table-cell table:style-name="ce305" office:value-type="string" calcext:value-type="string">
            <text:p>published</text:p>
          </table:table-cell>
          <table:table-cell table:style-name="ce305" office:value-type="string" calcext:value-type="string">
            <text:p>Submitted 04/2016 ; published 12/2016</text:p>
          </table:table-cell>
          <table:table-cell table:style-name="ce388" office:value-type="string" calcext:value-type="string">
            <text:p>April 2016</text:p>
          </table:table-cell>
          <table:table-cell table:style-name="ce305" office:value-type="string" calcext:value-type="string">
            <text:p>A discrepancy-based framework to compare robustness between multi-attribute evaluations</text:p>
          </table:table-cell>
          <table:table-cell table:style-name="ce305" office:value-type="string" calcext:value-type="string">
            <text:p>Raimbault J.</text:p>
          </table:table-cell>
          <table:table-cell table:style-name="ce305" office:value-type="string" calcext:value-type="string">
            <text:p>Complex Systems Design and Management 2016</text:p>
          </table:table-cell>
          <table:table-cell table:style-name="ce305" office:value-type="string" calcext:value-type="string">
            <text:p>1608.0084</text:p>
          </table:table-cell>
          <table:table-cell table:style-name="ce305" office:value-type="string" calcext:value-type="string">
            <text:p>halshs-01424253</text:p>
          </table:table-cell>
          <table:table-cell table:style-name="ce305" office:value-type="string" calcext:value-type="string">
            <text:p>https://link.springer.com/chapter/10.1007/978-3-319-49103-5_11</text:p>
          </table:table-cell>
          <table:table-cell table:style-name="ce305" office:value-type="string" calcext:value-type="string">
            <text:p>10.1007/978-3-319-49103-5_11</text:p>
          </table:table-cell>
          <table:table-cell table:style-name="ce305" office:value-type="string" calcext:value-type="string">
            <text:p>Proceedings</text:p>
          </table:table-cell>
          <table:table-cell table:style-name="ce388" office:value-type="string" calcext:value-type="string">
            <text:p>653579094781671635</text:p>
          </table:table-cell>
          <table:table-cell table:style-name="ce305" table:number-columns-repeated="2"/>
          <table:table-cell table:style-name="ce305" office:value-type="string" calcext:value-type="string">
            <text:p>Raimbault, J. (2017). A Discrepancy-Based Framework to Compare Robustness Between Multi-attribute Evaluations. In \textit{Complex Systems Design \&amp; Management} (pp. 141-154), Springer.</text:p>
          </table:table-cell>
          <table:table-cell table:style-name="ce305"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29" table:number-columns-repeated="1008"/>
          <table:table-cell table:number-columns-repeated="15360"/>
        </table:table-row>
        <table:table-row table:style-name="ro45">
          <table:table-cell table:style-name="ce305" office:value-type="string" calcext:value-type="string">
            <text:p>published</text:p>
          </table:table-cell>
          <table:table-cell table:style-name="ce305" office:value-type="string" calcext:value-type="string">
            <text:p>Submitted 03/2016 ; published 02/2017</text:p>
          </table:table-cell>
          <table:table-cell table:style-name="ce388" office:value-type="string" calcext:value-type="string">
            <text:p>March 2016</text:p>
          </table:table-cell>
          <table:table-cell table:style-name="ce305" office:value-type="string" calcext:value-type="string">
            <text:p>Investigating the empirical existence of static user equilibrium</text:p>
          </table:table-cell>
          <table:table-cell table:style-name="ce307" office:value-type="string" calcext:value-type="string">
            <text:p>Raimbault J.</text:p>
          </table:table-cell>
          <table:table-cell table:style-name="ce305" office:value-type="string" calcext:value-type="string">
            <text:p>Transportation Research Procedia</text:p>
          </table:table-cell>
          <table:table-cell table:style-name="ce305" office:value-type="string" calcext:value-type="string">
            <text:p>1608.05266</text:p>
          </table:table-cell>
          <table:table-cell table:style-name="ce305" office:value-type="string" calcext:value-type="string">
            <text:p>halshs-01360243</text:p>
          </table:table-cell>
          <table:table-cell table:style-name="ce305" office:value-type="string" calcext:value-type="string">
            <text:p>https://www.sciencedirect.com/science/article/pii/S2352146517301898</text:p>
          </table:table-cell>
          <table:table-cell table:style-name="ce305" office:value-type="string" calcext:value-type="string">
            <text:p>10.1016/j.trpro.2017.03.053</text:p>
          </table:table-cell>
          <table:table-cell table:style-name="ce305" office:value-type="string" calcext:value-type="string">
            <text:p>Proceedings</text:p>
          </table:table-cell>
          <table:table-cell table:style-name="ce388" office:value-type="string" calcext:value-type="string">
            <text:p>7749106266184037692</text:p>
          </table:table-cell>
          <table:table-cell table:style-name="ce305" table:number-columns-repeated="2"/>
          <table:table-cell table:style-name="ce305" office:value-type="string" calcext:value-type="string">
            <text:p>Raimbault, J. (2017). Investigating the empirical existence of static user equilibrium. \textit{Transportation Research Procedia}, 22, 450-458.</text:p>
          </table:table-cell>
          <table:table-cell table:style-name="ce305"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29" table:number-columns-repeated="1008"/>
          <table:table-cell table:number-columns-repeated="15360"/>
        </table:table-row>
        <table:table-row table:style-name="ro47">
          <table:table-cell table:style-name="ce305" office:value-type="string" calcext:value-type="string">
            <text:p>published</text:p>
          </table:table-cell>
          <table:table-cell table:style-name="ce305" office:value-type="string" calcext:value-type="string">
            <text:p>Submitted 04/2015 ; published 09/2017</text:p>
          </table:table-cell>
          <table:table-cell table:style-name="ce388" office:value-type="string" calcext:value-type="string">
            <text:p>April 2015</text:p>
          </table:table-cell>
          <table:table-cell table:style-name="ce417" office:value-type="string" calcext:value-type="string">
            <text:p>Models Coupling Urban Growth and Transportation Network Growth: An Algorithmic Systematic Review Approach</text:p>
          </table:table-cell>
          <table:table-cell table:style-name="ce307" office:value-type="string" calcext:value-type="string">
            <text:p>Raimbault J.</text:p>
          </table:table-cell>
          <table:table-cell table:style-name="ce305" office:value-type="string" calcext:value-type="string">
            <text:p>Plurimondi</text:p>
          </table:table-cell>
          <table:table-cell table:style-name="ce305" office:value-type="string" calcext:value-type="string">
            <text:p>1605.08888</text:p>
          </table:table-cell>
          <table:table-cell table:style-name="ce305" office:value-type="string" calcext:value-type="string">
            <text:p>halshs-01857256</text:p>
          </table:table-cell>
          <table:table-cell table:style-name="ce305" office:value-type="string" calcext:value-type="string">
            <text:p>http://plurimondi.poliba.it/index.php/Plurimondi/article/view/30</text:p>
          </table:table-cell>
          <table:table-cell table:style-name="ce305"/>
          <table:table-cell table:style-name="ce305" office:value-type="string" calcext:value-type="string">
            <text:p>Proceedings</text:p>
          </table:table-cell>
          <table:table-cell table:style-name="ce388" office:value-type="string" calcext:value-type="string">
            <text:p>1319708987327506320</text:p>
          </table:table-cell>
          <table:table-cell table:style-name="ce305" table:number-columns-repeated="2"/>
          <table:table-cell table:style-name="ce305"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305"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29" table:number-columns-repeated="1008"/>
          <table:table-cell table:number-columns-repeated="15360"/>
        </table:table-row>
        <table:table-row table:style-name="ro48">
          <table:table-cell table:style-name="ce305" office:value-type="string" calcext:value-type="string">
            <text:p>published</text:p>
          </table:table-cell>
          <table:table-cell table:style-name="ce305" office:value-type="string" calcext:value-type="string">
            <text:p>Submitted 04/2014 ; published 12/2014</text:p>
          </table:table-cell>
          <table:table-cell table:style-name="ce388" office:value-type="string" calcext:value-type="string">
            <text:p>December 2014</text:p>
          </table:table-cell>
          <table:table-cell table:style-name="ce418" office:value-type="string" calcext:value-type="string">
            <text:p>User-Based Solutions for Increasing Level of Service in Bike-Sharing Transportation Systems</text:p>
          </table:table-cell>
          <table:table-cell table:style-name="ce305" office:value-type="string" calcext:value-type="string">
            <text:p>Raimbault J.</text:p>
          </table:table-cell>
          <table:table-cell table:style-name="ce305" office:value-type="string" calcext:value-type="string">
            <text:p>Complex Systems Design and Management 2014</text:p>
          </table:table-cell>
          <table:table-cell table:style-name="ce305" office:value-type="string" calcext:value-type="string">
            <text:p>1605.08883</text:p>
          </table:table-cell>
          <table:table-cell table:style-name="ce305" office:value-type="string" calcext:value-type="string">
            <text:p>halshs-01322844</text:p>
          </table:table-cell>
          <table:table-cell table:style-name="ce305" office:value-type="string" calcext:value-type="string">
            <text:p>https://link.springer.com/chapter/10.1007/978-3-319-11617-4_3</text:p>
          </table:table-cell>
          <table:table-cell table:style-name="ce305" office:value-type="string" calcext:value-type="string">
            <text:p>10.1007/978-3-319-11617-4_3</text:p>
          </table:table-cell>
          <table:table-cell table:style-name="ce305" office:value-type="string" calcext:value-type="string">
            <text:p>Proceedings</text:p>
          </table:table-cell>
          <table:table-cell table:style-name="ce388" office:value-type="string" calcext:value-type="string">
            <text:p>9086923287729553248</text:p>
          </table:table-cell>
          <table:table-cell table:style-name="ce305" table:number-columns-repeated="2"/>
          <table:table-cell table:style-name="ce305"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305"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29" table:number-columns-repeated="1008"/>
          <table:table-cell table:number-columns-repeated="15360"/>
        </table:table-row>
        <table:table-row table:style-name="ro48">
          <table:table-cell table:style-name="ce305" office:value-type="string" calcext:value-type="string">
            <text:p>published</text:p>
          </table:table-cell>
          <table:table-cell table:style-name="ce305" office:value-type="string" calcext:value-type="string">
            <text:p>Submitted 04/2014 ; published 06/2014</text:p>
          </table:table-cell>
          <table:table-cell table:style-name="ce388" office:value-type="string" calcext:value-type="string">
            <text:p>June 2014</text:p>
          </table:table-cell>
          <table:table-cell table:style-name="ce417" office:value-type="string" calcext:value-type="string">
            <text:p>A Hybrid Network/Grid Model of Urban Morphogenesis and Optimization</text:p>
          </table:table-cell>
          <table:table-cell table:style-name="ce417" office:value-type="string" calcext:value-type="string">
            <text:p>Raimbault, J., Banos, A., Doursat, R.</text:p>
          </table:table-cell>
          <table:table-cell table:style-name="ce417" office:value-type="string" calcext:value-type="string">
            <text:p>4th International Conference on Complex Systems and Applications (ICCSA 2014)</text:p>
          </table:table-cell>
          <table:table-cell table:style-name="ce305" office:value-type="string" calcext:value-type="string">
            <text:p>1612.08552</text:p>
          </table:table-cell>
          <table:table-cell table:style-name="ce305" office:value-type="string" calcext:value-type="string">
            <text:p>halshs-01388885</text:p>
          </table:table-cell>
          <table:table-cell table:style-name="ce305" office:value-type="string" calcext:value-type="string">
            <text:p>http://iccsa2014.univ-lehavre.fr/iccsa2014proceedings.pdf</text:p>
          </table:table-cell>
          <table:table-cell table:style-name="ce305"/>
          <table:table-cell table:style-name="ce305" office:value-type="string" calcext:value-type="string">
            <text:p>Proceedings</text:p>
          </table:table-cell>
          <table:table-cell table:style-name="ce388" office:value-type="string" calcext:value-type="string">
            <text:p>3559635412259202692</text:p>
          </table:table-cell>
          <table:table-cell table:style-name="ce305" table:number-columns-repeated="2"/>
          <table:table-cell table:style-name="ce305"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305"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29" table:number-columns-repeated="1008"/>
          <table:table-cell table:number-columns-repeated="15360"/>
        </table:table-row>
        <table:table-row table:style-name="ro44" table:number-rows-repeated="1048478">
          <table:table-cell table:number-columns-repeated="16384"/>
        </table:table-row>
        <table:table-row table:style-name="ro49">
          <table:table-cell table:number-columns-repeated="16384"/>
        </table:table-row>
      </table:table>
      <table:table table:name="Communications" table:style-name="ta1">
        <table:table-column table:style-name="co19" table:default-cell-style-name="ce310"/>
        <table:table-column table:style-name="co20" table:default-cell-style-name="ce310"/>
        <table:table-column table:style-name="co21" table:default-cell-style-name="ce310"/>
        <table:table-column table:style-name="co22" table:default-cell-style-name="ce310"/>
        <table:table-column table:style-name="co23" table:default-cell-style-name="ce310"/>
        <table:table-column table:style-name="co24" table:default-cell-style-name="ce310"/>
        <table:table-column table:style-name="co18" table:default-cell-style-name="ce310"/>
        <table:table-column table:style-name="co25" table:number-columns-repeated="2" table:default-cell-style-name="ce310"/>
        <table:table-column table:style-name="co26" table:default-cell-style-name="ce310"/>
        <table:table-column table:style-name="co18" table:default-cell-style-name="ce310"/>
        <table:table-column table:style-name="co27" table:default-cell-style-name="ce310"/>
        <table:table-column table:style-name="co28" table:default-cell-style-name="ce310"/>
        <table:table-column table:style-name="co18" table:number-columns-repeated="1011" table:default-cell-style-name="ce310"/>
        <table:table-column table:style-name="co18" table:number-columns-repeated="15360" table:default-cell-style-name="Default"/>
        <table:table-row table:style-name="ro17">
          <table:table-cell table:style-name="ce468"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6380"/>
        </table:table-row>
        <table:table-row table:style-name="ro18">
          <table:table-cell table:number-columns-repeated="16384"/>
        </table:table-row>
        <table:table-row table:style-name="ro18">
          <table:table-cell table:style-name="ce311" office:value-type="string" calcext:value-type="string">
            <text:p>Status</text:p>
          </table:table-cell>
          <table:table-cell table:style-name="ce311" office:value-type="string" calcext:value-type="string">
            <text:p>Submission</text:p>
          </table:table-cell>
          <table:table-cell table:style-name="ce311" office:value-type="string" calcext:value-type="string">
            <text:p>Horizon</text:p>
          </table:table-cell>
          <table:table-cell table:style-name="ce311" office:value-type="string" calcext:value-type="string">
            <text:p>Title</text:p>
          </table:table-cell>
          <table:table-cell table:style-name="ce311" office:value-type="string" calcext:value-type="string">
            <text:p>Authors</text:p>
          </table:table-cell>
          <table:table-cell table:style-name="ce311" office:value-type="string" calcext:value-type="string">
            <text:p>Target</text:p>
          </table:table-cell>
          <table:table-cell table:style-name="ce311" office:value-type="string" calcext:value-type="string">
            <text:p>HAL</text:p>
          </table:table-cell>
          <table:table-cell table:style-name="ce311" office:value-type="string" calcext:value-type="string">
            <text:p>Scholar</text:p>
          </table:table-cell>
          <table:table-cell table:style-name="ce508" office:value-type="string" calcext:value-type="string">
            <text:p>Type</text:p>
          </table:table-cell>
          <table:table-cell table:style-name="ce311" office:value-type="string" calcext:value-type="string">
            <text:p>Observations</text:p>
          </table:table-cell>
          <table:table-cell table:style-name="ce311" office:value-type="string" calcext:value-type="string">
            <text:p>Reviews</text:p>
          </table:table-cell>
          <table:table-cell table:style-name="ce311" office:value-type="string" calcext:value-type="string">
            <text:p>Latex</text:p>
          </table:table-cell>
          <table:table-cell table:style-name="ce311" office:value-type="string" calcext:value-type="string">
            <text:p>Bibtex entry</text:p>
          </table:table-cell>
          <table:table-cell table:number-columns-repeated="16371"/>
        </table:table-row>
        <table:table-row table:style-name="ro18">
          <table:table-cell table:style-name="ce319" table:number-columns-repeated="13"/>
          <table:table-cell table:number-columns-repeated="16371"/>
        </table:table-row>
        <table:table-row table:style-name="ro18">
          <table:table-cell table:style-name="ce272"/>
          <table:table-cell table:style-name="ce272" office:value-type="string" calcext:value-type="string">
            <text:p>Submitted 31/01/2024 ; withdrawn 06/2024</text:p>
          </table:table-cell>
          <table:table-cell table:style-name="ce439"/>
          <table:table-cell table:style-name="ce272" office:value-type="string" calcext:value-type="string">
            <text:p>Modeling buildings evolutions as a common ground for densification studies</text:p>
          </table:table-cell>
          <table:table-cell table:style-name="ce272"/>
          <table:table-cell table:style-name="ce423" office:value-type="string" calcext:value-type="string">
            <text:p>AESOP 2024</text:p>
          </table:table-cell>
          <table:table-cell table:style-name="ce272" table:number-columns-repeated="2"/>
          <table:table-cell table:style-name="ce272" office:value-type="string" calcext:value-type="string">
            <text:p>Oral communication</text:p>
          </table:table-cell>
          <table:table-cell table:style-name="ce272" office:value-type="string" calcext:value-type="string">
            <text:p>Auto withdrawn (failure to register by presentor)</text:p>
          </table:table-cell>
          <table:table-cell table:style-name="ce272" table:number-columns-repeated="3"/>
          <table:table-cell table:style-name="ce426" table:number-columns-repeated="1010"/>
          <table:table-cell table:style-name="ce511"/>
          <table:table-cell table:number-columns-repeated="15360"/>
        </table:table-row>
        <table:table-row table:style-name="ro18">
          <table:table-cell table:style-name="ce469" office:value-type="string" calcext:value-type="string">
            <text:p>under review</text:p>
          </table:table-cell>
          <table:table-cell table:style-name="ce469" office:value-type="string" calcext:value-type="string">
            <text:p>Submitted 30/04/2025</text:p>
          </table:table-cell>
          <table:table-cell table:style-name="ce470"/>
          <table:table-cell table:style-name="ce472" office:value-type="string" calcext:value-type="string">
            <text:p>Mapping the integration between Knowledge Domains in Theoretical and Quantitative Geography</text:p>
          </table:table-cell>
          <table:table-cell table:style-name="ce469" office:value-type="string" calcext:value-type="string">
            <text:p>Raimbault J.</text:p>
          </table:table-cell>
          <table:table-cell table:style-name="ce489" office:value-type="string" calcext:value-type="string">
            <text:p>ECTQG 2025</text:p>
          </table:table-cell>
          <table:table-cell table:style-name="ce469" table:number-columns-repeated="2"/>
          <table:table-cell table:style-name="ce469" office:value-type="string" calcext:value-type="string">
            <text:p>Oral communication</text:p>
          </table:table-cell>
          <table:table-cell table:style-name="ce469" table:number-columns-repeated="4"/>
          <table:table-cell table:style-name="ce509" table:number-columns-repeated="1010"/>
          <table:table-cell table:style-name="ce512"/>
          <table:table-cell table:number-columns-repeated="15360"/>
        </table:table-row>
        <table:table-row table:style-name="ro18">
          <table:table-cell table:style-name="ce469" office:value-type="string" calcext:value-type="string">
            <text:p>under review</text:p>
          </table:table-cell>
          <table:table-cell table:style-name="ce469" office:value-type="string" calcext:value-type="string">
            <text:p>Submitted 30/04/2025</text:p>
          </table:table-cell>
          <table:table-cell table:style-name="ce470"/>
          <table:table-cell table:style-name="ce473" office:value-type="string" calcext:value-type="string">
            <text:p>Projecting possible future trajectories for systems of cities</text:p>
          </table:table-cell>
          <table:table-cell table:style-name="ce469" office:value-type="string" calcext:value-type="string">
            <text:p>Raimbault J., Pumain D.</text:p>
          </table:table-cell>
          <table:table-cell table:style-name="ce489" office:value-type="string" calcext:value-type="string">
            <text:p>ECTQG 2025</text:p>
          </table:table-cell>
          <table:table-cell table:style-name="ce469" table:number-columns-repeated="2"/>
          <table:table-cell table:style-name="ce469" office:value-type="string" calcext:value-type="string">
            <text:p>Oral communication</text:p>
          </table:table-cell>
          <table:table-cell table:style-name="ce469" table:number-columns-repeated="4"/>
          <table:table-cell table:style-name="ce509" table:number-columns-repeated="1010"/>
          <table:table-cell table:style-name="ce512"/>
          <table:table-cell table:number-columns-repeated="15360"/>
        </table:table-row>
        <table:table-row table:style-name="ro18">
          <table:table-cell table:style-name="ce469" office:value-type="string" calcext:value-type="string">
            <text:p>under review</text:p>
          </table:table-cell>
          <table:table-cell table:style-name="ce469" office:value-type="string" calcext:value-type="string">
            <text:p>Submitted v1 20/03/2025</text:p>
          </table:table-cell>
          <table:table-cell table:style-name="ce470"/>
          <table:table-cell table:style-name="ce469" office:value-type="string" calcext:value-type="string">
            <text:p>Crowdsourcing ground-truth datasets for building change detection</text:p>
          </table:table-cell>
          <table:table-cell table:style-name="ce469" office:value-type="string" calcext:value-type="string">
            <text:p>Raimbault J., Perret J.</text:p>
          </table:table-cell>
          <table:table-cell table:style-name="ce489" office:value-type="string" calcext:value-type="string">
            <text:p>CCS 2025</text:p>
          </table:table-cell>
          <table:table-cell table:style-name="ce469" table:number-columns-repeated="2"/>
          <table:table-cell table:style-name="ce469" office:value-type="string" calcext:value-type="string">
            <text:p>Oral communication</text:p>
          </table:table-cell>
          <table:table-cell table:style-name="ce469" table:number-columns-repeated="4"/>
          <table:table-cell table:style-name="ce509" table:number-columns-repeated="1010"/>
          <table:table-cell table:style-name="ce512"/>
          <table:table-cell table:number-columns-repeated="15360"/>
        </table:table-row>
        <table:table-row table:style-name="ro50">
          <table:table-cell table:style-name="ce302" office:value-type="string" calcext:value-type="string">
            <text:p>presented</text:p>
          </table:table-cell>
          <table:table-cell table:style-name="ce305" office:value-type="string" calcext:value-type="string">
            <text:p>Submitted 03/02/2025 ; presented 11/03/2025</text:p>
          </table:table-cell>
          <table:table-cell table:style-name="ce388"/>
          <table:table-cell table:style-name="ce305" office:value-type="string" calcext:value-type="string">
            <text:p>A new geospatial vector data matching algorithm optimised for building change detection</text:p>
          </table:table-cell>
          <table:table-cell table:style-name="ce305" office:value-type="string" calcext:value-type="string">
            <text:p>Raimbault J., Guardiola P., Perret J., Olteanu-Raimond A.-M.</text:p>
          </table:table-cell>
          <table:table-cell table:style-name="ce490" office:value-type="string" calcext:value-type="string">
            <text:p>JR UGE-IGN-ENSG 2025</text:p>
          </table:table-cell>
          <table:table-cell table:style-name="ce305" table:number-columns-repeated="2"/>
          <table:table-cell table:style-name="ce305" office:value-type="string" calcext:value-type="string">
            <text:p>Oral communication</text:p>
          </table:table-cell>
          <table:table-cell table:style-name="ce305" table:number-columns-repeated="4"/>
          <table:table-cell table:style-name="ce429" table:number-columns-repeated="1010"/>
          <table:table-cell table:style-name="ce510"/>
          <table:table-cell table:style-name="ce433" table:number-columns-repeated="15360"/>
        </table:table-row>
        <table:table-row table:style-name="ro18">
          <table:table-cell table:style-name="ce302" office:value-type="string" calcext:value-type="string">
            <text:p>presented</text:p>
          </table:table-cell>
          <table:table-cell table:style-name="ce305" office:value-type="string" calcext:value-type="string">
            <text:p>Submitted 03/02/2025 ; presented 11/03/2025</text:p>
          </table:table-cell>
          <table:table-cell table:style-name="ce388"/>
          <table:table-cell table:style-name="ce305" office:value-type="string" calcext:value-type="string">
            <text:p>A generic and modular simulation model for suburban densification</text:p>
          </table:table-cell>
          <table:table-cell table:style-name="ce305" office:value-type="string" calcext:value-type="string">
            <text:p>Raimbault J., Gotze V., Perret J.</text:p>
          </table:table-cell>
          <table:table-cell table:style-name="ce490" office:value-type="string" calcext:value-type="string">
            <text:p>JR UGE-IGN-ENSG 2025</text:p>
          </table:table-cell>
          <table:table-cell table:style-name="ce305" table:number-columns-repeated="2"/>
          <table:table-cell table:style-name="ce305" office:value-type="string" calcext:value-type="string">
            <text:p>Oral communication</text:p>
          </table:table-cell>
          <table:table-cell table:style-name="ce305" table:number-columns-repeated="4"/>
          <table:table-cell table:style-name="ce429" table:number-columns-repeated="1010"/>
          <table:table-cell table:style-name="ce510"/>
          <table:table-cell table:style-name="ce433" table:number-columns-repeated="15360"/>
        </table:table-row>
        <table:table-row table:style-name="ro28">
          <table:table-cell table:style-name="ce305" office:value-type="string" calcext:value-type="string">
            <text:p>presented</text:p>
          </table:table-cell>
          <table:table-cell table:style-name="ce305" office:value-type="string" calcext:value-type="string">
            <text:p>Submitted 12/04/2024 ; accepted 03/06/2024</text:p>
          </table:table-cell>
          <table:table-cell table:style-name="ce388"/>
          <table:table-cell table:style-name="ce305" office:value-type="string" calcext:value-type="string">
            <text:p>Optimising geospatial vector data matching algorithms for change detection with synthetic data</text:p>
          </table:table-cell>
          <table:table-cell table:style-name="ce305" office:value-type="string" calcext:value-type="string">
            <text:p>Guardiola P., Raimbault J., Olteanu-Raimond A.-M., Perret J.</text:p>
          </table:table-cell>
          <table:table-cell table:style-name="ce305" office:value-type="string" calcext:value-type="string">
            <text:p>CCS 2024</text:p>
          </table:table-cell>
          <table:table-cell table:style-name="ce305" table:number-columns-repeated="2"/>
          <table:table-cell table:style-name="ce305" office:value-type="string" calcext:value-type="string">
            <text:p>Oral communication</text:p>
          </table:table-cell>
          <table:table-cell table:style-name="ce305" table:number-columns-repeated="4"/>
          <table:table-cell table:style-name="ce429" table:number-columns-repeated="1011"/>
          <table:table-cell table:number-columns-repeated="15360"/>
        </table:table-row>
        <table:table-row table:style-name="ro28">
          <table:table-cell table:style-name="ce305" office:value-type="string" calcext:value-type="string">
            <text:p>presented</text:p>
          </table:table-cell>
          <table:table-cell table:style-name="ce305" office:value-type="string" calcext:value-type="string">
            <text:p>Submitted 12/04/2024 ; accepted as poster 03/06/2024</text:p>
          </table:table-cell>
          <table:table-cell table:style-name="ce388"/>
          <table:table-cell table:style-name="ce404" office:value-type="string" calcext:value-type="string">
            <text:p>Simulation models for systems of cities and sustainable development goals</text:p>
          </table:table-cell>
          <table:table-cell table:style-name="ce305" office:value-type="string" calcext:value-type="string">
            <text:p>Raimbault J., Pumain D.</text:p>
          </table:table-cell>
          <table:table-cell table:style-name="ce305" office:value-type="string" calcext:value-type="string">
            <text:p>CCS 2024</text:p>
          </table:table-cell>
          <table:table-cell table:style-name="ce305" table:number-columns-repeated="2"/>
          <table:table-cell table:style-name="ce305" office:value-type="string" calcext:value-type="string">
            <text:p>Poster</text:p>
          </table:table-cell>
          <table:table-cell table:style-name="ce305" table:number-columns-repeated="4"/>
          <table:table-cell table:style-name="ce429" table:number-columns-repeated="1011"/>
          <table:table-cell table:number-columns-repeated="15360"/>
        </table:table-row>
        <table:table-row table:style-name="ro18">
          <table:table-cell table:style-name="ce305" office:value-type="string" calcext:value-type="string">
            <text:p>presented</text:p>
          </table:table-cell>
          <table:table-cell table:style-name="ce305" office:value-type="string" calcext:value-type="string">
            <text:p>Submitted 16/04/2024 ; accepted 23/05/2024</text:p>
          </table:table-cell>
          <table:table-cell table:style-name="ce388"/>
          <table:table-cell table:style-name="ce305" office:value-type="string" calcext:value-type="string">
            <text:p>Spatial sensitivity of the swarm chemistry model</text:p>
          </table:table-cell>
          <table:table-cell table:style-name="ce305" office:value-type="string" calcext:value-type="string">
            <text:p>Raimbault J.</text:p>
          </table:table-cell>
          <table:table-cell table:style-name="ce305" office:value-type="string" calcext:value-type="string">
            <text:p>ALife 2024</text:p>
          </table:table-cell>
          <table:table-cell table:style-name="ce305" table:number-columns-repeated="2"/>
          <table:table-cell table:style-name="ce305" office:value-type="string" calcext:value-type="string">
            <text:p>Extended abstract</text:p>
          </table:table-cell>
          <table:table-cell table:style-name="ce305" table:number-columns-repeated="4"/>
          <table:table-cell table:style-name="ce429" table:number-columns-repeated="1011"/>
          <table:table-cell table:number-columns-repeated="15360"/>
        </table:table-row>
        <table:table-row table:style-name="ro28">
          <table:table-cell table:style-name="ce305" office:value-type="string" calcext:value-type="string">
            <text:p>presented</text:p>
          </table:table-cell>
          <table:table-cell table:style-name="ce305" office:value-type="string" calcext:value-type="string">
            <text:p>Submitted 08/04/2024</text:p>
          </table:table-cell>
          <table:table-cell table:style-name="ce388"/>
          <table:table-cell table:style-name="ce404" office:value-type="string" calcext:value-type="string">
            <text:p>Wirkung von Bodeneigentum auf die Nutzung von Nachverdichtungspotenzialen</text:p>
          </table:table-cell>
          <table:table-cell table:style-name="ce305" office:value-type="string" calcext:value-type="string">
            <text:p>Erhardt D., Sommer F., Ndim M., Raimbault J., Hartmann T., Jehling M.</text:p>
          </table:table-cell>
          <table:table-cell table:style-name="ce305" office:value-type="string" calcext:value-type="string">
            <text:p>DFNS 2024</text:p>
          </table:table-cell>
          <table:table-cell table:style-name="ce305" table:number-columns-repeated="2"/>
          <table:table-cell table:style-name="ce305" office:value-type="string" calcext:value-type="string">
            <text:p>Oral communication</text:p>
          </table:table-cell>
          <table:table-cell table:style-name="ce305" office:value-type="string" calcext:value-type="string">
            <text:p><text:a xlink:href="https://dfns2024.ioer.info/" xlink:type="simple">https://dfns2024.ioer.info/</text:a></text:p>
          </table:table-cell>
          <table:table-cell table:style-name="ce305" table:number-columns-repeated="3"/>
          <table:table-cell table:style-name="ce429" table:number-columns-repeated="1010"/>
          <table:table-cell table:style-name="ce510"/>
          <table:table-cell table:number-columns-repeated="15360"/>
        </table:table-row>
        <table:table-row table:style-name="ro51">
          <table:table-cell table:style-name="ce305" office:value-type="string" calcext:value-type="string">
            <text:p>presented</text:p>
          </table:table-cell>
          <table:table-cell table:style-name="ce305" office:value-type="string" calcext:value-type="string">
            <text:p>Submitted 22/12/2023 ; refused as full paper 05/03/2024 → poster with extended abstract ; camera ready 10/04/2024</text:p>
          </table:table-cell>
          <table:table-cell table:style-name="ce388"/>
          <table:table-cell table:style-name="ce305" office:value-type="string" calcext:value-type="string">
            <text:p>Conceptualising a co-operative building evolution dashboard on city regions over the past decades for densification studies</text:p>
          </table:table-cell>
          <table:table-cell table:style-name="ce305" office:value-type="string" calcext:value-type="string">
            <text:p>Bucher B., Ndim M., Olteanu-Raimond A.-M., Raimbault J., Perret J., Demski S., Jehling M.</text:p>
          </table:table-cell>
          <table:table-cell table:style-name="ce305" office:value-type="string" calcext:value-type="string">
            <text:p>AGILE 2024</text:p>
          </table:table-cell>
          <table:table-cell table:style-name="ce305" office:value-type="string" calcext:value-type="string">
            <text:p>hal-04689290</text:p>
          </table:table-cell>
          <table:table-cell table:style-name="ce305"/>
          <table:table-cell table:style-name="ce305" office:value-type="string" calcext:value-type="string">
            <text:p>Poster</text:p>
          </table:table-cell>
          <table:table-cell table:style-name="ce305" office:value-type="string" calcext:value-type="string">
            <text:p>Proceedings : <text:a xlink:href="https://agile-giss.copernicus.org/articles/5/" xlink:type="simple">https://agile-giss.copernicus.org/articles/5/</text:a> (pas dedans)</text:p>
          </table:table-cell>
          <table:table-cell table:style-name="ce305" table:number-columns-repeated="3"/>
          <table:table-cell table:style-name="ce429" table:number-columns-repeated="1010"/>
          <table:table-cell table:style-name="ce510"/>
          <table:table-cell table:number-columns-repeated="15360"/>
        </table:table-row>
        <table:table-row table:style-name="ro18">
          <table:table-cell table:style-name="ce305" office:value-type="string" calcext:value-type="string">
            <text:p>presented</text:p>
          </table:table-cell>
          <table:table-cell table:style-name="ce305"/>
          <table:table-cell table:style-name="ce388"/>
          <table:table-cell table:style-name="ce305" office:value-type="string" calcext:value-type="string">
            <text:p>JR IGN 2024 : subdense</text:p>
          </table:table-cell>
          <table:table-cell table:style-name="ce305" table:number-columns-repeated="4"/>
          <table:table-cell table:style-name="ce305" office:value-type="string" calcext:value-type="string">
            <text:p>Oral communication</text:p>
          </table:table-cell>
          <table:table-cell table:style-name="ce305"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305" table:number-columns-repeated="3"/>
          <table:table-cell table:style-name="ce429" table:number-columns-repeated="1010"/>
          <table:table-cell table:style-name="ce510"/>
          <table:table-cell table:number-columns-repeated="15360"/>
        </table:table-row>
        <table:table-row table:style-name="ro18">
          <table:table-cell table:style-name="ce305" office:value-type="string" calcext:value-type="string">
            <text:p>presented</text:p>
          </table:table-cell>
          <table:table-cell table:style-name="ce305"/>
          <table:table-cell table:style-name="ce388"/>
          <table:table-cell table:style-name="ce305" office:value-type="string" calcext:value-type="string">
            <text:p>JR IGN 2024 : geocommons</text:p>
          </table:table-cell>
          <table:table-cell table:style-name="ce305" table:number-columns-repeated="4"/>
          <table:table-cell table:style-name="ce305" office:value-type="string" calcext:value-type="string">
            <text:p>Oral communication</text:p>
          </table:table-cell>
          <table:table-cell table:style-name="ce305" table:number-columns-repeated="4"/>
          <table:table-cell table:style-name="ce429" table:number-columns-repeated="1010"/>
          <table:table-cell table:style-name="ce510"/>
          <table:table-cell table:number-columns-repeated="15360"/>
        </table:table-row>
        <table:table-row table:style-name="ro18">
          <table:table-cell table:style-name="ce305" office:value-type="string" calcext:value-type="string">
            <text:p>presented</text:p>
          </table:table-cell>
          <table:table-cell table:style-name="ce305"/>
          <table:table-cell table:style-name="ce388"/>
          <table:table-cell table:style-name="ce305" office:value-type="string" calcext:value-type="string">
            <text:p>JR IGN 2024 : dig twins</text:p>
          </table:table-cell>
          <table:table-cell table:style-name="ce305" table:number-columns-repeated="4"/>
          <table:table-cell table:style-name="ce305" office:value-type="string" calcext:value-type="string">
            <text:p>Oral communication</text:p>
          </table:table-cell>
          <table:table-cell table:style-name="ce305" table:number-columns-repeated="4"/>
          <table:table-cell table:style-name="ce429" table:number-columns-repeated="1010"/>
          <table:table-cell table:style-name="ce510"/>
          <table:table-cell table:number-columns-repeated="15360"/>
        </table:table-row>
        <table:table-row table:style-name="ro18">
          <table:table-cell table:style-name="ce305" office:value-type="string" calcext:value-type="string">
            <text:p>presented</text:p>
          </table:table-cell>
          <table:table-cell table:style-name="ce305" office:value-type="string" calcext:value-type="string">
            <text:p>Submitted 10/07/2023 ; accepted 21/07/2023</text:p>
          </table:table-cell>
          <table:table-cell table:style-name="ce388"/>
          <table:table-cell table:style-name="ce305" office:value-type="string" calcext:value-type="string">
            <text:p>Spatial sensitivity analysis of social simulation models</text:p>
          </table:table-cell>
          <table:table-cell table:style-name="ce305" office:value-type="string" calcext:value-type="string">
            <text:p>Raimbault J., Perret J.</text:p>
          </table:table-cell>
          <table:table-cell table:style-name="ce305" office:value-type="string" calcext:value-type="string">
            <text:p>CCS 2023</text:p>
          </table:table-cell>
          <table:table-cell table:style-name="ce305" table:number-columns-repeated="2"/>
          <table:table-cell table:style-name="ce305" office:value-type="string" calcext:value-type="string">
            <text:p>Oral communication</text:p>
          </table:table-cell>
          <table:table-cell table:style-name="ce305"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305" table:number-columns-repeated="3"/>
          <table:table-cell table:style-name="ce429" table:number-columns-repeated="1010"/>
          <table:table-cell table:style-name="ce510"/>
          <table:table-cell table:number-columns-repeated="15360"/>
        </table:table-row>
        <table:table-row table:style-name="ro1">
          <table:table-cell table:style-name="ce305" office:value-type="string" calcext:value-type="string">
            <text:p>presented</text:p>
          </table:table-cell>
          <table:table-cell table:style-name="ce305" office:value-type="string" calcext:value-type="string">
            <text:p>Submitted 26/05/2023 ; accepted 08/06/2023</text:p>
          </table:table-cell>
          <table:table-cell table:style-name="ce305"/>
          <table:table-cell table:style-name="ce305" office:value-type="string" calcext:value-type="string">
            <text:p>A collaborative dashboard to study periurban densification</text:p>
          </table:table-cell>
          <table:table-cell table:style-name="ce305" office:value-type="string" calcext:value-type="string">
            <text:p>Ndim M., Raimbault J., Bucher B., Raimond A.-M., Perret J.</text:p>
          </table:table-cell>
          <table:table-cell table:style-name="ce305" office:value-type="string" calcext:value-type="string">
            <text:p>ECTQG 2023</text:p>
          </table:table-cell>
          <table:table-cell table:style-name="ce305" office:value-type="string" calcext:value-type="string">
            <text:p>hal-04257790</text:p>
          </table:table-cell>
          <table:table-cell table:style-name="ce305"/>
          <table:table-cell table:style-name="ce305" office:value-type="string" calcext:value-type="string">
            <text:p>Oral communication</text:p>
          </table:table-cell>
          <table:table-cell table:style-name="ce305" table:number-columns-repeated="4"/>
          <table:table-cell table:style-name="ce429" table:number-columns-repeated="1010"/>
          <table:table-cell table:style-name="ce510"/>
          <table:table-cell table:number-columns-repeated="15360"/>
        </table:table-row>
        <table:table-row table:style-name="ro18">
          <table:table-cell table:style-name="ce305" office:value-type="string" calcext:value-type="string">
            <text:p>presented</text:p>
          </table:table-cell>
          <table:table-cell table:style-name="ce305" office:value-type="string" calcext:value-type="string">
            <text:p>Submitted 26/05/2023 ; accepted 08/06/2023</text:p>
          </table:table-cell>
          <table:table-cell table:style-name="ce388"/>
          <table:table-cell table:style-name="ce305" office:value-type="string" calcext:value-type="string">
            <text:p>Validation of geosimulation models: a systematic review</text:p>
          </table:table-cell>
          <table:table-cell table:style-name="ce305" office:value-type="string" calcext:value-type="string">
            <text:p>Raimbault J.</text:p>
          </table:table-cell>
          <table:table-cell table:style-name="ce305" office:value-type="string" calcext:value-type="string">
            <text:p>ECTQG 2023</text:p>
          </table:table-cell>
          <table:table-cell table:style-name="ce305" office:value-type="string" calcext:value-type="string">
            <text:p>hal-04257814</text:p>
          </table:table-cell>
          <table:table-cell table:style-name="ce305"/>
          <table:table-cell table:style-name="ce305" office:value-type="string" calcext:value-type="string">
            <text:p>Oral communication</text:p>
          </table:table-cell>
          <table:table-cell table:style-name="ce305" table:number-columns-repeated="4"/>
          <table:table-cell table:style-name="ce429" table:number-columns-repeated="1010"/>
          <table:table-cell table:style-name="ce510"/>
          <table:table-cell table:number-columns-repeated="15360"/>
        </table:table-row>
        <table:table-row table:style-name="ro18">
          <table:table-cell table:style-name="ce305" office:value-type="string" calcext:value-type="string">
            <text:p>presented</text:p>
          </table:table-cell>
          <table:table-cell table:style-name="ce305" office:value-type="string" calcext:value-type="string">
            <text:p>Submitted 26/05/2023 ; accepted 08/06/2023</text:p>
          </table:table-cell>
          <table:table-cell table:style-name="ce388"/>
          <table:table-cell table:style-name="ce305" office:value-type="string" calcext:value-type="string">
            <text:p>Multiscalar models for systems of cities</text:p>
          </table:table-cell>
          <table:table-cell table:style-name="ce305" office:value-type="string" calcext:value-type="string">
            <text:p>Raimbault J.</text:p>
          </table:table-cell>
          <table:table-cell table:style-name="ce305" office:value-type="string" calcext:value-type="string">
            <text:p>ECTQG 2023</text:p>
          </table:table-cell>
          <table:table-cell table:style-name="ce305" office:value-type="string" calcext:value-type="string">
            <text:p>hal-04257833</text:p>
          </table:table-cell>
          <table:table-cell table:style-name="ce305"/>
          <table:table-cell table:style-name="ce305" office:value-type="string" calcext:value-type="string">
            <text:p>Oral communication</text:p>
          </table:table-cell>
          <table:table-cell table:style-name="ce305" office:value-type="string" calcext:value-type="string">
            <text:p>2024/01/26 : correct file [geosim valid instead → not indexed in sch]</text:p>
          </table:table-cell>
          <table:table-cell table:style-name="ce305" table:number-columns-repeated="3"/>
          <table:table-cell table:style-name="ce429" table:number-columns-repeated="1010"/>
          <table:table-cell table:style-name="ce510"/>
          <table:table-cell table:number-columns-repeated="15360"/>
        </table:table-row>
        <table:table-row table:style-name="ro52">
          <table:table-cell table:style-name="ce305" office:value-type="string" calcext:value-type="string">
            <text:p>presented</text:p>
          </table:table-cell>
          <table:table-cell table:style-name="ce305" office:value-type="string" calcext:value-type="string">
            <text:p>Submitted 11/05/2023</text:p>
          </table:table-cell>
          <table:table-cell table:style-name="ce388"/>
          <table:table-cell table:style-name="ce305" office:value-type="string" calcext:value-type="string">
            <text:p>Le projet ODDNotebook</text:p>
          </table:table-cell>
          <table:table-cell table:style-name="ce305" office:value-type="string" calcext:value-type="string">
            <text:p>Bucher B., Raimbault J., Coindet V., Molle A.</text:p>
          </table:table-cell>
          <table:table-cell table:style-name="ce305" office:value-type="string" calcext:value-type="string">
            <text:p>ETES 2023</text:p>
          </table:table-cell>
          <table:table-cell table:style-name="ce305" office:value-type="string" calcext:value-type="string">
            <text:p>hal-04177023</text:p>
          </table:table-cell>
          <table:table-cell table:style-name="ce305"/>
          <table:table-cell table:style-name="ce305" office:value-type="string" calcext:value-type="string">
            <text:p>Poster</text:p>
          </table:table-cell>
          <table:table-cell table:style-name="ce305"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305" table:number-columns-repeated="3"/>
          <table:table-cell table:style-name="ce429" table:number-columns-repeated="1010"/>
          <table:table-cell table:style-name="ce510"/>
          <table:table-cell table:number-columns-repeated="15360"/>
        </table:table-row>
        <table:table-row table:style-name="ro52">
          <table:table-cell table:style-name="ce305" office:value-type="string" calcext:value-type="string">
            <text:p>presented</text:p>
          </table:table-cell>
          <table:table-cell table:style-name="ce305"/>
          <table:table-cell table:style-name="ce388"/>
          <table:table-cell table:style-name="ce305" office:value-type="string" calcext:value-type="string">
            <text:p>JR IGN 2023 : digital twins</text:p>
          </table:table-cell>
          <table:table-cell table:style-name="ce305" table:number-columns-repeated="9"/>
          <table:table-cell table:style-name="ce429" table:number-columns-repeated="1010"/>
          <table:table-cell table:style-name="ce510"/>
          <table:table-cell table:number-columns-repeated="15360"/>
        </table:table-row>
        <table:table-row table:style-name="ro52">
          <table:table-cell table:style-name="ce305" office:value-type="string" calcext:value-type="string">
            <text:p>presented</text:p>
          </table:table-cell>
          <table:table-cell table:style-name="ce305"/>
          <table:table-cell table:style-name="ce388"/>
          <table:table-cell table:style-name="ce305" office:value-type="string" calcext:value-type="string">
            <text:p>JR IGN 2023 : poster subdense</text:p>
          </table:table-cell>
          <table:table-cell table:style-name="ce305" table:number-columns-repeated="9"/>
          <table:table-cell table:style-name="ce429" table:number-columns-repeated="1010"/>
          <table:table-cell table:style-name="ce510"/>
          <table:table-cell table:number-columns-repeated="15360"/>
        </table:table-row>
        <table:table-row table:style-name="ro53">
          <table:table-cell table:style-name="ce305" office:value-type="string" calcext:value-type="string">
            <text:p>presented</text:p>
          </table:table-cell>
          <table:table-cell table:style-name="ce305" office:value-type="string" calcext:value-type="string">
            <text:p>Submitted 31/05/2022 ; accepted 11/07/2022 ; presented 17/10/2022</text:p>
          </table:table-cell>
          <table:table-cell table:style-name="ce388"/>
          <table:table-cell table:style-name="ce305" office:value-type="string" calcext:value-type="string">
            <text:p>Quantifying the co-evolution of economic activities locations with geo-historical data: Paris, 19th century</text:p>
          </table:table-cell>
          <table:table-cell table:style-name="ce305" office:value-type="string" calcext:value-type="string">
            <text:p>Raimbault J., Perret J.</text:p>
          </table:table-cell>
          <table:table-cell table:style-name="ce305" office:value-type="string" calcext:value-type="string">
            <text:p>CCS 2022</text:p>
          </table:table-cell>
          <table:table-cell table:style-name="ce305" table:number-columns-repeated="2"/>
          <table:table-cell table:style-name="ce305" office:value-type="string" calcext:value-type="string">
            <text:p>Oral communication</text:p>
          </table:table-cell>
          <table:table-cell table:style-name="ce305" table:number-columns-repeated="4"/>
          <table:table-cell table:style-name="ce429" table:number-columns-repeated="1010"/>
          <table:table-cell table:style-name="ce510"/>
          <table:table-cell table:number-columns-repeated="15360"/>
        </table:table-row>
        <table:table-row table:style-name="ro54">
          <table:table-cell table:style-name="ce305" office:value-type="string" calcext:value-type="string">
            <text:p>presented</text:p>
          </table:table-cell>
          <table:table-cell table:style-name="ce305" office:value-type="string" calcext:value-type="string">
            <text:p>Submitted 27/06/2022 ; accepted 12/07/2022 ; presented 10/10/2022</text:p>
          </table:table-cell>
          <table:table-cell table:style-name="ce388"/>
          <table:table-cell table:style-name="ce305" office:value-type="string" calcext:value-type="string">
            <text:p>Nouvelle Action de Recherche HPC géomatique</text:p>
            <text:p>dans le cadre du GDR Magis</text:p>
          </table:table-cell>
          <table:table-cell table:style-name="ce305" office:value-type="string" calcext:value-type="string">
            <text:p>Rey-Coyrehourcq S., Raimbault J., Chapron P., Ferret J., Delay E.</text:p>
          </table:table-cell>
          <table:table-cell table:style-name="ce305" office:value-type="string" calcext:value-type="string">
            <text:p>JCAD2022</text:p>
          </table:table-cell>
          <table:table-cell table:style-name="ce305" table:number-columns-repeated="2"/>
          <table:table-cell table:style-name="ce305" office:value-type="string" calcext:value-type="string">
            <text:p>Oral communication</text:p>
          </table:table-cell>
          <table:table-cell table:style-name="ce305" table:number-columns-repeated="4"/>
          <table:table-cell table:style-name="ce429" table:number-columns-repeated="1010"/>
          <table:table-cell table:style-name="ce510"/>
          <table:table-cell table:number-columns-repeated="15360"/>
        </table:table-row>
        <table:table-row table:style-name="ro18">
          <table:table-cell table:style-name="ce433" office:value-type="string" calcext:value-type="string">
            <text:p>presented</text:p>
          </table:table-cell>
          <table:table-cell table:style-name="ce433" office:value-type="string" calcext:value-type="string">
            <text:p>Submitted 03/06/2022 ; accepted 22/06/2022</text:p>
          </table:table-cell>
          <table:table-cell table:style-name="ce433"/>
          <table:table-cell table:style-name="ce433" office:value-type="string" calcext:value-type="string">
            <text:p>Coupling heterogeneous urban models</text:p>
          </table:table-cell>
          <table:table-cell table:style-name="ce433" office:value-type="string" calcext:value-type="string">
            <text:p>Raimbault J., Batty M.</text:p>
          </table:table-cell>
          <table:table-cell table:style-name="ce433" office:value-type="string" calcext:value-type="string">
            <text:p>AUM 2022</text:p>
          </table:table-cell>
          <table:table-cell table:style-name="ce433" table:number-columns-repeated="2"/>
          <table:table-cell table:style-name="ce433" office:value-type="string" calcext:value-type="string">
            <text:p>Oral communication</text:p>
          </table:table-cell>
          <table:table-cell table:style-name="ce433" table:number-columns-repeated="1014"/>
          <table:table-cell table:style-name="ce510"/>
          <table:table-cell table:number-columns-repeated="15360"/>
        </table:table-row>
        <table:table-row table:style-name="ro18">
          <table:table-cell table:style-name="ce305" office:value-type="string" calcext:value-type="string">
            <text:p>presented</text:p>
          </table:table-cell>
          <table:table-cell table:style-name="ce305" office:value-type="string" calcext:value-type="string">
            <text:p>Submitted 13/04/2022 ; accepted 10/05/2022 ; presented 22/06/2022</text:p>
          </table:table-cell>
          <table:table-cell table:style-name="ce305"/>
          <table:table-cell table:style-name="ce305" office:value-type="string" calcext:value-type="string">
            <text:p>Multi-modeling urban systems dynamics to explore sustainability trade-offs</text:p>
          </table:table-cell>
          <table:table-cell table:style-name="ce305" office:value-type="string" calcext:value-type="string">
            <text:p>Raimbault J., Pumain D.</text:p>
          </table:table-cell>
          <table:table-cell table:style-name="ce305" office:value-type="string" calcext:value-type="string">
            <text:p>FRCCS2022</text:p>
          </table:table-cell>
          <table:table-cell table:style-name="ce305" table:number-columns-repeated="2"/>
          <table:table-cell table:style-name="ce305" office:value-type="string" calcext:value-type="string">
            <text:p>Oral communication</text:p>
          </table:table-cell>
          <table:table-cell table:style-name="ce305" table:number-columns-repeated="1014"/>
          <table:table-cell table:style-name="ce388"/>
          <table:table-cell table:number-columns-repeated="15360"/>
        </table:table-row>
        <table:table-row table:style-name="ro55">
          <table:table-cell table:style-name="ce305" office:value-type="string" calcext:value-type="string">
            <text:p>presented</text:p>
          </table:table-cell>
          <table:table-cell table:style-name="ce305" office:value-type="string" calcext:value-type="string">
            <text:p>Submitted 18/07/2021 ; presented 30/11/2021</text:p>
          </table:table-cell>
          <table:table-cell table:style-name="ce305"/>
          <table:table-cell table:style-name="ce305" office:value-type="string" calcext:value-type="string">
            <text:p>Agent-based models of industrial symbiosis networks</text:p>
          </table:table-cell>
          <table:table-cell table:style-name="ce305" office:value-type="string" calcext:value-type="string">
            <text:p>Raimbault J., Broere J., Somveille M., Serna J.M., Strombom E. Moore C., Sugar L., Zhu B.</text:p>
          </table:table-cell>
          <table:table-cell table:style-name="ce305" office:value-type="string" calcext:value-type="string">
            <text:p>Future Days 2021</text:p>
          </table:table-cell>
          <table:table-cell table:style-name="ce305" table:number-columns-repeated="2"/>
          <table:table-cell table:style-name="ce305" office:value-type="string" calcext:value-type="string">
            <text:p>Oral communication</text:p>
          </table:table-cell>
          <table:table-cell table:style-name="ce305" table:number-columns-repeated="1014"/>
          <table:table-cell table:style-name="ce388"/>
          <table:table-cell table:number-columns-repeated="15360"/>
        </table:table-row>
        <table:table-row table:style-name="ro56">
          <table:table-cell table:style-name="ce305" office:value-type="string" calcext:value-type="string">
            <text:p>presented</text:p>
          </table:table-cell>
          <table:table-cell table:style-name="ce305" office:value-type="string" calcext:value-type="string">
            <text:p>Submitted 15/09/2021 ; accepted 18/10/2021 ; presented 04/11/2021</text:p>
          </table:table-cell>
          <table:table-cell table:style-name="ce305"/>
          <table:table-cell table:style-name="ce305" office:value-type="string" calcext:value-type="string">
            <text:p>Benchmarking road network growth models</text:p>
          </table:table-cell>
          <table:table-cell table:style-name="ce305" office:value-type="string" calcext:value-type="string">
            <text:p>Raimbault J.</text:p>
          </table:table-cell>
          <table:table-cell table:style-name="ce305" office:value-type="string" calcext:value-type="string">
            <text:p>ECTQG 2021</text:p>
          </table:table-cell>
          <table:table-cell table:style-name="ce305" table:number-columns-repeated="2"/>
          <table:table-cell table:style-name="ce305" office:value-type="string" calcext:value-type="string">
            <text:p>Oral communication</text:p>
          </table:table-cell>
          <table:table-cell table:style-name="ce305" table:number-columns-repeated="1014"/>
          <table:table-cell table:style-name="ce388"/>
          <table:table-cell table:number-columns-repeated="15360"/>
        </table:table-row>
        <table:table-row table:style-name="ro57">
          <table:table-cell table:style-name="ce305" office:value-type="string" calcext:value-type="string">
            <text:p>presented</text:p>
          </table:table-cell>
          <table:table-cell table:style-name="ce305" office:value-type="string" calcext:value-type="string">
            <text:p>Submitted 15/09/2021 ; accepted 18/10/2021 ; presented 05/11/2021</text:p>
          </table:table-cell>
          <table:table-cell table:style-name="ce305"/>
          <table:table-cell table:style-name="ce305" office:value-type="string" calcext:value-type="string">
            <text:p>High-speed rail development and access equity: the case of Guangdong province, China</text:p>
          </table:table-cell>
          <table:table-cell table:style-name="ce305" office:value-type="string" calcext:value-type="string">
            <text:p>Li Z., Raimbault J.</text:p>
          </table:table-cell>
          <table:table-cell table:style-name="ce305" office:value-type="string" calcext:value-type="string">
            <text:p>ECTQG 2021</text:p>
          </table:table-cell>
          <table:table-cell table:style-name="ce305" table:number-columns-repeated="2"/>
          <table:table-cell table:style-name="ce305" office:value-type="string" calcext:value-type="string">
            <text:p>Oral communication</text:p>
          </table:table-cell>
          <table:table-cell table:style-name="ce305" table:number-columns-repeated="1014"/>
          <table:table-cell table:style-name="ce388"/>
          <table:table-cell table:number-columns-repeated="15360"/>
        </table:table-row>
        <table:table-row table:style-name="ro58">
          <table:table-cell table:style-name="ce305" office:value-type="string" calcext:value-type="string">
            <text:p>presented</text:p>
          </table:table-cell>
          <table:table-cell table:style-name="ce305" office:value-type="string" calcext:value-type="string">
            <text:p>Submitted 15/09/2021 ; accepted 18/10/2021 ; presented 04/11/2021</text:p>
          </table:table-cell>
          <table:table-cell table:style-name="ce305"/>
          <table:table-cell table:style-name="ce305" office:value-type="string" calcext:value-type="string">
            <text:p>How validation through model exploration empowers theories of spatial complexity: example of urban systems</text:p>
          </table:table-cell>
          <table:table-cell table:style-name="ce305" office:value-type="string" calcext:value-type="string">
            <text:p>Raimbault J., Pumain D.</text:p>
          </table:table-cell>
          <table:table-cell table:style-name="ce305" office:value-type="string" calcext:value-type="string">
            <text:p>ECTQG 2021</text:p>
          </table:table-cell>
          <table:table-cell table:style-name="ce305" table:number-columns-repeated="2"/>
          <table:table-cell table:style-name="ce305" office:value-type="string" calcext:value-type="string">
            <text:p>Oral communication</text:p>
          </table:table-cell>
          <table:table-cell table:style-name="ce305" table:number-columns-repeated="1014"/>
          <table:table-cell table:style-name="ce388"/>
          <table:table-cell table:number-columns-repeated="15360"/>
        </table:table-row>
        <table:table-row table:style-name="ro15">
          <table:table-cell table:style-name="ce305" office:value-type="string" calcext:value-type="string">
            <text:p>presented</text:p>
          </table:table-cell>
          <table:table-cell table:style-name="ce305" office:value-type="string" calcext:value-type="string">
            <text:p>Submitted 15/09/2021 ; accepted 18/10/2021 ; presented 04/11/2021</text:p>
          </table:table-cell>
          <table:table-cell table:style-name="ce305"/>
          <table:table-cell table:style-name="ce305" office:value-type="string" calcext:value-type="string">
            <text:p>Sensitivity analysis of the MATSim transport model</text:p>
          </table:table-cell>
          <table:table-cell table:style-name="ce305" office:value-type="string" calcext:value-type="string">
            <text:p>Raimbault J., Batty M.</text:p>
          </table:table-cell>
          <table:table-cell table:style-name="ce305" office:value-type="string" calcext:value-type="string">
            <text:p>ECTQG 2021</text:p>
          </table:table-cell>
          <table:table-cell table:style-name="ce305" table:number-columns-repeated="2"/>
          <table:table-cell table:style-name="ce305" office:value-type="string" calcext:value-type="string">
            <text:p>Oral communication</text:p>
          </table:table-cell>
          <table:table-cell table:style-name="ce305" table:number-columns-repeated="1014"/>
          <table:table-cell table:style-name="ce388"/>
          <table:table-cell table:number-columns-repeated="15360"/>
        </table:table-row>
        <table:table-row table:style-name="ro31">
          <table:table-cell table:style-name="ce305" office:value-type="string" calcext:value-type="string">
            <text:p>presented</text:p>
          </table:table-cell>
          <table:table-cell table:style-name="ce305" office:value-type="string" calcext:value-type="string">
            <text:p>Submitted 14/03/2021 ; refused 26/04/2021 ; submitted 01/06/2021 ; accepted as poster 14/07/2021</text:p>
          </table:table-cell>
          <table:table-cell table:style-name="ce305"/>
          <table:table-cell table:style-name="ce305" office:value-type="string" calcext:value-type="string">
            <text:p>Morphogenesis, evolution and co-evolution of cities</text:p>
          </table:table-cell>
          <table:table-cell table:style-name="ce305" office:value-type="string" calcext:value-type="string">
            <text:p>Raimbault J.</text:p>
          </table:table-cell>
          <table:table-cell table:style-name="ce305" office:value-type="string" calcext:value-type="string">
            <text:p><text:span text:style-name="T5">ALife2021</text:span> ; CCS2021</text:p>
          </table:table-cell>
          <table:table-cell table:style-name="ce305" table:number-columns-repeated="2"/>
          <table:table-cell table:style-name="ce305" office:value-type="string" calcext:value-type="string">
            <text:p><text:span text:style-name="T5">Extended abstract</text:span> ; <text:span text:style-name="T5">Oral communication</text:span> ; Poster</text:p>
          </table:table-cell>
          <table:table-cell table:style-name="ce305" table:number-columns-repeated="1014"/>
          <table:table-cell table:style-name="ce388"/>
          <table:table-cell table:number-columns-repeated="15360"/>
        </table:table-row>
        <table:table-row table:style-name="ro59">
          <table:table-cell table:style-name="ce305" office:value-type="string" calcext:value-type="string">
            <text:p>presented</text:p>
          </table:table-cell>
          <table:table-cell table:style-name="ce305" office:value-type="string" calcext:value-type="string">
            <text:p>Submitted 01/2016 ; refused 02-03/2016 ; Submitted 26/02/2021 ; accepted 12/03/2021</text:p>
          </table:table-cell>
          <table:table-cell table:style-name="ce388"/>
          <table:table-cell table:style-name="ce305" office:value-type="string" calcext:value-type="string">
            <text:p>Building simulation models coupling territorial and network dynamics at the interface of disciplines and scales</text:p>
          </table:table-cell>
          <table:table-cell table:style-name="ce305" office:value-type="string" calcext:value-type="string">
            <text:p>Raimbault J.</text:p>
          </table:table-cell>
          <table:table-cell table:style-name="ce305" office:value-type="string" calcext:value-type="string">
            <text:p><text:span text:style-name="T5">JIG 2016</text:span> ; SDS2021</text:p>
          </table:table-cell>
          <table:table-cell table:style-name="ce305" table:number-columns-repeated="2"/>
          <table:table-cell table:style-name="ce305" office:value-type="string" calcext:value-type="string">
            <text:p>Oral communication</text:p>
          </table:table-cell>
          <table:table-cell table:style-name="ce305" office:value-type="string" calcext:value-type="string">
            <text:p>Recycl JIG2016 refused (Coupled Territorial and Network Dynamics : from Modeling to Theory)</text:p>
          </table:table-cell>
          <table:table-cell table:style-name="ce305" table:number-columns-repeated="3"/>
          <table:table-cell table:style-name="ce429" table:number-columns-repeated="1010"/>
          <table:table-cell table:style-name="ce510"/>
          <table:table-cell table:number-columns-repeated="15360"/>
        </table:table-row>
        <table:table-row table:style-name="ro15">
          <table:table-cell table:style-name="ce305" office:value-type="string" calcext:value-type="string">
            <text:p>presented</text:p>
          </table:table-cell>
          <table:table-cell table:style-name="ce305" office:value-type="string" calcext:value-type="string">
            <text:p>Submitted 15/12/2020 ; accepted 15/01/2021 ; presented 28/01/2021</text:p>
          </table:table-cell>
          <table:table-cell table:style-name="ce305"/>
          <table:table-cell table:style-name="ce474" office:value-type="string" calcext:value-type="string">
            <text:p>Building and validating modular urban transportation models using scientific workflow systems</text:p>
          </table:table-cell>
          <table:table-cell table:style-name="ce305" office:value-type="string" calcext:value-type="string">
            <text:p>Raimbault J., Batty M.</text:p>
          </table:table-cell>
          <table:table-cell table:style-name="ce305" office:value-type="string" calcext:value-type="string">
            <text:p>AUM 2021</text:p>
          </table:table-cell>
          <table:table-cell table:style-name="ce305" table:number-columns-repeated="2"/>
          <table:table-cell table:style-name="ce435" office:value-type="string" calcext:value-type="string">
            <text:p>Oral communication</text:p>
          </table:table-cell>
          <table:table-cell table:style-name="ce305" table:number-columns-repeated="4"/>
          <table:table-cell table:style-name="ce429" table:number-columns-repeated="1010"/>
          <table:table-cell table:style-name="ce510"/>
          <table:table-cell table:number-columns-repeated="15360"/>
        </table:table-row>
        <table:table-row table:style-name="ro32">
          <table:table-cell table:style-name="ce307" office:value-type="string" calcext:value-type="string">
            <text:p>presented</text:p>
          </table:table-cell>
          <table:table-cell table:style-name="ce307" office:value-type="string" calcext:value-type="string">
            <text:p>Submitted 12/10/2020</text:p>
          </table:table-cell>
          <table:table-cell table:style-name="ce471" office:value-type="date" office:date-value="2020-10-01" calcext:value-type="date">
            <text:p>01/10/20</text:p>
          </table:table-cell>
          <table:table-cell table:style-name="ce476" office:value-type="string" calcext:value-type="string">
            <text:p>A co-evolution agent-based model for systems of cities and transportation networks integrating top-down governance through game theory</text:p>
          </table:table-cell>
          <table:table-cell table:style-name="ce307" office:value-type="string" calcext:value-type="string">
            <text:p>Raimbault J.</text:p>
          </table:table-cell>
          <table:table-cell table:style-name="ce307" office:value-type="string" calcext:value-type="string">
            <text:p>CCS 2020</text:p>
          </table:table-cell>
          <table:table-cell table:style-name="ce307" office:value-type="string" calcext:value-type="string">
            <text:p>halshs-03820081</text:p>
          </table:table-cell>
          <table:table-cell table:style-name="ce307"/>
          <table:table-cell table:style-name="ce448" office:value-type="string" calcext:value-type="string">
            <text:p>Oral communication</text:p>
          </table:table-cell>
          <table:table-cell table:style-name="ce307" office:value-type="string" calcext:value-type="string">
            <text:p>DOI : 10.5281/zenodo.4419177</text:p>
          </table:table-cell>
          <table:table-cell table:style-name="ce307" table:number-columns-repeated="3"/>
          <table:table-cell table:style-name="ce433" table:number-columns-repeated="1010"/>
          <table:table-cell table:style-name="ce510"/>
          <table:table-cell table:number-columns-repeated="15360"/>
        </table:table-row>
        <table:table-row table:style-name="ro20">
          <table:table-cell table:style-name="ce305" office:value-type="string" calcext:value-type="string">
            <text:p>presented</text:p>
          </table:table-cell>
          <table:table-cell table:style-name="ce305" office:value-type="string" calcext:value-type="string">
            <text:p>Submitted 15/11/2019 ; withdrawn → proceeedings NetSci ; Paper submitted 06/03/2020 ; accepted as abstract 20/04/2020</text:p>
          </table:table-cell>
          <table:table-cell table:style-name="ce388" office:value-type="string" calcext:value-type="string">
            <text:p>March 2020</text:p>
          </table:table-cell>
          <table:table-cell table:style-name="ce408" office:value-type="string" calcext:value-type="string">
            <text:p>A generative model for urban firm networks</text:p>
          </table:table-cell>
          <table:table-cell table:style-name="ce305" office:value-type="string" calcext:value-type="string">
            <text:p>Raimbault J., Zdanowska N.</text:p>
          </table:table-cell>
          <table:table-cell table:style-name="ce490" office:value-type="string" calcext:value-type="string">
            <text:p><text:span text:style-name="T5">CompleNet2020</text:span> ; <text:span text:style-name="T5">Spatial Data Science 2020</text:span> ; NetSci 2020 Conference</text:p>
          </table:table-cell>
          <table:table-cell table:style-name="ce305" office:value-type="string" calcext:value-type="string">
            <text:p>halshs-03819317</text:p>
          </table:table-cell>
          <table:table-cell table:style-name="ce305"/>
          <table:table-cell table:style-name="ce435" office:value-type="string" calcext:value-type="string">
            <text:p>Oral communication</text:p>
          </table:table-cell>
          <table:table-cell table:style-name="ce435" office:value-type="string" calcext:value-type="string">
            <text:p>CompleNet participation cancelled 15/01 (no funding, poster) → NetSci Proceedings ; NetSci CS track cancelled</text:p>
          </table:table-cell>
          <table:table-cell table:style-name="ce305"/>
          <table:table-cell table:style-name="ce388"/>
          <table:table-cell table:style-name="ce307"/>
          <table:table-cell table:style-name="ce305" table:number-columns-repeated="3"/>
          <table:table-cell table:style-name="ce429" table:number-columns-repeated="1007"/>
          <table:table-cell table:style-name="ce510"/>
          <table:table-cell table:number-columns-repeated="15360"/>
        </table:table-row>
        <table:table-row table:style-name="ro18">
          <table:table-cell table:style-name="ce388" office:value-type="string" calcext:value-type="string">
            <text:p>presented</text:p>
          </table:table-cell>
          <table:table-cell table:style-name="ce388" office:value-type="string" calcext:value-type="string">
            <text:p>Submitted 30/04/2019 ; accepted 03/06/2019</text:p>
          </table:table-cell>
          <table:table-cell table:style-name="ce388" office:value-type="string" calcext:value-type="string">
            <text:p>April 2019</text:p>
          </table:table-cell>
          <table:table-cell table:style-name="ce388" office:value-type="string" calcext:value-type="string">
            <text:p>Worldwide estimation of parameters for a simple reaction-diffusion model of urban growth</text:p>
          </table:table-cell>
          <table:table-cell table:style-name="ce388" office:value-type="string" calcext:value-type="string">
            <text:p>Raimbault J.</text:p>
          </table:table-cell>
          <table:table-cell table:style-name="ce388" office:value-type="string" calcext:value-type="string">
            <text:p>ILUS2019</text:p>
          </table:table-cell>
          <table:table-cell table:style-name="ce388" office:value-type="string" calcext:value-type="string">
            <text:p>halshs-02406539</text:p>
          </table:table-cell>
          <table:table-cell table:style-name="ce388"/>
          <table:table-cell table:style-name="ce388" office:value-type="string" calcext:value-type="string">
            <text:p>Oral communication</text:p>
          </table:table-cell>
          <table:table-cell table:style-name="ce388" table:number-columns-repeated="4"/>
          <table:table-cell table:style-name="ce510" table:number-columns-repeated="1011"/>
          <table:table-cell table:number-columns-repeated="15360"/>
        </table:table-row>
        <table:table-row table:style-name="ro18">
          <table:table-cell table:style-name="ce388" office:value-type="string" calcext:value-type="string">
            <text:p>presented</text:p>
          </table:table-cell>
          <table:table-cell table:style-name="ce388" office:value-type="string" calcext:value-type="string">
            <text:p>Invited </text:p>
          </table:table-cell>
          <table:table-cell table:style-name="ce388" office:value-type="string" calcext:value-type="string">
            <text:p>November 2019</text:p>
          </table:table-cell>
          <table:table-cell table:style-name="ce388" office:value-type="string" calcext:value-type="string">
            <text:p>Models of Urban Morphogenesis To Link Urban Form and Function</text:p>
          </table:table-cell>
          <table:table-cell table:style-name="ce388" office:value-type="string" calcext:value-type="string">
            <text:p>Raimbault J.</text:p>
          </table:table-cell>
          <table:table-cell table:style-name="ce388" office:value-type="string" calcext:value-type="string">
            <text:p>TQG Debates 2019</text:p>
          </table:table-cell>
          <table:table-cell table:style-name="ce388" office:value-type="string" calcext:value-type="string">
            <text:p>halshs-03819322</text:p>
          </table:table-cell>
          <table:table-cell table:style-name="ce388"/>
          <table:table-cell table:style-name="ce388" office:value-type="string" calcext:value-type="string">
            <text:p>Invited</text:p>
          </table:table-cell>
          <table:table-cell table:style-name="ce388" office:value-type="string" calcext:value-type="string">
            <text:p><text:a xlink:href="https://www.youtube.com/watch?v=xrOP8xe_OJw" xlink:type="simple">https://www.youtube.com/watch?v=xrOP8xe_OJw</text:a></text:p>
          </table:table-cell>
          <table:table-cell table:style-name="ce388" table:number-columns-repeated="3"/>
          <table:table-cell table:style-name="ce510" table:number-columns-repeated="1011"/>
          <table:table-cell table:number-columns-repeated="15360"/>
        </table:table-row>
        <table:table-row table:style-name="ro18">
          <table:table-cell table:style-name="ce307" office:value-type="string" calcext:value-type="string">
            <text:p>presented</text:p>
          </table:table-cell>
          <table:table-cell table:style-name="ce307" office:value-type="string" calcext:value-type="string">
            <text:p>Submitted 25/06/2019 ; accepted 10/07/2019</text:p>
          </table:table-cell>
          <table:table-cell table:style-name="ce394" office:value-type="string" calcext:value-type="string">
            <text:p>June 2019</text:p>
          </table:table-cell>
          <table:table-cell table:style-name="ce307" office:value-type="string" calcext:value-type="string">
            <text:p>HPC et Geographie</text:p>
          </table:table-cell>
          <table:table-cell table:style-name="ce307" office:value-type="string" calcext:value-type="string">
            <text:p>Banos A., Raimbault J., Rey S.</text:p>
          </table:table-cell>
          <table:table-cell table:style-name="ce307" office:value-type="string" calcext:value-type="string">
            <text:p>JCAD2019</text:p>
          </table:table-cell>
          <table:table-cell table:style-name="ce307" office:value-type="string" calcext:value-type="string">
            <text:p>hal-02441879</text:p>
          </table:table-cell>
          <table:table-cell table:style-name="ce307"/>
          <table:table-cell table:style-name="ce307" office:value-type="string" calcext:value-type="string">
            <text:p>Oral communication</text:p>
          </table:table-cell>
          <table:table-cell table:style-name="ce307" table:number-columns-repeated="1014"/>
          <table:table-cell table:style-name="ce388"/>
          <table:table-cell table:number-columns-repeated="15360"/>
        </table:table-row>
        <table:table-row table:style-name="ro18">
          <table:table-cell table:style-name="ce307" office:value-type="string" calcext:value-type="string">
            <text:p>presented</text:p>
          </table:table-cell>
          <table:table-cell table:style-name="ce307" office:value-type="string" calcext:value-type="string">
            <text:p>Submitted 25/06/2019 ; accepted 10/07/2019</text:p>
          </table:table-cell>
          <table:table-cell table:style-name="ce394" office:value-type="string" calcext:value-type="string">
            <text:p>June 2019</text:p>
          </table:table-cell>
          <table:table-cell table:style-name="ce307" office:value-type="string" calcext:value-type="string">
            <text:p>Retour d’expérience de l’école OpenMOLE “ExModelo”, organisée en partenariat avec le méso-centre du CRIANN</text:p>
          </table:table-cell>
          <table:table-cell table:style-name="ce307" office:value-type="string" calcext:value-type="string">
            <text:p>Leclaire M., Reuillon R., Raimbault J., Rey S.</text:p>
          </table:table-cell>
          <table:table-cell table:style-name="ce307" office:value-type="string" calcext:value-type="string">
            <text:p>JCAD2019</text:p>
          </table:table-cell>
          <table:table-cell table:style-name="ce307" office:value-type="string" calcext:value-type="string">
            <text:p>halshs-02442620</text:p>
          </table:table-cell>
          <table:table-cell table:style-name="ce307"/>
          <table:table-cell table:style-name="ce307" office:value-type="string" calcext:value-type="string">
            <text:p>Oral communication</text:p>
          </table:table-cell>
          <table:table-cell table:style-name="ce307" table:number-columns-repeated="1014"/>
          <table:table-cell table:style-name="ce388"/>
          <table:table-cell table:number-columns-repeated="15360"/>
        </table:table-row>
        <table:table-row table:style-name="ro18">
          <table:table-cell table:style-name="ce307" office:value-type="string" calcext:value-type="string">
            <text:p>presented</text:p>
          </table:table-cell>
          <table:table-cell table:style-name="ce307" office:value-type="string" calcext:value-type="string">
            <text:p>Self-invited</text:p>
          </table:table-cell>
          <table:table-cell table:style-name="ce394" office:value-type="string" calcext:value-type="string">
            <text:p>September 2019</text:p>
          </table:table-cell>
          <table:table-cell table:style-name="ce412" office:value-type="string" calcext:value-type="string">
            <text:p>Validation levels and standards depending on models types and functions</text:p>
          </table:table-cell>
          <table:table-cell table:style-name="ce307" office:value-type="string" calcext:value-type="string">
            <text:p>Raimbault J.</text:p>
          </table:table-cell>
          <table:table-cell table:style-name="ce307" office:value-type="string" calcext:value-type="string">
            <text:p>CCS 2019 SimExplo Satellite</text:p>
          </table:table-cell>
          <table:table-cell table:style-name="ce307" office:value-type="string" calcext:value-type="string">
            <text:p>halshs-02441891</text:p>
          </table:table-cell>
          <table:table-cell table:style-name="ce307"/>
          <table:table-cell table:style-name="ce307" office:value-type="string" calcext:value-type="string">
            <text:p>Self-invited</text:p>
          </table:table-cell>
          <table:table-cell table:style-name="ce307" table:number-columns-repeated="1014"/>
          <table:table-cell table:style-name="ce388"/>
          <table:table-cell table:number-columns-repeated="15360"/>
        </table:table-row>
        <table:table-row table:style-name="ro18">
          <table:table-cell table:style-name="ce307" office:value-type="string" calcext:value-type="string">
            <text:p>presented</text:p>
          </table:table-cell>
          <table:table-cell table:style-name="ce307" office:value-type="string" calcext:value-type="string">
            <text:p>Self-invited</text:p>
          </table:table-cell>
          <table:table-cell table:style-name="ce394" office:value-type="string" calcext:value-type="string">
            <text:p>September 2019</text:p>
          </table:table-cell>
          <table:table-cell table:style-name="ce307" office:value-type="string" calcext:value-type="string">
            <text:p>An agent-based models of international company links</text:p>
          </table:table-cell>
          <table:table-cell table:style-name="ce307" office:value-type="string" calcext:value-type="string">
            <text:p>Zdanowska N., Raimbault J.</text:p>
          </table:table-cell>
          <table:table-cell table:style-name="ce307" office:value-type="string" calcext:value-type="string">
            <text:p>CCS 2019 SimExplo Satellite</text:p>
          </table:table-cell>
          <table:table-cell table:style-name="ce307" table:number-columns-repeated="2"/>
          <table:table-cell table:style-name="ce448" office:value-type="string" calcext:value-type="string">
            <text:p>Self-invited</text:p>
          </table:table-cell>
          <table:table-cell table:style-name="ce307" table:number-columns-repeated="1014"/>
          <table:table-cell table:style-name="ce388"/>
          <table:table-cell table:number-columns-repeated="15360"/>
        </table:table-row>
        <table:table-row table:style-name="ro18">
          <table:table-cell table:style-name="ce388" office:value-type="string" calcext:value-type="string">
            <text:p>presented</text:p>
          </table:table-cell>
          <table:table-cell table:style-name="ce388" office:value-type="string" calcext:value-type="string">
            <text:p>Submitted 30/04/2019 ; accepted 17/06/2019</text:p>
          </table:table-cell>
          <table:table-cell table:style-name="ce388" office:value-type="string" calcext:value-type="string">
            <text:p>April 2019</text:p>
          </table:table-cell>
          <table:table-cell table:style-name="ce388" office:value-type="string" calcext:value-type="string">
            <text:p>A multi-scalar model for system of cities</text:p>
          </table:table-cell>
          <table:table-cell table:style-name="ce388" office:value-type="string" calcext:value-type="string">
            <text:p>Raimbault J.</text:p>
          </table:table-cell>
          <table:table-cell table:style-name="ce388" office:value-type="string" calcext:value-type="string">
            <text:p><text:span text:style-name="T5">XTerM2019</text:span> ; CCS2019</text:p>
          </table:table-cell>
          <table:table-cell table:style-name="ce388" office:value-type="string" calcext:value-type="string">
            <text:p>halshs-02351722</text:p>
          </table:table-cell>
          <table:table-cell table:style-name="ce388"/>
          <table:table-cell table:style-name="ce486" office:value-type="string" calcext:value-type="string">
            <text:p>Oral communication</text:p>
          </table:table-cell>
          <table:table-cell table:style-name="ce388" table:number-columns-repeated="4"/>
          <table:table-cell table:style-name="ce510" table:number-columns-repeated="1011"/>
          <table:table-cell table:number-columns-repeated="15360"/>
        </table:table-row>
        <table:table-row table:style-name="ro60">
          <table:table-cell table:style-name="ce388" office:value-type="string" calcext:value-type="string">
            <text:p>presented</text:p>
          </table:table-cell>
          <table:table-cell table:style-name="ce388" office:value-type="string" calcext:value-type="string">
            <text:p>Submitted 08/04/2019 ; accepted 24/05/2019</text:p>
          </table:table-cell>
          <table:table-cell table:style-name="ce388" office:value-type="string" calcext:value-type="string">
            <text:p>April 2019</text:p>
          </table:table-cell>
          <table:table-cell table:style-name="ce388" office:value-type="string" calcext:value-type="string">
            <text:p>An evolutionary theory for the spatial dynamics of urban systems worldwide</text:p>
          </table:table-cell>
          <table:table-cell table:style-name="ce388" office:value-type="string" calcext:value-type="string">
            <text:p>Raimbault J., Denis E., Pumain D.</text:p>
          </table:table-cell>
          <table:table-cell table:style-name="ce388" office:value-type="string" calcext:value-type="string">
            <text:p>ECTQG 2019</text:p>
          </table:table-cell>
          <table:table-cell table:style-name="ce388" office:value-type="string" calcext:value-type="string">
            <text:p>halshs-02284897</text:p>
          </table:table-cell>
          <table:table-cell table:style-name="ce388"/>
          <table:table-cell table:style-name="ce388" office:value-type="string" calcext:value-type="string">
            <text:p>Oral communication</text:p>
          </table:table-cell>
          <table:table-cell table:style-name="ce388" table:number-columns-repeated="4"/>
          <table:table-cell table:style-name="ce510" table:number-columns-repeated="1011"/>
          <table:table-cell table:number-columns-repeated="15360"/>
        </table:table-row>
        <table:table-row table:style-name="ro18">
          <table:table-cell table:style-name="ce388" office:value-type="string" calcext:value-type="string">
            <text:p>presented</text:p>
          </table:table-cell>
          <table:table-cell table:style-name="ce388" office:value-type="string" calcext:value-type="string">
            <text:p>Submitted 15/04/2019 ; accepted 24/05/2019</text:p>
          </table:table-cell>
          <table:table-cell table:style-name="ce388" office:value-type="string" calcext:value-type="string">
            <text:p>April 2019</text:p>
          </table:table-cell>
          <table:table-cell table:style-name="ce431" office:value-type="string" calcext:value-type="string">
            <text:p>A meta-analysis of models for interactions between transportation networks and territories</text:p>
          </table:table-cell>
          <table:table-cell table:style-name="ce388" office:value-type="string" calcext:value-type="string">
            <text:p>Raimbault J.</text:p>
          </table:table-cell>
          <table:table-cell table:style-name="ce388" office:value-type="string" calcext:value-type="string">
            <text:p>ECTQG 2019</text:p>
          </table:table-cell>
          <table:table-cell table:style-name="ce388" office:value-type="string" calcext:value-type="string">
            <text:p>halshs-02284848</text:p>
          </table:table-cell>
          <table:table-cell table:style-name="ce388"/>
          <table:table-cell table:style-name="ce388" office:value-type="string" calcext:value-type="string">
            <text:p>Oral communication</text:p>
          </table:table-cell>
          <table:table-cell table:style-name="ce388" table:number-columns-repeated="4"/>
          <table:table-cell table:style-name="ce510" table:number-columns-repeated="1011"/>
          <table:table-cell table:number-columns-repeated="15360"/>
        </table:table-row>
        <table:table-row table:style-name="ro18">
          <table:table-cell table:style-name="ce388" office:value-type="string" calcext:value-type="string">
            <text:p>presented</text:p>
          </table:table-cell>
          <table:table-cell table:style-name="ce388" office:value-type="string" calcext:value-type="string">
            <text:p>Submitted 14/04/2019 ; accepted 24/05/2019</text:p>
          </table:table-cell>
          <table:table-cell table:style-name="ce388" office:value-type="string" calcext:value-type="string">
            <text:p>April 2019</text:p>
          </table:table-cell>
          <table:table-cell table:style-name="ce388" office:value-type="string" calcext:value-type="string">
            <text:p>Fostering the use of methods for geosimulation models sensitivity analysis and validation</text:p>
          </table:table-cell>
          <table:table-cell table:style-name="ce388" office:value-type="string" calcext:value-type="string">
            <text:p>Reuillon R., Leclaire M., Raimbault J., et al.</text:p>
          </table:table-cell>
          <table:table-cell table:style-name="ce388" office:value-type="string" calcext:value-type="string">
            <text:p>ECTQG 2019</text:p>
          </table:table-cell>
          <table:table-cell table:style-name="ce388" office:value-type="string" calcext:value-type="string">
            <text:p>halshs-02283730</text:p>
          </table:table-cell>
          <table:table-cell table:style-name="ce388"/>
          <table:table-cell table:style-name="ce388" office:value-type="string" calcext:value-type="string">
            <text:p>Oral communication</text:p>
          </table:table-cell>
          <table:table-cell table:style-name="ce388" table:number-columns-repeated="4"/>
          <table:table-cell table:style-name="ce510" table:number-columns-repeated="1011"/>
          <table:table-cell table:number-columns-repeated="15360"/>
        </table:table-row>
        <table:table-row table:style-name="ro29">
          <table:table-cell table:style-name="ce388" office:value-type="string" calcext:value-type="string">
            <text:p>presented</text:p>
          </table:table-cell>
          <table:table-cell table:style-name="ce388" office:value-type="string" calcext:value-type="string">
            <text:p>Submitted 05/2019 ; accepted 03/06/2019 ; presented 07/2019</text:p>
          </table:table-cell>
          <table:table-cell table:style-name="ce388" office:value-type="string" calcext:value-type="string">
            <text:p>May 2019</text:p>
          </table:table-cell>
          <table:table-cell table:style-name="ce388" office:value-type="string" calcext:value-type="string">
            <text:p>Using Foursquare data to reveal spatial and temporal patterns in London</text:p>
          </table:table-cell>
          <table:table-cell table:style-name="ce388" office:value-type="string" calcext:value-type="string">
            <text:p>Maarten Vanhoof, Antonia Godoy-Lorite, Roberto Murcio, Iacopo Iacopini, Natalia Zdanowska, Juste Raimbault, Richard Milton, Elsa Arcaute and Mike Batty</text:p>
          </table:table-cell>
          <table:table-cell table:style-name="ce388" office:value-type="string" calcext:value-type="string">
            <text:p>NetMob 2019</text:p>
          </table:table-cell>
          <table:table-cell table:style-name="ce388" office:value-type="string" calcext:value-type="string">
            <text:p>halshs-02284843</text:p>
          </table:table-cell>
          <table:table-cell table:style-name="ce388"/>
          <table:table-cell table:style-name="ce388" office:value-type="string" calcext:value-type="string">
            <text:p>Extended abstract</text:p>
          </table:table-cell>
          <table:table-cell table:style-name="ce388" table:number-columns-repeated="4"/>
          <table:table-cell table:style-name="ce510" table:number-columns-repeated="1011"/>
          <table:table-cell table:number-columns-repeated="15360"/>
        </table:table-row>
        <table:table-row table:style-name="ro18">
          <table:table-cell table:style-name="ce388" office:value-type="string" calcext:value-type="string">
            <text:p>presented</text:p>
          </table:table-cell>
          <table:table-cell table:style-name="ce388" office:value-type="string" calcext:value-type="string">
            <text:p>Presented 03/07/2019</text:p>
          </table:table-cell>
          <table:table-cell table:style-name="ce388"/>
          <table:table-cell table:style-name="ce388" office:value-type="string" calcext:value-type="string">
            <text:p>Towards integrated urban models for sustainable policies</text:p>
          </table:table-cell>
          <table:table-cell table:style-name="ce388" office:value-type="string" calcext:value-type="string">
            <text:p>Raimbault, J.</text:p>
          </table:table-cell>
          <table:table-cell table:style-name="ce388" office:value-type="string" calcext:value-type="string">
            <text:p>Urban Analytics Tongji-Turing Workshop</text:p>
          </table:table-cell>
          <table:table-cell table:style-name="ce388" office:value-type="string" calcext:value-type="string">
            <text:p>halshs-02284933</text:p>
          </table:table-cell>
          <table:table-cell table:style-name="ce388"/>
          <table:table-cell table:style-name="ce388" office:value-type="string" calcext:value-type="string">
            <text:p>Oral communication</text:p>
          </table:table-cell>
          <table:table-cell table:style-name="ce388" table:number-columns-repeated="4"/>
          <table:table-cell table:style-name="ce510" table:number-columns-repeated="1011"/>
          <table:table-cell table:number-columns-repeated="15360"/>
        </table:table-row>
        <table:table-row table:style-name="ro17">
          <table:table-cell table:style-name="ce388" office:value-type="string" calcext:value-type="string">
            <text:p>presented</text:p>
          </table:table-cell>
          <table:table-cell table:style-name="ce388" office:value-type="string" calcext:value-type="string">
            <text:p>Submitted 21/01/2019 ; accepted 01/03/2019 ; presented 03/04/2019</text:p>
          </table:table-cell>
          <table:table-cell table:style-name="ce388" office:value-type="string" calcext:value-type="string">
            <text:p>January 2019</text:p>
          </table:table-cell>
          <table:table-cell table:style-name="ce478" office:value-type="string" calcext:value-type="string">
            <text:p>De l’endogénéité des hiérarchies dans les systèmes territoriaux complexes</text:p>
          </table:table-cell>
          <table:table-cell table:style-name="ce388" office:value-type="string" calcext:value-type="string">
            <text:p>Raimbault J.</text:p>
          </table:table-cell>
          <table:table-cell table:style-name="ce388" office:value-type="string" calcext:value-type="string">
            <text:p>JIG 2019</text:p>
          </table:table-cell>
          <table:table-cell table:style-name="ce388" office:value-type="string" calcext:value-type="string">
            <text:p>halshs-02089520</text:p>
          </table:table-cell>
          <table:table-cell table:style-name="ce388"/>
          <table:table-cell table:style-name="ce388" office:value-type="string" calcext:value-type="string">
            <text:p>Oral communication</text:p>
          </table:table-cell>
          <table:table-cell table:style-name="ce388" table:number-columns-repeated="4"/>
          <table:table-cell table:style-name="ce510" table:number-columns-repeated="1011"/>
          <table:table-cell table:number-columns-repeated="15360"/>
        </table:table-row>
        <table:table-row table:style-name="ro47">
          <table:table-cell table:style-name="ce388" office:value-type="string" calcext:value-type="string">
            <text:p>presented</text:p>
          </table:table-cell>
          <table:table-cell table:style-name="ce388" office:value-type="string" calcext:value-type="string">
            <text:p>Submitted 12/11/2018 ; accepted 23/11/2018 ; presented 06/02/2019</text:p>
          </table:table-cell>
          <table:table-cell table:style-name="ce388" office:value-type="string" calcext:value-type="string">
            <text:p>November 2018</text:p>
          </table:table-cell>
          <table:table-cell table:style-name="ce388" office:value-type="string" calcext:value-type="string">
            <text:p>Towards multi-scalar models for the co-evolution of network and territories</text:p>
          </table:table-cell>
          <table:table-cell table:style-name="ce388" office:value-type="string" calcext:value-type="string">
            <text:p>Raimbault J.</text:p>
          </table:table-cell>
          <table:table-cell table:style-name="ce491" office:value-type="string" calcext:value-type="string">
            <text:p>AAG2019 Cities Network ;<text:span text:style-name="T6"> TheoQuant 2019</text:span></text:p>
          </table:table-cell>
          <table:table-cell table:style-name="ce388" office:value-type="string" calcext:value-type="string">
            <text:p>halshs-02013006</text:p>
          </table:table-cell>
          <table:table-cell table:style-name="ce388"/>
          <table:table-cell table:style-name="ce388" office:value-type="string" calcext:value-type="string">
            <text:p>Oral communication</text:p>
          </table:table-cell>
          <table:table-cell table:style-name="ce388" office:value-type="string" calcext:value-type="string">
            <text:p>reflect on the necessity of hybrid models (rôle of network physical shape)</text:p>
          </table:table-cell>
          <table:table-cell table:style-name="ce388" table:number-columns-repeated="3"/>
          <table:table-cell table:style-name="ce510" table:number-columns-repeated="1011"/>
          <table:table-cell table:number-columns-repeated="15360"/>
        </table:table-row>
        <table:table-row table:style-name="ro47">
          <table:table-cell table:style-name="ce388" office:value-type="string" calcext:value-type="string">
            <text:p>presented</text:p>
          </table:table-cell>
          <table:table-cell table:style-name="ce388" office:value-type="string" calcext:value-type="string">
            <text:p>Presented 21/01/2019</text:p>
          </table:table-cell>
          <table:table-cell table:style-name="ce388" office:value-type="string" calcext:value-type="string">
            <text:p>January 2019</text:p>
          </table:table-cell>
          <table:table-cell table:style-name="ce305" office:value-type="string" calcext:value-type="string">
            <text:p>Espace et complexités des systèmes territoriaux</text:p>
          </table:table-cell>
          <table:table-cell table:style-name="ce388" office:value-type="string" calcext:value-type="string">
            <text:p>Raimbault J.</text:p>
          </table:table-cell>
          <table:table-cell table:style-name="ce492" office:value-type="string" calcext:value-type="string">
            <text:p>Rochebrune 2019</text:p>
          </table:table-cell>
          <table:table-cell table:style-name="ce388" office:value-type="string" calcext:value-type="string">
            <text:p>halshs-01998440</text:p>
          </table:table-cell>
          <table:table-cell table:style-name="ce388"/>
          <table:table-cell table:style-name="ce388" office:value-type="string" calcext:value-type="string">
            <text:p>Oral communication</text:p>
          </table:table-cell>
          <table:table-cell table:style-name="ce388" office:value-type="string" calcext:value-type="string">
            <text:p>No proceedings : submit translation to journal</text:p>
          </table:table-cell>
          <table:table-cell table:style-name="ce388" table:number-columns-repeated="3"/>
          <table:table-cell table:style-name="ce510" table:number-columns-repeated="1011"/>
          <table:table-cell table:number-columns-repeated="15360"/>
        </table:table-row>
        <table:table-row table:style-name="ro47">
          <table:table-cell table:style-name="ce388" office:value-type="string" calcext:value-type="string">
            <text:p>presented</text:p>
          </table:table-cell>
          <table:table-cell table:style-name="ce388"/>
          <table:table-cell table:style-name="ce388" office:value-type="string" calcext:value-type="string">
            <text:p>November 2018</text:p>
          </table:table-cell>
          <table:table-cell table:style-name="ce305" office:value-type="string" calcext:value-type="string">
            <text:p>Modélisation des interactions entre réseaux de transport et territoires : une approche par la co-évolution.</text:p>
          </table:table-cell>
          <table:table-cell table:style-name="ce388" office:value-type="string" calcext:value-type="string">
            <text:p>Raimbault J.</text:p>
          </table:table-cell>
          <table:table-cell table:style-name="ce492" office:value-type="string" calcext:value-type="string">
            <text:p>JJC Pacte-Citeres</text:p>
          </table:table-cell>
          <table:table-cell table:style-name="ce486" office:value-type="string" calcext:value-type="string">
            <text:p>halshs-01933916</text:p>
          </table:table-cell>
          <table:table-cell table:style-name="ce388"/>
          <table:table-cell table:style-name="ce388" office:value-type="string" calcext:value-type="string">
            <text:p>Oral communication</text:p>
          </table:table-cell>
          <table:table-cell table:style-name="ce388" table:number-columns-repeated="4"/>
          <table:table-cell table:style-name="ce510" table:number-columns-repeated="1011"/>
          <table:table-cell table:number-columns-repeated="15360"/>
        </table:table-row>
        <table:table-row table:style-name="ro43">
          <table:table-cell table:style-name="ce388" office:value-type="string" calcext:value-type="string">
            <text:p>presented</text:p>
          </table:table-cell>
          <table:table-cell table:style-name="ce388" office:value-type="string" calcext:value-type="string">
            <text:p>Invited </text:p>
          </table:table-cell>
          <table:table-cell table:style-name="ce388" office:value-type="string" calcext:value-type="string">
            <text:p>October 2018</text:p>
          </table:table-cell>
          <table:table-cell table:style-name="ce388" office:value-type="string" calcext:value-type="string">
            <text:p>Des systèmes naturels aux systèmes urbains: génération de réseaux de transport optimaux par modèle slime-mould</text:p>
          </table:table-cell>
          <table:table-cell table:style-name="ce388" office:value-type="string" calcext:value-type="string">
            <text:p>Raimbault J.</text:p>
          </table:table-cell>
          <table:table-cell table:style-name="ce388" office:value-type="string" calcext:value-type="string">
            <text:p>Biomim Expo 2018</text:p>
          </table:table-cell>
          <table:table-cell table:style-name="ce388" office:value-type="string" calcext:value-type="string">
            <text:p>halshs-01904499</text:p>
          </table:table-cell>
          <table:table-cell table:style-name="ce388"/>
          <table:table-cell table:style-name="ce388" office:value-type="string" calcext:value-type="string">
            <text:p>Poster</text:p>
          </table:table-cell>
          <table:table-cell table:style-name="ce388" table:number-columns-repeated="4"/>
          <table:table-cell table:style-name="ce510" table:number-columns-repeated="1011"/>
          <table:table-cell table:number-columns-repeated="15360"/>
        </table:table-row>
        <table:table-row table:style-name="ro36">
          <table:table-cell table:style-name="ce388" office:value-type="string" calcext:value-type="string">
            <text:p>presented</text:p>
          </table:table-cell>
          <table:table-cell table:style-name="ce388" office:value-type="string" calcext:value-type="string">
            <text:p>Submitted 17/09/2018 ; accepted 01/10/2018 ; presented 18/10/2018</text:p>
          </table:table-cell>
          <table:table-cell table:style-name="ce388" office:value-type="string" calcext:value-type="string">
            <text:p>September 2018</text:p>
          </table:table-cell>
          <table:table-cell table:style-name="ce431" office:value-type="string" calcext:value-type="string">
            <text:p>A multi-dimensional percolation approach to characterize sustainable mega-city regions</text:p>
          </table:table-cell>
          <table:table-cell table:style-name="ce388" office:value-type="string" calcext:value-type="string">
            <text:p>Raimbault J.</text:p>
          </table:table-cell>
          <table:table-cell table:style-name="ce388" office:value-type="string" calcext:value-type="string">
            <text:p>Marami 2018</text:p>
          </table:table-cell>
          <table:table-cell table:style-name="ce388" office:value-type="string" calcext:value-type="string">
            <text:p>halshs-01898864</text:p>
          </table:table-cell>
          <table:table-cell table:style-name="ce388"/>
          <table:table-cell table:style-name="ce388" office:value-type="string" calcext:value-type="string">
            <text:p>Oral communication</text:p>
          </table:table-cell>
          <table:table-cell table:style-name="ce388" table:number-columns-repeated="4"/>
          <table:table-cell table:style-name="ce510" table:number-columns-repeated="1011"/>
          <table:table-cell table:number-columns-repeated="15360"/>
        </table:table-row>
        <table:table-row table:style-name="ro43">
          <table:table-cell table:style-name="ce388" office:value-type="string" calcext:value-type="string">
            <text:p>presented</text:p>
          </table:table-cell>
          <table:table-cell table:style-name="ce388" office:value-type="string" calcext:value-type="string">
            <text:p>Self-invited ; presented 26/09/2018</text:p>
          </table:table-cell>
          <table:table-cell table:style-name="ce388" office:value-type="string" calcext:value-type="string">
            <text:p>September 2018</text:p>
          </table:table-cell>
          <table:table-cell table:style-name="ce388" office:value-type="string" calcext:value-type="string">
            <text:p>Extracting knowledge from simulation models: trends and perspectives from the viewpoint of quantitative geography</text:p>
          </table:table-cell>
          <table:table-cell table:style-name="ce388" office:value-type="string" calcext:value-type="string">
            <text:p>Raimbault J.</text:p>
          </table:table-cell>
          <table:table-cell table:style-name="ce388" office:value-type="string" calcext:value-type="string">
            <text:p>CCS 2018 – Session simulation</text:p>
          </table:table-cell>
          <table:table-cell table:style-name="ce388" office:value-type="string" calcext:value-type="string">
            <text:p>halshs-01882389</text:p>
          </table:table-cell>
          <table:table-cell table:style-name="ce388"/>
          <table:table-cell table:style-name="ce388" office:value-type="string" calcext:value-type="string">
            <text:p>Oral communication</text:p>
          </table:table-cell>
          <table:table-cell table:style-name="ce388" table:number-columns-repeated="4"/>
          <table:table-cell table:style-name="ce510" table:number-columns-repeated="1011"/>
          <table:table-cell table:number-columns-repeated="15360"/>
        </table:table-row>
        <table:table-row table:style-name="ro45">
          <table:table-cell table:style-name="ce388" office:value-type="string" calcext:value-type="string">
            <text:p>presented</text:p>
          </table:table-cell>
          <table:table-cell table:style-name="ce388" office:value-type="string" calcext:value-type="string">
            <text:p>Submitted 30/04/2018 ; accepted 06/06/2018 ; presented 24/09/2018</text:p>
          </table:table-cell>
          <table:table-cell table:style-name="ce388" office:value-type="string" calcext:value-type="string">
            <text:p>April 2018</text:p>
          </table:table-cell>
          <table:table-cell table:style-name="ce388" office:value-type="string" calcext:value-type="string">
            <text:p>A systematic comparison of interaction models for systems of cities</text:p>
          </table:table-cell>
          <table:table-cell table:style-name="ce388" office:value-type="string" calcext:value-type="string">
            <text:p>Raimbault J.</text:p>
          </table:table-cell>
          <table:table-cell table:style-name="ce388" office:value-type="string" calcext:value-type="string">
            <text:p>CCS 2018</text:p>
          </table:table-cell>
          <table:table-cell table:style-name="ce388" office:value-type="string" calcext:value-type="string">
            <text:p>halshs-01880492</text:p>
          </table:table-cell>
          <table:table-cell table:style-name="ce388"/>
          <table:table-cell table:style-name="ce388" office:value-type="string" calcext:value-type="string">
            <text:p>Oral communication</text:p>
          </table:table-cell>
          <table:table-cell table:style-name="ce388" table:number-columns-repeated="4"/>
          <table:table-cell table:style-name="ce510" table:number-columns-repeated="1011"/>
          <table:table-cell table:number-columns-repeated="15360"/>
        </table:table-row>
        <table:table-row table:style-name="ro61">
          <table:table-cell table:style-name="ce388" office:value-type="string" calcext:value-type="string">
            <text:p>presented</text:p>
          </table:table-cell>
          <table:table-cell table:style-name="ce388" office:value-type="string" calcext:value-type="string">
            <text:p>Submitted 30/03/2018 ; accepted 07/05/2018 ; presented 26/07/2018</text:p>
          </table:table-cell>
          <table:table-cell table:style-name="ce388" office:value-type="string" calcext:value-type="string">
            <text:p>March 2018</text:p>
          </table:table-cell>
          <table:table-cell table:style-name="ce388" office:value-type="string" calcext:value-type="string">
            <text:p>Multi-modeling the morphogenesis of transportation networks</text:p>
          </table:table-cell>
          <table:table-cell table:style-name="ce388" office:value-type="string" calcext:value-type="string">
            <text:p>Raimbault J.</text:p>
          </table:table-cell>
          <table:table-cell table:style-name="ce388" office:value-type="string" calcext:value-type="string">
            <text:p>ALife2018</text:p>
          </table:table-cell>
          <table:table-cell table:style-name="ce485" office:value-type="string" calcext:value-type="string">
            <text:p>halshs-01850263</text:p>
          </table:table-cell>
          <table:table-cell table:style-name="ce497" office:value-type="string" calcext:value-type="string">
            <text:p>11354189315600403372</text:p>
          </table:table-cell>
          <table:table-cell table:style-name="ce388" office:value-type="string" calcext:value-type="string">
            <text:p>Extended abstract</text:p>
          </table:table-cell>
          <table:table-cell table:style-name="ce388" office:value-type="string" calcext:value-type="string">
            <text:p>DOI :</text:p>
          </table:table-cell>
          <table:table-cell table:style-name="ce388" table:number-columns-repeated="3"/>
          <table:table-cell table:style-name="ce510" table:number-columns-repeated="1011"/>
          <table:table-cell table:number-columns-repeated="15360"/>
        </table:table-row>
        <table:table-row table:style-name="ro18">
          <table:table-cell table:style-name="ce388" office:value-type="string" calcext:value-type="string">
            <text:p>presented</text:p>
          </table:table-cell>
          <table:table-cell table:style-name="ce388" office:value-type="string" calcext:value-type="string">
            <text:p>Invited </text:p>
          </table:table-cell>
          <table:table-cell table:style-name="ce388" office:value-type="string" calcext:value-type="string">
            <text:p>December 2017</text:p>
          </table:table-cell>
          <table:table-cell table:style-name="ce479" office:value-type="string" calcext:value-type="string">
            <text:p>Modeling Urban Morphogenesis : towards an integration of territories and networks</text:p>
          </table:table-cell>
          <table:table-cell table:style-name="ce388" office:value-type="string" calcext:value-type="string">
            <text:p>Raimbault J.</text:p>
          </table:table-cell>
          <table:table-cell table:style-name="ce388" office:value-type="string" calcext:value-type="string">
            <text:p>GoPro 2017</text:p>
          </table:table-cell>
          <table:table-cell table:style-name="ce485" office:value-type="string" calcext:value-type="string">
            <text:p>hal-01808480</text:p>
          </table:table-cell>
          <table:table-cell table:style-name="ce497"/>
          <table:table-cell table:style-name="ce388" office:value-type="string" calcext:value-type="string">
            <text:p>Oral communication</text:p>
          </table:table-cell>
          <table:table-cell table:style-name="ce388" table:number-columns-repeated="4"/>
          <table:table-cell table:style-name="ce510" table:number-columns-repeated="1011"/>
          <table:table-cell table:number-columns-repeated="15360"/>
        </table:table-row>
        <table:table-row table:style-name="ro62">
          <table:table-cell table:style-name="ce388" office:value-type="string" calcext:value-type="string">
            <text:p>presented</text:p>
          </table:table-cell>
          <table:table-cell table:style-name="ce388" office:value-type="string" calcext:value-type="string">
            <text:p>Invited </text:p>
          </table:table-cell>
          <table:table-cell table:style-name="ce388" office:value-type="string" calcext:value-type="string">
            <text:p>October 2017</text:p>
          </table:table-cell>
          <table:table-cell table:style-name="ce480" office:value-type="string" calcext:value-type="string">
            <text:p>Complexity, Complexities and Complex Knowledges: Discussion of Pr. Batty: "Complexity in Urban Systems"</text:p>
          </table:table-cell>
          <table:table-cell table:style-name="ce388" office:value-type="string" calcext:value-type="string">
            <text:p>Raimbault J.</text:p>
          </table:table-cell>
          <table:table-cell table:style-name="ce388" office:value-type="string" calcext:value-type="string">
            <text:p>ERC Geodivercity international workshop</text:p>
          </table:table-cell>
          <table:table-cell table:style-name="ce388" office:value-type="string" calcext:value-type="string">
            <text:p>halshs-01632331</text:p>
          </table:table-cell>
          <table:table-cell table:style-name="ce388"/>
          <table:table-cell table:style-name="ce388" office:value-type="string" calcext:value-type="string">
            <text:p>Oral communication</text:p>
          </table:table-cell>
          <table:table-cell table:style-name="ce388" table:number-columns-repeated="4"/>
          <table:table-cell table:style-name="ce510" table:number-columns-repeated="1011"/>
          <table:table-cell table:number-columns-repeated="15360"/>
        </table:table-row>
        <table:table-row table:style-name="ro63">
          <table:table-cell table:style-name="ce388" office:value-type="string" calcext:value-type="string">
            <text:p>presented</text:p>
          </table:table-cell>
          <table:table-cell table:style-name="ce388"/>
          <table:table-cell table:style-name="ce388" office:value-type="string" calcext:value-type="string">
            <text:p>March 2017</text:p>
          </table:table-cell>
          <table:table-cell table:style-name="ce481" office:value-type="string" calcext:value-type="string">
            <text:p>Modeling the Co-evolution of Urban Form and Transportation Networks</text:p>
          </table:table-cell>
          <table:table-cell table:style-name="ce388" office:value-type="string" calcext:value-type="string">
            <text:p>Raimbault J.</text:p>
          </table:table-cell>
          <table:table-cell table:style-name="ce388" office:value-type="string" calcext:value-type="string">
            <text:p>CCS 2017</text:p>
          </table:table-cell>
          <table:table-cell table:style-name="ce388" office:value-type="string" calcext:value-type="string">
            <text:p>halshs-01590624</text:p>
          </table:table-cell>
          <table:table-cell table:style-name="ce388" office:value-type="string" calcext:value-type="string">
            <text:p>17378843593632400053</text:p>
          </table:table-cell>
          <table:table-cell table:style-name="ce388" office:value-type="string" calcext:value-type="string">
            <text:p>Oral communication</text:p>
          </table:table-cell>
          <table:table-cell table:style-name="ce388" table:number-columns-repeated="4"/>
          <table:table-cell table:style-name="ce510" table:number-columns-repeated="1011"/>
          <table:table-cell table:number-columns-repeated="15360"/>
        </table:table-row>
        <table:table-row table:style-name="ro28">
          <table:table-cell table:style-name="ce388" office:value-type="string" calcext:value-type="string">
            <text:p>presented</text:p>
          </table:table-cell>
          <table:table-cell table:style-name="ce388"/>
          <table:table-cell table:style-name="ce388" office:value-type="string" calcext:value-type="string">
            <text:p>April 2017</text:p>
          </table:table-cell>
          <table:table-cell table:style-name="ce480" office:value-type="string" calcext:value-type="string">
            <text:p>Invisible Bridges ? Scientific landscapes around similar objects studied from Economics and Geography perspectives.</text:p>
          </table:table-cell>
          <table:table-cell table:style-name="ce388" office:value-type="string" calcext:value-type="string">
            <text:p>Raimbault J.</text:p>
          </table:table-cell>
          <table:table-cell table:style-name="ce388" office:value-type="string" calcext:value-type="string">
            <text:p>ECTQG 2017</text:p>
          </table:table-cell>
          <table:table-cell table:style-name="ce485" office:value-type="string" calcext:value-type="string">
            <text:p>halshs-01584894</text:p>
          </table:table-cell>
          <table:table-cell table:style-name="ce497" office:value-type="string" calcext:value-type="string">
            <text:p>16759407095416064768</text:p>
          </table:table-cell>
          <table:table-cell table:style-name="ce388" office:value-type="string" calcext:value-type="string">
            <text:p>Oral communication</text:p>
          </table:table-cell>
          <table:table-cell table:style-name="ce388" table:number-columns-repeated="4"/>
          <table:table-cell table:style-name="ce510" table:number-columns-repeated="1011"/>
          <table:table-cell table:number-columns-repeated="15360"/>
        </table:table-row>
        <table:table-row table:style-name="ro64">
          <table:table-cell table:style-name="ce388" office:value-type="string" calcext:value-type="string">
            <text:p>presented</text:p>
          </table:table-cell>
          <table:table-cell table:style-name="ce388"/>
          <table:table-cell table:style-name="ce388" office:value-type="string" calcext:value-type="string">
            <text:p>April 2017</text:p>
          </table:table-cell>
          <table:table-cell table:style-name="ce481" office:value-type="string" calcext:value-type="string">
            <text:p>Structural Segregation : Assessing the impact of South African Apartheid on Underlying Dynamics of Interactions between Networks and Territories</text:p>
          </table:table-cell>
          <table:table-cell table:style-name="ce388" office:value-type="string" calcext:value-type="string">
            <text:p>Raimbault J. and Baffi S.</text:p>
          </table:table-cell>
          <table:table-cell table:style-name="ce388" office:value-type="string" calcext:value-type="string">
            <text:p>ECTQG 2017</text:p>
          </table:table-cell>
          <table:table-cell table:style-name="ce388" office:value-type="string" calcext:value-type="string">
            <text:p>halshs-01584914</text:p>
          </table:table-cell>
          <table:table-cell table:style-name="ce388" office:value-type="string" calcext:value-type="string">
            <text:p>10810686742571108183</text:p>
          </table:table-cell>
          <table:table-cell table:style-name="ce388" office:value-type="string" calcext:value-type="string">
            <text:p>Oral communication</text:p>
          </table:table-cell>
          <table:table-cell table:style-name="ce388" table:number-columns-repeated="4"/>
          <table:table-cell table:style-name="ce510" table:number-columns-repeated="1011"/>
          <table:table-cell table:number-columns-repeated="15360"/>
        </table:table-row>
        <table:table-row table:style-name="ro64">
          <table:table-cell table:style-name="ce388" office:value-type="string" calcext:value-type="string">
            <text:p>presented</text:p>
          </table:table-cell>
          <table:table-cell table:style-name="ce388"/>
          <table:table-cell table:style-name="ce388" office:value-type="string" calcext:value-type="string">
            <text:p>April 2017</text:p>
          </table:table-cell>
          <table:table-cell table:style-name="ce480" office:value-type="string" calcext:value-type="string">
            <text:p>The Cost of Transportation : Spatial Analysis of US Fuel Prices</text:p>
          </table:table-cell>
          <table:table-cell table:style-name="ce388" office:value-type="string" calcext:value-type="string">
            <text:p>Raimbault J. and Bergeaud A.</text:p>
          </table:table-cell>
          <table:table-cell table:style-name="ce388" office:value-type="string" calcext:value-type="string">
            <text:p>EWGT 2017</text:p>
          </table:table-cell>
          <table:table-cell table:style-name="ce485" office:value-type="string" calcext:value-type="string">
            <text:p>halshs-01582909</text:p>
          </table:table-cell>
          <table:table-cell table:style-name="ce497" office:value-type="string" calcext:value-type="string">
            <text:p>3554908076727784787</text:p>
          </table:table-cell>
          <table:table-cell table:style-name="ce388" office:value-type="string" calcext:value-type="string">
            <text:p>Oral communication</text:p>
          </table:table-cell>
          <table:table-cell table:style-name="ce388" office:value-type="string" calcext:value-type="string">
            <text:p>No proceedings (proposed for special issue canceled)</text:p>
          </table:table-cell>
          <table:table-cell table:style-name="ce388" table:number-columns-repeated="3"/>
          <table:table-cell table:style-name="ce510" table:number-columns-repeated="1011"/>
          <table:table-cell table:number-columns-repeated="15360"/>
        </table:table-row>
        <table:table-row table:style-name="ro65">
          <table:table-cell table:style-name="ce388" office:value-type="string" calcext:value-type="string">
            <text:p>presented</text:p>
          </table:table-cell>
          <table:table-cell table:style-name="ce388" table:number-columns-repeated="2"/>
          <table:table-cell table:style-name="ce480" office:value-type="string" calcext:value-type="string">
            <text:p>Initial spatial conditions in simulation models: the missing leg of sensitivity analyses?</text:p>
          </table:table-cell>
          <table:table-cell table:style-name="ce388" office:value-type="string" calcext:value-type="string">
            <text:p>Cottineau C., Raimbault J., Le Texier M., Le Nechet F. and Reuillon R.</text:p>
          </table:table-cell>
          <table:table-cell table:style-name="ce388" office:value-type="string" calcext:value-type="string">
            <text:p>GeoComputation 2017</text:p>
          </table:table-cell>
          <table:table-cell table:style-name="ce485" office:value-type="string" calcext:value-type="string">
            <text:p>halshs-01841272</text:p>
          </table:table-cell>
          <table:table-cell table:style-name="ce497" office:value-type="string" calcext:value-type="string">
            <text:p>18036012265331467607</text:p>
          </table:table-cell>
          <table:table-cell table:style-name="ce388" office:value-type="string" calcext:value-type="string">
            <text:p>Oral communication</text:p>
          </table:table-cell>
          <table:table-cell table:style-name="ce388" table:number-columns-repeated="4"/>
          <table:table-cell table:style-name="ce510" table:number-columns-repeated="1011"/>
          <table:table-cell table:number-columns-repeated="15360"/>
        </table:table-row>
        <table:table-row table:style-name="ro66">
          <table:table-cell table:style-name="ce388" office:value-type="string" calcext:value-type="string">
            <text:p>presented</text:p>
          </table:table-cell>
          <table:table-cell table:style-name="ce388" office:value-type="string" calcext:value-type="string">
            <text:p>Invited </text:p>
          </table:table-cell>
          <table:table-cell table:style-name="ce388"/>
          <table:table-cell table:style-name="ce482" office:value-type="string" calcext:value-type="string">
            <text:p>A macro-scale model of co-evolution for cities and transportation networks</text:p>
          </table:table-cell>
          <table:table-cell table:style-name="ce388" office:value-type="string" calcext:value-type="string">
            <text:p>Raimbault J.</text:p>
          </table:table-cell>
          <table:table-cell table:style-name="ce388" office:value-type="string" calcext:value-type="string">
            <text:p>Medium International Conference 2017</text:p>
          </table:table-cell>
          <table:table-cell table:style-name="ce432" office:value-type="string" calcext:value-type="string">
            <text:p>halshs-01863229</text:p>
          </table:table-cell>
          <table:table-cell table:style-name="ce497"/>
          <table:table-cell table:style-name="ce388" office:value-type="string" calcext:value-type="string">
            <text:p>Oral communication</text:p>
          </table:table-cell>
          <table:table-cell table:style-name="ce388" table:number-columns-repeated="3"/>
          <table:table-cell table:style-name="ce388"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510" table:number-columns-repeated="1011"/>
          <table:table-cell table:number-columns-repeated="15360"/>
        </table:table-row>
        <table:table-row table:style-name="ro64">
          <table:table-cell table:style-name="ce388" office:value-type="string" calcext:value-type="string">
            <text:p>presented</text:p>
          </table:table-cell>
          <table:table-cell table:style-name="ce388" table:number-columns-repeated="2"/>
          <table:table-cell table:style-name="ce480" office:value-type="string" calcext:value-type="string">
            <text:p>Agent-based Modeling of Migrant Workers Residential Dynamics within a Mega-city Region: the Case of the Pearl River Delta, China</text:p>
          </table:table-cell>
          <table:table-cell table:style-name="ce388" office:value-type="string" calcext:value-type="string">
            <text:p>Losavio C. and Raimbault J.</text:p>
          </table:table-cell>
          <table:table-cell table:style-name="ce388" office:value-type="string" calcext:value-type="string">
            <text:p>Urban China 2017</text:p>
          </table:table-cell>
          <table:table-cell table:style-name="ce485" office:value-type="string" calcext:value-type="string">
            <text:p>halshs-01666887</text:p>
          </table:table-cell>
          <table:table-cell table:style-name="ce497" office:value-type="string" calcext:value-type="string">
            <text:p>5601018099200819035</text:p>
          </table:table-cell>
          <table:table-cell table:style-name="ce388" office:value-type="string" calcext:value-type="string">
            <text:p>Oral communication</text:p>
          </table:table-cell>
          <table:table-cell table:style-name="ce388" table:number-columns-repeated="3"/>
          <table:table-cell table:style-name="ce388"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510" table:number-columns-repeated="1011"/>
          <table:table-cell table:number-columns-repeated="15360"/>
        </table:table-row>
        <table:table-row table:style-name="ro18">
          <table:table-cell table:style-name="ce388" office:value-type="string" calcext:value-type="string">
            <text:p>presented</text:p>
          </table:table-cell>
          <table:table-cell table:style-name="ce388" table:number-columns-repeated="2"/>
          <table:table-cell table:style-name="ce415" office:value-type="string" calcext:value-type="string">
            <text:p>Un Cadre de Connaissances pour une Géographie Intégrée</text:p>
          </table:table-cell>
          <table:table-cell table:style-name="ce388" office:value-type="string" calcext:value-type="string">
            <text:p>Raimbault J.</text:p>
          </table:table-cell>
          <table:table-cell table:style-name="ce388" office:value-type="string" calcext:value-type="string">
            <text:p>JIG 2017</text:p>
          </table:table-cell>
          <table:table-cell table:style-name="ce485" office:value-type="string" calcext:value-type="string">
            <text:p>halshs-01505084</text:p>
          </table:table-cell>
          <table:table-cell table:style-name="ce497" office:value-type="string" calcext:value-type="string">
            <text:p>5085997308769200468</text:p>
          </table:table-cell>
          <table:table-cell table:style-name="ce388" office:value-type="string" calcext:value-type="string">
            <text:p>Oral communication</text:p>
          </table:table-cell>
          <table:table-cell table:style-name="ce388" table:number-columns-repeated="4"/>
          <table:table-cell table:style-name="ce510" table:number-columns-repeated="1011"/>
          <table:table-cell table:number-columns-repeated="15360"/>
        </table:table-row>
        <table:table-row table:style-name="ro67">
          <table:table-cell table:style-name="ce388" office:value-type="string" calcext:value-type="string">
            <text:p>presented</text:p>
          </table:table-cell>
          <table:table-cell table:style-name="ce388" office:value-type="string" calcext:value-type="string">
            <text:p>Presented 16/03/2017</text:p>
          </table:table-cell>
          <table:table-cell table:style-name="ce388"/>
          <table:table-cell table:style-name="ce415" office:value-type="string" calcext:value-type="string">
            <text:p>CybergeoNetworks : un outil interactif pour l’analyse de corpus bibliométriques massifs</text:p>
          </table:table-cell>
          <table:table-cell table:style-name="ce486" office:value-type="string" calcext:value-type="string">
            <text:p>Chasset P.O, Cottineau C., Commenges H., Pumain D., Raimbault J.</text:p>
          </table:table-cell>
          <table:table-cell table:style-name="ce388" office:value-type="string" calcext:value-type="string">
            <text:p>Science XXL 2017</text:p>
          </table:table-cell>
          <table:table-cell table:style-name="ce485" office:value-type="string" calcext:value-type="string">
            <text:p>hal-01976040</text:p>
          </table:table-cell>
          <table:table-cell table:style-name="ce497"/>
          <table:table-cell table:style-name="ce388" office:value-type="string" calcext:value-type="string">
            <text:p>Oral communication</text:p>
          </table:table-cell>
          <table:table-cell table:style-name="ce388" table:number-columns-repeated="4"/>
          <table:table-cell table:style-name="ce510" table:number-columns-repeated="1011"/>
          <table:table-cell table:number-columns-repeated="15360"/>
        </table:table-row>
        <table:table-row table:style-name="ro68">
          <table:table-cell table:style-name="ce388" office:value-type="string" calcext:value-type="string">
            <text:p>presented</text:p>
          </table:table-cell>
          <table:table-cell table:style-name="ce388"/>
          <table:table-cell table:style-name="ce388" office:value-type="string" calcext:value-type="string">
            <text:p>December 2016</text:p>
          </table:table-cell>
          <table:table-cell table:style-name="ce415" office:value-type="string" calcext:value-type="string">
            <text:p>Co-construire Modèles, Etudes Empiriques et Théories en Géographie Théorique et Quantitative : le cas des Interactions entre Réseaux et Territoires</text:p>
          </table:table-cell>
          <table:table-cell table:style-name="ce388" office:value-type="string" calcext:value-type="string">
            <text:p>Raimbault J.</text:p>
          </table:table-cell>
          <table:table-cell table:style-name="ce388" office:value-type="string" calcext:value-type="string">
            <text:p>Theo Quant 2017</text:p>
          </table:table-cell>
          <table:table-cell table:style-name="ce485" office:value-type="string" calcext:value-type="string">
            <text:p>halshs-01525448</text:p>
          </table:table-cell>
          <table:table-cell table:style-name="ce497" office:value-type="string" calcext:value-type="string">
            <text:p>9857159693649795070</text:p>
          </table:table-cell>
          <table:table-cell table:style-name="ce388" office:value-type="string" calcext:value-type="string">
            <text:p>Extended abstract</text:p>
          </table:table-cell>
          <table:table-cell table:style-name="ce388" table:number-columns-repeated="4"/>
          <table:table-cell table:style-name="ce510" table:number-columns-repeated="1011"/>
          <table:table-cell table:number-columns-repeated="15360"/>
        </table:table-row>
        <table:table-row table:style-name="ro68">
          <table:table-cell table:style-name="ce388" office:value-type="string" calcext:value-type="string">
            <text:p>presented</text:p>
          </table:table-cell>
          <table:table-cell table:style-name="ce388" office:value-type="string" calcext:value-type="string">
            <text:p>Invited </text:p>
          </table:table-cell>
          <table:table-cell table:style-name="ce388"/>
          <table:table-cell table:style-name="ce415" office:value-type="string" calcext:value-type="string">
            <text:p>Towards a Theory of Co-evolutive Networked Territorial Systems: Insights from Transportation Governance Modeling in Pearl River Delta, China</text:p>
          </table:table-cell>
          <table:table-cell table:style-name="ce388" office:value-type="string" calcext:value-type="string">
            <text:p>Raimbault J.</text:p>
          </table:table-cell>
          <table:table-cell table:style-name="ce388" office:value-type="string" calcext:value-type="string">
            <text:p>Medium Seminar</text:p>
          </table:table-cell>
          <table:table-cell table:style-name="ce485" office:value-type="string" calcext:value-type="string">
            <text:p>halshs-01422484</text:p>
          </table:table-cell>
          <table:table-cell table:style-name="ce497" office:value-type="string" calcext:value-type="string">
            <text:p>16057638674660007541</text:p>
          </table:table-cell>
          <table:table-cell table:style-name="ce388" office:value-type="string" calcext:value-type="string">
            <text:p>Oral communication</text:p>
          </table:table-cell>
          <table:table-cell table:style-name="ce388" table:number-columns-repeated="3"/>
          <table:table-cell table:style-name="ce388"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510" table:number-columns-repeated="1011"/>
          <table:table-cell table:number-columns-repeated="15360"/>
        </table:table-row>
        <table:table-row table:style-name="ro6">
          <table:table-cell table:style-name="ce388" office:value-type="string" calcext:value-type="string">
            <text:p>presented</text:p>
          </table:table-cell>
          <table:table-cell table:style-name="ce388" table:number-columns-repeated="2"/>
          <table:table-cell table:style-name="ce415" office:value-type="string" calcext:value-type="string">
            <text:p>Models of growth for system of cities : Back to the simple</text:p>
          </table:table-cell>
          <table:table-cell table:style-name="ce388" office:value-type="string" calcext:value-type="string">
            <text:p>Raimbault J.</text:p>
          </table:table-cell>
          <table:table-cell table:style-name="ce388" office:value-type="string" calcext:value-type="string">
            <text:p>CCS 2016</text:p>
          </table:table-cell>
          <table:table-cell table:style-name="ce485" office:value-type="string" calcext:value-type="string">
            <text:p>halshs-01370274</text:p>
          </table:table-cell>
          <table:table-cell table:style-name="ce497" office:value-type="string" calcext:value-type="string">
            <text:p>7937597142706929524</text:p>
          </table:table-cell>
          <table:table-cell table:style-name="ce388" office:value-type="string" calcext:value-type="string">
            <text:p>Oral communication</text:p>
          </table:table-cell>
          <table:table-cell table:style-name="ce388" table:number-columns-repeated="3"/>
          <table:table-cell table:style-name="ce388"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510" table:number-columns-repeated="1011"/>
          <table:table-cell table:number-columns-repeated="15360"/>
        </table:table-row>
        <table:table-row table:style-name="ro69">
          <table:table-cell table:style-name="ce388" office:value-type="string" calcext:value-type="string">
            <text:p>presented</text:p>
          </table:table-cell>
          <table:table-cell table:style-name="ce388" table:number-columns-repeated="2"/>
          <table:table-cell table:style-name="ce415" office:value-type="string" calcext:value-type="string">
            <text:p>Investigating Patterns of Technological Innovation</text:p>
          </table:table-cell>
          <table:table-cell table:style-name="ce388" office:value-type="string" calcext:value-type="string">
            <text:p>Raimbault J., Bergeaud A., Potiron Y.</text:p>
          </table:table-cell>
          <table:table-cell table:style-name="ce388" office:value-type="string" calcext:value-type="string">
            <text:p>CCS 2016</text:p>
          </table:table-cell>
          <table:table-cell table:style-name="ce485" office:value-type="string" calcext:value-type="string">
            <text:p>halshs-01370528</text:p>
          </table:table-cell>
          <table:table-cell table:style-name="ce497" office:value-type="string" calcext:value-type="string">
            <text:p>9648396262307903560</text:p>
          </table:table-cell>
          <table:table-cell table:style-name="ce388" office:value-type="string" calcext:value-type="string">
            <text:p>Oral communication</text:p>
          </table:table-cell>
          <table:table-cell table:style-name="ce388" table:number-columns-repeated="3"/>
          <table:table-cell table:style-name="ce388"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510" table:number-columns-repeated="1011"/>
          <table:table-cell table:number-columns-repeated="15360"/>
        </table:table-row>
        <table:table-row table:style-name="ro69">
          <table:table-cell table:style-name="ce388" office:value-type="string" calcext:value-type="string">
            <text:p>presented</text:p>
          </table:table-cell>
          <table:table-cell table:style-name="ce388" table:number-columns-repeated="2"/>
          <table:table-cell table:style-name="ce415" office:value-type="string" calcext:value-type="string">
            <text:p>For a Cautious Use of Big Data and Computation</text:p>
          </table:table-cell>
          <table:table-cell table:style-name="ce388" office:value-type="string" calcext:value-type="string">
            <text:p>Raimbault J.</text:p>
          </table:table-cell>
          <table:table-cell table:style-name="ce388" office:value-type="string" calcext:value-type="string">
            <text:p>RGS 2016</text:p>
          </table:table-cell>
          <table:table-cell table:style-name="ce485" office:value-type="string" calcext:value-type="string">
            <text:p>halshs-01358440</text:p>
          </table:table-cell>
          <table:table-cell table:style-name="ce497" office:value-type="string" calcext:value-type="string">
            <text:p>12064335522930516767</text:p>
          </table:table-cell>
          <table:table-cell table:style-name="ce388" office:value-type="string" calcext:value-type="string">
            <text:p>Oral communication</text:p>
          </table:table-cell>
          <table:table-cell table:style-name="ce388" table:number-columns-repeated="3"/>
          <table:table-cell table:style-name="ce388"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510" table:number-columns-repeated="1011"/>
          <table:table-cell table:number-columns-repeated="15360"/>
        </table:table-row>
        <table:table-row table:style-name="ro69">
          <table:table-cell table:style-name="ce388" office:value-type="string" calcext:value-type="string">
            <text:p>presented</text:p>
          </table:table-cell>
          <table:table-cell table:style-name="ce388" office:value-type="string" calcext:value-type="string">
            <text:p>Invited </text:p>
          </table:table-cell>
          <table:table-cell table:style-name="ce388"/>
          <table:table-cell table:style-name="ce415" office:value-type="string" calcext:value-type="string">
            <text:p>Indirect Bibliometrics by Complex Network Analysis</text:p>
          </table:table-cell>
          <table:table-cell table:style-name="ce388" office:value-type="string" calcext:value-type="string">
            <text:p>Raimbault J.</text:p>
          </table:table-cell>
          <table:table-cell table:style-name="ce388" office:value-type="string" calcext:value-type="string">
            <text:p>20eme anniversaire de Cybergeo</text:p>
          </table:table-cell>
          <table:table-cell table:style-name="ce485" office:value-type="string" calcext:value-type="string">
            <text:p>halshs-01328058</text:p>
          </table:table-cell>
          <table:table-cell table:style-name="ce497" office:value-type="string" calcext:value-type="string">
            <text:p>15680610807007527494</text:p>
          </table:table-cell>
          <table:table-cell table:style-name="ce388" office:value-type="string" calcext:value-type="string">
            <text:p>Oral communication</text:p>
          </table:table-cell>
          <table:table-cell table:style-name="ce388" table:number-columns-repeated="3"/>
          <table:table-cell table:style-name="ce388"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510" table:number-columns-repeated="1011"/>
          <table:table-cell table:number-columns-repeated="15360"/>
        </table:table-row>
        <table:table-row table:style-name="ro69">
          <table:table-cell table:style-name="ce388" office:value-type="string" calcext:value-type="string">
            <text:p>presented</text:p>
          </table:table-cell>
          <table:table-cell table:style-name="ce388" table:number-columns-repeated="2"/>
          <table:table-cell table:style-name="ce415" office:value-type="string" calcext:value-type="string">
            <text:p>Game-based Tools as Media to Transmit Freshwater Ecology Concepts</text:p>
          </table:table-cell>
          <table:table-cell table:style-name="ce388" office:value-type="string" calcext:value-type="string">
            <text:p>Raimbault J., Serra H.</text:p>
          </table:table-cell>
          <table:table-cell table:style-name="ce388" office:value-type="string" calcext:value-type="string">
            <text:p>SETAC 2016</text:p>
          </table:table-cell>
          <table:table-cell table:style-name="ce485" office:value-type="string" calcext:value-type="string">
            <text:p>halshs-01322860</text:p>
          </table:table-cell>
          <table:table-cell table:style-name="ce497"/>
          <table:table-cell table:style-name="ce388" office:value-type="string" calcext:value-type="string">
            <text:p>Poster corner</text:p>
          </table:table-cell>
          <table:table-cell table:style-name="ce388" table:number-columns-repeated="4"/>
          <table:table-cell table:style-name="ce510" table:number-columns-repeated="1011"/>
          <table:table-cell table:number-columns-repeated="15360"/>
        </table:table-row>
        <table:table-row table:style-name="ro18">
          <table:table-cell table:style-name="ce388" office:value-type="string" calcext:value-type="string">
            <text:p>presented</text:p>
          </table:table-cell>
          <table:table-cell table:style-name="ce388" office:value-type="string" calcext:value-type="string">
            <text:p>Presented 01/2016</text:p>
          </table:table-cell>
          <table:table-cell table:style-name="ce388"/>
          <table:table-cell table:style-name="ce480" office:value-type="string" calcext:value-type="string">
            <text:p>G{\’e}n{\’e}ration de donn{\’e}es synthe{\’e}tiques corr{\’e}l{\’e}es</text:p>
          </table:table-cell>
          <table:table-cell table:style-name="ce388" office:value-type="string" calcext:value-type="string">
            <text:p>Raimbault J.</text:p>
          </table:table-cell>
          <table:table-cell table:style-name="ce388" office:value-type="string" calcext:value-type="string">
            <text:p>Rochebrune 2016</text:p>
          </table:table-cell>
          <table:table-cell table:style-name="ce388" office:value-type="string" calcext:value-type="string">
            <text:p>halshs-01514415</text:p>
          </table:table-cell>
          <table:table-cell table:style-name="ce388" office:value-type="string" calcext:value-type="string">
            <text:p>12922071264479613185</text:p>
          </table:table-cell>
          <table:table-cell table:style-name="ce388" office:value-type="string" calcext:value-type="string">
            <text:p>Oral communication</text:p>
          </table:table-cell>
          <table:table-cell table:style-name="ce388" office:value-type="string" calcext:value-type="string">
            <text:p>No proceedings</text:p>
          </table:table-cell>
          <table:table-cell table:style-name="ce388" table:number-columns-repeated="2"/>
          <table:table-cell table:style-name="ce388"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510" table:number-columns-repeated="1011"/>
          <table:table-cell table:number-columns-repeated="15360"/>
        </table:table-row>
        <table:table-row table:style-name="ro61">
          <table:table-cell table:style-name="ce388" office:value-type="string" calcext:value-type="string">
            <text:p>presented</text:p>
          </table:table-cell>
          <table:table-cell table:style-name="ce388" office:value-type="string" calcext:value-type="string">
            <text:p>Presented 09/2015</text:p>
          </table:table-cell>
          <table:table-cell table:style-name="ce388" office:value-type="string" calcext:value-type="string">
            <text:p>April 2015</text:p>
          </table:table-cell>
          <table:table-cell table:style-name="ce483" office:value-type="string" calcext:value-type="string">
            <text:p>Modeling the emergence of metropolitan transport autorithy in a polycentric urban region</text:p>
          </table:table-cell>
          <table:table-cell table:style-name="ce388" office:value-type="string" calcext:value-type="string">
            <text:p>Le Nechet F., Raimbault J.</text:p>
          </table:table-cell>
          <table:table-cell table:style-name="ce388" office:value-type="string" calcext:value-type="string">
            <text:p>ECTQG 2015</text:p>
          </table:table-cell>
          <table:table-cell table:style-name="ce388" office:value-type="string" calcext:value-type="string">
            <text:p>halshs-01272236</text:p>
          </table:table-cell>
          <table:table-cell table:style-name="ce388" office:value-type="string" calcext:value-type="string">
            <text:p>4357213455583930516</text:p>
          </table:table-cell>
          <table:table-cell table:style-name="ce388" office:value-type="string" calcext:value-type="string">
            <text:p>Oral communication</text:p>
          </table:table-cell>
          <table:table-cell table:style-name="ce388" table:number-columns-repeated="3"/>
          <table:table-cell table:style-name="ce388"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510" table:number-columns-repeated="1011"/>
          <table:table-cell table:number-columns-repeated="15360"/>
        </table:table-row>
        <table:table-row table:style-name="ro61">
          <table:table-cell table:style-name="ce388" office:value-type="string" calcext:value-type="string">
            <text:p>presented</text:p>
          </table:table-cell>
          <table:table-cell table:style-name="ce388" office:value-type="string" calcext:value-type="string">
            <text:p>Presented 06/2015</text:p>
          </table:table-cell>
          <table:table-cell table:style-name="ce388" office:value-type="string" calcext:value-type="string">
            <text:p>December 2014</text:p>
          </table:table-cell>
          <table:table-cell table:style-name="ce484" office:value-type="string" calcext:value-type="string">
            <text:p>Hybrid Modeling of a Bike-Sharing Transportation System</text:p>
          </table:table-cell>
          <table:table-cell table:style-name="ce388" office:value-type="string" calcext:value-type="string">
            <text:p>Raimbault J.</text:p>
          </table:table-cell>
          <table:table-cell table:style-name="ce493" office:value-type="string" calcext:value-type="string">
            <text:p>ICCSS 2015</text:p>
          </table:table-cell>
          <table:table-cell table:style-name="ce388" office:value-type="string" calcext:value-type="string">
            <text:p>halshs-01330627</text:p>
          </table:table-cell>
          <table:table-cell table:style-name="ce388" office:value-type="string" calcext:value-type="string">
            <text:p>2708762895647414578</text:p>
          </table:table-cell>
          <table:table-cell table:style-name="ce388" office:value-type="string" calcext:value-type="string">
            <text:p>Poster</text:p>
          </table:table-cell>
          <table:table-cell table:style-name="ce388" table:number-columns-repeated="3"/>
          <table:table-cell table:style-name="ce388"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510" table:number-columns-repeated="1011"/>
          <table:table-cell table:number-columns-repeated="15360"/>
        </table:table-row>
        <table:table-row table:style-name="ro20">
          <table:table-cell table:style-name="ce388" office:value-type="string" calcext:value-type="string">
            <text:p>presented</text:p>
          </table:table-cell>
          <table:table-cell table:style-name="ce388" table:number-columns-repeated="2"/>
          <table:table-cell table:style-name="ce485" office:value-type="string" calcext:value-type="string">
            <text:p>Application de la Morphog{\'e}n{\`e}se de R{\'e}seaux Biologiques {\`a} la Conception Optimale d'Infrastructures de Transport</text:p>
          </table:table-cell>
          <table:table-cell table:style-name="ce487" office:value-type="string" calcext:value-type="string">
            <text:p><text:span text:style-name="T7">Raimbault J., Gonzales, J.</text:span></text:p>
          </table:table-cell>
          <table:table-cell table:style-name="ce495" office:value-type="string" calcext:value-type="string">
            <text:p>Rencontres du Labex Dynamite</text:p>
          </table:table-cell>
          <table:table-cell table:style-name="ce388" office:value-type="string" calcext:value-type="string">
            <text:p>halshs-01860296</text:p>
          </table:table-cell>
          <table:table-cell table:style-name="ce388" office:value-type="string" calcext:value-type="string">
            <text:p>16383861532293045018</text:p>
          </table:table-cell>
          <table:table-cell table:style-name="ce388" office:value-type="string" calcext:value-type="string">
            <text:p>Poster</text:p>
          </table:table-cell>
          <table:table-cell table:style-name="ce388" table:number-columns-repeated="3"/>
          <table:table-cell table:style-name="ce388"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510" table:number-columns-repeated="1011"/>
          <table:table-cell table:number-columns-repeated="15360"/>
        </table:table-row>
        <table:table-row table:style-name="ro18" table:number-rows-repeated="1048493">
          <table:table-cell table:number-columns-repeated="16384"/>
        </table:table-row>
        <table:table-row table:style-name="ro18">
          <table:table-cell table:number-columns-repeated="16384"/>
        </table:table-row>
      </table:table>
      <table:table table:name="Seminars" table:style-name="ta1">
        <table:table-column table:style-name="co29" table:default-cell-style-name="ce307"/>
        <table:table-column table:style-name="co30" table:default-cell-style-name="ce471"/>
        <table:table-column table:style-name="co31" table:default-cell-style-name="ce307"/>
        <table:table-column table:style-name="co32" table:default-cell-style-name="ce307"/>
        <table:table-column table:style-name="co33" table:default-cell-style-name="ce307"/>
        <table:table-column table:style-name="co34" table:default-cell-style-name="ce307"/>
        <table:table-column table:style-name="co18" table:number-columns-repeated="1018" table:default-cell-style-name="ce433"/>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70">
          <table:table-cell table:style-name="Default" table:number-columns-repeated="1024"/>
        </table:table-row>
        <table:table-row table:style-name="ro71">
          <table:table-cell table:style-name="ce508" office:value-type="string" calcext:value-type="string">
            <text:p>Status</text:p>
          </table:table-cell>
          <table:table-cell table:style-name="ce508" office:value-type="string" calcext:value-type="string">
            <text:p>Date</text:p>
          </table:table-cell>
          <table:table-cell table:style-name="ce508" office:value-type="string" calcext:value-type="string">
            <text:p>Title</text:p>
          </table:table-cell>
          <table:table-cell table:style-name="ce508" office:value-type="string" calcext:value-type="string">
            <text:p>Seminar</text:p>
          </table:table-cell>
          <table:table-cell table:style-name="ce508" office:value-type="string" calcext:value-type="string">
            <text:p>Place</text:p>
          </table:table-cell>
          <table:table-cell table:style-name="ce508" office:value-type="string" calcext:value-type="string">
            <text:p>HAL</text:p>
          </table:table-cell>
          <table:table-cell table:style-name="Default" table:number-columns-repeated="1018"/>
        </table:table-row>
        <table:table-row table:style-name="ro2" table:number-rows-repeated="2">
          <table:table-cell table:style-name="ce513" table:number-columns-repeated="6"/>
          <table:table-cell table:style-name="Default" table:number-columns-repeated="1018"/>
        </table:table-row>
        <table:table-row table:style-name="ro2">
          <table:table-cell table:style-name="ce514"/>
          <table:table-cell table:style-name="ce515" office:value-type="date" office:date-value="2025-07-02" calcext:value-type="date">
            <text:p>02/07/25</text:p>
          </table:table-cell>
          <table:table-cell table:style-name="ce514" office:value-type="string" calcext:value-type="string">
            <text:p>TODO : seminar EHESS</text:p>
          </table:table-cell>
          <table:table-cell table:style-name="ce514" table:number-columns-repeated="3"/>
          <table:table-cell table:style-name="ce520" table:number-columns-repeated="1018"/>
        </table:table-row>
        <table:table-row table:style-name="ro2">
          <table:table-cell office:value-type="string" calcext:value-type="string">
            <text:p>presented</text:p>
          </table:table-cell>
          <table:table-cell table:style-name="ce307"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307"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office:value-type="string" calcext:value-type="string">
            <text:p>presented</text:p>
          </table:table-cell>
          <table:table-cell/>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office:value-type="string" calcext:value-type="string">
            <text:p>02/2023</text:p>
          </table:table-cell>
          <table:table-cell table:style-name="ce517" office:value-type="string" calcext:value-type="string">
            <text:p>SoDUCo : croisement de sources géo-historiques pour l'étude de l'évolution de Paris de 1789 à 1950</text:p>
          </table:table-cell>
          <table:table-cell table:style-name="ce519" office:value-type="string" calcext:value-type="string">
            <text:p>Conférence interdisciplinaire : Extraction, traitement et visualisation de données complexes en géographie (XVIIIe siècle - XIXe siècle), Ecole Normale Supérieure de Lyon; Institut Rhônalpin des systèmes Complexes</text:p>
          </table:table-cell>
          <table:table-cell office:value-type="string" calcext:value-type="string">
            <text:p>Lyon</text:p>
          </table:table-cell>
          <table:table-cell office:value-type="string" calcext:value-type="string">
            <text:p>hal-04494266</text:p>
          </table:table-cell>
          <table:table-cell table:style-name="ce522" office:value-type="string" calcext:value-type="string">
            <text:p>Nathalie Abadie (1) , Stéphane Baciocchi (2) , Charly Bernard (1) , Edwin Carlinet (3) , Paul Chapron (1) , Joseph Chazalon (3, 4) , Yizi Chen (1) , Pascal Cristofoli (2) , Bertrand Duménieu (2) , Mathieu Fernandez (2) , Julie Gravier (5, 2) , Melvin Hersent (1) , Clément Mallet (1) , Julien Perret (6, 1) , Juste Raimbault (1, 7, 8, 9) , Solenn Tual (1) </text:p>
          </table:table-cell>
          <table:table-cell table:number-columns-repeated="1017"/>
        </table:table-row>
        <table:table-row table:style-name="ro2">
          <table:table-cell office:value-type="string" calcext:value-type="string">
            <text:p>presented</text:p>
          </table:table-cell>
          <table:table-cell table:style-name="ce307" office:value-type="string" calcext:value-type="string">
            <text:p>Submitted 19/07/2022 ; presented 19/10/2022</text:p>
          </table:table-cell>
          <table:table-cell table:style-name="ce518"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72">
          <table:table-cell office:value-type="string" calcext:value-type="string">
            <text:p>presented</text:p>
          </table:table-cell>
          <table:table-cell table:style-name="ce307"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3">
          <table:table-cell office:value-type="string" calcext:value-type="string">
            <text:p>presented</text:p>
          </table:table-cell>
          <table:table-cell table:style-name="ce307"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305" office:value-type="string" calcext:value-type="string">
            <text:p>presented</text:p>
          </table:table-cell>
          <table:table-cell table:style-name="ce305" office:value-type="string" calcext:value-type="string">
            <text:p>Submitted 01/06/2022</text:p>
          </table:table-cell>
          <table:table-cell table:style-name="ce388" office:value-type="string" calcext:value-type="string">
            <text:p>Quantifying the co-evolution of economic activities locations with geo-historical data: Paris, 19th century</text:p>
          </table:table-cell>
          <table:table-cell table:style-name="ce305" office:value-type="string" calcext:value-type="string">
            <text:p>AUM 2022</text:p>
          </table:table-cell>
          <table:table-cell table:style-name="ce305" office:value-type="string" calcext:value-type="string">
            <text:p>Cambridge</text:p>
          </table:table-cell>
          <table:table-cell office:value-type="string" calcext:value-type="string">
            <text:p>NA</text:p>
          </table:table-cell>
          <table:table-cell table:style-name="ce305" office:value-type="string" calcext:value-type="string">
            <text:p>Same as CCS2022</text:p>
          </table:table-cell>
          <table:table-cell table:style-name="ce305" table:number-columns-repeated="7"/>
          <table:table-cell table:style-name="ce429" table:number-columns-repeated="1010"/>
        </table:table-row>
        <table:table-row table:style-name="ro18">
          <table:table-cell table:style-name="ce305" office:value-type="string" calcext:value-type="string">
            <text:p>presented</text:p>
          </table:table-cell>
          <table:table-cell table:style-name="ce516" office:value-type="date" office:date-value="2022-06-20" calcext:value-type="date">
            <text:p>20/06/22</text:p>
          </table:table-cell>
          <table:table-cell table:style-name="ce388" office:value-type="string" calcext:value-type="string">
            <text:p>Integrating urban models and theories</text:p>
          </table:table-cell>
          <table:table-cell table:style-name="ce305" office:value-type="string" calcext:value-type="string">
            <text:p>CTCS – CSH</text:p>
          </table:table-cell>
          <table:table-cell table:style-name="ce305" office:value-type="string" calcext:value-type="string">
            <text:p>Wien</text:p>
          </table:table-cell>
          <table:table-cell office:value-type="string" calcext:value-type="string">
            <text:p>NA</text:p>
          </table:table-cell>
          <table:table-cell table:style-name="ce305" office:value-type="string" calcext:value-type="string">
            <text:p><text:a xlink:href="https://www.csh.ac.at/event/csh-workshop-cities-as-complex-systems/" xlink:type="simple">https://www.csh.ac.at/event/csh-workshop-cities-as-complex-systems/</text:a></text:p>
          </table:table-cell>
          <table:table-cell table:style-name="ce305" table:number-columns-repeated="7"/>
          <table:table-cell table:style-name="ce429" table:number-columns-repeated="1010"/>
        </table:table-row>
        <table:table-row table:style-name="ro18">
          <table:table-cell table:style-name="ce305" office:value-type="string" calcext:value-type="string">
            <text:p>presented</text:p>
          </table:table-cell>
          <table:table-cell table:style-name="ce516" office:value-type="date" office:date-value="2022-05-13" calcext:value-type="date">
            <text:p>13/05/22</text:p>
          </table:table-cell>
          <table:table-cell table:style-name="ce388" office:value-type="string" calcext:value-type="string">
            <text:p>Blockchain, smart cities and territories</text:p>
          </table:table-cell>
          <table:table-cell table:style-name="ce305" office:value-type="string" calcext:value-type="string">
            <text:p>Blockchain pour la valorisation de la recherche, ISCPIF</text:p>
          </table:table-cell>
          <table:table-cell table:style-name="ce305" office:value-type="string" calcext:value-type="string">
            <text:p>Paris</text:p>
          </table:table-cell>
          <table:table-cell office:value-type="string" calcext:value-type="string">
            <text:p>NA</text:p>
          </table:table-cell>
          <table:table-cell table:style-name="ce305" table:number-columns-repeated="8"/>
          <table:table-cell table:style-name="ce429" table:number-columns-repeated="1010"/>
        </table:table-row>
        <table:table-row table:style-name="ro72">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72">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72">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7">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7">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table:style-name="ce307"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307" office:value-type="string" calcext:value-type="string">
            <text:p>14/12/2016</text:p>
          </table:table-cell>
          <table:table-cell office:value-type="string" calcext:value-type="string">
            <text:p>Classifying patents based on their semantic content</text:p>
          </table:table-cell>
          <table:table-cell table:style-name="ce388"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table:style-name="ce307"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81">
          <table:table-cell office:value-type="string" calcext:value-type="string">
            <text:p>presented</text:p>
          </table:table-cell>
          <table:table-cell office:value-type="date" office:date-value="2018-09-10" calcext:value-type="date">
            <text:p>10/09/18</text:p>
          </table:table-cell>
          <table:table-cell table:style-name="ce471"/>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82">
          <table:table-cell office:value-type="string" calcext:value-type="string">
            <text:p>presented</text:p>
          </table:table-cell>
          <table:table-cell office:value-type="date" office:date-value="2018-02-05" calcext:value-type="date">
            <text:p>05/02/18</text:p>
          </table:table-cell>
          <table:table-cell table:style-name="ce471"/>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office:value-type="date" office:date-value="2018-09-01" calcext:value-type="date">
            <text:p>01/09/18</text:p>
          </table:table-cell>
          <table:table-cell table:style-name="ce471"/>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table:style-name="ce307"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8" table:default-cell-style-name="ce523"/>
        <table:table-column table:style-name="co35" table:default-cell-style-name="ce523"/>
        <table:table-column table:style-name="co36" table:default-cell-style-name="ce523"/>
        <table:table-column table:style-name="co37" table:default-cell-style-name="ce523"/>
        <table:table-column table:style-name="co38" table:default-cell-style-name="ce523"/>
        <table:table-column table:style-name="co39" table:default-cell-style-name="ce523"/>
        <table:table-column table:style-name="co40" table:default-cell-style-name="ce523"/>
        <table:table-column table:style-name="co18" table:number-columns-repeated="1017" table:default-cell-style-name="ce523"/>
        <table:table-row table:style-name="ro2" table:number-rows-repeated="2">
          <table:table-cell table:number-columns-repeated="1024"/>
        </table:table-row>
        <table:table-row table:style-name="ro2">
          <table:table-cell table:style-name="ce524" office:value-type="string" calcext:value-type="string">
            <text:p>Status</text:p>
          </table:table-cell>
          <table:table-cell table:style-name="ce524" office:value-type="string" calcext:value-type="string">
            <text:p>Horizon</text:p>
          </table:table-cell>
          <table:table-cell table:style-name="ce524" office:value-type="string" calcext:value-type="string">
            <text:p>Type</text:p>
          </table:table-cell>
          <table:table-cell table:style-name="ce524" office:value-type="string" calcext:value-type="string">
            <text:p>Date</text:p>
          </table:table-cell>
          <table:table-cell table:style-name="ce524" office:value-type="string" calcext:value-type="string">
            <text:p>Title</text:p>
          </table:table-cell>
          <table:table-cell table:style-name="ce524" office:value-type="string" calcext:value-type="string">
            <text:p>Place</text:p>
          </table:table-cell>
          <table:table-cell table:style-name="ce524" office:value-type="string" calcext:value-type="string">
            <text:p>Info</text:p>
          </table:table-cell>
          <table:table-cell table:style-name="ce524" table:number-columns-repeated="1017"/>
        </table:table-row>
        <table:table-row table:style-name="ro2">
          <table:table-cell table:number-columns-repeated="1024"/>
        </table:table-row>
        <table:table-row table:style-name="ro2">
          <table:table-cell table:style-name="ce571" table:number-columns-repeated="7"/>
          <table:table-cell table:number-columns-repeated="1017"/>
        </table:table-row>
        <table:table-row table:style-name="ro2">
          <table:table-cell table:style-name="ce571" table:number-columns-repeated="4"/>
          <table:table-cell table:style-name="ce571" office:value-type="string" calcext:value-type="string">
            <text:p>Special Session ECTQG 2025 : Validation of Simulation Models</text:p>
          </table:table-cell>
          <table:table-cell table:style-name="ce571" table:number-columns-repeated="2"/>
          <table:table-cell table:number-columns-repeated="1017"/>
        </table:table-row>
        <table:table-row table:style-name="ro2">
          <table:table-cell table:style-name="ce571" table:number-columns-repeated="4"/>
          <table:table-cell table:style-name="ce571" office:value-type="string" calcext:value-type="string">
            <text:p>Special Session ECTQG 2025 : Theoretical Geography</text:p>
          </table:table-cell>
          <table:table-cell table:style-name="ce571" table:number-columns-repeated="2"/>
          <table:table-cell table:number-columns-repeated="1017"/>
        </table:table-row>
        <table:table-row table:style-name="ro2">
          <table:table-cell table:style-name="ce572" office:value-type="string" calcext:value-type="string">
            <text:p>TODO</text:p>
          </table:table-cell>
          <table:table-cell table:style-name="ce572" table:number-columns-repeated="6"/>
          <table:table-cell table:style-name="ce581" table:number-columns-repeated="1017"/>
        </table:table-row>
        <table:table-row table:style-name="ro83">
          <table:table-cell table:style-name="ce571"/>
          <table:table-cell table:style-name="ce571" office:value-type="string" calcext:value-type="string">
            <text:p>?</text:p>
          </table:table-cell>
          <table:table-cell table:style-name="ce571" office:value-type="string" calcext:value-type="string">
            <text:p>Seminar series</text:p>
          </table:table-cell>
          <table:table-cell table:style-name="ce571"/>
          <table:table-cell table:style-name="ce571" office:value-type="string" calcext:value-type="string">
            <text:p>Interdisciplinary seminar urban modeling</text:p>
          </table:table-cell>
          <table:table-cell table:style-name="ce571"/>
          <table:table-cell table:style-name="ce575" office:value-type="string" calcext:value-type="string">
            <text:p>Deadline 01/10/2018</text:p>
          </table:table-cell>
          <table:table-cell table:number-columns-repeated="1017"/>
        </table:table-row>
        <table:table-row table:style-name="ro82">
          <table:table-cell table:style-name="ce573" office:value-type="string" calcext:value-type="string">
            <text:p>forthcoming</text:p>
          </table:table-cell>
          <table:table-cell table:style-name="ce573" office:value-type="string" calcext:value-type="string">
            <text:p>April 2019</text:p>
          </table:table-cell>
          <table:table-cell table:style-name="ce573" office:value-type="string" calcext:value-type="string">
            <text:p>Session</text:p>
          </table:table-cell>
          <table:table-cell table:style-name="ce573"/>
          <table:table-cell table:style-name="ce573" office:value-type="string" calcext:value-type="string">
            <text:p>Satellite CCS simulation</text:p>
          </table:table-cell>
          <table:table-cell table:style-name="ce573" table:number-columns-repeated="2"/>
          <table:table-cell table:style-name="ce586" table:number-columns-repeated="1017"/>
        </table:table-row>
        <table:table-row table:style-name="ro81">
          <table:table-cell table:style-name="ce573" office:value-type="string" calcext:value-type="string">
            <text:p>forthcoming</text:p>
          </table:table-cell>
          <table:table-cell table:style-name="ce573" office:value-type="string" calcext:value-type="string">
            <text:p>December 2018</text:p>
          </table:table-cell>
          <table:table-cell table:style-name="ce573" table:number-columns-repeated="2"/>
          <table:table-cell table:style-name="ce573" office:value-type="string" calcext:value-type="string">
            <text:p>Special session ECTQG Networks co-evolution</text:p>
          </table:table-cell>
          <table:table-cell table:style-name="ce573" table:number-columns-repeated="2"/>
          <table:table-cell table:style-name="ce586" table:number-columns-repeated="1017"/>
        </table:table-row>
        <table:table-row table:style-name="ro76">
          <table:table-cell table:style-name="ce573" office:value-type="string" calcext:value-type="string">
            <text:p>forthcoming</text:p>
          </table:table-cell>
          <table:table-cell table:style-name="ce573" office:value-type="string" calcext:value-type="string">
            <text:p>December 2018</text:p>
          </table:table-cell>
          <table:table-cell table:style-name="ce573" table:number-columns-repeated="2"/>
          <table:table-cell table:style-name="ce573" office:value-type="string" calcext:value-type="string">
            <text:p>Special session ECTQG OpenMOLE</text:p>
          </table:table-cell>
          <table:table-cell table:style-name="ce573" table:number-columns-repeated="2"/>
          <table:table-cell table:style-name="ce586" table:number-columns-repeated="1017"/>
        </table:table-row>
        <table:table-row table:style-name="ro84">
          <table:table-cell table:style-name="ce573" office:value-type="string" calcext:value-type="string">
            <text:p>current</text:p>
          </table:table-cell>
          <table:table-cell table:style-name="ce573" office:value-type="string" calcext:value-type="string">
            <text:p>October 2018</text:p>
          </table:table-cell>
          <table:table-cell table:style-name="ce573" office:value-type="string" calcext:value-type="string">
            <text:p>Mediation</text:p>
          </table:table-cell>
          <table:table-cell table:style-name="ce573" office:value-type="string" calcext:value-type="string">
            <text:p>19/10/2018</text:p>
          </table:table-cell>
          <table:table-cell table:style-name="ce573" office:value-type="string" calcext:value-type="string">
            <text:p>Incubateur mediation CNRS</text:p>
          </table:table-cell>
          <table:table-cell table:style-name="ce573" office:value-type="string" calcext:value-type="string">
            <text:p>ISC</text:p>
          </table:table-cell>
          <table:table-cell table:style-name="ce573"/>
          <table:table-cell table:style-name="ce586" table:number-columns-repeated="1017"/>
        </table:table-row>
        <table:table-row table:style-name="ro83">
          <table:table-cell table:style-name="ce574" office:value-type="string" calcext:value-type="string">
            <text:p>ignored</text:p>
          </table:table-cell>
          <table:table-cell table:style-name="ce574" office:value-type="string" calcext:value-type="string">
            <text:p>April 2019</text:p>
          </table:table-cell>
          <table:table-cell table:style-name="ce574" office:value-type="string" calcext:value-type="string">
            <text:p>Session</text:p>
          </table:table-cell>
          <table:table-cell table:style-name="ce574"/>
          <table:table-cell table:style-name="ce574" office:value-type="string" calcext:value-type="string">
            <text:p>Satellite CCS BioMimetisme</text:p>
          </table:table-cell>
          <table:table-cell table:style-name="ce574"/>
          <table:table-cell table:style-name="ce577"/>
          <table:table-cell table:style-name="ce589" table:number-columns-repeated="1017"/>
        </table:table-row>
        <table:table-row table:style-name="ro85">
          <table:table-cell table:style-name="ce394" office:value-type="string" calcext:value-type="string">
            <text:p>done</text:p>
          </table:table-cell>
          <table:table-cell table:style-name="ce394" office:value-type="string" calcext:value-type="string">
            <text:p>February 2019</text:p>
          </table:table-cell>
          <table:table-cell table:style-name="ce394" table:number-columns-repeated="2"/>
          <table:table-cell table:style-name="ce394" office:value-type="string" calcext:value-type="string">
            <text:p>Atelier OML Theo Quant</text:p>
          </table:table-cell>
          <table:table-cell table:style-name="ce394" table:number-columns-repeated="2"/>
          <table:table-cell table:style-name="ce596" table:number-columns-repeated="1017"/>
        </table:table-row>
        <table:table-row table:style-name="ro76">
          <table:table-cell table:style-name="ce574" office:value-type="string" calcext:value-type="string">
            <text:p>ignored</text:p>
          </table:table-cell>
          <table:table-cell table:style-name="ce574" office:value-type="string" calcext:value-type="string">
            <text:p>December 2018</text:p>
          </table:table-cell>
          <table:table-cell table:style-name="ce574" table:number-columns-repeated="2"/>
          <table:table-cell table:style-name="ce574" office:value-type="string" calcext:value-type="string">
            <text:p>Special session ECTQG EcoGeo</text:p>
          </table:table-cell>
          <table:table-cell table:style-name="ce574" table:number-columns-repeated="2"/>
          <table:table-cell table:style-name="ce589" table:number-columns-repeated="1017"/>
        </table:table-row>
        <table:table-row table:style-name="ro2">
          <table:table-cell table:style-name="ce394" office:value-type="string" calcext:value-type="string">
            <text:p>done</text:p>
          </table:table-cell>
          <table:table-cell table:style-name="ce394"/>
          <table:table-cell table:style-name="ce394" office:value-type="string" calcext:value-type="string">
            <text:p>Session</text:p>
          </table:table-cell>
          <table:table-cell table:style-name="ce394" office:value-type="string" calcext:value-type="string">
            <text:p>September 2018</text:p>
          </table:table-cell>
          <table:table-cell table:style-name="ce394" office:value-type="string" calcext:value-type="string">
            <text:p>CCS 2018 : New methods and epistemologies to explore simulation models</text:p>
          </table:table-cell>
          <table:table-cell table:style-name="ce394" office:value-type="string" calcext:value-type="string">
            <text:p>Thessalonique</text:p>
          </table:table-cell>
          <table:table-cell table:style-name="ce394"/>
          <table:table-cell table:style-name="ce596" table:number-columns-repeated="1017"/>
        </table:table-row>
        <table:table-row table:style-name="ro2">
          <table:table-cell table:style-name="ce394" office:value-type="string" calcext:value-type="string">
            <text:p>done</text:p>
          </table:table-cell>
          <table:table-cell table:style-name="ce394"/>
          <table:table-cell table:style-name="ce394" office:value-type="string" calcext:value-type="string">
            <text:p>Seminar</text:p>
          </table:table-cell>
          <table:table-cell table:style-name="ce394" office:value-type="string" calcext:value-type="string">
            <text:p>June 2018</text:p>
          </table:table-cell>
          <table:table-cell table:style-name="ce394" office:value-type="string" calcext:value-type="string">
            <text:p>Seminar Thesis</text:p>
          </table:table-cell>
          <table:table-cell table:style-name="ce394" office:value-type="string" calcext:value-type="string">
            <text:p>Paris</text:p>
          </table:table-cell>
          <table:table-cell table:style-name="ce394"/>
          <table:table-cell table:style-name="ce596" table:number-columns-repeated="1017"/>
        </table:table-row>
        <table:table-row table:style-name="ro2">
          <table:table-cell table:style-name="ce394" office:value-type="string" calcext:value-type="string">
            <text:p>done</text:p>
          </table:table-cell>
          <table:table-cell table:style-name="ce394"/>
          <table:table-cell table:style-name="ce394" office:value-type="string" calcext:value-type="string">
            <text:p>Session</text:p>
          </table:table-cell>
          <table:table-cell table:style-name="ce394" office:value-type="string" calcext:value-type="string">
            <text:p>September 2017</text:p>
          </table:table-cell>
          <table:table-cell table:style-name="ce394" office:value-type="string" calcext:value-type="string">
            <text:p>ECTQG 2017 : Bridges between economics and geography</text:p>
          </table:table-cell>
          <table:table-cell table:style-name="ce394" office:value-type="string" calcext:value-type="string">
            <text:p>York</text:p>
          </table:table-cell>
          <table:table-cell table:style-name="ce394"/>
          <table:table-cell table:style-name="ce596" table:number-columns-repeated="1017"/>
        </table:table-row>
        <table:table-row table:style-name="ro2">
          <table:table-cell table:style-name="ce394" office:value-type="string" calcext:value-type="string">
            <text:p>done</text:p>
          </table:table-cell>
          <table:table-cell table:style-name="ce394"/>
          <table:table-cell table:style-name="ce394" office:value-type="string" calcext:value-type="string">
            <text:p>Session</text:p>
          </table:table-cell>
          <table:table-cell table:style-name="ce394" office:value-type="string" calcext:value-type="string">
            <text:p>June 2017</text:p>
          </table:table-cell>
          <table:table-cell table:style-name="ce394" office:value-type="string" calcext:value-type="string">
            <text:p>Medium conference : Spatio-temporal behavior in complex urban systems</text:p>
          </table:table-cell>
          <table:table-cell table:style-name="ce394" office:value-type="string" calcext:value-type="string">
            <text:p>Guangzhou</text:p>
          </table:table-cell>
          <table:table-cell table:style-name="ce394"/>
          <table:table-cell table:style-name="ce596" table:number-columns-repeated="1017"/>
        </table:table-row>
        <table:table-row table:style-name="ro2">
          <table:table-cell table:style-name="ce394" office:value-type="string" calcext:value-type="string">
            <text:p>done</text:p>
          </table:table-cell>
          <table:table-cell table:style-name="ce394"/>
          <table:table-cell table:style-name="ce394" office:value-type="string" calcext:value-type="string">
            <text:p>Seminar</text:p>
          </table:table-cell>
          <table:table-cell table:style-name="ce394" office:value-type="string" calcext:value-type="string">
            <text:p>June 2014</text:p>
          </table:table-cell>
          <table:table-cell table:style-name="ce394" office:value-type="string" calcext:value-type="string">
            <text:p>Top-down and bottom approaches in urban modeling</text:p>
          </table:table-cell>
          <table:table-cell table:style-name="ce394" office:value-type="string" calcext:value-type="string">
            <text:p>Paris</text:p>
          </table:table-cell>
          <table:table-cell table:style-name="ce394"/>
          <table:table-cell table:style-name="ce596" table:number-columns-repeated="1017"/>
        </table:table-row>
        <table:table-row table:style-name="ro2" table:number-rows-repeated="1048554">
          <table:table-cell table:number-columns-repeated="1024"/>
        </table:table-row>
        <table:table-row table:style-name="ro2">
          <table:table-cell table:number-columns-repeated="1024"/>
        </table:table-row>
      </table:table>
      <table:table table:name="Reviewing" table:style-name="ta1">
        <table:table-column table:style-name="co41" table:default-cell-style-name="Default"/>
        <table:table-column table:style-name="co18" table:default-cell-style-name="Default"/>
        <table:table-column table:style-name="co42" table:default-cell-style-name="Default"/>
        <table:table-column table:style-name="co43" table:default-cell-style-name="Default"/>
        <table:table-row table:style-name="ro2" table:number-rows-repeated="2">
          <table:table-cell table:number-columns-repeated="4"/>
        </table:table-row>
        <table:table-row table:style-name="ro2">
          <table:table-cell table:style-name="ce597" office:value-type="string" calcext:value-type="string">
            <text:p>Number of reviews</text:p>
          </table:table-cell>
          <table:table-cell table:style-name="ce597" office:value-type="string" calcext:value-type="string">
            <text:p>Since</text:p>
          </table:table-cell>
          <table:table-cell table:style-name="ce597" office:value-type="string" calcext:value-type="string">
            <text:p>Journal</text:p>
          </table:table-cell>
          <table:table-cell table:style-name="ce597"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ALIfe 2025</text:p>
          </table:table-cell>
          <table:table-cell office:value-type="string" calcext:value-type="string">
            <text:p>Accept 11/03/2025</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599"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599"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599"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4" table:default-cell-style-name="ce307"/>
        <table:table-column table:style-name="co45" table:default-cell-style-name="ce307"/>
        <table:table-column table:style-name="co46" table:default-cell-style-name="ce307"/>
        <table:table-column table:style-name="co47" table:default-cell-style-name="ce307"/>
        <table:table-column table:style-name="co18" table:default-cell-style-name="ce307"/>
        <table:table-column table:style-name="co18" table:number-columns-repeated="1019" table:default-cell-style-name="ce433"/>
        <table:table-row table:style-name="ro2" table:number-rows-repeated="2">
          <table:table-cell table:style-name="Default" table:number-columns-repeated="1024"/>
        </table:table-row>
        <table:table-row table:style-name="ro2">
          <table:table-cell table:style-name="ce508" office:value-type="string" calcext:value-type="string">
            <text:p>Status</text:p>
          </table:table-cell>
          <table:table-cell table:style-name="ce508" office:value-type="string" calcext:value-type="string">
            <text:p>Period</text:p>
          </table:table-cell>
          <table:table-cell table:style-name="ce508" office:value-type="string" calcext:value-type="string">
            <text:p>Title</text:p>
          </table:table-cell>
          <table:table-cell table:style-name="ce508" office:value-type="string" calcext:value-type="string">
            <text:p>Institution</text:p>
          </table:table-cell>
          <table:table-cell table:style-name="ce508" office:value-type="string" calcext:value-type="string">
            <text:p>Code</text:p>
          </table:table-cell>
          <table:table-cell table:style-name="Default" table:number-columns-repeated="1019"/>
        </table:table-row>
        <table:table-row table:style-name="ro2">
          <table:table-cell table:style-name="ce513" table:number-columns-repeated="5"/>
          <table:table-cell table:style-name="Default" table:number-columns-repeated="1019"/>
        </table:table-row>
        <table:table-row table:style-name="ro2">
          <table:table-cell table:style-name="ce513" office:value-type="string" calcext:value-type="string">
            <text:p>taught</text:p>
          </table:table-cell>
          <table:table-cell table:style-name="ce600" office:value-type="date" office:date-value="2022-09-21" calcext:value-type="date">
            <text:p>21/09/22</text:p>
          </table:table-cell>
          <table:table-cell table:style-name="ce513" office:value-type="string" calcext:value-type="string">
            <text:p>TP Latex</text:p>
          </table:table-cell>
          <table:table-cell table:style-name="ce513" office:value-type="string" calcext:value-type="string">
            <text:p>ENSG</text:p>
          </table:table-cell>
          <table:table-cell table:style-name="ce513"/>
          <table:table-cell table:style-name="Default" table:number-columns-repeated="1019"/>
        </table:table-row>
        <table:table-row table:style-name="ro2">
          <table:table-cell table:number-columns-repeated="4" table:style-name="ce513" office:value-type="string" calcext:value-type="string">
            <text:p>TODO</text:p>
          </table:table-cell>
          <table:table-cell table:style-name="ce513"/>
          <table:table-cell table:style-name="Default" table:number-columns-repeated="1019"/>
        </table:table-row>
        <table:table-row table:style-name="ro2">
          <table:table-cell table:style-name="ce513" office:value-type="string" calcext:value-type="string">
            <text:p>in progress</text:p>
          </table:table-cell>
          <table:table-cell table:style-name="ce513" office:value-type="float" office:value="2020" calcext:value-type="float">
            <text:p>2020</text:p>
          </table:table-cell>
          <table:table-cell table:style-name="ce513" office:value-type="string" calcext:value-type="string">
            <text:p>Master thesis</text:p>
          </table:table-cell>
          <table:table-cell table:style-name="ce513" office:value-type="string" calcext:value-type="string">
            <text:p>UCL</text:p>
          </table:table-cell>
          <table:table-cell table:style-name="ce513"/>
          <table:table-cell table:style-name="Default" table:number-columns-repeated="1019"/>
        </table:table-row>
        <table:table-row table:style-name="ro2">
          <table:table-cell office:value-type="string" calcext:value-type="string">
            <text:p>taught</text:p>
          </table:table-cell>
          <table:table-cell table:style-name="ce471" office:value-type="string" calcext:value-type="string">
            <text:p>01/12/2020 ; 08/12/2020</text:p>
          </table:table-cell>
          <table:table-cell table:style-name="ce448"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71" office:value-type="string" calcext:value-type="string">
            <text:p>Spring 2020</text:p>
          </table:table-cell>
          <table:table-cell table:style-name="ce448"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71"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71"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8" table:default-cell-style-name="Default"/>
        <table:table-column table:style-name="co48" table:default-cell-style-name="Default"/>
        <table:table-column table:style-name="co49" table:default-cell-style-name="Default"/>
        <table:table-column table:style-name="co18" table:default-cell-style-name="Default"/>
        <table:table-row table:style-name="ro2" table:number-rows-repeated="2">
          <table:table-cell table:number-columns-repeated="4"/>
        </table:table-row>
        <table:table-row table:style-name="ro2">
          <table:table-cell table:style-name="ce597" office:value-type="string" calcext:value-type="string">
            <text:p>Status</text:p>
          </table:table-cell>
          <table:table-cell table:style-name="ce597" office:value-type="string" calcext:value-type="string">
            <text:p>Title</text:p>
          </table:table-cell>
          <table:table-cell table:style-name="ce597"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6">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601"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601"/>
          <table:table-cell office:value-type="string" calcext:value-type="string">
            <text:p>Master 2 memoire</text:p>
          </table:table-cell>
          <table:table-cell/>
        </table:table-row>
        <table:table-row table:style-name="ro46">
          <table:table-cell/>
          <table:table-cell table:style-name="ce601"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50" table:default-cell-style-name="Default"/>
        <table:table-column table:style-name="co51" table:default-cell-style-name="Default"/>
        <table:table-column table:style-name="co52" table:default-cell-style-name="Default"/>
        <table:table-column table:style-name="co53" table:default-cell-style-name="ce268"/>
        <table:table-column table:style-name="co54" table:default-cell-style-name="Default"/>
        <table:table-column table:style-name="co55" table:number-columns-repeated="2" table:default-cell-style-name="Default"/>
        <table:table-column table:style-name="co56" table:default-cell-style-name="Default"/>
        <table:table-column table:style-name="co57" table:default-cell-style-name="Default"/>
        <table:table-column table:style-name="co17" table:number-columns-repeated="1015" table:default-cell-style-name="Default"/>
        <table:table-row table:style-name="ro2" table:number-rows-repeated="4">
          <table:table-cell table:number-columns-repeated="1024"/>
        </table:table-row>
        <table:table-row table:style-name="ro87">
          <table:table-cell table:number-columns-repeated="1024"/>
        </table:table-row>
        <table:table-row table:style-name="ro88">
          <table:table-cell table:style-name="ce268" office:value-type="string" calcext:value-type="string">
            <text:p>-1 : pending ; 1 : passed with action ; 0 : ignored</text:p>
          </table:table-cell>
          <table:table-cell table:style-name="ce268"/>
          <table:table-cell table:style-name="ce268" office:value-type="string" calcext:value-type="string">
            <text:p>1 : accepted ; -1 : refused ; 0 : ignored</text:p>
          </table:table-cell>
          <table:table-cell table:number-columns-repeated="1021"/>
        </table:table-row>
        <table:table-row table:style-name="ro89">
          <table:table-cell table:style-name="ce602" office:value-type="string" calcext:value-type="string">
            <text:p>Status</text:p>
          </table:table-cell>
          <table:table-cell table:style-name="ce602" office:value-type="string" calcext:value-type="string">
            <text:p>Priority</text:p>
          </table:table-cell>
          <table:table-cell table:style-name="ce602" office:value-type="string" calcext:value-type="string">
            <text:p>Accepted</text:p>
          </table:table-cell>
          <table:table-cell table:style-name="ce621" office:value-type="string" calcext:value-type="string">
            <text:p>Deadline Call For Papers</text:p>
          </table:table-cell>
          <table:table-cell table:style-name="ce602" office:value-type="string" calcext:value-type="string">
            <text:p>Name</text:p>
          </table:table-cell>
          <table:table-cell table:style-name="ce602" office:value-type="string" calcext:value-type="string">
            <text:p>Domain</text:p>
          </table:table-cell>
          <table:table-cell table:style-name="ce602" office:value-type="string" calcext:value-type="string">
            <text:p>Date</text:p>
          </table:table-cell>
          <table:table-cell table:style-name="ce602" office:value-type="string" calcext:value-type="string">
            <text:p>Place</text:p>
          </table:table-cell>
          <table:table-cell table:style-name="ce602" office:value-type="string" calcext:value-type="string">
            <text:p>Website</text:p>
          </table:table-cell>
          <table:table-cell table:style-name="ce649" table:number-columns-repeated="1015"/>
        </table:table-row>
        <table:table-row table:style-name="ro89">
          <table:table-cell table:style-name="ce603" table:number-columns-repeated="3"/>
          <table:table-cell table:style-name="ce622"/>
          <table:table-cell table:style-name="ce603" table:number-columns-repeated="5"/>
          <table:table-cell table:style-name="ce650" table:number-columns-repeated="1015"/>
        </table:table-row>
        <table:table-row table:style-name="ro89">
          <table:table-cell table:style-name="ce603" table:number-columns-repeated="3"/>
          <table:table-cell table:style-name="ce622"/>
          <table:table-cell table:style-name="ce603" office:value-type="string" calcext:value-type="string">
            <text:p>TheoQuant 2026</text:p>
          </table:table-cell>
          <table:table-cell table:style-name="ce603"/>
          <table:table-cell table:style-name="ce603" office:value-type="string" calcext:value-type="string">
            <text:p>4-6 February 2026</text:p>
          </table:table-cell>
          <table:table-cell table:style-name="ce603" office:value-type="string" calcext:value-type="string">
            <text:p>Besançon</text:p>
          </table:table-cell>
          <table:table-cell table:style-name="ce603"/>
          <table:table-cell table:style-name="ce650" table:number-columns-repeated="1015"/>
        </table:table-row>
        <table:table-row table:style-name="ro89">
          <table:table-cell table:style-name="ce603" table:number-columns-repeated="3"/>
          <table:table-cell table:style-name="ce623" office:value-type="date" office:date-value="2025-05-04" calcext:value-type="date">
            <text:p>04/05/25</text:p>
          </table:table-cell>
          <table:table-cell table:style-name="ce603" office:value-type="string" calcext:value-type="string">
            <text:p>Alife 2025</text:p>
          </table:table-cell>
          <table:table-cell table:style-name="ce603" table:number-columns-repeated="4"/>
          <table:table-cell table:style-name="ce650" table:number-columns-repeated="1015"/>
        </table:table-row>
        <table:table-row table:style-name="ro89">
          <table:table-cell table:style-name="ce608" office:value-type="string" calcext:value-type="string">
            <text:p>accepted</text:p>
          </table:table-cell>
          <table:table-cell table:style-name="ce608" table:number-columns-repeated="2"/>
          <table:table-cell table:style-name="ce629" office:value-type="date" office:date-value="2025-04-15" calcext:value-type="date">
            <text:p>15/04/25</text:p>
          </table:table-cell>
          <table:table-cell table:style-name="ce608" office:value-type="string" calcext:value-type="string">
            <text:p>ECTQG 2025</text:p>
          </table:table-cell>
          <table:table-cell table:style-name="ce608" table:number-columns-repeated="4"/>
          <table:table-cell table:style-name="ce654" table:number-columns-repeated="1015"/>
        </table:table-row>
        <table:table-row table:style-name="ro90">
          <table:table-cell table:style-name="ce608" office:value-type="string" calcext:value-type="string">
            <text:p>accepted</text:p>
          </table:table-cell>
          <table:table-cell table:style-name="ce608" table:number-columns-repeated="2"/>
          <table:table-cell table:style-name="ce628"/>
          <table:table-cell table:style-name="ce608" office:value-type="string" calcext:value-type="string">
            <text:p>CCS 2025</text:p>
          </table:table-cell>
          <table:table-cell table:style-name="ce608" table:number-columns-repeated="4"/>
          <table:table-cell table:style-name="ce654" table:number-columns-repeated="1015"/>
        </table:table-row>
        <table:table-row table:style-name="ro90">
          <table:table-cell table:style-name="ce147" table:number-columns-repeated="2"/>
          <table:table-cell table:style-name="ce147" office:value-type="string" calcext:value-type="string">
            <text:p>Atelier only</text:p>
          </table:table-cell>
          <table:table-cell table:style-name="ce176"/>
          <table:table-cell table:style-name="ce147" office:value-type="string" calcext:value-type="string">
            <text:p>Sageo 2025</text:p>
          </table:table-cell>
          <table:table-cell table:style-name="ce147" table:number-columns-repeated="4"/>
          <table:table-cell table:style-name="ce198" table:number-columns-repeated="1015"/>
        </table:table-row>
        <table:table-row table:style-name="ro90">
          <table:table-cell table:style-name="ce607" office:value-type="string" calcext:value-type="string">
            <text:p>missed : no time</text:p>
          </table:table-cell>
          <table:table-cell table:style-name="ce607" table:number-columns-repeated="2"/>
          <table:table-cell table:style-name="ce626" office:value-type="date" office:date-value="2025-04-14" calcext:value-type="date">
            <text:p>14/04/25</text:p>
          </table:table-cell>
          <table:table-cell table:style-name="ce607" office:value-type="string" calcext:value-type="string">
            <text:p>Artex 2025</text:p>
          </table:table-cell>
          <table:table-cell table:style-name="ce607" table:number-columns-repeated="4"/>
          <table:table-cell table:style-name="ce653" table:number-columns-repeated="1015"/>
        </table:table-row>
        <table:table-row table:style-name="ro90">
          <table:table-cell table:style-name="ce607" office:value-type="string" calcext:value-type="string">
            <text:p>missed : no time</text:p>
          </table:table-cell>
          <table:table-cell table:style-name="ce607" table:number-columns-repeated="2"/>
          <table:table-cell table:style-name="ce626" office:value-type="date" office:date-value="2025-03-15" calcext:value-type="date">
            <text:p>15/03/25</text:p>
          </table:table-cell>
          <table:table-cell table:style-name="ce607" office:value-type="string" calcext:value-type="string">
            <text:p>CSS/France 2025</text:p>
          </table:table-cell>
          <table:table-cell table:style-name="ce607"/>
          <table:table-cell table:style-name="ce607" office:value-type="string" calcext:value-type="string">
            <text:p>June</text:p>
          </table:table-cell>
          <table:table-cell table:style-name="ce607" office:value-type="string" calcext:value-type="string">
            <text:p>Paris</text:p>
          </table:table-cell>
          <table:table-cell table:style-name="ce607"/>
          <table:table-cell table:style-name="ce653" table:number-columns-repeated="1015"/>
        </table:table-row>
        <table:table-row table:style-name="ro89">
          <table:table-cell table:style-name="ce607" office:value-type="string" calcext:value-type="string">
            <text:p>not planned</text:p>
          </table:table-cell>
          <table:table-cell table:style-name="ce607" table:number-columns-repeated="2"/>
          <table:table-cell table:style-name="ce627"/>
          <table:table-cell table:style-name="ce607" office:value-type="string" calcext:value-type="string">
            <text:p>GISRUK 2025</text:p>
          </table:table-cell>
          <table:table-cell table:style-name="ce607" table:number-columns-repeated="4"/>
          <table:table-cell table:style-name="ce653" table:number-columns-repeated="1015"/>
        </table:table-row>
        <table:table-row table:style-name="ro89">
          <table:table-cell table:style-name="ce607" office:value-type="string" calcext:value-type="string">
            <text:p>not budgeted/no time</text:p>
          </table:table-cell>
          <table:table-cell table:style-name="ce607" table:number-columns-repeated="2"/>
          <table:table-cell table:style-name="ce626" office:value-type="date" office:date-value="2025-10-02" calcext:value-type="date">
            <text:p>02/10/25</text:p>
          </table:table-cell>
          <table:table-cell table:style-name="ce607" office:value-type="string" calcext:value-type="string">
            <text:p>CUPUM 2025</text:p>
          </table:table-cell>
          <table:table-cell table:style-name="ce607"/>
          <table:table-cell table:style-name="ce607" office:value-type="string" calcext:value-type="string">
            <text:p>23-17/06/2025</text:p>
          </table:table-cell>
          <table:table-cell table:style-name="ce607" office:value-type="string" calcext:value-type="string">
            <text:p>London</text:p>
          </table:table-cell>
          <table:table-cell table:style-name="ce607"/>
          <table:table-cell table:style-name="ce653" table:number-columns-repeated="1015"/>
        </table:table-row>
        <table:table-row table:style-name="ro89">
          <table:table-cell table:style-name="ce607" office:value-type="string" calcext:value-type="string">
            <text:p>not planned, atelier only</text:p>
          </table:table-cell>
          <table:table-cell table:style-name="ce607" table:number-columns-repeated="2"/>
          <table:table-cell table:style-name="ce627"/>
          <table:table-cell table:style-name="ce607" office:value-type="string" calcext:value-type="string">
            <text:p>Sageo 2025</text:p>
          </table:table-cell>
          <table:table-cell table:style-name="ce607" table:number-columns-repeated="3"/>
          <table:table-cell table:style-name="ce607" office:value-type="string" calcext:value-type="string">
            <text:p>https://sageo2025.sciencesconf.org/</text:p>
          </table:table-cell>
          <table:table-cell table:style-name="ce653" table:number-columns-repeated="1015"/>
        </table:table-row>
        <table:table-row table:style-name="ro89">
          <table:table-cell table:style-name="ce608" table:number-columns-repeated="3"/>
          <table:table-cell table:style-name="ce628"/>
          <table:table-cell table:style-name="ce608" office:value-type="string" calcext:value-type="string">
            <text:p>CCS 2024</text:p>
          </table:table-cell>
          <table:table-cell table:style-name="ce608" table:number-columns-repeated="4"/>
          <table:table-cell table:style-name="ce654" table:number-columns-repeated="1015"/>
        </table:table-row>
        <table:table-row table:style-name="ro89">
          <table:table-cell table:style-name="ce607" table:number-columns-repeated="3"/>
          <table:table-cell table:style-name="ce627" office:value-type="string" calcext:value-type="string">
            <text:p>Missed 07/2024</text:p>
          </table:table-cell>
          <table:table-cell table:style-name="ce607" office:value-type="string" calcext:value-type="string">
            <text:p>UrbanSys @CCS 2024</text:p>
          </table:table-cell>
          <table:table-cell table:style-name="ce607" table:number-columns-repeated="3"/>
          <table:table-cell table:style-name="ce607" office:value-type="string" calcext:value-type="string">
            <text:p><text:a xlink:href="https://urban-sys-net.weebly.com/call-for-abstracts.html" xlink:type="simple">https://urban-sys-net.weebly.com/call-for-abstracts.html</text:a></text:p>
          </table:table-cell>
          <table:table-cell table:style-name="ce653" table:number-columns-repeated="1015"/>
        </table:table-row>
        <table:table-row table:style-name="ro89">
          <table:table-cell table:style-name="ce608" table:number-columns-repeated="3"/>
          <table:table-cell table:style-name="ce628"/>
          <table:table-cell table:style-name="ce608" office:value-type="string" calcext:value-type="string">
            <text:p>ALIFE 2024</text:p>
          </table:table-cell>
          <table:table-cell table:style-name="ce608" table:number-columns-repeated="4"/>
          <table:table-cell table:style-name="ce654" table:number-columns-repeated="1015"/>
        </table:table-row>
        <table:table-row table:style-name="ro89">
          <table:table-cell table:style-name="ce608" table:number-columns-repeated="3"/>
          <table:table-cell table:style-name="ce629" office:value-type="date" office:date-value="2024-02-21" calcext:value-type="date">
            <text:p>21/02/24</text:p>
          </table:table-cell>
          <table:table-cell table:style-name="ce608" office:value-type="string" calcext:value-type="string">
            <text:p>FRCCS 2024</text:p>
          </table:table-cell>
          <table:table-cell table:style-name="ce608"/>
          <table:table-cell table:style-name="ce608" office:value-type="string" calcext:value-type="string">
            <text:p>29-31/05/2024</text:p>
          </table:table-cell>
          <table:table-cell table:style-name="ce608" office:value-type="string" calcext:value-type="string">
            <text:p>Montpellier</text:p>
          </table:table-cell>
          <table:table-cell table:style-name="ce608"/>
          <table:table-cell table:style-name="ce654" table:number-columns-repeated="1015"/>
        </table:table-row>
        <table:table-row table:style-name="ro89">
          <table:table-cell table:style-name="ce609" office:value-type="string" calcext:value-type="string">
            <text:p>Abstract subdense soumis BB 31/01/2024 ; plan abstract Simplu-UHI Sure ? → pas présent conf, cancel</text:p>
          </table:table-cell>
          <table:table-cell table:style-name="ce609"/>
          <table:table-cell table:style-name="ce609" office:value-type="string" calcext:value-type="string">
            <text:p>auto withdrawn</text:p>
          </table:table-cell>
          <table:table-cell table:style-name="ce630" office:value-type="date" office:date-value="2024-01-31" calcext:value-type="date">
            <text:p>31/01/24</text:p>
          </table:table-cell>
          <table:table-cell table:style-name="ce609" office:value-type="string" calcext:value-type="string">
            <text:p>AESOP 2024</text:p>
          </table:table-cell>
          <table:table-cell table:style-name="ce609" office:value-type="string" calcext:value-type="string">
            <text:p>Planning</text:p>
          </table:table-cell>
          <table:table-cell table:style-name="ce609" office:value-type="string" calcext:value-type="string">
            <text:p>8-11/07/2024</text:p>
          </table:table-cell>
          <table:table-cell table:style-name="ce609" office:value-type="string" calcext:value-type="string">
            <text:p>Paris</text:p>
          </table:table-cell>
          <table:table-cell table:style-name="ce609" office:value-type="string" calcext:value-type="string">
            <text:p><text:a xlink:href="https://aesop-planning.eu/activities/events/annual-congress" xlink:type="simple">https://aesop-planning.eu/activities/events/annual-congress</text:a></text:p>
          </table:table-cell>
          <table:table-cell table:style-name="ce655" table:number-columns-repeated="1015"/>
        </table:table-row>
        <table:table-row table:style-name="ro89">
          <table:table-cell table:style-name="ce608" table:number-columns-repeated="3"/>
          <table:table-cell table:style-name="ce629" office:value-type="string" calcext:value-type="string">
            <text:p>November 2024</text:p>
          </table:table-cell>
          <table:table-cell table:style-name="ce608" office:value-type="string" calcext:value-type="string">
            <text:p>AGILE 2024</text:p>
          </table:table-cell>
          <table:table-cell table:style-name="ce608"/>
          <table:table-cell table:style-name="ce608" office:value-type="string" calcext:value-type="string">
            <text:p>4-7/06/2024</text:p>
          </table:table-cell>
          <table:table-cell table:style-name="ce608" office:value-type="string" calcext:value-type="string">
            <text:p>Glasgow</text:p>
          </table:table-cell>
          <table:table-cell table:style-name="ce608" office:value-type="string" calcext:value-type="string">
            <text:p>https://agile-gi.eu/conference-2024/call-for-papers-2024</text:p>
          </table:table-cell>
          <table:table-cell table:style-name="ce654" table:number-columns-repeated="1015"/>
        </table:table-row>
        <table:table-row table:style-name="ro89">
          <table:table-cell table:style-name="ce607" table:number-columns-repeated="3"/>
          <table:table-cell table:style-name="ce626" office:value-type="string" calcext:value-type="string">
            <text:p>15th March 2024</text:p>
          </table:table-cell>
          <table:table-cell table:style-name="ce607" office:value-type="string" calcext:value-type="string">
            <text:p>EWGT 2024</text:p>
          </table:table-cell>
          <table:table-cell table:style-name="ce607"/>
          <table:table-cell table:style-name="ce607" office:value-type="string" calcext:value-type="string">
            <text:p>4-6th September 2024</text:p>
          </table:table-cell>
          <table:table-cell table:style-name="ce607" office:value-type="string" calcext:value-type="string">
            <text:p>Lund</text:p>
          </table:table-cell>
          <table:table-cell table:style-name="ce607" office:value-type="string" calcext:value-type="string">
            <text:p><text:a xlink:href="https://www.ewgt2024.se/topics/" xlink:type="simple">https://www.ewgt2024.se/topics/</text:a></text:p>
          </table:table-cell>
          <table:table-cell table:style-name="ce653" table:number-columns-repeated="1015"/>
        </table:table-row>
        <table:table-row table:style-name="ro89">
          <table:table-cell table:style-name="ce607" office:value-type="string" calcext:value-type="string">
            <text:p>no time</text:p>
          </table:table-cell>
          <table:table-cell table:style-name="ce607" table:number-columns-repeated="2"/>
          <table:table-cell table:style-name="ce626" office:value-type="date" office:date-value="2024-01-08" calcext:value-type="date">
            <text:p>08/01/24</text:p>
          </table:table-cell>
          <table:table-cell table:style-name="ce607" office:value-type="string" calcext:value-type="string">
            <text:p>GISRUK 2024</text:p>
          </table:table-cell>
          <table:table-cell table:style-name="ce607"/>
          <table:table-cell table:style-name="ce607" office:value-type="string" calcext:value-type="string">
            <text:p>9-12/04/2024</text:p>
          </table:table-cell>
          <table:table-cell table:style-name="ce607" office:value-type="string" calcext:value-type="string">
            <text:p>Leeds</text:p>
          </table:table-cell>
          <table:table-cell table:style-name="ce607"/>
          <table:table-cell table:style-name="ce653" table:number-columns-repeated="1015"/>
        </table:table-row>
        <table:table-row table:style-name="ro89">
          <table:table-cell table:style-name="ce607" office:value-type="string" calcext:value-type="string">
            <text:p>// CCS – no time</text:p>
          </table:table-cell>
          <table:table-cell table:style-name="ce607" table:number-columns-repeated="2"/>
          <table:table-cell table:style-name="ce626"/>
          <table:table-cell table:style-name="ce607" office:value-type="string" calcext:value-type="string">
            <text:p>EWGT 2024</text:p>
          </table:table-cell>
          <table:table-cell table:style-name="ce607"/>
          <table:table-cell table:style-name="ce607" office:value-type="string" calcext:value-type="string">
            <text:p>4-6/09/2024</text:p>
          </table:table-cell>
          <table:table-cell table:style-name="ce607" office:value-type="string" calcext:value-type="string">
            <text:p>Lund</text:p>
          </table:table-cell>
          <table:table-cell table:style-name="ce607" office:value-type="string" calcext:value-type="string">
            <text:p>https://www.ewgt2024.se/</text:p>
          </table:table-cell>
          <table:table-cell table:style-name="ce653" table:number-columns-repeated="1015"/>
        </table:table-row>
        <table:table-row table:style-name="ro89">
          <table:table-cell table:style-name="ce607" office:value-type="string" calcext:value-type="string">
            <text:p>No budget 15/12 (DDL) → cancelled</text:p>
          </table:table-cell>
          <table:table-cell table:style-name="ce607" table:number-columns-repeated="2"/>
          <table:table-cell table:style-name="ce627" office:value-type="string" calcext:value-type="string">
            <text:p>September 2023</text:p>
          </table:table-cell>
          <table:table-cell table:style-name="ce607" office:value-type="string" calcext:value-type="string">
            <text:p>Theo Quant 2024</text:p>
          </table:table-cell>
          <table:table-cell table:style-name="ce607"/>
          <table:table-cell table:style-name="ce607" office:value-type="string" calcext:value-type="string">
            <text:p>7-9/02/2024</text:p>
          </table:table-cell>
          <table:table-cell table:style-name="ce607" office:value-type="string" calcext:value-type="string">
            <text:p>Besançon</text:p>
          </table:table-cell>
          <table:table-cell table:style-name="ce607" office:value-type="string" calcext:value-type="string">
            <text:p><text:a xlink:href="https://theoquant2024.sciencesconf.org/submission/submit" xlink:type="simple">https://theoquant2024.sciencesconf.org/submission/submit</text:a></text:p>
          </table:table-cell>
          <table:table-cell table:style-name="ce653" table:number-columns-repeated="1015"/>
        </table:table-row>
        <table:table-row table:style-name="ro89">
          <table:table-cell table:style-name="ce607" table:number-columns-repeated="3"/>
          <table:table-cell table:style-name="ce626" office:value-type="date" office:date-value="2023-09-02" calcext:value-type="date">
            <text:p>02/09/23</text:p>
          </table:table-cell>
          <table:table-cell table:style-name="ce607" office:value-type="string" calcext:value-type="string">
            <text:p>Complex Networks 2023</text:p>
          </table:table-cell>
          <table:table-cell table:style-name="ce607"/>
          <table:table-cell table:style-name="ce607" office:value-type="string" calcext:value-type="string">
            <text:p>28-30/11/2023</text:p>
          </table:table-cell>
          <table:table-cell table:style-name="ce607" office:value-type="string" calcext:value-type="string">
            <text:p>Menton</text:p>
          </table:table-cell>
          <table:table-cell table:style-name="ce607"/>
          <table:table-cell table:style-name="ce653" table:number-columns-repeated="1015"/>
        </table:table-row>
        <table:table-row table:style-name="ro89">
          <table:table-cell table:style-name="ce608" table:number-columns-repeated="3"/>
          <table:table-cell table:style-name="ce628"/>
          <table:table-cell table:style-name="ce608" office:value-type="string" calcext:value-type="string">
            <text:p>CCS 2023</text:p>
          </table:table-cell>
          <table:table-cell table:style-name="ce608" table:number-columns-repeated="2"/>
          <table:table-cell table:style-name="ce608" office:value-type="string" calcext:value-type="string">
            <text:p>Brasil (online)</text:p>
          </table:table-cell>
          <table:table-cell table:style-name="ce608"/>
          <table:table-cell table:style-name="ce654" table:number-columns-repeated="1015"/>
        </table:table-row>
        <table:table-row table:style-name="ro89">
          <table:table-cell table:style-name="ce608" table:number-columns-repeated="3"/>
          <table:table-cell table:style-name="ce628" office:value-type="string" calcext:value-type="string">
            <text:p>30/03 special sessions ; 01/05 abstracts</text:p>
          </table:table-cell>
          <table:table-cell table:style-name="ce608" office:value-type="string" calcext:value-type="string">
            <text:p>ECTQG 2023</text:p>
          </table:table-cell>
          <table:table-cell table:style-name="ce608"/>
          <table:table-cell table:style-name="ce608" office:value-type="string" calcext:value-type="string">
            <text:p>13-17/09/2023</text:p>
          </table:table-cell>
          <table:table-cell table:style-name="ce608" office:value-type="string" calcext:value-type="string">
            <text:p>Braga</text:p>
          </table:table-cell>
          <table:table-cell table:style-name="ce608"/>
          <table:table-cell table:style-name="ce654" table:number-columns-repeated="1015"/>
        </table:table-row>
        <table:table-row table:style-name="ro89">
          <table:table-cell table:style-name="ce607" table:number-columns-repeated="3"/>
          <table:table-cell table:style-name="ce627" office:value-type="string" calcext:value-type="string">
            <text:p>no time</text:p>
          </table:table-cell>
          <table:table-cell table:style-name="ce607" office:value-type="string" calcext:value-type="string">
            <text:p>CCS Italy 2023</text:p>
          </table:table-cell>
          <table:table-cell table:style-name="ce607" table:number-columns-repeated="3"/>
          <table:table-cell table:style-name="ce607" office:value-type="string" calcext:value-type="string">
            <text:p><text:a xlink:href="https://italy.cssociety.org/index.php/2023/05/23/ccs-italy-conference-2023" xlink:type="simple">https://italy.cssociety.org/index.php/2023/05/23/ccs-italy-conference-2023</text:a></text:p>
          </table:table-cell>
          <table:table-cell table:style-name="ce653" table:number-columns-repeated="1015"/>
        </table:table-row>
        <table:table-row table:style-name="ro89">
          <table:table-cell table:style-name="ce607" table:number-columns-repeated="3"/>
          <table:table-cell table:style-name="ce627" office:value-type="string" calcext:value-type="string">
            <text:p>nothing to submit / no time</text:p>
          </table:table-cell>
          <table:table-cell table:style-name="ce607" office:value-type="string" calcext:value-type="string">
            <text:p>GEOINNO 2024</text:p>
          </table:table-cell>
          <table:table-cell table:style-name="ce607" table:number-columns-repeated="4"/>
          <table:table-cell table:style-name="ce653" table:number-columns-repeated="1015"/>
        </table:table-row>
        <table:table-row table:style-name="ro91">
          <table:table-cell table:style-name="ce607" table:number-columns-repeated="3"/>
          <table:table-cell table:style-name="ce627" office:value-type="string" calcext:value-type="string">
            <text:p>Missed ext ddl 01/08 (30/07) – no online option anyway ?</text:p>
          </table:table-cell>
          <table:table-cell table:style-name="ce607" office:value-type="string" calcext:value-type="string">
            <text:p>ILUS 2023</text:p>
          </table:table-cell>
          <table:table-cell table:style-name="ce607"/>
          <table:table-cell table:style-name="ce607" office:value-type="string" calcext:value-type="string">
            <text:p>4-6/10/2023</text:p>
          </table:table-cell>
          <table:table-cell table:style-name="ce607"/>
          <table:table-cell table:style-name="ce607" office:value-type="string" calcext:value-type="string">
            <text:p><text:a xlink:href="https://ilus2023.ioer.info/call-for-abstracts" xlink:type="simple">https://ilus2023.ioer.info/call-for-abstracts</text:a> ; abstract subdense matching if online ? ~</text:p>
          </table:table-cell>
          <table:table-cell table:style-name="ce653" table:number-columns-repeated="1015"/>
        </table:table-row>
        <table:table-row table:style-name="ro89">
          <table:table-cell table:style-name="ce608" table:number-columns-repeated="3"/>
          <table:table-cell table:style-name="ce628"/>
          <table:table-cell table:style-name="ce608" office:value-type="string" calcext:value-type="string">
            <text:p>Rochebrune 2023</text:p>
          </table:table-cell>
          <table:table-cell table:style-name="ce608" table:number-columns-repeated="2"/>
          <table:table-cell table:style-name="ce608" office:value-type="string" calcext:value-type="string">
            <text:p>online</text:p>
          </table:table-cell>
          <table:table-cell table:style-name="ce608"/>
          <table:table-cell table:style-name="ce654" table:number-columns-repeated="1015"/>
        </table:table-row>
        <table:table-row table:style-name="ro92">
          <table:table-cell table:style-name="ce285"/>
          <table:table-cell table:style-name="ce147"/>
          <table:table-cell table:style-name="ce147" office:value-type="string" calcext:value-type="string">
            <text:p>participant only</text:p>
          </table:table-cell>
          <table:table-cell table:style-name="ce176" office:value-type="string" calcext:value-type="string">
            <text:p>Missed – mais presentateur sur place obligatoire ; partic online comite prgrm/magis ? DDL inscription : ?</text:p>
          </table:table-cell>
          <table:table-cell table:style-name="ce147" office:value-type="string" calcext:value-type="string">
            <text:p>Sageo 2023</text:p>
          </table:table-cell>
          <table:table-cell table:style-name="ce147" office:value-type="string" calcext:value-type="string">
            <text:p>GIS</text:p>
          </table:table-cell>
          <table:table-cell table:style-name="ce147" office:value-type="string" calcext:value-type="string">
            <text:p>5-9/06/2023</text:p>
          </table:table-cell>
          <table:table-cell table:style-name="ce147" office:value-type="string" calcext:value-type="string">
            <text:p>Quebec (online)</text:p>
          </table:table-cell>
          <table:table-cell table:style-name="ce147"/>
          <table:table-cell table:style-name="ce198" table:number-columns-repeated="1015"/>
        </table:table-row>
        <table:table-row table:style-name="ro89">
          <table:table-cell table:style-name="ce608" table:number-columns-repeated="3"/>
          <table:table-cell table:style-name="ce629" office:value-type="date" office:date-value="2023-03-13" calcext:value-type="date">
            <text:p>13/03/23</text:p>
          </table:table-cell>
          <table:table-cell table:style-name="ce608" office:value-type="string" calcext:value-type="string">
            <text:p>Alife 2023</text:p>
          </table:table-cell>
          <table:table-cell table:style-name="ce608" table:number-columns-repeated="2"/>
          <table:table-cell table:style-name="ce608" office:value-type="string" calcext:value-type="string">
            <text:p>Japan (online)</text:p>
          </table:table-cell>
          <table:table-cell table:style-name="ce608"/>
          <table:table-cell table:style-name="ce654" table:number-columns-repeated="1015"/>
        </table:table-row>
        <table:table-row table:style-name="ro89">
          <table:table-cell table:style-name="ce608" table:number-columns-repeated="3"/>
          <table:table-cell table:style-name="ce629" office:value-type="date" office:date-value="2023-03-06" calcext:value-type="date">
            <text:p>06/03/23</text:p>
          </table:table-cell>
          <table:table-cell table:style-name="ce608" office:value-type="string" calcext:value-type="string">
            <text:p>FRCCS 2023</text:p>
          </table:table-cell>
          <table:table-cell table:style-name="ce608" office:value-type="string" calcext:value-type="string">
            <text:p>Complex Systems</text:p>
          </table:table-cell>
          <table:table-cell table:style-name="ce608" office:value-type="string" calcext:value-type="string">
            <text:p>31/05-02/06/2023</text:p>
          </table:table-cell>
          <table:table-cell table:style-name="ce608" office:value-type="string" calcext:value-type="string">
            <text:p>Le Havre</text:p>
          </table:table-cell>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row>
        <table:table-row table:style-name="ro89">
          <table:table-cell table:style-name="ce607" table:number-columns-repeated="3"/>
          <table:table-cell table:style-name="ce626"/>
          <table:table-cell table:style-name="ce607" office:value-type="string" calcext:value-type="string">
            <text:p>AMSTA 2023</text:p>
          </table:table-cell>
          <table:table-cell table:style-name="ce607"/>
          <table:table-cell table:style-name="ce607" office:value-type="string" calcext:value-type="string">
            <text:p>14-16/06/2023</text:p>
          </table:table-cell>
          <table:table-cell table:style-name="ce607" office:value-type="string" calcext:value-type="string">
            <text:p>Rome</text:p>
          </table:table-cell>
          <table:table-cell table:style-name="ce607" office:value-type="string" calcext:value-type="string">
            <text:p><text:a xlink:href="http://amsta-23.kesinternational.org/" xlink:type="simple">http://amsta-23.kesinternational.org/</text:a></text:p>
          </table:table-cell>
          <table:table-cell table:style-name="ce653" table:number-columns-repeated="1015"/>
        </table:table-row>
        <table:table-row table:style-name="ro89">
          <table:table-cell table:style-name="ce607" table:number-columns-repeated="3"/>
          <table:table-cell table:style-name="ce626" office:value-type="string" calcext:value-type="string">
            <text:p>not budgeted / emission</text:p>
          </table:table-cell>
          <table:table-cell table:style-name="ce607" office:value-type="string" calcext:value-type="string">
            <text:p>IGU</text:p>
          </table:table-cell>
          <table:table-cell table:style-name="ce607"/>
          <table:table-cell table:style-name="ce607" office:value-type="string" calcext:value-type="string">
            <text:p>18-25/08/2023</text:p>
          </table:table-cell>
          <table:table-cell table:style-name="ce607" office:value-type="string" calcext:value-type="string">
            <text:p>Mexico</text:p>
          </table:table-cell>
          <table:table-cell table:style-name="ce607"/>
          <table:table-cell table:style-name="ce653" table:number-columns-repeated="1015"/>
        </table:table-row>
        <table:table-row table:style-name="ro89">
          <table:table-cell table:style-name="ce607" table:number-columns-repeated="3"/>
          <table:table-cell table:style-name="ce627" office:value-type="string" calcext:value-type="string">
            <text:p>not budgeted / no time</text:p>
          </table:table-cell>
          <table:table-cell table:style-name="ce607" office:value-type="string" calcext:value-type="string">
            <text:p>Frognet 2023</text:p>
          </table:table-cell>
          <table:table-cell table:style-name="ce607"/>
          <table:table-cell table:style-name="ce607" office:value-type="string" calcext:value-type="string">
            <text:p>6-7/04/2023</text:p>
          </table:table-cell>
          <table:table-cell table:style-name="ce607" office:value-type="string" calcext:value-type="string">
            <text:p>Montpellier</text:p>
          </table:table-cell>
          <table:table-cell table:style-name="ce607"/>
          <table:table-cell table:style-name="ce653" table:number-columns-repeated="1015"/>
        </table:table-row>
        <table:table-row table:style-name="ro89">
          <table:table-cell table:style-name="ce607" table:number-columns-repeated="3"/>
          <table:table-cell table:style-name="ce627" office:value-type="string" calcext:value-type="string">
            <text:p>not considered (emissions)</text:p>
          </table:table-cell>
          <table:table-cell table:style-name="ce607" office:value-type="string" calcext:value-type="string">
            <text:p>ASRDLF 2023</text:p>
          </table:table-cell>
          <table:table-cell table:style-name="ce607"/>
          <table:table-cell table:style-name="ce607" office:value-type="string" calcext:value-type="string">
            <text:p>28-30/06/2023</text:p>
          </table:table-cell>
          <table:table-cell table:style-name="ce607" office:value-type="string" calcext:value-type="string">
            <text:p>La Réunion</text:p>
          </table:table-cell>
          <table:table-cell table:style-name="ce607"/>
          <table:table-cell table:style-name="ce653" table:number-columns-repeated="1015"/>
        </table:table-row>
        <table:table-row table:style-name="ro89">
          <table:table-cell table:style-name="ce607" table:number-columns-repeated="3"/>
          <table:table-cell table:style-name="ce627" office:value-type="string" calcext:value-type="string">
            <text:p>not budgeted / no time</text:p>
          </table:table-cell>
          <table:table-cell table:style-name="ce607" office:value-type="string" calcext:value-type="string">
            <text:p>EWGT 2023</text:p>
          </table:table-cell>
          <table:table-cell table:style-name="ce607"/>
          <table:table-cell table:style-name="ce607" office:value-type="string" calcext:value-type="string">
            <text:p>6-8/09/2023</text:p>
          </table:table-cell>
          <table:table-cell table:style-name="ce607" office:value-type="string" calcext:value-type="string">
            <text:p>Santander</text:p>
          </table:table-cell>
          <table:table-cell table:style-name="ce607"/>
          <table:table-cell table:style-name="ce653" table:number-columns-repeated="1015"/>
        </table:table-row>
        <table:table-row table:style-name="ro89">
          <table:table-cell table:style-name="ce607" table:number-columns-repeated="3"/>
          <table:table-cell table:style-name="ce627" office:value-type="string" calcext:value-type="string">
            <text:p>overlap ectqg / missed</text:p>
          </table:table-cell>
          <table:table-cell table:style-name="ce607" office:value-type="string" calcext:value-type="string">
            <text:p>GISRUK 2023</text:p>
          </table:table-cell>
          <table:table-cell table:style-name="ce607"/>
          <table:table-cell table:style-name="ce607" office:value-type="string" calcext:value-type="string">
            <text:p>18-21/04/2023</text:p>
          </table:table-cell>
          <table:table-cell table:style-name="ce607" office:value-type="string" calcext:value-type="string">
            <text:p>Glasgow</text:p>
          </table:table-cell>
          <table:table-cell table:style-name="ce607" office:value-type="string" calcext:value-type="string">
            <text:p>https://gisruk.org/gisruk-2023/cfp/</text:p>
          </table:table-cell>
          <table:table-cell table:style-name="ce653" table:number-columns-repeated="1015"/>
        </table:table-row>
        <table:table-row table:style-name="ro89">
          <table:table-cell table:style-name="ce608" table:number-columns-repeated="3"/>
          <table:table-cell table:style-name="ce629" office:value-type="date" office:date-value="2022-05-31" calcext:value-type="date">
            <text:p>31/05/22</text:p>
          </table:table-cell>
          <table:table-cell table:style-name="ce608" office:value-type="string" calcext:value-type="string">
            <text:p>CCS 2022</text:p>
          </table:table-cell>
          <table:table-cell table:style-name="ce608" table:number-columns-repeated="3"/>
          <table:table-cell table:style-name="ce608" office:value-type="string" calcext:value-type="string">
            <text:p>https://www.ccs2022.org/index.php/calls/call-for-abstracts</text:p>
          </table:table-cell>
          <table:table-cell table:style-name="ce654" table:number-columns-repeated="1015"/>
        </table:table-row>
        <table:table-row table:style-name="ro89">
          <table:table-cell table:style-name="ce607" table:number-columns-repeated="3"/>
          <table:table-cell table:style-name="ce626" office:value-type="string" calcext:value-type="string">
            <text:p>missed</text:p>
          </table:table-cell>
          <table:table-cell table:style-name="ce607" office:value-type="string" calcext:value-type="string">
            <text:p>https://uic.org/events/2nd-international-workshop-on-high-speed-rail-socioeconomic-impacts</text:p>
          </table:table-cell>
          <table:table-cell table:style-name="ce607" table:number-columns-repeated="4"/>
          <table:table-cell table:style-name="ce653" table:number-columns-repeated="1015"/>
        </table:table-row>
        <table:table-row table:style-name="ro89">
          <table:table-cell table:style-name="ce608" table:number-columns-repeated="3"/>
          <table:table-cell table:style-name="ce628"/>
          <table:table-cell table:style-name="ce608" office:value-type="string" calcext:value-type="string">
            <text:p>ALIFE 2022</text:p>
          </table:table-cell>
          <table:table-cell table:style-name="ce608" table:number-columns-repeated="3"/>
          <table:table-cell table:style-name="ce608" office:value-type="string" calcext:value-type="string">
            <text:p><text:a xlink:href="https://www.2022.alife.org/open-calls" xlink:type="simple">https://www.2022.alife.org/open-calls</text:a></text:p>
          </table:table-cell>
          <table:table-cell table:style-name="ce654" table:number-columns-repeated="1015"/>
        </table:table-row>
        <table:table-row table:style-name="ro89">
          <table:table-cell table:style-name="ce608" table:number-columns-repeated="3"/>
          <table:table-cell table:style-name="ce628"/>
          <table:table-cell table:style-name="ce608" office:value-type="string" calcext:value-type="string">
            <text:p>IGU 2022 – Urban Commission</text:p>
          </table:table-cell>
          <table:table-cell table:style-name="ce608" table:number-columns-repeated="3"/>
          <table:table-cell table:style-name="ce608" office:value-type="string" calcext:value-type="string">
            <text:p><text:a xlink:href="https://www.igu-urban.org/annual-conference-paris-2022/" xlink:type="simple">https://www.igu-urban.org/annual-conference-paris-2022/</text:a></text:p>
          </table:table-cell>
          <table:table-cell table:style-name="ce654" table:number-columns-repeated="1015"/>
        </table:table-row>
        <table:table-row table:style-name="ro89">
          <table:table-cell table:style-name="ce607" table:number-columns-repeated="3"/>
          <table:table-cell table:style-name="ce626" office:value-type="date" office:date-value="2022-05-20" calcext:value-type="date">
            <text:p>20/05/22</text:p>
          </table:table-cell>
          <table:table-cell table:style-name="ce607" office:value-type="string" calcext:value-type="string">
            <text:p>Urban Transitions 2022</text:p>
          </table:table-cell>
          <table:table-cell table:style-name="ce607"/>
          <table:table-cell table:style-name="ce607" office:value-type="string" calcext:value-type="string">
            <text:p>8-10/11/2022</text:p>
          </table:table-cell>
          <table:table-cell table:style-name="ce607" office:value-type="string" calcext:value-type="string">
            <text:p>Barcelona</text:p>
          </table:table-cell>
          <table:table-cell table:style-name="ce607" office:value-type="string" calcext:value-type="string">
            <text:p><text:a xlink:href="https://www.elsevier.com/events/conferences/urban-transitions/submit-abstract" xlink:type="simple">https://www.elsevier.com/events/conferences/urban-transitions/submit-abstract</text:a></text:p>
          </table:table-cell>
          <table:table-cell table:style-name="ce653" table:number-columns-repeated="1015"/>
        </table:table-row>
        <table:table-row table:style-name="ro89">
          <table:table-cell table:style-name="ce607" table:number-columns-repeated="3"/>
          <table:table-cell table:style-name="ce627"/>
          <table:table-cell table:style-name="ce607" office:value-type="string" calcext:value-type="string">
            <text:p>ILUS 2021</text:p>
          </table:table-cell>
          <table:table-cell table:style-name="ce607" table:number-columns-repeated="3"/>
          <table:table-cell table:style-name="ce607" office:value-type="string" calcext:value-type="string">
            <text:p><text:a xlink:href="http://ilus2021.ioer.info/" xlink:type="simple">http://ilus2021.ioer.info/</text:a></text:p>
          </table:table-cell>
          <table:table-cell table:style-name="ce653" table:number-columns-repeated="1015"/>
        </table:table-row>
        <table:table-row table:style-name="ro89">
          <table:table-cell table:style-name="ce607" table:number-columns-repeated="3"/>
          <table:table-cell table:style-name="ce627"/>
          <table:table-cell table:style-name="ce607" office:value-type="string" calcext:value-type="string">
            <text:p>GeoInno 2022</text:p>
          </table:table-cell>
          <table:table-cell table:style-name="ce607" table:number-columns-repeated="3"/>
          <table:table-cell table:style-name="ce607" office:value-type="string" calcext:value-type="string">
            <text:p>https://geoinno2022.com/call-for-papers/ </text:p>
          </table:table-cell>
          <table:table-cell table:style-name="ce653" table:number-columns-repeated="1015"/>
        </table:table-row>
        <table:table-row table:style-name="ro89">
          <table:table-cell table:style-name="ce608" table:number-columns-repeated="3"/>
          <table:table-cell table:style-name="ce629" office:value-type="string" calcext:value-type="string">
            <text:p><text:span text:style-name="T5">15/07/2021 </text:span>; 10/09/2021</text:p>
          </table:table-cell>
          <table:table-cell table:style-name="ce608" office:value-type="string" calcext:value-type="string">
            <text:p>ECTQG 2021</text:p>
          </table:table-cell>
          <table:table-cell table:style-name="ce608"/>
          <table:table-cell table:style-name="ce608" office:value-type="string" calcext:value-type="string">
            <text:p>3-5/11/2021</text:p>
          </table:table-cell>
          <table:table-cell table:style-name="ce608"/>
          <table:table-cell table:style-name="ce608" office:value-type="string" calcext:value-type="string">
            <text:p><text:a xlink:href="https://ectqg2021.wordpress.com/92-2/" xlink:type="simple">https://ectqg2021.wordpress.com/92-2/</text:a></text:p>
          </table:table-cell>
          <table:table-cell table:style-name="ce654" table:number-columns-repeated="1015"/>
        </table:table-row>
        <table:table-row table:style-name="ro89">
          <table:table-cell table:style-name="ce607" table:number-columns-repeated="3"/>
          <table:table-cell table:style-name="ce626" office:value-type="date" office:date-value="2022-01-11" calcext:value-type="date">
            <text:p>11/01/22</text:p>
          </table:table-cell>
          <table:table-cell table:style-name="ce607" office:value-type="string" calcext:value-type="string">
            <text:p>IGU Paris 2022</text:p>
          </table:table-cell>
          <table:table-cell table:style-name="ce607" table:number-columns-repeated="3"/>
          <table:table-cell table:style-name="ce60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53" table:number-columns-repeated="1015"/>
        </table:table-row>
        <table:table-row table:style-name="ro89">
          <table:table-cell table:style-name="ce607" table:number-columns-repeated="3"/>
          <table:table-cell table:style-name="ce627"/>
          <table:table-cell table:style-name="ce607" office:value-type="string" calcext:value-type="string">
            <text:p>RRAU (invited on 09/03)</text:p>
          </table:table-cell>
          <table:table-cell table:style-name="ce607" table:number-columns-repeated="3"/>
          <table:table-cell table:style-name="ce607" office:value-type="string" calcext:value-type="string">
            <text:p><text:a xlink:href="https://www.ierek.com/events/RRAU-4th#introduction" xlink:type="simple">https://www.ierek.com/events/RRAU-4th#introduction</text:a></text:p>
          </table:table-cell>
          <table:table-cell table:style-name="ce653" table:number-columns-repeated="1015"/>
        </table:table-row>
        <table:table-row table:style-name="ro89">
          <table:table-cell table:style-name="ce607" table:number-columns-repeated="3"/>
          <table:table-cell table:style-name="ce627"/>
          <table:table-cell table:style-name="ce607" office:value-type="string" calcext:value-type="string">
            <text:p>BECB (not relevant – invited 10/02 morphogenesis transport networks)</text:p>
          </table:table-cell>
          <table:table-cell table:style-name="ce607" table:number-columns-repeated="3"/>
          <table:table-cell table:style-name="ce607" office:value-type="string" calcext:value-type="string">
            <text:p><text:a xlink:href="https://www.becbinfo.com/#/" xlink:type="simple">https://www.becbinfo.com/#/</text:a></text:p>
          </table:table-cell>
          <table:table-cell table:style-name="ce653" table:number-columns-repeated="1015"/>
        </table:table-row>
        <table:table-row table:style-name="ro89">
          <table:table-cell table:style-name="ce607" table:number-columns-repeated="3"/>
          <table:table-cell table:style-name="ce626" office:value-type="date" office:date-value="2021-03-02" calcext:value-type="date">
            <text:p>02/03/21</text:p>
          </table:table-cell>
          <table:table-cell table:style-name="ce607" office:value-type="string" calcext:value-type="string">
            <text:p>Ecocity Summit</text:p>
          </table:table-cell>
          <table:table-cell table:style-name="ce607" table:number-columns-repeated="3"/>
          <table:table-cell table:style-name="ce607" office:value-type="string" calcext:value-type="string">
            <text:p><text:a xlink:href="https://ecocity-summit.com/" xlink:type="simple">https://ecocity-summit.com/</text:a></text:p>
          </table:table-cell>
          <table:table-cell table:style-name="ce653" table:number-columns-repeated="1015"/>
        </table:table-row>
        <table:table-row table:style-name="ro89">
          <table:table-cell table:style-name="ce607" table:number-columns-repeated="3"/>
          <table:table-cell table:style-name="ce627"/>
          <table:table-cell table:style-name="ce607" office:value-type="string" calcext:value-type="string">
            <text:p>IEMAICLOUD</text:p>
          </table:table-cell>
          <table:table-cell table:style-name="ce607" table:number-columns-repeated="3"/>
          <table:table-cell table:style-name="ce607" office:value-type="string" calcext:value-type="string">
            <text:p><text:a xlink:href="https://iemaicloud.org/" xlink:type="simple">https://iemaicloud.org/</text:a></text:p>
          </table:table-cell>
          <table:table-cell table:style-name="ce653" table:number-columns-repeated="1015"/>
        </table:table-row>
        <table:table-row table:style-name="ro89">
          <table:table-cell table:style-name="ce607" table:number-columns-repeated="3"/>
          <table:table-cell table:style-name="ce627"/>
          <table:table-cell table:style-name="ce607" office:value-type="string" calcext:value-type="string">
            <text:p>SIGSIM PADS 2021</text:p>
          </table:table-cell>
          <table:table-cell table:style-name="ce607" table:number-columns-repeated="3"/>
          <table:table-cell table:style-name="ce607" office:value-type="string" calcext:value-type="string">
            <text:p><text:a xlink:href="https://www.acm-sigsim-pads.org/callForPapers.htm" xlink:type="simple">https://www.acm-sigsim-pads.org/callForPapers.htm</text:a></text:p>
          </table:table-cell>
          <table:table-cell table:style-name="ce653" table:number-columns-repeated="1015"/>
        </table:table-row>
        <table:table-row table:style-name="ro89">
          <table:table-cell table:style-name="ce607" table:number-columns-repeated="3"/>
          <table:table-cell table:style-name="ce627"/>
          <table:table-cell table:style-name="ce607" office:value-type="string" calcext:value-type="string">
            <text:p>MLIS 2021</text:p>
          </table:table-cell>
          <table:table-cell table:style-name="ce607" table:number-columns-repeated="3"/>
          <table:table-cell table:style-name="ce607" office:value-type="string" calcext:value-type="string">
            <text:p><text:a xlink:href="http://www.machinelearningconf.org/Speaker" xlink:type="simple">http://www.machinelearningconf.org/Speaker</text:a></text:p>
          </table:table-cell>
          <table:table-cell table:style-name="ce653" table:number-columns-repeated="1015"/>
        </table:table-row>
        <table:table-row table:style-name="ro89">
          <table:table-cell table:style-name="ce607" table:number-columns-repeated="3"/>
          <table:table-cell table:style-name="ce627"/>
          <table:table-cell table:style-name="ce607" office:value-type="string" calcext:value-type="string">
            <text:p>FSC 4th</text:p>
          </table:table-cell>
          <table:table-cell table:style-name="ce607" table:number-columns-repeated="3"/>
          <table:table-cell table:style-name="ce607" office:value-type="string" calcext:value-type="string">
            <text:p><text:a xlink:href="https://www.ierek.com/events/FSC-4th#introduction" xlink:type="simple">https://www.ierek.com/events/FSC-4th#introduction</text:a> (invit 27/12/2020)</text:p>
          </table:table-cell>
          <table:table-cell table:style-name="ce653" table:number-columns-repeated="1015"/>
        </table:table-row>
        <table:table-row table:style-name="ro89">
          <table:table-cell table:style-name="ce607" table:number-columns-repeated="3"/>
          <table:table-cell table:style-name="ce627" office:value-type="string" calcext:value-type="string">
            <text:p>Missed 12/2021</text:p>
          </table:table-cell>
          <table:table-cell table:style-name="ce607" office:value-type="string" calcext:value-type="string">
            <text:p>WWCS2022</text:p>
          </table:table-cell>
          <table:table-cell table:style-name="ce607" table:number-columns-repeated="3"/>
          <table:table-cell table:style-name="ce607" office:value-type="string" calcext:value-type="string">
            <text:p><text:a xlink:href="https://wwcs2022.github.io/application/" xlink:type="simple">https://wwcs2022.github.io/application/</text:a></text:p>
          </table:table-cell>
          <table:table-cell table:style-name="ce653" table:number-columns-repeated="1015"/>
        </table:table-row>
        <table:table-row table:style-name="ro89">
          <table:table-cell table:style-name="ce608" table:number-columns-repeated="3"/>
          <table:table-cell table:style-name="ce628"/>
          <table:table-cell table:style-name="ce608" office:value-type="string" calcext:value-type="string">
            <text:p>Future days 2021</text:p>
          </table:table-cell>
          <table:table-cell table:style-name="ce608" table:number-columns-repeated="3"/>
          <table:table-cell table:style-name="ce608" office:value-type="string" calcext:value-type="string">
            <text:p><text:a xlink:href="https://www.futuredays.fr/appel-a-communications-2021/" xlink:type="simple">https://www.futuredays.fr/appel-a-communications-2021/</text:a></text:p>
          </table:table-cell>
          <table:table-cell table:style-name="ce654" table:number-columns-repeated="1015"/>
        </table:table-row>
        <table:table-row table:style-name="ro89">
          <table:table-cell table:style-name="ce608" table:number-columns-repeated="3"/>
          <table:table-cell table:style-name="ce628"/>
          <table:table-cell table:style-name="ce608" office:value-type="string" calcext:value-type="string">
            <text:p>CCS 2021</text:p>
          </table:table-cell>
          <table:table-cell table:style-name="ce608" table:number-columns-repeated="3"/>
          <table:table-cell table:style-name="ce608" office:value-type="string" calcext:value-type="string">
            <text:p><text:a xlink:href="https://ccs2021.univ-lyon1.fr/#HOME" xlink:type="simple">https://ccs2021.univ-lyon1.fr/#HOME</text:a></text:p>
          </table:table-cell>
          <table:table-cell table:style-name="ce654" table:number-columns-repeated="1015"/>
        </table:table-row>
        <table:table-row table:style-name="ro89">
          <table:table-cell table:style-name="ce607" table:number-columns-repeated="3"/>
          <table:table-cell table:style-name="ce627"/>
          <table:table-cell table:style-name="ce607" office:value-type="string" calcext:value-type="string">
            <text:p>Gamma days</text:p>
          </table:table-cell>
          <table:table-cell table:style-name="ce607" table:number-columns-repeated="3"/>
          <table:table-cell table:style-name="ce607" office:value-type="string" calcext:value-type="string">
            <text:p><text:a xlink:href="https://www.irit.fr/GamaDays2021/program/" xlink:type="simple">https://www.irit.fr/GamaDays2021/program/</text:a></text:p>
          </table:table-cell>
          <table:table-cell table:style-name="ce653" table:number-columns-repeated="1015"/>
        </table:table-row>
        <table:table-row table:style-name="ro89">
          <table:table-cell table:style-name="ce608" table:number-columns-repeated="3"/>
          <table:table-cell table:style-name="ce629" office:value-type="date" office:date-value="2021-04-06" calcext:value-type="date">
            <text:p>06/04/21</text:p>
          </table:table-cell>
          <table:table-cell table:style-name="ce608" office:value-type="string" calcext:value-type="string">
            <text:p>CCS France</text:p>
          </table:table-cell>
          <table:table-cell table:style-name="ce608" office:value-type="string" calcext:value-type="string">
            <text:p>Complex Systems</text:p>
          </table:table-cell>
          <table:table-cell table:style-name="ce608" table:number-columns-repeated="2"/>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row>
        <table:table-row table:style-name="ro89">
          <table:table-cell table:style-name="ce609" table:number-columns-repeated="2"/>
          <table:table-cell table:style-name="ce609" office:value-type="string" calcext:value-type="string">
            <text:p>rejected</text:p>
          </table:table-cell>
          <table:table-cell table:style-name="ce630" office:value-type="date" office:date-value="2021-03-07" calcext:value-type="date">
            <text:p>07/03/21</text:p>
          </table:table-cell>
          <table:table-cell table:style-name="ce609" office:value-type="string" calcext:value-type="string">
            <text:p>ALIFE 2021</text:p>
          </table:table-cell>
          <table:table-cell table:style-name="ce609" table:number-columns-repeated="3"/>
          <table:table-cell table:style-name="ce609" office:value-type="string" calcext:value-type="string">
            <text:p><text:a xlink:href="https://www.robot100.cz/alife2021" xlink:type="simple">https://www.robot100.cz/alife2021</text:a></text:p>
          </table:table-cell>
          <table:table-cell table:style-name="ce655" table:number-columns-repeated="1015"/>
        </table:table-row>
        <table:table-row table:style-name="ro89">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SDS2021</text:p>
          </table:table-cell>
          <table:table-cell table:style-name="ce608" table:number-columns-repeated="3"/>
          <table:table-cell table:style-name="ce608" office:value-type="string" calcext:value-type="string">
            <text:p><text:a xlink:href="https://wp.unil.ch/sds2020/calls/" xlink:type="simple">https://wp.unil.ch/sds2020/calls/</text:a> (rescheduled)</text:p>
          </table:table-cell>
          <table:table-cell table:style-name="ce654" table:number-columns-repeated="1015"/>
        </table:table-row>
        <table:table-row table:style-name="ro89">
          <table:table-cell table:style-name="ce607" table:number-columns-repeated="3"/>
          <table:table-cell table:style-name="ce626" office:value-type="date" office:date-value="2021-04-09" calcext:value-type="date">
            <text:p>09/04/21</text:p>
          </table:table-cell>
          <table:table-cell table:style-name="ce607" office:value-type="string" calcext:value-type="string">
            <text:p>COMPASS 2021</text:p>
          </table:table-cell>
          <table:table-cell table:style-name="ce607" table:number-columns-repeated="3"/>
          <table:table-cell table:style-name="ce607" office:value-type="string" calcext:value-type="string">
            <text:p><text:a xlink:href="https://compass.acm.org/" xlink:type="simple">https://compass.acm.org/</text:a></text:p>
          </table:table-cell>
          <table:table-cell table:style-name="ce653" table:number-columns-repeated="1015"/>
        </table:table-row>
        <table:table-row table:style-name="ro89">
          <table:table-cell table:style-name="ce607" table:number-columns-repeated="3"/>
          <table:table-cell table:style-name="ce626" office:value-type="date" office:date-value="2021-03-12" calcext:value-type="date">
            <text:p>12/03/21</text:p>
          </table:table-cell>
          <table:table-cell table:style-name="ce607" office:value-type="string" calcext:value-type="string">
            <text:p>IC2S2</text:p>
          </table:table-cell>
          <table:table-cell table:style-name="ce607" table:number-columns-repeated="3"/>
          <table:table-cell table:style-name="ce607" office:value-type="string" calcext:value-type="string">
            <text:p><text:a xlink:href="https://ic2s2-2021.ethz.ch/call-for-papers/" xlink:type="simple">https://ic2s2-2021.ethz.ch/call-for-papers/</text:a></text:p>
          </table:table-cell>
          <table:table-cell table:style-name="ce653" table:number-columns-repeated="1015"/>
        </table:table-row>
        <table:table-row table:style-name="ro89">
          <table:table-cell table:style-name="ce607" table:number-columns-repeated="3"/>
          <table:table-cell table:style-name="ce626" office:value-type="date" office:date-value="2021-03-01" calcext:value-type="date">
            <text:p>01/03/21</text:p>
          </table:table-cell>
          <table:table-cell table:style-name="ce607" office:value-type="string" calcext:value-type="string">
            <text:p>ANNSIM (track social sim Arnaud)</text:p>
          </table:table-cell>
          <table:table-cell table:style-name="ce607" table:number-columns-repeated="3"/>
          <table:table-cell table:style-name="ce607" office:value-type="string" calcext:value-type="string">
            <text:p><text:a xlink:href="https://scs.org/annsim/" xlink:type="simple">https://scs.org/annsim/</text:a></text:p>
          </table:table-cell>
          <table:table-cell table:style-name="ce653" table:number-columns-repeated="1015"/>
        </table:table-row>
        <table:table-row table:style-name="ro89">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GISRUK 2021</text:p>
          </table:table-cell>
          <table:table-cell table:style-name="ce608" table:number-columns-repeated="3"/>
          <table:table-cell table:style-name="ce608" office:value-type="string" calcext:value-type="string">
            <text:p><text:a xlink:href="http://cardiff.gisruk.org/" xlink:type="simple">http://cardiff.gisruk.org/</text:a></text:p>
          </table:table-cell>
          <table:table-cell table:style-name="ce654" table:number-columns-repeated="1015"/>
        </table:table-row>
        <table:table-row table:style-name="ro89">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machinelearningconf.org/Speaker" xlink:type="simple">http://www.machinelearningconf.org/Speaker</text:a></text:p>
          </table:table-cell>
          <table:table-cell table:style-name="ce654" table:number-columns-repeated="1015"/>
        </table:table-row>
        <table:table-row table:style-name="ro89">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confiswee.com/" xlink:type="simple">http://www.confiswee.com/</text:a></text:p>
          </table:table-cell>
          <table:table-cell table:style-name="ce654" table:number-columns-repeated="1015"/>
        </table:table-row>
        <table:table-row table:style-name="ro8">
          <table:table-cell table:style-name="ce607" table:number-columns-repeated="3"/>
          <table:table-cell table:style-name="ce626" office:value-type="date" office:date-value="2020-07-30" calcext:value-type="date">
            <text:p>30/07/20</text:p>
          </table:table-cell>
          <table:table-cell table:style-name="ce607" office:value-type="string" calcext:value-type="string">
            <text:p>The 1st Online Conference on</text:p>
            <text:p>Nonlinear Dynamics and Complexity</text:p>
          </table:table-cell>
          <table:table-cell table:style-name="ce607" table:number-columns-repeated="3"/>
          <table:table-cell table:style-name="ce607" office:value-type="string" calcext:value-type="string">
            <text:p><text:a xlink:href="http://ndc.lhscientificpublishing.com/" xlink:type="simple">http://ndc.lhscientificpublishing.com/</text:a></text:p>
          </table:table-cell>
          <table:table-cell table:style-name="ce653" table:number-columns-repeated="1015"/>
        </table:table-row>
        <table:table-row table:style-name="ro89">
          <table:table-cell table:style-name="ce607" table:number-columns-repeated="3"/>
          <table:table-cell table:style-name="ce627"/>
          <table:table-cell table:style-name="ce607" office:value-type="string" calcext:value-type="string">
            <text:p>QUG2020 (cancelled?)</text:p>
          </table:table-cell>
          <table:table-cell table:style-name="ce607" table:number-columns-repeated="3"/>
          <table:table-cell table:style-name="ce607" office:value-type="string" calcext:value-type="string">
            <text:p><text:a xlink:href="http://www.qug2020.org/index.php?title=Main_Page" xlink:type="simple">http://www.qug2020.org/index.php?title=Main_Page</text:a></text:p>
          </table:table-cell>
          <table:table-cell table:style-name="ce653" table:number-columns-repeated="1015"/>
        </table:table-row>
        <table:table-row table:style-name="ro89">
          <table:table-cell table:style-name="ce607" table:number-columns-repeated="3"/>
          <table:table-cell table:style-name="ce626" office:value-type="date" office:date-value="2021-02-26" calcext:value-type="date">
            <text:p>26/02/21</text:p>
          </table:table-cell>
          <table:table-cell table:style-name="ce607" office:value-type="string" calcext:value-type="string">
            <text:p>UEA European Meeting</text:p>
          </table:table-cell>
          <table:table-cell table:style-name="ce607" table:number-columns-repeated="3"/>
          <table:table-cell table:style-name="ce607" office:value-type="string" calcext:value-type="string">
            <text:p><text:a xlink:href="https://urbaneconomics.org/meetings/emuea2021/" xlink:type="simple">https://urbaneconomics.org/meetings/emuea2021/</text:a></text:p>
          </table:table-cell>
          <table:table-cell table:style-name="ce653" table:number-columns-repeated="1015"/>
        </table:table-row>
        <table:table-row table:style-name="ro89">
          <table:table-cell table:style-name="ce607" table:number-columns-repeated="3"/>
          <table:table-cell table:style-name="ce626" office:value-type="date" office:date-value="2021-02-01" calcext:value-type="date">
            <text:p>01/02/21</text:p>
          </table:table-cell>
          <table:table-cell table:style-name="ce607" office:value-type="string" calcext:value-type="string">
            <text:p>NERCSS 2021</text:p>
          </table:table-cell>
          <table:table-cell table:style-name="ce607" table:number-columns-repeated="3"/>
          <table:table-cell table:style-name="ce607" office:value-type="string" calcext:value-type="string">
            <text:p><text:a xlink:href="https://nerccs2021.github.io/" xlink:type="simple">https://nerccs2021.github.io/</text:a></text:p>
          </table:table-cell>
          <table:table-cell table:style-name="ce653" table:number-columns-repeated="1015"/>
        </table:table-row>
        <table:table-row table:style-name="ro89">
          <table:table-cell table:style-name="ce608" table:number-columns-repeated="3"/>
          <table:table-cell table:style-name="ce628"/>
          <table:table-cell table:style-name="ce608" office:value-type="string" calcext:value-type="string">
            <text:p>CCS 2020</text:p>
          </table:table-cell>
          <table:table-cell table:style-name="ce608" table:number-columns-repeated="3"/>
          <table:table-cell table:style-name="ce608" office:value-type="string" calcext:value-type="string">
            <text:p><text:a xlink:href="https://ccs2020.org/index.php" xlink:type="simple">https://ccs2020.org/index.php</text:a></text:p>
          </table:table-cell>
          <table:table-cell table:style-name="ce654" table:number-columns-repeated="1015"/>
        </table:table-row>
        <table:table-row table:style-name="ro89">
          <table:table-cell table:style-name="ce608" office:value-type="float" office:value="1" calcext:value-type="float">
            <text:p>1</text:p>
          </table:table-cell>
          <table:table-cell table:style-name="ce608" table:number-columns-repeated="2"/>
          <table:table-cell table:style-name="ce629" office:value-type="date" office:date-value="2020-03-01" calcext:value-type="date">
            <text:p>01/03/20</text:p>
          </table:table-cell>
          <table:table-cell table:style-name="ce608" office:value-type="string" calcext:value-type="string">
            <text:p>Alife 2020</text:p>
          </table:table-cell>
          <table:table-cell table:style-name="ce608" office:value-type="string" calcext:value-type="string">
            <text:p>Artificial Life</text:p>
          </table:table-cell>
          <table:table-cell table:style-name="ce608" office:value-type="string" calcext:value-type="string">
            <text:p>13-18 July 2020</text:p>
          </table:table-cell>
          <table:table-cell table:style-name="ce608" office:value-type="string" calcext:value-type="string">
            <text:p>Montreal</text:p>
          </table:table-cell>
          <table:table-cell table:style-name="ce608" office:value-type="string" calcext:value-type="string">
            <text:p><text:a xlink:href="http://vermontcomplexsystems.org/events/ALIFE-2020/Calls/Papers/" xlink:type="simple">http://vermontcomplexsystems.org/events/ALIFE-2020/Calls/Papers/</text:a></text:p>
          </table:table-cell>
          <table:table-cell table:style-name="ce654" table:number-columns-repeated="1015"/>
        </table:table-row>
        <table:table-row table:style-name="ro89">
          <table:table-cell table:style-name="ce608" office:value-type="float" office:value="1" calcext:value-type="float">
            <text:p>1</text:p>
          </table:table-cell>
          <table:table-cell table:style-name="ce608" table:number-columns-repeated="2"/>
          <table:table-cell table:style-name="ce629" office:value-type="date" office:date-value="2020-03-15" calcext:value-type="date">
            <text:p>15/03/20</text:p>
          </table:table-cell>
          <table:table-cell table:style-name="ce608" office:value-type="string" calcext:value-type="string">
            <text:p>NetSci2020</text:p>
          </table:table-cell>
          <table:table-cell table:style-name="ce608" table:number-columns-repeated="4"/>
          <table:table-cell table:style-name="ce654" table:number-columns-repeated="1015"/>
        </table:table-row>
        <table:table-row table:style-name="ro89">
          <table:table-cell table:style-name="ce611" office:value-type="float" office:value="1" calcext:value-type="float">
            <text:p>1</text:p>
          </table:table-cell>
          <table:table-cell table:style-name="ce611" table:number-columns-repeated="2"/>
          <table:table-cell table:style-name="ce631"/>
          <table:table-cell table:style-name="ce611" office:value-type="string" calcext:value-type="string">
            <text:p>GISRUK 2020</text:p>
          </table:table-cell>
          <table:table-cell table:style-name="ce611" table:number-columns-repeated="4"/>
          <table:table-cell table:style-name="ce656" table:number-columns-repeated="1015"/>
        </table:table-row>
        <table:table-row table:style-name="ro89">
          <table:table-cell table:style-name="ce607" table:number-columns-repeated="3"/>
          <table:table-cell table:style-name="ce626" office:value-type="date" office:date-value="2020-01-31" calcext:value-type="date">
            <text:p>31/01/20</text:p>
          </table:table-cell>
          <table:table-cell table:style-name="ce607" office:value-type="string" calcext:value-type="string">
            <text:p>Spatial Data Science</text:p>
          </table:table-cell>
          <table:table-cell table:style-name="ce607" office:value-type="string" calcext:value-type="string">
            <text:p>Data Science</text:p>
          </table:table-cell>
          <table:table-cell table:style-name="ce607" table:number-columns-repeated="2"/>
          <table:table-cell table:style-name="ce607" office:value-type="string" calcext:value-type="string">
            <text:p><text:a xlink:href="https://wp.unil.ch/sds2020/" xlink:type="simple">https://wp.unil.ch/sds2020/</text:a></text:p>
          </table:table-cell>
          <table:table-cell table:style-name="ce653" table:number-columns-repeated="1015"/>
        </table:table-row>
        <table:table-row table:style-name="ro89">
          <table:table-cell table:style-name="ce607" table:number-columns-repeated="3"/>
          <table:table-cell table:style-name="ce626" office:value-type="date" office:date-value="2020-02-14" calcext:value-type="date">
            <text:p>14/02/20</text:p>
          </table:table-cell>
          <table:table-cell table:style-name="ce607" office:value-type="string" calcext:value-type="string">
            <text:p>SIGSIM PADS 2020</text:p>
          </table:table-cell>
          <table:table-cell table:style-name="ce607" table:number-columns-repeated="3"/>
          <table:table-cell table:style-name="ce607" office:value-type="string" calcext:value-type="string">
            <text:p><text:a xlink:href="http://www.acm-sigsim-pads.org/callForPapers.htm" xlink:type="simple">http://www.acm-sigsim-pads.org/callForPapers.htm</text:a></text:p>
          </table:table-cell>
          <table:table-cell table:style-name="ce653" table:number-columns-repeated="1015"/>
        </table:table-row>
        <table:table-row table:style-name="ro89">
          <table:table-cell table:style-name="ce607" table:number-columns-repeated="3"/>
          <table:table-cell table:style-name="ce626" office:value-type="date" office:date-value="2019-11-15" calcext:value-type="date">
            <text:p>15/11/19</text:p>
          </table:table-cell>
          <table:table-cell table:style-name="ce607" office:value-type="string" calcext:value-type="string">
            <text:p>CompleNet 2020</text:p>
          </table:table-cell>
          <table:table-cell table:style-name="ce607" table:number-columns-repeated="3"/>
          <table:table-cell table:style-name="ce607" office:value-type="string" calcext:value-type="string">
            <text:p><text:a xlink:href="https://complenet.weebly.com/" xlink:type="simple">https://complenet.weebly.com/</text:a></text:p>
          </table:table-cell>
          <table:table-cell table:style-name="ce653" table:number-columns-repeated="1015"/>
        </table:table-row>
        <table:table-row table:style-name="ro89">
          <table:table-cell table:style-name="ce607" table:number-columns-repeated="3"/>
          <table:table-cell table:style-name="ce626" office:value-type="date" office:date-value="2019-10-20" calcext:value-type="date">
            <text:p>20/10/19</text:p>
          </table:table-cell>
          <table:table-cell table:style-name="ce607" office:value-type="string" calcext:value-type="string">
            <text:p>Rochebrune 2020</text:p>
          </table:table-cell>
          <table:table-cell table:style-name="ce607" table:number-columns-repeated="3"/>
          <table:table-cell table:style-name="ce607" office:value-type="string" calcext:value-type="string">
            <text:p><text:a xlink:href="https://rochebrune.cirad.fr/appel-a-communications" xlink:type="simple">https://rochebrune.cirad.fr/appel-a-communications</text:a></text:p>
          </table:table-cell>
          <table:table-cell table:style-name="ce653" table:number-columns-repeated="1015"/>
        </table:table-row>
        <table:table-row table:style-name="ro89">
          <table:table-cell table:style-name="ce608" table:number-columns-repeated="3"/>
          <table:table-cell table:style-name="ce628" office:value-type="string" calcext:value-type="string">
            <text:p>25/06/2019</text:p>
          </table:table-cell>
          <table:table-cell table:style-name="ce608" office:value-type="string" calcext:value-type="string">
            <text:p>JCAD 2019</text:p>
          </table:table-cell>
          <table:table-cell table:style-name="ce608" office:value-type="string" calcext:value-type="string">
            <text:p>High Performance Computing</text:p>
          </table:table-cell>
          <table:table-cell table:style-name="ce608" office:value-type="string" calcext:value-type="string">
            <text:p>9-11 October 2019</text:p>
          </table:table-cell>
          <table:table-cell table:style-name="ce608" office:value-type="string" calcext:value-type="string">
            <text:p>Toulouse</text:p>
          </table:table-cell>
          <table:table-cell table:style-name="ce608" office:value-type="string" calcext:value-type="string">
            <text:p><text:a xlink:href="https://jcad2019.sciencesconf.org/resource/page/id/3" xlink:type="simple">https://jcad2019.sciencesconf.org/resource/page/id/3</text:a></text:p>
          </table:table-cell>
          <table:table-cell table:style-name="ce654" table:number-columns-repeated="1015"/>
        </table:table-row>
        <table:table-row table:style-name="ro89">
          <table:table-cell table:style-name="ce607" table:number-columns-repeated="3"/>
          <table:table-cell table:style-name="ce626" office:value-type="date" office:date-value="2019-10-06" calcext:value-type="date">
            <text:p>06/10/19</text:p>
          </table:table-cell>
          <table:table-cell table:style-name="ce607" office:value-type="string" calcext:value-type="string">
            <text:p>SCI 2019</text:p>
          </table:table-cell>
          <table:table-cell table:style-name="ce607" office:value-type="string" calcext:value-type="string">
            <text:p>Artificial Life</text:p>
          </table:table-cell>
          <table:table-cell table:style-name="ce607" office:value-type="string" calcext:value-type="string">
            <text:p>6-9/12/2019</text:p>
          </table:table-cell>
          <table:table-cell table:style-name="ce607" office:value-type="string" calcext:value-type="string">
            <text:p>Xiamen</text:p>
          </table:table-cell>
          <table:table-cell table:style-name="ce647" office:value-type="string" calcext:value-type="string">
            <text:p><text:a xlink:href="http://ssci2019.org/" xlink:type="simple">http://ssci2019.org/</text:a></text:p>
          </table:table-cell>
          <table:table-cell table:style-name="ce653" table:number-columns-repeated="1015"/>
        </table:table-row>
        <table:table-row table:style-name="ro89">
          <table:table-cell table:style-name="ce607" table:number-columns-repeated="3"/>
          <table:table-cell table:style-name="ce627" office:value-type="string" calcext:value-type="string">
            <text:p>30/04/2019</text:p>
          </table:table-cell>
          <table:table-cell table:style-name="ce607" office:value-type="string" calcext:value-type="string">
            <text:p>TRA 2020</text:p>
          </table:table-cell>
          <table:table-cell table:style-name="ce607" office:value-type="string" calcext:value-type="string">
            <text:p>Transportation</text:p>
          </table:table-cell>
          <table:table-cell table:style-name="ce643" office:value-type="date" office:date-value="2020-04-01" calcext:value-type="date">
            <text:p>01/04/20</text:p>
          </table:table-cell>
          <table:table-cell table:style-name="ce607" office:value-type="string" calcext:value-type="string">
            <text:p>Helsinki</text:p>
          </table:table-cell>
          <table:table-cell table:style-name="ce647" office:value-type="string" calcext:value-type="string">
            <text:p><text:a xlink:href="https://traconference.eu/" xlink:type="simple">https://traconference.eu/</text:a></text:p>
          </table:table-cell>
          <table:table-cell table:style-name="ce653" table:number-columns-repeated="1015"/>
        </table:table-row>
        <table:table-row table:style-name="ro89">
          <table:table-cell table:style-name="ce608" table:number-columns-repeated="3"/>
          <table:table-cell table:style-name="ce628" office:value-type="string" calcext:value-type="string">
            <text:p>30/04/2019</text:p>
          </table:table-cell>
          <table:table-cell table:style-name="ce608" office:value-type="string" calcext:value-type="string">
            <text:p>ILUS 2019</text:p>
          </table:table-cell>
          <table:table-cell table:style-name="ce608"/>
          <table:table-cell table:style-name="ce644" office:value-type="date" office:date-value="2019-12-01" calcext:value-type="date">
            <text:p>01/12/19</text:p>
          </table:table-cell>
          <table:table-cell table:style-name="ce608" office:value-type="string" calcext:value-type="string">
            <text:p>Paris</text:p>
          </table:table-cell>
          <table:table-cell table:style-name="ce432" office:value-type="string" calcext:value-type="string">
            <text:p><text:a xlink:href="http://ilus2019.ioer.info/abstract-submission/" xlink:type="simple">http://ilus2019.ioer.info/abstract-submission/</text:a></text:p>
          </table:table-cell>
          <table:table-cell table:style-name="ce654" table:number-columns-repeated="1015"/>
        </table:table-row>
        <table:table-row table:style-name="ro93">
          <table:table-cell table:style-name="ce614" office:value-type="float" office:value="-1" calcext:value-type="float">
            <text:p>-1</text:p>
          </table:table-cell>
          <table:table-cell table:style-name="ce614" table:number-columns-repeated="2"/>
          <table:table-cell table:style-name="ce632" office:value-type="string" calcext:value-type="string">
            <text:p>21/12/2018 (sessions) ; 29/03/2019 (abstracts)</text:p>
          </table:table-cell>
          <table:table-cell table:style-name="ce614" office:value-type="string" calcext:value-type="string">
            <text:p>ECTQG 2019</text:p>
          </table:table-cell>
          <table:table-cell table:style-name="ce614" office:value-type="string" calcext:value-type="string">
            <text:p>Geography</text:p>
          </table:table-cell>
          <table:table-cell table:style-name="ce614" office:value-type="string" calcext:value-type="string">
            <text:p>5-9 September 2019</text:p>
          </table:table-cell>
          <table:table-cell table:style-name="ce614" office:value-type="string" calcext:value-type="string">
            <text:p>Luxembourg</text:p>
          </table:table-cell>
          <table:table-cell table:style-name="ce614"/>
          <table:table-cell table:style-name="ce654" table:number-columns-repeated="1015"/>
        </table:table-row>
        <table:table-row table:style-name="ro89">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CCS 2019</text:p>
          </table:table-cell>
          <table:table-cell table:style-name="ce614"/>
          <table:table-cell table:style-name="ce614" office:value-type="string" calcext:value-type="string">
            <text:p>30 September – 4 October 2019</text:p>
          </table:table-cell>
          <table:table-cell table:style-name="ce614" office:value-type="string" calcext:value-type="string">
            <text:p>Singapore</text:p>
          </table:table-cell>
          <table:table-cell table:style-name="ce614"/>
          <table:table-cell table:style-name="ce654" table:number-columns-repeated="1015"/>
        </table:table-row>
        <table:table-row table:style-name="ro89">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Alife 2019</text:p>
          </table:table-cell>
          <table:table-cell table:style-name="ce614"/>
          <table:table-cell table:style-name="ce614" office:value-type="string" calcext:value-type="string">
            <text:p>29 July – 2 August 2019</text:p>
          </table:table-cell>
          <table:table-cell table:style-name="ce614" table:number-columns-repeated="2"/>
          <table:table-cell table:style-name="ce654" table:number-columns-repeated="1015"/>
        </table:table-row>
        <table:table-row table:style-name="ro89">
          <table:table-cell table:style-name="ce615" office:value-type="float" office:value="-1" calcext:value-type="float">
            <text:p>-1</text:p>
          </table:table-cell>
          <table:table-cell table:style-name="ce615" table:number-columns-repeated="2"/>
          <table:table-cell table:style-name="ce633" office:value-type="string" calcext:value-type="string">
            <text:p>15/02/2019</text:p>
          </table:table-cell>
          <table:table-cell table:style-name="ce615" office:value-type="string" calcext:value-type="string">
            <text:p>ITEA 2019</text:p>
          </table:table-cell>
          <table:table-cell table:style-name="ce615" office:value-type="string" calcext:value-type="string">
            <text:p>Transportation Economics</text:p>
          </table:table-cell>
          <table:table-cell table:style-name="ce615" office:value-type="string" calcext:value-type="string">
            <text:p>10-14 June 2019</text:p>
          </table:table-cell>
          <table:table-cell table:style-name="ce615" office:value-type="string" calcext:value-type="string">
            <text:p>Paris</text:p>
          </table:table-cell>
          <table:table-cell table:style-name="ce615" office:value-type="string" calcext:value-type="string">
            <text:p>https://www.parisschoolofeconomics.eu/en/news/save-the-date-january-1-2019-opening-of-the-submissions-for-itea-2019-in-paris/</text:p>
          </table:table-cell>
          <table:table-cell table:style-name="ce653" table:number-columns-repeated="1015"/>
        </table:table-row>
        <table:table-row table:style-name="ro89">
          <table:table-cell table:style-name="ce615" office:value-type="float" office:value="-1" calcext:value-type="float">
            <text:p>-1</text:p>
          </table:table-cell>
          <table:table-cell table:style-name="ce615" table:number-columns-repeated="2"/>
          <table:table-cell table:style-name="ce634" office:value-type="date" office:date-value="2019-12-02" calcext:value-type="date">
            <text:p>02/12/19</text:p>
          </table:table-cell>
          <table:table-cell table:style-name="ce615" office:value-type="string" calcext:value-type="string">
            <text:p>Xterm 2019</text:p>
          </table:table-cell>
          <table:table-cell table:style-name="ce615" office:value-type="string" calcext:value-type="string">
            <text:p>Territorial Intelligence</text:p>
          </table:table-cell>
          <table:table-cell table:style-name="ce615" office:value-type="string" calcext:value-type="string">
            <text:p>26-28 June 2019</text:p>
          </table:table-cell>
          <table:table-cell table:style-name="ce615" office:value-type="string" calcext:value-type="string">
            <text:p>Le Havre</text:p>
          </table:table-cell>
          <table:table-cell table:style-name="ce615" office:value-type="string" calcext:value-type="string">
            <text:p>https://xterm2019.sciencesconf.org/</text:p>
          </table:table-cell>
          <table:table-cell table:style-name="ce653" table:number-columns-repeated="1015"/>
        </table:table-row>
        <table:table-row table:style-name="ro89">
          <table:table-cell table:style-name="ce615" office:value-type="float" office:value="-1" calcext:value-type="float">
            <text:p>-1</text:p>
          </table:table-cell>
          <table:table-cell table:style-name="ce615" table:number-columns-repeated="2"/>
          <table:table-cell table:style-name="ce634" office:value-type="date" office:date-value="2019-05-02" calcext:value-type="date">
            <text:p>02/05/19</text:p>
          </table:table-cell>
          <table:table-cell table:style-name="ce615" office:value-type="string" calcext:value-type="string">
            <text:p>IC2S2 2019</text:p>
          </table:table-cell>
          <table:table-cell table:style-name="ce615" office:value-type="string" calcext:value-type="string">
            <text:p>Computational Social Science</text:p>
          </table:table-cell>
          <table:table-cell table:style-name="ce615" office:value-type="string" calcext:value-type="string">
            <text:p>17-20 July 2019</text:p>
          </table:table-cell>
          <table:table-cell table:style-name="ce615" office:value-type="string" calcext:value-type="string">
            <text:p>Amsterdam</text:p>
          </table:table-cell>
          <table:table-cell table:style-name="ce615" office:value-type="string" calcext:value-type="string">
            <text:p>https://2019.ic2s2.org/</text:p>
          </table:table-cell>
          <table:table-cell table:style-name="ce653"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11-12" calcext:value-type="date">
            <text:p>12/11/18</text:p>
          </table:table-cell>
          <table:table-cell table:style-name="ce614" office:value-type="string" calcext:value-type="string">
            <text:p>Theo Quant 2019</text:p>
          </table:table-cell>
          <table:table-cell table:style-name="ce614" office:value-type="string" calcext:value-type="string">
            <text:p>Geography</text:p>
          </table:table-cell>
          <table:table-cell table:style-name="ce614" office:value-type="string" calcext:value-type="string">
            <text:p>6-8 February 2019</text:p>
          </table:table-cell>
          <table:table-cell table:style-name="ce614" office:value-type="string" calcext:value-type="string">
            <text:p>Besancon</text:p>
          </table:table-cell>
          <table:table-cell table:style-name="ce614" office:value-type="string" calcext:value-type="string">
            <text:p><text:a xlink:href="http://thema.univ-fcomte.fr/theoq/fr/index.php" xlink:type="simple">http://thema.univ-fcomte.fr/theoq/fr/index.php</text:a></text:p>
          </table:table-cell>
          <table:table-cell table:style-name="ce654" table:number-columns-repeated="1015"/>
        </table:table-row>
        <table:table-row table:style-name="ro89">
          <table:table-cell table:style-name="ce615" office:value-type="float" office:value="0" calcext:value-type="float">
            <text:p>0</text:p>
          </table:table-cell>
          <table:table-cell table:style-name="ce615" table:number-columns-repeated="2"/>
          <table:table-cell table:style-name="ce633" office:value-type="string" calcext:value-type="string">
            <text:p>30/01/2019</text:p>
          </table:table-cell>
          <table:table-cell table:style-name="ce615" office:value-type="string" calcext:value-type="string">
            <text:p>GECCO 2019</text:p>
          </table:table-cell>
          <table:table-cell table:style-name="ce615"/>
          <table:table-cell table:style-name="ce615" office:value-type="string" calcext:value-type="string">
            <text:p>13-17 July 2019</text:p>
          </table:table-cell>
          <table:table-cell table:style-name="ce615" office:value-type="string" calcext:value-type="string">
            <text:p>Prague</text:p>
          </table:table-cell>
          <table:table-cell table:style-name="ce615" office:value-type="string" calcext:value-type="string">
            <text:p>https://gecco-2019.sigevo.org/index.html/tiki-index.php?page=Call%20for%20Papers</text:p>
          </table:table-cell>
          <table:table-cell table:style-name="ce653" table:number-columns-repeated="1015"/>
        </table:table-row>
        <table:table-row table:style-name="ro89">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string" calcext:value-type="string">
            <text:p>15/10/2018</text:p>
          </table:table-cell>
          <table:table-cell table:style-name="ce615" office:value-type="string" calcext:value-type="string">
            <text:p>AAG 2019</text:p>
          </table:table-cell>
          <table:table-cell table:style-name="ce615" office:value-type="string" calcext:value-type="string">
            <text:p>Geography</text:p>
          </table:table-cell>
          <table:table-cell table:style-name="ce615" office:value-type="string" calcext:value-type="string">
            <text:p>3-7th April 2019</text:p>
          </table:table-cell>
          <table:table-cell table:style-name="ce615" office:value-type="string" calcext:value-type="string">
            <text:p>Washington</text:p>
          </table:table-cell>
          <table:table-cell table:style-name="ce615" office:value-type="string" calcext:value-type="string">
            <text:p>Session Urban Networks : https://www.urbannetworks.org/aag2019</text:p>
          </table:table-cell>
          <table:table-cell table:style-name="ce653" table:number-columns-repeated="1015"/>
        </table:table-row>
        <table:table-row table:style-name="ro89">
          <table:table-cell table:style-name="ce614" office:value-type="float" office:value="1" calcext:value-type="float">
            <text:p>1</text:p>
          </table:table-cell>
          <table:table-cell table:style-name="ce614" table:number-columns-repeated="2"/>
          <table:table-cell table:style-name="ce632" office:value-type="string" calcext:value-type="string">
            <text:p>30/09/2018</text:p>
          </table:table-cell>
          <table:table-cell table:style-name="ce614" office:value-type="string" calcext:value-type="string">
            <text:p>Rochebrune 2019</text:p>
          </table:table-cell>
          <table:table-cell table:style-name="ce614" office:value-type="string" calcext:value-type="string">
            <text:p>Interdisciplinary</text:p>
          </table:table-cell>
          <table:table-cell table:style-name="ce614" office:value-type="string" calcext:value-type="string">
            <text:p>13-20 January 2019</text:p>
          </table:table-cell>
          <table:table-cell table:style-name="ce614" office:value-type="string" calcext:value-type="string">
            <text:p>Megeve</text:p>
          </table:table-cell>
          <table:table-cell table:style-name="ce614" office:value-type="string" calcext:value-type="string">
            <text:p>https://rochebrune.cirad.fr/</text:p>
          </table:table-cell>
          <table:table-cell table:style-name="ce654" table:number-columns-repeated="1015"/>
        </table:table-row>
        <table:table-row table:style-name="ro89">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3" office:value-type="string" calcext:value-type="string">
            <text:p>15/09/2018</text:p>
          </table:table-cell>
          <table:table-cell table:style-name="ce615" office:value-type="string" calcext:value-type="string">
            <text:p>GA 2018</text:p>
          </table:table-cell>
          <table:table-cell table:style-name="ce615" office:value-type="string" calcext:value-type="string">
            <text:p>Generative Art</text:p>
          </table:table-cell>
          <table:table-cell table:style-name="ce615" office:value-type="string" calcext:value-type="string">
            <text:p>18-20th December 2018</text:p>
          </table:table-cell>
          <table:table-cell table:style-name="ce615" office:value-type="string" calcext:value-type="string">
            <text:p>Verona</text:p>
          </table:table-cell>
          <table:table-cell table:style-name="ce615" office:value-type="string" calcext:value-type="string">
            <text:p>https://www.generativeart.com/</text:p>
          </table:table-cell>
          <table:table-cell table:style-name="ce653"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16/09/2018</text:p>
          </table:table-cell>
          <table:table-cell table:style-name="ce614" office:value-type="string" calcext:value-type="string">
            <text:p>MARAMI 2018</text:p>
          </table:table-cell>
          <table:table-cell table:style-name="ce614" office:value-type="string" calcext:value-type="string">
            <text:p>Complex Networks</text:p>
          </table:table-cell>
          <table:table-cell table:style-name="ce614" office:value-type="string" calcext:value-type="string">
            <text:p>17-19 October 2018</text:p>
          </table:table-cell>
          <table:table-cell table:style-name="ce614" office:value-type="string" calcext:value-type="string">
            <text:p>Avignon</text:p>
          </table:table-cell>
          <table:table-cell table:style-name="ce614" office:value-type="string" calcext:value-type="string">
            <text:p>https://marami2018.sciencesconf.org/</text:p>
          </table:table-cell>
          <table:table-cell table:style-name="ce654"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text:p>
          </table:table-cell>
          <table:table-cell table:style-name="ce614" office:value-type="string" calcext:value-type="string">
            <text:p>Go Pro 2018</text:p>
          </table:table-cell>
          <table:table-cell table:style-name="ce614" office:value-type="string" calcext:value-type="string">
            <text:p>Interdisciplinary</text:p>
          </table:table-cell>
          <table:table-cell table:style-name="ce614" office:value-type="string" calcext:value-type="string">
            <text:p>23-25 October 2018</text:p>
          </table:table-cell>
          <table:table-cell table:style-name="ce614" office:value-type="string" calcext:value-type="string">
            <text:p>Paris</text:p>
          </table:table-cell>
          <table:table-cell table:style-name="ce614"/>
          <table:table-cell table:style-name="ce654"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307" office:value-type="string" calcext:value-type="string">
            <text:p>15/07/2018 (invited)</text:p>
          </table:table-cell>
          <table:table-cell table:style-name="ce632" office:value-type="string" calcext:value-type="string">
            <text:p>CFE 2018</text:p>
          </table:table-cell>
          <table:table-cell table:style-name="ce614" office:value-type="string" calcext:value-type="string">
            <text:p>Econometrics</text:p>
          </table:table-cell>
          <table:table-cell table:style-name="ce614" office:value-type="string" calcext:value-type="string">
            <text:p>14-16 December 2018</text:p>
          </table:table-cell>
          <table:table-cell table:style-name="ce614" office:value-type="string" calcext:value-type="string">
            <text:p>Pisa</text:p>
          </table:table-cell>
          <table:table-cell table:style-name="ce614" office:value-type="string" calcext:value-type="string">
            <text:p>http://www.cfenetwork.org/CFE2018/</text:p>
          </table:table-cell>
          <table:table-cell table:style-name="ce654"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25/07/2018</text:p>
          </table:table-cell>
          <table:table-cell table:style-name="ce614" office:value-type="string" calcext:value-type="string">
            <text:p>CJC Pacte Citeres</text:p>
          </table:table-cell>
          <table:table-cell table:style-name="ce614" office:value-type="string" calcext:value-type="string">
            <text:p>Geography</text:p>
          </table:table-cell>
          <table:table-cell table:style-name="ce614" office:value-type="string" calcext:value-type="string">
            <text:p>15 novembre</text:p>
          </table:table-cell>
          <table:table-cell table:style-name="ce614" office:value-type="string" calcext:value-type="string">
            <text:p>Grenoble</text:p>
          </table:table-cell>
          <table:table-cell table:style-name="ce614" office:value-type="string" calcext:value-type="string">
            <text:p>https://cjcpacteciteres.sciencesconf.org/</text:p>
          </table:table-cell>
          <table:table-cell table:style-name="ce654" table:number-columns-repeated="1015"/>
        </table:table-row>
        <table:table-row table:style-name="ro89">
          <table:table-cell table:style-name="ce616" office:value-type="float" office:value="1" calcext:value-type="float">
            <text:p>1</text:p>
          </table:table-cell>
          <table:table-cell table:style-name="ce616"/>
          <table:table-cell table:style-name="ce616" office:value-type="float" office:value="-1" calcext:value-type="float">
            <text:p>-1</text:p>
          </table:table-cell>
          <table:table-cell table:style-name="ce637" office:value-type="date" office:date-value="2018-05-18" calcext:value-type="date">
            <text:p>18/05/18</text:p>
          </table:table-cell>
          <table:table-cell table:style-name="ce616" office:value-type="string" calcext:value-type="string">
            <text:p>CSDM 2018</text:p>
          </table:table-cell>
          <table:table-cell table:style-name="ce616" office:value-type="string" calcext:value-type="string">
            <text:p>Industrial CS</text:p>
          </table:table-cell>
          <table:table-cell table:style-name="ce616" office:value-type="string" calcext:value-type="string">
            <text:p>18-19 December 2018</text:p>
          </table:table-cell>
          <table:table-cell table:style-name="ce616" office:value-type="string" calcext:value-type="string">
            <text:p>Paris</text:p>
          </table:table-cell>
          <table:table-cell table:style-name="ce616"/>
          <table:table-cell table:style-name="ce655" table:number-columns-repeated="1015"/>
        </table:table-row>
        <table:table-row table:style-name="ro7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30/03/2018 : satellites ; 30/04/2018 : abstracts</text:p>
          </table:table-cell>
          <table:table-cell table:style-name="ce614" office:value-type="string" calcext:value-type="string">
            <text:p>CCS 2018</text:p>
          </table:table-cell>
          <table:table-cell table:style-name="ce614" office:value-type="string" calcext:value-type="string">
            <text:p>Complex Systems</text:p>
          </table:table-cell>
          <table:table-cell table:style-name="ce614" office:value-type="string" calcext:value-type="string">
            <text:p>23-28 September 2018</text:p>
          </table:table-cell>
          <table:table-cell table:style-name="ce614" office:value-type="string" calcext:value-type="string">
            <text:p>Thessalonique</text:p>
          </table:table-cell>
          <table:table-cell table:style-name="ce614" office:value-type="string" calcext:value-type="string">
            <text:p>http://ccs2018.web.auth.gr/</text:p>
          </table:table-cell>
          <table:table-cell table:style-name="ce654"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03-19" calcext:value-type="date">
            <text:p>19/03/18</text:p>
          </table:table-cell>
          <table:table-cell table:style-name="ce614" office:value-type="string" calcext:value-type="string">
            <text:p>Alife 2018</text:p>
          </table:table-cell>
          <table:table-cell table:style-name="ce614" office:value-type="string" calcext:value-type="string">
            <text:p>Artificial Life</text:p>
          </table:table-cell>
          <table:table-cell table:style-name="ce614" office:value-type="string" calcext:value-type="string">
            <text:p>23-27 July 2018</text:p>
          </table:table-cell>
          <table:table-cell table:style-name="ce614" office:value-type="string" calcext:value-type="string">
            <text:p>Tokyo</text:p>
          </table:table-cell>
          <table:table-cell table:style-name="ce614" office:value-type="string" calcext:value-type="string">
            <text:p>http://alife2018.alife.cs.is.nagoya-u.ac.jp/</text:p>
          </table:table-cell>
          <table:table-cell table:style-name="ce654" table:number-columns-repeated="1015"/>
        </table:table-row>
        <table:table-row table:style-name="ro89">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date" office:date-value="2017-08-31" calcext:value-type="date">
            <text:p>31/08/17</text:p>
          </table:table-cell>
          <table:table-cell table:style-name="ce615" office:value-type="string" calcext:value-type="string">
            <text:p>CIST 2018</text:p>
          </table:table-cell>
          <table:table-cell table:style-name="ce615" office:value-type="string" calcext:value-type="string">
            <text:p>Territorial Sciences</text:p>
          </table:table-cell>
          <table:table-cell table:style-name="ce615" office:value-type="string" calcext:value-type="string">
            <text:p>22-23 Mars 2018</text:p>
          </table:table-cell>
          <table:table-cell table:style-name="ce615" office:value-type="string" calcext:value-type="string">
            <text:p>Rouen</text:p>
          </table:table-cell>
          <table:table-cell table:style-name="ce615" office:value-type="string" calcext:value-type="string">
            <text:p>https://cist2018.sciencesconf.org/resource/page/id/22</text:p>
          </table:table-cell>
          <table:table-cell table:style-name="ce653"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9-15" calcext:value-type="date">
            <text:p>15/09/17</text:p>
          </table:table-cell>
          <table:table-cell table:style-name="ce614" office:value-type="string" calcext:value-type="string">
            <text:p>Rochebrune 2018</text:p>
          </table:table-cell>
          <table:table-cell table:style-name="ce614" office:value-type="string" calcext:value-type="string">
            <text:p>Interdisciplinary</text:p>
          </table:table-cell>
          <table:table-cell table:style-name="ce614" office:value-type="string" calcext:value-type="string">
            <text:p>Janvier 2017</text:p>
          </table:table-cell>
          <table:table-cell table:style-name="ce614" office:value-type="string" calcext:value-type="string">
            <text:p>Megeve</text:p>
          </table:table-cell>
          <table:table-cell table:style-name="ce614"/>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05/05/17 : Symposiums ; 31/05/2017 : Abstracts</text:p>
          </table:table-cell>
          <table:table-cell table:style-name="ce614" office:value-type="string" calcext:value-type="string">
            <text:p>ECTQG 2017</text:p>
          </table:table-cell>
          <table:table-cell table:style-name="ce614" office:value-type="string" calcext:value-type="string">
            <text:p>Geography</text:p>
          </table:table-cell>
          <table:table-cell table:style-name="ce614" office:value-type="string" calcext:value-type="string">
            <text:p>7-11 September 2017</text:p>
          </table:table-cell>
          <table:table-cell table:style-name="ce614" office:value-type="string" calcext:value-type="string">
            <text:p>York</text:p>
          </table:table-cell>
          <table:table-cell table:style-name="ce614" office:value-type="string" calcext:value-type="string">
            <text:p>http://www.geog.leeds.ac.uk/ectqg17//home.html</text:p>
          </table:table-cell>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15" calcext:value-type="date">
            <text:p>15/04/17</text:p>
          </table:table-cell>
          <table:table-cell table:style-name="ce614" office:value-type="string" calcext:value-type="string">
            <text:p>GeoComputation 2017</text:p>
          </table:table-cell>
          <table:table-cell table:style-name="ce614" office:value-type="string" calcext:value-type="string">
            <text:p>Geography</text:p>
          </table:table-cell>
          <table:table-cell table:style-name="ce614" office:value-type="string" calcext:value-type="string">
            <text:p>4-7 September 2017</text:p>
          </table:table-cell>
          <table:table-cell table:style-name="ce614" office:value-type="string" calcext:value-type="string">
            <text:p>Leeds</text:p>
          </table:table-cell>
          <table:table-cell table:style-name="ce614" office:value-type="string" calcext:value-type="string">
            <text:p>http://www.geocomputation.org/2017/conference/</text:p>
          </table:table-cell>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31/04/2017</text:p>
          </table:table-cell>
          <table:table-cell table:style-name="ce614" office:value-type="string" calcext:value-type="string">
            <text:p>SAGEO2017</text:p>
          </table:table-cell>
          <table:table-cell table:style-name="ce614" office:value-type="string" calcext:value-type="string">
            <text:p>Geography</text:p>
          </table:table-cell>
          <table:table-cell table:style-name="ce614" office:value-type="string" calcext:value-type="string">
            <text:p>6-9 November 2017</text:p>
          </table:table-cell>
          <table:table-cell table:style-name="ce614" office:value-type="string" calcext:value-type="string">
            <text:p>Rouen</text:p>
          </table:table-cell>
          <table:table-cell table:style-name="ce614" office:value-type="string" calcext:value-type="string">
            <text:p>https://sageo2017.sciencesconf.org/</text:p>
          </table:table-cell>
          <table:table-cell table:style-name="ce654" table:number-columns-repeated="1015"/>
        </table:table-row>
        <table:table-row table:style-name="ro94">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22" calcext:value-type="date">
            <text:p>22/04/17</text:p>
          </table:table-cell>
          <table:table-cell table:style-name="ce614" office:value-type="string" calcext:value-type="string">
            <text:p>CSDM 2017</text:p>
          </table:table-cell>
          <table:table-cell table:style-name="ce614" office:value-type="string" calcext:value-type="string">
            <text:p>Industrial CS</text:p>
          </table:table-cell>
          <table:table-cell table:style-name="ce614" office:value-type="string" calcext:value-type="string">
            <text:p>12-13 December 2017</text:p>
          </table:table-cell>
          <table:table-cell table:style-name="ce614" office:value-type="string" calcext:value-type="string">
            <text:p>Paris</text:p>
          </table:table-cell>
          <table:table-cell table:style-name="ce614" office:value-type="string" calcext:value-type="string">
            <text:p>http://www.2017.csdm.fr/</text:p>
          </table:table-cell>
          <table:table-cell table:style-name="ce654"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3-10" calcext:value-type="date">
            <text:p>10/03/17</text:p>
          </table:table-cell>
          <table:table-cell table:style-name="ce614" office:value-type="string" calcext:value-type="string">
            <text:p>CCS 2017</text:p>
          </table:table-cell>
          <table:table-cell table:style-name="ce614" office:value-type="string" calcext:value-type="string">
            <text:p>Complex Systems</text:p>
          </table:table-cell>
          <table:table-cell table:style-name="ce614" office:value-type="string" calcext:value-type="string">
            <text:p>17-22 September 2017</text:p>
          </table:table-cell>
          <table:table-cell table:style-name="ce614" office:value-type="string" calcext:value-type="string">
            <text:p>Cancun</text:p>
          </table:table-cell>
          <table:table-cell table:style-name="ce614" office:value-type="string" calcext:value-type="string">
            <text:p>http://ccs17.unam.mx/</text:p>
          </table:table-cell>
          <table:table-cell table:style-name="ce654"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20" calcext:value-type="date">
            <text:p>20/12/16</text:p>
          </table:table-cell>
          <table:table-cell table:style-name="ce614" office:value-type="string" calcext:value-type="string">
            <text:p>TheoQuant 2017</text:p>
          </table:table-cell>
          <table:table-cell table:style-name="ce614"/>
          <table:table-cell table:style-name="ce614" office:value-type="string" calcext:value-type="string">
            <text:p>17-19 May 2017</text:p>
          </table:table-cell>
          <table:table-cell table:style-name="ce614" office:value-type="string" calcext:value-type="string">
            <text:p>Besancon</text:p>
          </table:table-cell>
          <table:table-cell table:style-name="ce614" office:value-type="string" calcext:value-type="string">
            <text:p>http://thema.univ-fcomte.fr/theoq/fr/index.php</text:p>
          </table:table-cell>
          <table:table-cell table:style-name="ce654"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01" calcext:value-type="date">
            <text:p>01/12/16</text:p>
          </table:table-cell>
          <table:table-cell table:style-name="ce614" office:value-type="string" calcext:value-type="string">
            <text:p>UrbanChina 2017</text:p>
          </table:table-cell>
          <table:table-cell table:style-name="ce614" office:value-type="string" calcext:value-type="string">
            <text:p>Geography</text:p>
          </table:table-cell>
          <table:table-cell table:style-name="ce614" office:value-type="string" calcext:value-type="string">
            <text:p>5-6 May 2017</text:p>
          </table:table-cell>
          <table:table-cell table:style-name="ce614" office:value-type="string" calcext:value-type="string">
            <text:p>London</text:p>
          </table:table-cell>
          <table:table-cell table:style-name="ce614" office:value-type="string" calcext:value-type="string">
            <text:p>https://urban-china.org/urbanchina2017/</text:p>
          </table:table-cell>
          <table:table-cell table:style-name="ce654"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1-30" calcext:value-type="date">
            <text:p>30/01/17</text:p>
          </table:table-cell>
          <table:table-cell table:style-name="ce614" office:value-type="string" calcext:value-type="string">
            <text:p>JIG 2017</text:p>
          </table:table-cell>
          <table:table-cell table:style-name="ce614" office:value-type="string" calcext:value-type="string">
            <text:p>Geography</text:p>
          </table:table-cell>
          <table:table-cell table:style-name="ce614" office:value-type="string" calcext:value-type="string">
            <text:p>8 April 2017</text:p>
          </table:table-cell>
          <table:table-cell table:style-name="ce614" office:value-type="string" calcext:value-type="string">
            <text:p>Paris</text:p>
          </table:table-cell>
          <table:table-cell table:style-name="ce614"/>
          <table:table-cell table:style-name="ce654" table:number-columns-repeated="1015"/>
        </table:table-row>
        <table:table-row table:style-name="ro89">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1-30" calcext:value-type="date">
            <text:p>30/11/16</text:p>
          </table:table-cell>
          <table:table-cell table:style-name="ce618" office:value-type="string" calcext:value-type="string">
            <text:p>EWGT 2017</text:p>
          </table:table-cell>
          <table:table-cell table:style-name="ce618" office:value-type="string" calcext:value-type="string">
            <text:p>Transportation Science</text:p>
          </table:table-cell>
          <table:table-cell table:style-name="ce614" office:value-type="string" calcext:value-type="string">
            <text:p>4-6 September 2017</text:p>
          </table:table-cell>
          <table:table-cell table:style-name="ce614" office:value-type="string" calcext:value-type="string">
            <text:p>Budapest</text:p>
          </table:table-cell>
          <table:table-cell table:style-name="ce614" office:value-type="string" calcext:value-type="string">
            <text:p>http://ewgt2017.bme.hu/submission/</text:p>
          </table:table-cell>
          <table:table-cell table:style-name="ce657" table:number-columns-repeated="1015"/>
        </table:table-row>
        <table:table-row table:style-name="ro89">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Rochebrune 2017</text:p>
          </table:table-cell>
          <table:table-cell table:style-name="ce615" office:value-type="string" calcext:value-type="string">
            <text:p>Interdisciplinary</text:p>
          </table:table-cell>
          <table:table-cell table:style-name="ce645" table:number-columns-repeated="3"/>
          <table:table-cell table:style-name="ce658" table:number-columns-repeated="1015"/>
        </table:table-row>
        <table:table-row table:style-name="ro89">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Saso2016</text:p>
          </table:table-cell>
          <table:table-cell table:style-name="ce615" office:value-type="string" calcext:value-type="string">
            <text:p>Computer Science</text:p>
          </table:table-cell>
          <table:table-cell table:style-name="ce645" table:number-columns-repeated="2"/>
          <table:table-cell table:style-name="ce615" office:value-type="string" calcext:value-type="string">
            <text:p>https://saso2016.informatik.uni-augsburg.de/</text:p>
          </table:table-cell>
          <table:table-cell table:style-name="ce658" table:number-columns-repeated="1015"/>
        </table:table-row>
        <table:table-row table:style-name="ro95">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4-16" calcext:value-type="date">
            <text:p>16/04/16</text:p>
          </table:table-cell>
          <table:table-cell table:style-name="ce618" office:value-type="string" calcext:value-type="string">
            <text:p>CSDM 2016</text:p>
          </table:table-cell>
          <table:table-cell table:style-name="ce618" office:value-type="string" calcext:value-type="string">
            <text:p>Industrial CS</text:p>
          </table:table-cell>
          <table:table-cell table:style-name="ce618" office:value-type="string" calcext:value-type="string">
            <text:p>4-7 December 2016</text:p>
          </table:table-cell>
          <table:table-cell table:style-name="ce618" office:value-type="string" calcext:value-type="string">
            <text:p>Paris</text:p>
          </table:table-cell>
          <table:table-cell table:style-name="ce618" office:value-type="string" calcext:value-type="string">
            <text:p>http://www.2016.csdm.fr/</text:p>
          </table:table-cell>
          <table:table-cell table:style-name="ce657" table:number-columns-repeated="1015"/>
        </table:table-row>
        <table:table-row table:style-name="ro89">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5-15" calcext:value-type="date">
            <text:p>15/05/16</text:p>
          </table:table-cell>
          <table:table-cell table:style-name="ce618" office:value-type="string" calcext:value-type="string">
            <text:p>CCS 2016</text:p>
          </table:table-cell>
          <table:table-cell table:style-name="ce618" office:value-type="string" calcext:value-type="string">
            <text:p>Complex Systems</text:p>
          </table:table-cell>
          <table:table-cell table:style-name="ce618"/>
          <table:table-cell table:style-name="ce618" office:value-type="string" calcext:value-type="string">
            <text:p>Amsterdam</text:p>
          </table:table-cell>
          <table:table-cell table:style-name="ce618" office:value-type="string" calcext:value-type="string">
            <text:p>http://www.ccs2016.org/</text:p>
          </table:table-cell>
          <table:table-cell table:style-name="ce657" table:number-columns-repeated="1015"/>
        </table:table-row>
        <table:table-row table:style-name="ro2">
          <table:table-cell table:style-name="ce619" office:value-type="float" office:value="0" calcext:value-type="float">
            <text:p>0</text:p>
          </table:table-cell>
          <table:table-cell table:style-name="ce619"/>
          <table:table-cell table:style-name="ce619" office:value-type="float" office:value="0" calcext:value-type="float">
            <text:p>0</text:p>
          </table:table-cell>
          <table:table-cell table:style-name="ce639" office:value-type="date" office:date-value="2016-01-31" calcext:value-type="date">
            <text:p>31/01/16</text:p>
          </table:table-cell>
          <table:table-cell table:style-name="ce619" office:value-type="string" calcext:value-type="string">
            <text:p>IC2S2 2016</text:p>
          </table:table-cell>
          <table:table-cell table:style-name="ce619" office:value-type="string" calcext:value-type="string">
            <text:p>Computational Social Science</text:p>
          </table:table-cell>
          <table:table-cell table:style-name="ce619" table:number-columns-repeated="3"/>
          <table:table-cell table:style-name="ce658" table:number-columns-repeated="1015"/>
        </table:table-row>
        <table:table-row table:style-name="ro2">
          <table:table-cell table:style-name="ce619" office:value-type="float" office:value="0" calcext:value-type="float">
            <text:p>0</text:p>
          </table:table-cell>
          <table:table-cell table:style-name="ce619" office:value-type="string" calcext:value-type="string">
            <text:p>?</text:p>
          </table:table-cell>
          <table:table-cell table:style-name="ce619" office:value-type="float" office:value="0" calcext:value-type="float">
            <text:p>0</text:p>
          </table:table-cell>
          <table:table-cell table:style-name="ce639" office:value-type="date" office:date-value="2016-10-22" calcext:value-type="date">
            <text:p>22/10/16</text:p>
          </table:table-cell>
          <table:table-cell table:style-name="ce619" office:value-type="string" calcext:value-type="string">
            <text:p>AAG 2016</text:p>
          </table:table-cell>
          <table:table-cell table:style-name="ce619" office:value-type="string" calcext:value-type="string">
            <text:p>Geography</text:p>
          </table:table-cell>
          <table:table-cell table:style-name="ce619" office:value-type="string" calcext:value-type="string">
            <text:p>March 2016</text:p>
          </table:table-cell>
          <table:table-cell table:style-name="ce619" office:value-type="string" calcext:value-type="string">
            <text:p>San Francisco</text:p>
          </table:table-cell>
          <table:table-cell table:style-name="ce619"/>
          <table:table-cell table:style-name="ce658" table:number-columns-repeated="1015"/>
        </table:table-row>
        <table:table-row table:style-name="ro2">
          <table:table-cell table:style-name="ce618" office:value-type="float" office:value="1" calcext:value-type="float">
            <text:p>1</text:p>
          </table:table-cell>
          <table:table-cell table:style-name="ce618" office:value-type="string" calcext:value-type="string">
            <text:p>-</text:p>
          </table:table-cell>
          <table:table-cell table:style-name="ce618" office:value-type="float" office:value="1" calcext:value-type="float">
            <text:p>1</text:p>
          </table:table-cell>
          <table:table-cell table:style-name="ce640" office:value-type="string" calcext:value-type="string">
            <text:p><text:span text:style-name="T5">20/01/2016</text:span> 15/02/2016</text:p>
          </table:table-cell>
          <table:table-cell table:style-name="ce618" office:value-type="string" calcext:value-type="string">
            <text:p>EWGT 2016</text:p>
          </table:table-cell>
          <table:table-cell table:style-name="ce618" office:value-type="string" calcext:value-type="string">
            <text:p>Transportation Science</text:p>
          </table:table-cell>
          <table:table-cell table:style-name="ce618" office:value-type="string" calcext:value-type="string">
            <text:p>5-7 September 2016</text:p>
          </table:table-cell>
          <table:table-cell table:style-name="ce618" office:value-type="string" calcext:value-type="string">
            <text:p>Istanbul</text:p>
          </table:table-cell>
          <table:table-cell table:style-name="ce618" office:value-type="string" calcext:value-type="string">
            <text:p>http://ewgt2016.itu.edu.tr/</text:p>
          </table:table-cell>
          <table:table-cell table:style-name="ce657" table:number-columns-repeated="1015"/>
        </table:table-row>
        <table:table-row table:style-name="ro2">
          <table:table-cell table:style-name="ce620" office:value-type="float" office:value="1" calcext:value-type="float">
            <text:p>1</text:p>
          </table:table-cell>
          <table:table-cell table:style-name="ce620"/>
          <table:table-cell table:style-name="ce620" office:value-type="float" office:value="-1" calcext:value-type="float">
            <text:p>-1</text:p>
          </table:table-cell>
          <table:table-cell table:style-name="ce641"/>
          <table:table-cell table:style-name="ce620" office:value-type="string" calcext:value-type="string">
            <text:p>JIG 2016</text:p>
          </table:table-cell>
          <table:table-cell table:style-name="ce620" office:value-type="string" calcext:value-type="string">
            <text:p>Geography</text:p>
          </table:table-cell>
          <table:table-cell table:style-name="ce620" table:number-columns-repeated="3"/>
          <table:table-cell table:style-name="ce660" table:number-columns-repeated="1015"/>
        </table:table-row>
        <table:table-row table:style-name="ro2">
          <table:table-cell table:number-columns-repeated="3" table:style-name="ce618" office:value-type="float" office:value="1" calcext:value-type="float">
            <text:p>1</text:p>
          </table:table-cell>
          <table:table-cell table:style-name="ce638" office:value-type="date" office:date-value="2016-10-15" calcext:value-type="date">
            <text:p>15/10/16</text:p>
          </table:table-cell>
          <table:table-cell table:style-name="ce618" office:value-type="string" calcext:value-type="string">
            <text:p>Rochebrune 2016</text:p>
          </table:table-cell>
          <table:table-cell table:style-name="ce618" office:value-type="string" calcext:value-type="string">
            <text:p>Interdicsiplinary</text:p>
          </table:table-cell>
          <table:table-cell table:style-name="ce618" office:value-type="string" calcext:value-type="string">
            <text:p>17-23 January 2016</text:p>
          </table:table-cell>
          <table:table-cell table:style-name="ce618" office:value-type="string" calcext:value-type="string">
            <text:p>Megeve</text:p>
          </table:table-cell>
          <table:table-cell table:style-name="ce618" office:value-type="string" calcext:value-type="string">
            <text:p>http://rochebrune2016.fr/</text:p>
          </table:table-cell>
          <table:table-cell table:style-name="ce657" table:number-columns-repeated="1015"/>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23" calcext:value-type="date">
            <text:p>23/01/16</text:p>
          </table:table-cell>
          <table:table-cell table:style-name="ce618" office:value-type="string" calcext:value-type="string">
            <text:p>Santa Fé SS</text:p>
          </table:table-cell>
          <table:table-cell table:style-name="ce618" office:value-type="string" calcext:value-type="string">
            <text:p>Complex Systems</text:p>
          </table:table-cell>
          <table:table-cell table:style-name="ce618" table:number-columns-repeated="2"/>
          <table:table-cell table:style-name="ce618" office:value-type="string" calcext:value-type="string">
            <text:p>http://santafe.edu/education/schools/complex-systems-summer-schools/2016-program-info/</text:p>
          </table:table-cell>
          <table:table-cell table:style-name="ce657" table:number-columns-repeated="1015"/>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31" calcext:value-type="date">
            <text:p>31/01/16</text:p>
          </table:table-cell>
          <table:table-cell table:style-name="ce618" office:value-type="string" calcext:value-type="string">
            <text:p>RGS 2016</text:p>
          </table:table-cell>
          <table:table-cell table:style-name="ce618" office:value-type="string" calcext:value-type="string">
            <text:p>Geography</text:p>
          </table:table-cell>
          <table:table-cell table:style-name="ce618" office:value-type="string" calcext:value-type="string">
            <text:p>31aug-4 sept 2016</text:p>
          </table:table-cell>
          <table:table-cell table:style-name="ce618" office:value-type="string" calcext:value-type="string">
            <text:p>London</text:p>
          </table:table-cell>
          <table:table-cell table:style-name="ce618"/>
          <table:table-cell table:style-name="ce657" table:number-columns-repeated="1015"/>
        </table:table-row>
        <table:table-row table:style-name="ro2">
          <table:table-cell table:number-columns-repeated="1024"/>
        </table:table-row>
        <table:table-row table:style-name="ro2">
          <table:table-cell table:number-columns-repeated="3"/>
          <table:table-cell table:style-name="ce309"/>
          <table:table-cell table:number-columns-repeated="1020"/>
        </table:table-row>
        <table:table-row table:style-name="ro2">
          <table:table-cell table:number-columns-repeated="3"/>
          <table:table-cell table:style-name="ce642"/>
          <table:table-cell table:number-columns-repeated="1020"/>
        </table:table-row>
        <table:table-row table:style-name="ro2" table:number-rows-repeated="1048443">
          <table:table-cell table:number-columns-repeated="1024"/>
        </table:table-row>
        <table:table-row table:style-name="ro2">
          <table:table-cell table:number-columns-repeated="1024"/>
        </table:table-row>
      </table:table>
      <table:table table:name="Journals" table:style-name="ta1" table:print="false">
        <table:table-column table:style-name="co58" table:default-cell-style-name="Default"/>
        <table:table-column table:style-name="co59" table:default-cell-style-name="Default"/>
        <table:table-column table:style-name="co17" table:default-cell-style-name="Default"/>
        <table:table-column table:style-name="co60" table:number-columns-repeated="2" table:default-cell-style-name="ce523"/>
        <table:table-column table:style-name="co61" table:default-cell-style-name="Default"/>
        <table:table-column table:style-name="co62" table:default-cell-style-name="Default"/>
        <table:table-column table:style-name="co18" table:number-columns-repeated="16377" table:default-cell-style-name="Default"/>
        <table:table-row table:style-name="ro2" table:number-rows-repeated="2">
          <table:table-cell table:number-columns-repeated="16384"/>
        </table:table-row>
        <table:table-row table:style-name="ro2">
          <table:table-cell table:style-name="ce661" office:value-type="string" calcext:value-type="string">
            <text:p>Domain</text:p>
          </table:table-cell>
          <table:table-cell table:style-name="ce661" office:value-type="string" calcext:value-type="string">
            <text:p>Name</text:p>
          </table:table-cell>
          <table:table-cell table:style-name="ce661" office:value-type="string" calcext:value-type="string">
            <text:p>IF</text:p>
          </table:table-cell>
          <table:table-cell table:style-name="ce715" office:value-type="string" calcext:value-type="string">
            <text:p>Published in</text:p>
          </table:table-cell>
          <table:table-cell table:style-name="ce715" office:value-type="string" calcext:value-type="string">
            <text:p>Reviewed in</text:p>
          </table:table-cell>
          <table:table-cell table:style-name="ce661" office:value-type="string" calcext:value-type="string">
            <text:p>url</text:p>
          </table:table-cell>
          <table:table-cell table:style-name="ce661" office:value-type="string" calcext:value-type="string">
            <text:p>note</text:p>
          </table:table-cell>
          <table:table-cell table:number-columns-repeated="16377"/>
        </table:table-row>
        <table:table-row table:style-name="ro2" table:number-rows-repeated="2">
          <table:table-cell table:number-columns-repeated="2"/>
          <table:table-cell table:style-name="ce707"/>
          <table:table-cell table:number-columns-repeated="1638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707"/>
          <table:table-cell table:number-columns-repeated="16381"/>
        </table:table-row>
        <table:table-row table:style-name="ro2">
          <table:table-cell office:value-type="string" calcext:value-type="string">
            <text:p>(ex : metaanalysis : CEUS)</text:p>
          </table:table-cell>
          <table:table-cell/>
          <table:table-cell table:style-name="ce707"/>
          <table:table-cell table:number-columns-repeated="1638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707"/>
          <table:table-cell table:number-columns-repeated="1638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707"/>
          <table:table-cell table:number-columns-repeated="16381"/>
        </table:table-row>
        <table:table-row table:style-name="ro2">
          <table:table-cell/>
          <table:table-cell table:style-name="ce674" office:value-type="string" calcext:value-type="string">
            <text:p><text:a xlink:href="https://www.peeref.com/journals/list?q=geography" xlink:type="simple">https://www.peeref.com/journals/list?q=geography</text:a></text:p>
          </table:table-cell>
          <table:table-cell table:style-name="ce707"/>
          <table:table-cell table:number-columns-repeated="16381"/>
        </table:table-row>
        <table:table-row table:style-name="ro2">
          <table:table-cell table:number-columns-repeated="2"/>
          <table:table-cell table:style-name="ce707"/>
          <table:table-cell table:number-columns-repeated="16381"/>
        </table:table-row>
        <table:table-row table:style-name="ro2">
          <table:table-cell/>
          <table:table-cell office:value-type="string" calcext:value-type="string">
            <text:p>check journals, feature paper ?</text:p>
          </table:table-cell>
          <table:table-cell table:style-name="ce707" office:value-type="string" calcext:value-type="string">
            <text:p><text:a xlink:href="https://www.springernature.com/gp/researchers/sdg-programme/sdg11" xlink:type="simple">https://www.springernature.com/gp/researchers/sdg-programme/sdg11</text:a></text:p>
          </table:table-cell>
          <table:table-cell table:number-columns-repeated="16381"/>
        </table:table-row>
        <table:table-row table:style-name="ro2">
          <table:table-cell table:number-columns-repeated="2"/>
          <table:table-cell table:style-name="ce707"/>
          <table:table-cell table:number-columns-repeated="16381"/>
        </table:table-row>
        <table:table-row table:style-name="ro2">
          <table:table-cell/>
          <table:table-cell office:value-type="string" calcext:value-type="string">
            <text:p>Book publishing (invit 10/06 : predator?)</text:p>
          </table:table-cell>
          <table:table-cell table:style-name="ce707" office:value-type="string" calcext:value-type="string">
            <text:p><text:a xlink:href="http://www.cambridgescholars.com/" xlink:type="simple">www.cambridgescholars.com</text:a></text:p>
          </table:table-cell>
          <table:table-cell table:number-columns-repeated="16381"/>
        </table:table-row>
        <table:table-row table:style-name="ro2">
          <table:table-cell table:number-columns-repeated="2"/>
          <table:table-cell table:style-name="ce707"/>
          <table:table-cell table:number-columns-repeated="16381"/>
        </table:table-row>
        <table:table-row table:style-name="ro2">
          <table:table-cell table:style-name="ce662" office:value-type="string" calcext:value-type="string">
            <text:p>TODO</text:p>
          </table:table-cell>
          <table:table-cell office:value-type="string" calcext:value-type="string">
            <text:p>preprints : DOI with crossref – complementary to arxiv ?</text:p>
          </table:table-cell>
          <table:table-cell table:style-name="ce707"/>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6378"/>
        </table:table-row>
        <table:table-row table:style-name="ro2">
          <table:table-cell table:style-name="ce662" office:value-type="string" calcext:value-type="string">
            <text:p>TODO</text:p>
          </table:table-cell>
          <table:table-cell office:value-type="string" calcext:value-type="string">
            <text:p>Semi-autp update cit scholar, Scopus impact, scopus cits, wos also ? (cf dossier crdd)</text:p>
          </table:table-cell>
          <table:table-cell table:style-name="ce707"/>
          <table:table-cell table:number-columns-repeated="16381"/>
        </table:table-row>
        <table:table-row table:style-name="ro2">
          <table:table-cell table:style-name="ce662"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707"/>
          <table:table-cell table:number-columns-repeated="16381"/>
        </table:table-row>
        <table:table-row table:style-name="ro2">
          <table:table-cell table:style-name="ce662"/>
          <table:table-cell office:value-type="string" calcext:value-type="string">
            <text:p>EElgar book ? https://www.e-elgar.com/publish-with-us/submit-a-proposal/ (invit IGU 14/07)</text:p>
          </table:table-cell>
          <table:table-cell table:style-name="ce707"/>
          <table:table-cell table:number-columns-repeated="16381"/>
        </table:table-row>
        <table:table-row table:style-name="ro2">
          <table:table-cell table:style-name="ce662"/>
          <table:table-cell/>
          <table:table-cell table:style-name="ce707"/>
          <table:table-cell table:number-columns-repeated="16381"/>
        </table:table-row>
        <table:table-row table:style-name="ro2">
          <table:table-cell table:style-name="ce662"/>
          <table:table-cell/>
          <table:table-cell table:style-name="ce708" office:value-type="string" calcext:value-type="string">
            <text:p>Total</text:p>
          </table:table-cell>
          <table:table-cell table:style-name="ce716" table:formula="of:=SUM([.D23:.D178])" office:value-type="float" office:value="1" calcext:value-type="float">
            <text:p>1</text:p>
          </table:table-cell>
          <table:table-cell table:number-columns-repeated="16380"/>
        </table:table-row>
        <table:table-row table:style-name="ro2">
          <table:table-cell table:number-columns-repeated="16384"/>
        </table:table-row>
        <table:table-row table:style-name="ro83">
          <table:table-cell table:style-name="ce664" table:number-columns-repeated="3"/>
          <table:table-cell table:style-name="ce717" table:number-columns-repeated="2"/>
          <table:table-cell table:style-name="ce664" table:number-columns-repeated="1019"/>
          <table:table-cell table:number-columns-repeated="15360"/>
        </table:table-row>
        <table:table-row table:style-name="ro2">
          <table:table-cell table:style-name="ce208" office:value-type="string" calcext:value-type="string" table:number-columns-spanned="1" table:number-rows-spanned="3">
            <text:p>Artificial Life</text:p>
          </table:table-cell>
          <table:table-cell office:value-type="string" calcext:value-type="string">
            <text:p>Artificial Life</text:p>
          </table:table-cell>
          <table:table-cell table:style-name="ce707"/>
          <table:table-cell table:number-columns-repeated="2"/>
          <table:table-cell office:value-type="string" calcext:value-type="string">
            <text:p>https://www.mitpressjournals.org/loi/artl</text:p>
          </table:table-cell>
          <table:table-cell table:number-columns-repeated="16378"/>
        </table:table-row>
        <table:table-row table:style-name="ro2">
          <table:covered-table-cell/>
          <table:table-cell table:style-name="ce433" office:value-type="string" calcext:value-type="string">
            <text:p>JASSS</text:p>
          </table:table-cell>
          <table:table-cell table:style-name="ce707"/>
          <table:table-cell office:value-type="float" office:value="1" calcext:value-type="float">
            <text:p>1</text:p>
          </table:table-cell>
          <table:table-cell table:number-columns-repeated="16380"/>
        </table:table-row>
        <table:table-row table:style-name="ro2">
          <table:covered-table-cell/>
          <table:table-cell office:value-type="string" calcext:value-type="string">
            <text:p>Futures</text:p>
          </table:table-cell>
          <table:table-cell table:style-name="ce707"/>
          <table:table-cell table:number-columns-repeated="2"/>
          <table:table-cell table:style-name="ce601" office:value-type="string" calcext:value-type="string">
            <text:p><text:a xlink:href="https://www.sciencedirect.com/journal/futures/about/aims-and-scope" xlink:type="simple">https://www.sciencedirect.com/journal/futures/about/aims-and-scope</text:a></text:p>
          </table:table-cell>
          <table:table-cell table:number-columns-repeated="16378"/>
        </table:table-row>
        <table:table-row table:style-name="ro83">
          <table:table-cell table:style-name="ce664" table:number-columns-repeated="3"/>
          <table:table-cell table:style-name="ce717" table:number-columns-repeated="2"/>
          <table:table-cell table:style-name="ce664" table:number-columns-repeated="1019"/>
          <table:table-cell table:number-columns-repeated="15360"/>
        </table:table-row>
        <table:table-row table:style-name="ro5">
          <table:table-cell table:style-name="ce208" office:value-type="string" calcext:value-type="string" table:number-columns-spanned="1" table:number-rows-spanned="5">
            <text:p>Bibliometrics</text:p>
          </table:table-cell>
          <table:table-cell table:style-name="ce268" office:value-type="string" calcext:value-type="string">
            <text:p>Journal of the Association for Information Science and Technology</text:p>
          </table:table-cell>
          <table:table-cell table:style-name="ce707"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6378"/>
        </table:table-row>
        <table:table-row table:style-name="ro2">
          <table:covered-table-cell/>
          <table:table-cell table:style-name="ce429" office:value-type="string" calcext:value-type="string">
            <text:p>Scientometrics</text:p>
          </table:table-cell>
          <table:table-cell table:style-name="ce707" office:value-type="float" office:value="2.183" calcext:value-type="float">
            <text:p>2,1830</text:p>
          </table:table-cell>
          <table:table-cell table:style-name="ce718"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6377"/>
        </table:table-row>
        <table:table-row table:style-name="ro2">
          <table:covered-table-cell/>
          <table:table-cell table:style-name="ce268" office:value-type="string" calcext:value-type="string">
            <text:p>http://issi-society.org/conferences/</text:p>
          </table:table-cell>
          <table:table-cell table:style-name="ce707"/>
          <table:table-cell table:number-columns-repeated="2"/>
          <table:table-cell office:value-type="string" calcext:value-type="string">
            <text:p>conf september 2019</text:p>
          </table:table-cell>
          <table:table-cell table:number-columns-repeated="16378"/>
        </table:table-row>
        <table:table-row table:style-name="ro2">
          <table:covered-table-cell/>
          <table:table-cell table:style-name="ce268" office:value-type="string" calcext:value-type="string">
            <text:p>Quantitative Science Studies</text:p>
          </table:table-cell>
          <table:table-cell table:style-name="ce707"/>
          <table:table-cell table:number-columns-repeated="2"/>
          <table:table-cell office:value-type="string" calcext:value-type="string">
            <text:p><text:a xlink:href="https://www.mitpressjournals.org/qss" xlink:type="simple">https://www.mitpressjournals.org/qss</text:a></text:p>
          </table:table-cell>
          <table:table-cell table:number-columns-repeated="16378"/>
        </table:table-row>
        <table:table-row table:style-name="ro2">
          <table:covered-table-cell/>
          <table:table-cell table:style-name="ce268" office:value-type="string" calcext:value-type="string">
            <text:p>Frontiers in Research Metrics and Analytics</text:p>
          </table:table-cell>
          <table:table-cell table:style-name="ce707"/>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6377"/>
        </table:table-row>
        <table:table-row table:style-name="ro2">
          <table:table-cell table:style-name="ce666"/>
          <table:table-cell table:style-name="ce678"/>
          <table:table-cell table:style-name="ce709"/>
          <table:table-cell table:style-name="ce589" table:number-columns-repeated="2"/>
          <table:table-cell table:style-name="ce666" table:number-columns-repeated="1019"/>
          <table:table-cell table:number-columns-repeated="15360"/>
        </table:table-row>
        <table:table-row table:style-name="ro96">
          <table:table-cell table:style-name="ce208" office:value-type="string" calcext:value-type="string">
            <text:p>Biology</text:p>
          </table:table-cell>
          <table:table-cell table:style-name="ce268" office:value-type="string" calcext:value-type="string">
            <text:p>BioSystems</text:p>
          </table:table-cell>
          <table:table-cell table:style-name="ce707"/>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6377"/>
        </table:table-row>
        <table:table-row table:style-name="ro83">
          <table:table-cell table:style-name="ce664" table:number-columns-repeated="3"/>
          <table:table-cell table:style-name="ce717" table:number-columns-repeated="2"/>
          <table:table-cell table:style-name="ce664" table:number-columns-repeated="1019"/>
          <table:table-cell table:number-columns-repeated="15360"/>
        </table:table-row>
        <table:table-row table:style-name="ro2">
          <table:table-cell table:style-name="ce208" office:value-type="string" calcext:value-type="string" table:number-columns-spanned="1" table:number-rows-spanned="11">
            <text:p>Complex Systems</text:p>
          </table:table-cell>
          <table:table-cell office:value-type="string" calcext:value-type="string">
            <text:p>Complexity</text:p>
          </table:table-cell>
          <table:table-cell table:style-name="ce707"/>
          <table:table-cell table:number-columns-repeated="2"/>
          <table:table-cell office:value-type="string" calcext:value-type="string">
            <text:p>http://onlinelibrary.wiley.com/journal/10.1002/(ISSN)1099-0526</text:p>
          </table:table-cell>
          <table:table-cell table:number-columns-repeated="16378"/>
        </table:table-row>
        <table:table-row table:style-name="ro2">
          <table:covered-table-cell/>
          <table:table-cell office:value-type="string" calcext:value-type="string">
            <text:p>Indecs</text:p>
          </table:table-cell>
          <table:table-cell table:style-name="ce707"/>
          <table:table-cell table:number-columns-repeated="2"/>
          <table:table-cell office:value-type="string" calcext:value-type="string">
            <text:p>http://indecs.eu/</text:p>
          </table:table-cell>
          <table:table-cell table:number-columns-repeated="16378"/>
        </table:table-row>
        <table:table-row table:style-name="ro2">
          <table:covered-table-cell/>
          <table:table-cell table:style-name="ce679" office:value-type="string" calcext:value-type="string" table:number-columns-spanned="1" table:number-rows-spanned="2">
            <text:p>Entropy</text:p>
          </table:table-cell>
          <table:table-cell table:style-name="ce234" table:number-columns-spanned="1" table:number-rows-spanned="2"/>
          <table:table-cell table:style-name="ce242"/>
          <table:table-cell table:style-name="ce242"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6377"/>
        </table:table-row>
        <table:table-row table:style-name="ro2">
          <table:covered-table-cell table:number-columns-repeated="2"/>
          <table:covered-table-cell table:style-name="ce707"/>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6377"/>
        </table:table-row>
        <table:table-row table:style-name="ro2">
          <table:covered-table-cell/>
          <table:table-cell office:value-type="string" calcext:value-type="string">
            <text:p>N.E. Journal of Complex Systems</text:p>
          </table:table-cell>
          <table:table-cell table:style-name="ce707"/>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6377"/>
        </table:table-row>
        <table:table-row table:style-name="ro2">
          <table:covered-table-cell/>
          <table:table-cell office:value-type="string" calcext:value-type="string">
            <text:p>Complex Systems</text:p>
          </table:table-cell>
          <table:table-cell table:style-name="ce707"/>
          <table:table-cell table:number-columns-repeated="2"/>
          <table:table-cell office:value-type="string" calcext:value-type="string">
            <text:p><text:a xlink:href="https://www.complex-systems.com/current/" xlink:type="simple">https://www.complex-systems.com/current/</text:a></text:p>
          </table:table-cell>
          <table:table-cell table:number-columns-repeated="16378"/>
        </table:table-row>
        <table:table-row table:style-name="ro2">
          <table:covered-table-cell/>
          <table:table-cell table:style-name="ce433" office:value-type="string" calcext:value-type="string">
            <text:p>Complex Adaptive Systems Modeling</text:p>
          </table:table-cell>
          <table:table-cell table:style-name="ce707"/>
          <table:table-cell office:value-type="string" calcext:value-type="string">
            <text:p>1</text:p>
          </table:table-cell>
          <table:table-cell/>
          <table:table-cell office:value-type="string" calcext:value-type="string">
            <text:p>http://www.casmodeling.com/</text:p>
          </table:table-cell>
          <table:table-cell table:number-columns-repeated="16378"/>
        </table:table-row>
        <table:table-row table:style-name="ro2">
          <table:covered-table-cell/>
          <table:table-cell table:style-name="ce451" office:value-type="string" calcext:value-type="string">
            <text:p>Journal of Physics : Complexity</text:p>
          </table:table-cell>
          <table:table-cell table:style-name="ce707"/>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6377"/>
        </table:table-row>
        <table:table-row table:style-name="ro2">
          <table:covered-table-cell/>
          <table:table-cell table:style-name="ce451" office:value-type="string" calcext:value-type="string">
            <text:p>Collective Intelligence</text:p>
          </table:table-cell>
          <table:table-cell table:style-name="ce707"/>
          <table:table-cell table:number-columns-repeated="2"/>
          <table:table-cell office:value-type="string" calcext:value-type="string">
            <text:p><text:a xlink:href="https://journals.sagepub.com/home/col" xlink:type="simple">https://journals.sagepub.com/home/col</text:a></text:p>
          </table:table-cell>
          <table:table-cell table:number-columns-repeated="16378"/>
        </table:table-row>
        <table:table-row table:style-name="ro2">
          <table:covered-table-cell/>
          <table:table-cell table:style-name="ce451" office:value-type="string" calcext:value-type="string">
            <text:p>PLOS Complex Systems</text:p>
          </table:table-cell>
          <table:table-cell table:style-name="ce707"/>
          <table:table-cell table:number-columns-repeated="2"/>
          <table:table-cell office:value-type="string" calcext:value-type="string">
            <text:p>https://plos.org/complex-systems-research-journal</text:p>
          </table:table-cell>
          <table:table-cell table:number-columns-repeated="16378"/>
        </table:table-row>
        <table:table-row table:style-name="ro2">
          <table:covered-table-cell/>
          <table:table-cell table:style-name="ce451" office:value-type="string" calcext:value-type="string">
            <text:p>NPJ Complexity</text:p>
          </table:table-cell>
          <table:table-cell table:style-name="ce707"/>
          <table:table-cell table:number-columns-repeated="2"/>
          <table:table-cell office:value-type="string" calcext:value-type="string">
            <text:p><text:a xlink:href="https://www.nature.com/npjcomplex/" xlink:type="simple">https://www.nature.com/npjcomplex/</text:a></text:p>
          </table:table-cell>
          <table:table-cell table:number-columns-repeated="16378"/>
        </table:table-row>
        <table:table-row table:style-name="ro2">
          <table:table-cell table:style-name="ce664" table:number-columns-repeated="2"/>
          <table:table-cell table:style-name="ce712"/>
          <table:table-cell table:style-name="ce717" table:number-columns-repeated="2"/>
          <table:table-cell table:style-name="ce664" table:number-columns-repeated="1019"/>
          <table:table-cell table:number-columns-repeated="15360"/>
        </table:table-row>
        <table:table-row table:style-name="ro2">
          <table:table-cell table:style-name="ce210" office:value-type="string" calcext:value-type="string">
            <text:p>Computational Science</text:p>
          </table:table-cell>
          <table:table-cell office:value-type="string" calcext:value-type="string">
            <text:p>Journal of Computational science</text:p>
          </table:table-cell>
          <table:table-cell table:style-name="ce707"/>
          <table:table-cell table:number-columns-repeated="2"/>
          <table:table-cell office:value-type="string" calcext:value-type="string">
            <text:p>https://www.journals.elsevier.com/journal-of-computational-science</text:p>
          </table:table-cell>
          <table:table-cell table:number-columns-repeated="16378"/>
        </table:table-row>
        <table:table-row table:style-name="ro2">
          <table:table-cell table:style-name="ce664" table:number-columns-repeated="2"/>
          <table:table-cell table:style-name="ce712"/>
          <table:table-cell table:style-name="ce717" table:number-columns-repeated="2"/>
          <table:table-cell table:style-name="ce664" table:number-columns-repeated="1019"/>
          <table:table-cell table:number-columns-repeated="15360"/>
        </table:table-row>
        <table:table-row table:style-name="ro2">
          <table:table-cell table:style-name="ce208"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6378"/>
        </table:table-row>
        <table:table-row table:style-name="ro5">
          <table:covered-table-cell/>
          <table:table-cell table:style-name="ce268"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6377"/>
        </table:table-row>
        <table:table-row table:style-name="ro2">
          <table:covered-table-cell/>
          <table:table-cell table:style-name="ce268"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6377"/>
        </table:table-row>
        <table:table-row table:style-name="ro2">
          <table:table-cell table:style-name="ce664" table:number-columns-repeated="2"/>
          <table:table-cell table:style-name="ce712"/>
          <table:table-cell table:style-name="ce717" table:number-columns-repeated="2"/>
          <table:table-cell table:style-name="ce664" table:number-columns-repeated="1019"/>
          <table:table-cell table:number-columns-repeated="15360"/>
        </table:table-row>
        <table:table-row table:style-name="ro84">
          <table:table-cell table:style-name="ce211" office:value-type="string" calcext:value-type="string" table:number-columns-spanned="1" table:number-rows-spanned="2">
            <text:p>Data Science</text:p>
          </table:table-cell>
          <table:table-cell office:value-type="string" calcext:value-type="string">
            <text:p>EPJ Data Science</text:p>
          </table:table-cell>
          <table:table-cell table:style-name="ce707"/>
          <table:table-cell table:number-columns-repeated="2"/>
          <table:table-cell office:value-type="string" calcext:value-type="string">
            <text:p>http://www.epjdatascience.com/</text:p>
          </table:table-cell>
          <table:table-cell table:number-columns-repeated="16378"/>
        </table:table-row>
        <table:table-row table:style-name="ro84">
          <table:covered-table-cell table:style-name="ce210"/>
          <table:table-cell office:value-type="string" calcext:value-type="string">
            <text:p>Frontiers in Big Data</text:p>
          </table:table-cell>
          <table:table-cell table:style-name="ce707"/>
          <table:table-cell table:number-columns-repeated="3"/>
          <table:table-cell office:value-type="string" calcext:value-type="string">
            <text:p>Research topic FRCCS23 : ext ddl 08/01/2024 [too late 02/02/2024 – no time][reinvit 06/11/2024] https://www.frontiersin.org/research-topics/61166/interdisciplinary-approaches-to-complex-systems</text:p>
          </table:table-cell>
          <table:table-cell table:number-columns-repeated="16377"/>
        </table:table-row>
        <table:table-row table:style-name="ro84">
          <table:table-cell table:style-name="ce669"/>
          <table:table-cell table:style-name="ce664"/>
          <table:table-cell table:style-name="ce712"/>
          <table:table-cell table:style-name="ce717" table:number-columns-repeated="2"/>
          <table:table-cell table:style-name="ce664" table:number-columns-repeated="1019"/>
          <table:table-cell table:number-columns-repeated="15360"/>
        </table:table-row>
        <table:table-row table:style-name="ro84">
          <table:table-cell table:style-name="ce213" office:value-type="string" calcext:value-type="string">
            <text:p>Ecology</text:p>
          </table:table-cell>
          <table:table-cell table:style-name="ce451" office:value-type="string" calcext:value-type="string">
            <text:p>Ecological Modelling</text:p>
          </table:table-cell>
          <table:table-cell table:style-name="ce713" office:value-type="string" calcext:value-type="string">
            <text:p>3.5</text:p>
          </table:table-cell>
          <table:table-cell table:style-name="ce720"/>
          <table:table-cell table:style-name="ce720" office:value-type="float" office:value="1" calcext:value-type="float">
            <text:p>1</text:p>
          </table:table-cell>
          <table:table-cell table:style-name="ce451" office:value-type="string" calcext:value-type="string">
            <text:p><text:a xlink:href="https://www.sciencedirect.com/journal/ecological-modelling" xlink:type="simple">https://www.sciencedirect.com/journal/ecological-modelling</text:a></text:p>
          </table:table-cell>
          <table:table-cell table:style-name="ce451" table:number-columns-repeated="1018"/>
          <table:table-cell table:number-columns-repeated="15360"/>
        </table:table-row>
        <table:table-row table:style-name="ro84">
          <table:table-cell table:style-name="ce669"/>
          <table:table-cell table:style-name="ce664"/>
          <table:table-cell table:style-name="ce712"/>
          <table:table-cell table:style-name="ce717" table:number-columns-repeated="2"/>
          <table:table-cell table:style-name="ce664" table:number-columns-repeated="1019"/>
          <table:table-cell table:number-columns-repeated="15360"/>
        </table:table-row>
        <table:table-row table:style-name="ro2">
          <table:table-cell table:style-name="ce211" office:value-type="string" calcext:value-type="string" table:number-columns-spanned="1" table:number-rows-spanned="2">
            <text:p>Economics</text:p>
          </table:table-cell>
          <table:table-cell table:style-name="ce210" office:value-type="string" calcext:value-type="string">
            <text:p>Annals of Economics and Statistics</text:p>
          </table:table-cell>
          <table:table-cell table:style-name="ce210"/>
          <table:table-cell table:style-name="ce721" table:number-columns-repeated="2"/>
          <table:table-cell table:style-name="ce210" office:value-type="string" calcext:value-type="string">
            <text:p><text:a xlink:href="https://annals.ensae.fr/" xlink:type="simple">https://annals.ensae.fr</text:a></text:p>
          </table:table-cell>
          <table:table-cell table:style-name="ce210" office:value-type="string" calcext:value-type="string">
            <text:p>SI acad research impact 31/07/2022 (paper scitech) <text:a xlink:href="https://annals.ensae.fr/special-issue/" xlink:type="simple">https://annals.ensae.fr/special-issue/</text:a></text:p>
          </table:table-cell>
          <table:table-cell table:style-name="ce210" table:number-columns-repeated="1017"/>
          <table:table-cell table:number-columns-repeated="15360"/>
        </table:table-row>
        <table:table-row table:style-name="ro2">
          <table:covered-table-cell table:style-name="ce210"/>
          <table:table-cell table:style-name="ce680" office:value-type="string" calcext:value-type="string">
            <text:p>Journal of Open Innovation: Technology, Market, and Complexity</text:p>
          </table:table-cell>
          <table:table-cell table:style-name="ce210"/>
          <table:table-cell table:style-name="ce721" table:number-columns-repeated="2"/>
          <table:table-cell table:style-name="ce210"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10" table:number-columns-repeated="1018"/>
          <table:table-cell table:number-columns-repeated="15360"/>
        </table:table-row>
        <table:table-row table:style-name="ro84">
          <table:table-cell table:style-name="ce669"/>
          <table:table-cell table:style-name="ce664"/>
          <table:table-cell table:style-name="ce712"/>
          <table:table-cell table:style-name="ce717" table:number-columns-repeated="2"/>
          <table:table-cell table:style-name="ce664" table:number-columns-repeated="1019"/>
          <table:table-cell table:number-columns-repeated="15360"/>
        </table:table-row>
        <table:table-row table:style-name="ro2">
          <table:table-cell table:style-name="ce208" office:value-type="string" calcext:value-type="string" table:number-columns-spanned="1" table:number-rows-spanned="11">
            <text:p>Environmental Science</text:p>
          </table:table-cell>
          <table:table-cell table:style-name="ce433" office:value-type="string" calcext:value-type="string">
            <text:p>Resources, Conservation and Recycling</text:p>
          </table:table-cell>
          <table:table-cell/>
          <table:table-cell office:value-type="string" calcext:value-type="string">
            <text:p>1</text:p>
          </table:table-cell>
          <table:table-cell table:number-columns-repeated="16380"/>
        </table:table-row>
        <table:table-row table:style-name="ro97">
          <table:covered-table-cell/>
          <table:table-cell office:value-type="string" calcext:value-type="string">
            <text:p>Energies</text:p>
          </table:table-cell>
          <table:table-cell table:number-columns-repeated="2"/>
          <table:table-cell office:value-type="string" calcext:value-type="string">
            <text:p>2</text:p>
          </table:table-cell>
          <table:table-cell table:style-name="ce724" office:value-type="string" calcext:value-type="string">
            <text:p><text:a xlink:href="https://www.mdpi.com/journal/energies" xlink:type="simple">https://www.mdpi.com/journal/energies</text:a></text:p>
          </table:table-cell>
          <table:table-cell table:number-columns-repeated="16378"/>
        </table:table-row>
        <table:table-row table:style-name="ro97">
          <table:covered-table-cell/>
          <table:table-cell office:value-type="string" calcext:value-type="string">
            <text:p>Sustainable cities and societies</text:p>
          </table:table-cell>
          <table:table-cell table:number-columns-repeated="3"/>
          <table:table-cell table:style-name="ce724" office:value-type="string" calcext:value-type="string">
            <text:p><text:a xlink:href="https://www.journals.elsevier.com/sustainable-cities-and-society" xlink:type="simple">https://www.journals.elsevier.com/sustainable-cities-and-society</text:a></text:p>
          </table:table-cell>
          <table:table-cell table:number-columns-repeated="16378"/>
        </table:table-row>
        <table:table-row table:style-name="ro97">
          <table:covered-table-cell/>
          <table:table-cell office:value-type="string" calcext:value-type="string">
            <text:p>Clobal Environmental Change</text:p>
          </table:table-cell>
          <table:table-cell table:number-columns-repeated="3"/>
          <table:table-cell table:style-name="ce724" office:value-type="string" calcext:value-type="string">
            <text:p><text:a xlink:href="https://www.sciencedirect.com/science/journal/09593780" xlink:type="simple">https://www.sciencedirect.com/science/journal/09593780</text:a></text:p>
          </table:table-cell>
          <table:table-cell table:number-columns-repeated="16378"/>
        </table:table-row>
        <table:table-row table:style-name="ro97">
          <table:covered-table-cell/>
          <table:table-cell office:value-type="string" calcext:value-type="string">
            <text:p>Ecosystem services</text:p>
          </table:table-cell>
          <table:table-cell table:number-columns-repeated="3"/>
          <table:table-cell table:style-name="ce724" office:value-type="string" calcext:value-type="string">
            <text:p><text:a xlink:href="https://www.sciencedirect.com/science/journal/22120416" xlink:type="simple">https://www.sciencedirect.com/science/journal/22120416</text:a></text:p>
          </table:table-cell>
          <table:table-cell table:number-columns-repeated="16378"/>
        </table:table-row>
        <table:table-row table:style-name="ro97">
          <table:covered-table-cell/>
          <table:table-cell office:value-type="string" calcext:value-type="string">
            <text:p>Stochastic Environmental Research and Risk Assessment</text:p>
          </table:table-cell>
          <table:table-cell table:number-columns-repeated="3"/>
          <table:table-cell table:style-name="ce724"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6377"/>
        </table:table-row>
        <table:table-row table:style-name="ro97">
          <table:covered-table-cell/>
          <table:table-cell office:value-type="string" calcext:value-type="string">
            <text:p>Land</text:p>
          </table:table-cell>
          <table:table-cell table:number-columns-repeated="3"/>
          <table:table-cell table:style-name="ce724" office:value-type="string" calcext:value-type="string">
            <text:p><text:a xlink:href="http://www.mdpi.com/journal/land/" xlink:type="simple">http://www.mdpi.com/journal/land/</text:a></text:p>
          </table:table-cell>
          <table:table-cell office:value-type="string" calcext:value-type="string">
            <text:p>discount email 8/12/2020 → 30/03/2021 ; invit 07/03/2025</text:p>
          </table:table-cell>
          <table:table-cell table:number-columns-repeated="16377"/>
        </table:table-row>
        <table:table-row table:style-name="ro97">
          <table:covered-table-cell/>
          <table:table-cell office:value-type="string" calcext:value-type="string">
            <text:p>Science of the Total Environment</text:p>
          </table:table-cell>
          <table:table-cell table:number-columns-repeated="3"/>
          <table:table-cell table:style-name="ce724"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6378"/>
        </table:table-row>
        <table:table-row table:style-name="ro97">
          <table:covered-table-cell/>
          <table:table-cell office:value-type="string" calcext:value-type="string">
            <text:p>Environmental Modeling and Software</text:p>
          </table:table-cell>
          <table:table-cell table:number-columns-repeated="3"/>
          <table:table-cell table:style-name="ce724" office:value-type="string" calcext:value-type="string">
            <text:p><text:a xlink:href="https://www.sciencedirect.com/journal/environmental-modelling-and-software" xlink:type="simple">https://www.sciencedirect.com/journal/environmental-modelling-and-software</text:a></text:p>
          </table:table-cell>
          <table:table-cell table:number-columns-repeated="16378"/>
        </table:table-row>
        <table:table-row table:style-name="ro97">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637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6377"/>
        </table:table-row>
        <table:table-row table:style-name="ro84">
          <table:table-cell table:style-name="ce669"/>
          <table:table-cell table:style-name="ce664"/>
          <table:table-cell table:style-name="ce712"/>
          <table:table-cell table:style-name="ce717" table:number-columns-repeated="2"/>
          <table:table-cell table:style-name="ce664" table:number-columns-repeated="1019"/>
          <table:table-cell table:number-columns-repeated="15360"/>
        </table:table-row>
        <table:table-row table:style-name="ro84">
          <table:table-cell table:style-name="ce210" office:value-type="string" calcext:value-type="string">
            <text:p>Epistemology</text:p>
          </table:table-cell>
          <table:table-cell office:value-type="string" calcext:value-type="string">
            <text:p>Synthese</text:p>
          </table:table-cell>
          <table:table-cell table:style-name="ce707"/>
          <table:table-cell table:number-columns-repeated="2"/>
          <table:table-cell office:value-type="string" calcext:value-type="string">
            <text:p>https://www.springer.com/journal/11229</text:p>
          </table:table-cell>
          <table:table-cell table:number-columns-repeated="16378"/>
        </table:table-row>
        <table:table-row table:style-name="ro80">
          <table:table-cell table:style-name="ce664" table:number-columns-repeated="2"/>
          <table:table-cell table:style-name="ce712"/>
          <table:table-cell table:style-name="ce717" table:number-columns-repeated="2"/>
          <table:table-cell table:style-name="ce664" table:number-columns-repeated="1019"/>
          <table:table-cell table:number-columns-repeated="15360"/>
        </table:table-row>
        <table:table-row table:style-name="ro2">
          <table:table-cell table:style-name="ce211" office:value-type="string" calcext:value-type="string" table:number-columns-spanned="1" table:number-rows-spanned="6">
            <text:p>Geography</text:p>
          </table:table-cell>
          <table:table-cell office:value-type="string" calcext:value-type="string">
            <text:p>Progress in Human Geography</text:p>
          </table:table-cell>
          <table:table-cell table:style-name="ce707"/>
          <table:table-cell table:number-columns-repeated="2"/>
          <table:table-cell office:value-type="string" calcext:value-type="string">
            <text:p><text:a xlink:href="https://journals.sagepub.com/home/phg" xlink:type="simple">https://journals.sagepub.com/home/phg</text:a></text:p>
          </table:table-cell>
          <table:table-cell table:number-columns-repeated="16378"/>
        </table:table-row>
        <table:table-row table:style-name="ro2">
          <table:covered-table-cell table:style-name="ce210"/>
          <table:table-cell office:value-type="string" calcext:value-type="string">
            <text:p>Environment and Planning F</text:p>
          </table:table-cell>
          <table:table-cell table:style-name="ce707"/>
          <table:table-cell table:number-columns-repeated="2"/>
          <table:table-cell office:value-type="string" calcext:value-type="string">
            <text:p><text:a xlink:href="https://journals.sagepub.com/home/epf" xlink:type="simple">https://journals.sagepub.com/home/epf</text:a></text:p>
          </table:table-cell>
          <table:table-cell table:number-columns-repeated="16378"/>
        </table:table-row>
        <table:table-row table:style-name="ro2">
          <table:covered-table-cell table:style-name="ce210"/>
          <table:table-cell office:value-type="string" calcext:value-type="string">
            <text:p>Cybergeo</text:p>
          </table:table-cell>
          <table:table-cell table:style-name="ce707"/>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6378"/>
        </table:table-row>
        <table:table-row table:style-name="ro2">
          <table:covered-table-cell table:style-name="ce210"/>
          <table:table-cell office:value-type="string" calcext:value-type="string">
            <text:p>Applied Spatial Analysis and Policy</text:p>
          </table:table-cell>
          <table:table-cell table:style-name="ce707"/>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6378"/>
        </table:table-row>
        <table:table-row table:style-name="ro2">
          <table:covered-table-cell table:style-name="ce210"/>
          <table:table-cell office:value-type="string" calcext:value-type="string">
            <text:p>Geojournal</text:p>
          </table:table-cell>
          <table:table-cell table:style-name="ce707"/>
          <table:table-cell table:number-columns-repeated="2"/>
          <table:table-cell office:value-type="string" calcext:value-type="string">
            <text:p><text:a xlink:href="https://www.springer.com/journal/10708" xlink:type="simple">https://www.springer.com/journal/10708</text:a></text:p>
          </table:table-cell>
          <table:table-cell table:number-columns-repeated="16378"/>
        </table:table-row>
        <table:table-row table:style-name="ro2">
          <table:covered-table-cell table:style-name="ce210"/>
          <table:table-cell office:value-type="string" calcext:value-type="string">
            <text:p>Land Use Policy</text:p>
          </table:table-cell>
          <table:table-cell table:style-name="ce707"/>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6378"/>
        </table:table-row>
        <table:table-row table:style-name="ro80">
          <table:table-cell table:style-name="ce664" table:number-columns-repeated="2"/>
          <table:table-cell table:style-name="ce712"/>
          <table:table-cell table:style-name="ce717" table:number-columns-repeated="2"/>
          <table:table-cell table:style-name="ce664" table:number-columns-repeated="1019"/>
          <table:table-cell table:number-columns-repeated="15360"/>
        </table:table-row>
        <table:table-row table:style-name="ro2">
          <table:table-cell table:style-name="ce208" office:value-type="string" calcext:value-type="string" table:number-columns-spanned="1" table:number-rows-spanned="2">
            <text:p>Geoscience</text:p>
          </table:table-cell>
          <table:table-cell office:value-type="string" calcext:value-type="string">
            <text:p>Computers and Geoscience</text:p>
          </table:table-cell>
          <table:table-cell table:style-name="ce707"/>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6377"/>
        </table:table-row>
        <table:table-row table:style-name="ro2">
          <table:covered-table-cell/>
          <table:table-cell office:value-type="string" calcext:value-type="string">
            <text:p>Mathematical Geosciences</text:p>
          </table:table-cell>
          <table:table-cell table:style-name="ce707"/>
          <table:table-cell table:number-columns-repeated="2"/>
          <table:table-cell office:value-type="string" calcext:value-type="string">
            <text:p><text:a xlink:href="https://www.springer.com/journal/11004" xlink:type="simple">https://www.springer.com/journal/11004</text:a></text:p>
          </table:table-cell>
          <table:table-cell table:number-columns-repeated="16378"/>
        </table:table-row>
        <table:table-row table:style-name="ro2">
          <table:table-cell table:style-name="ce664" table:number-columns-repeated="2"/>
          <table:table-cell table:style-name="ce712"/>
          <table:table-cell table:style-name="ce717" table:number-columns-repeated="2"/>
          <table:table-cell table:style-name="ce664" table:number-columns-repeated="1019"/>
          <table:table-cell table:number-columns-repeated="15360"/>
        </table:table-row>
        <table:table-row table:style-name="ro2">
          <table:table-cell table:style-name="ce208" office:value-type="string" calcext:value-type="string" table:number-columns-spanned="1" table:number-rows-spanned="6">
            <text:p>GIS</text:p>
          </table:table-cell>
          <table:table-cell table:style-name="ce681" office:value-type="string" calcext:value-type="string" table:number-columns-spanned="1" table:number-rows-spanned="3">
            <text:p>IJGI</text:p>
          </table:table-cell>
          <table:table-cell table:style-name="ce234" table:number-columns-spanned="1" table:number-rows-spanned="3"/>
          <table:table-cell table:style-name="ce242" table:number-columns-spanned="1" table:number-rows-spanned="3"/>
          <table:table-cell table:style-name="ce242"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6377"/>
        </table:table-row>
        <table:table-row table:style-name="ro2">
          <table:covered-table-cell table:number-columns-repeated="2"/>
          <table:covered-table-cell table:style-name="ce707"/>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6377"/>
        </table:table-row>
        <table:table-row table:style-name="ro2">
          <table:covered-table-cell table:number-columns-repeated="2"/>
          <table:covered-table-cell table:style-name="ce707"/>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6377"/>
        </table:table-row>
        <table:table-row table:style-name="ro5">
          <table:covered-table-cell/>
          <table:table-cell table:style-name="ce268" office:value-type="string" calcext:value-type="string">
            <text:p>Journal of Geovisualization and Spatial Analysis</text:p>
          </table:table-cell>
          <table:table-cell table:style-name="ce707"/>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6377"/>
        </table:table-row>
        <table:table-row table:style-name="ro5">
          <table:covered-table-cell/>
          <table:table-cell table:style-name="ce402" office:value-type="string" calcext:value-type="string">
            <text:p>ISPRS International Journal of Geo-Information</text:p>
          </table:table-cell>
          <table:table-cell table:style-name="ce707"/>
          <table:table-cell table:number-columns-repeated="2"/>
          <table:table-cell office:value-type="string" calcext:value-type="string">
            <text:p><text:a xlink:href="https://www.mdpi.com/journal/ijgi" xlink:type="simple">https://www.mdpi.com/journal/ijgi</text:a></text:p>
          </table:table-cell>
          <table:table-cell table:number-columns-repeated="16378"/>
        </table:table-row>
        <table:table-row table:style-name="ro2">
          <table:covered-table-cell/>
          <table:table-cell table:style-name="ce223" office:value-type="string" calcext:value-type="string">
            <text:p>Geo-spatial Information Science</text:p>
          </table:table-cell>
          <table:table-cell table:style-name="ce707"/>
          <table:table-cell table:number-columns-repeated="2"/>
          <table:table-cell office:value-type="string" calcext:value-type="string">
            <text:p><text:a xlink:href="https://www.tandfonline.com/journals/tgsi20" xlink:type="simple">https://www.tandfonline.com/journals/tgsi20</text:a></text:p>
          </table:table-cell>
          <table:table-cell table:number-columns-repeated="16378"/>
        </table:table-row>
        <table:table-row table:style-name="ro2">
          <table:table-cell table:style-name="ce664" table:number-columns-repeated="2"/>
          <table:table-cell table:style-name="ce712"/>
          <table:table-cell table:style-name="ce717" table:number-columns-repeated="2"/>
          <table:table-cell table:style-name="ce664" table:number-columns-repeated="1019"/>
          <table:table-cell table:number-columns-repeated="15360"/>
        </table:table-row>
        <table:table-row table:style-name="ro83">
          <table:table-cell table:style-name="ce211" office:value-type="string" calcext:value-type="string" table:number-columns-spanned="1" table:number-rows-spanned="2">
            <text:p>Interdisciplinary</text:p>
          </table:table-cell>
          <table:table-cell table:style-name="ce210" office:value-type="string" calcext:value-type="string">
            <text:p>Interdisciplinary Science Reviews</text:p>
          </table:table-cell>
          <table:table-cell table:style-name="ce210"/>
          <table:table-cell table:style-name="ce721" table:number-columns-repeated="2"/>
          <table:table-cell table:style-name="ce210" office:value-type="string" calcext:value-type="string">
            <text:p><text:a xlink:href="https://www.tandfonline.com/toc/yisr20/current" xlink:type="simple">https://www.tandfonline.com/toc/yisr20/current</text:a></text:p>
          </table:table-cell>
          <table:table-cell table:style-name="ce210" table:number-columns-repeated="1018"/>
          <table:table-cell table:number-columns-repeated="15360"/>
        </table:table-row>
        <table:table-row table:style-name="ro84">
          <table:covered-table-cell table:style-name="ce210"/>
          <table:table-cell table:style-name="ce683" office:value-type="string" calcext:value-type="string">
            <text:p>JIMIS</text:p>
          </table:table-cell>
          <table:table-cell table:style-name="ce210"/>
          <table:table-cell table:style-name="ce721" office:value-type="string" calcext:value-type="string">
            <text:p>1</text:p>
          </table:table-cell>
          <table:table-cell table:style-name="ce721"/>
          <table:table-cell table:style-name="ce210" office:value-type="string" calcext:value-type="string">
            <text:p><text:a xlink:href="https://jimis.episciences.org/" xlink:type="simple">https://jimis.episciences.org/</text:a></text:p>
          </table:table-cell>
          <table:table-cell table:style-name="ce210" table:number-columns-repeated="1018"/>
          <table:table-cell table:number-columns-repeated="15360"/>
        </table:table-row>
        <table:table-row table:style-name="ro98">
          <table:table-cell table:style-name="ce669" table:number-columns-repeated="3"/>
          <table:table-cell table:style-name="ce722" table:number-columns-repeated="2"/>
          <table:table-cell table:style-name="ce669" table:number-columns-repeated="1019"/>
          <table:table-cell table:number-columns-repeated="15360"/>
        </table:table-row>
        <table:table-row table:style-name="ro2">
          <table:table-cell table:style-name="ce210" office:value-type="string" calcext:value-type="string">
            <text:p>Machine learning</text:p>
          </table:table-cell>
          <table:table-cell table:style-name="ce210" office:value-type="string" calcext:value-type="string">
            <text:p>Distill (interactive)</text:p>
          </table:table-cell>
          <table:table-cell table:style-name="ce210"/>
          <table:table-cell table:style-name="ce721" table:number-columns-repeated="2"/>
          <table:table-cell table:style-name="ce210" office:value-type="string" calcext:value-type="string">
            <text:p><text:a xlink:href="https://distill.pub/about/" xlink:type="simple">https://distill.pub/about/</text:a></text:p>
          </table:table-cell>
          <table:table-cell table:style-name="ce210" table:number-columns-repeated="1018"/>
          <table:table-cell table:number-columns-repeated="15360"/>
        </table:table-row>
        <table:table-row table:style-name="ro2">
          <table:table-cell table:style-name="ce664" table:number-columns-repeated="2"/>
          <table:table-cell table:style-name="ce712"/>
          <table:table-cell table:style-name="ce717" table:number-columns-repeated="2"/>
          <table:table-cell table:style-name="ce664" table:number-columns-repeated="1019"/>
          <table:table-cell table:number-columns-repeated="15360"/>
        </table:table-row>
        <table:table-row table:style-name="ro2">
          <table:table-cell table:style-name="ce208"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6378"/>
        </table:table-row>
        <table:table-row table:style-name="ro2">
          <table:covered-table-cell/>
          <table:table-cell table:style-name="ce433"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6377"/>
        </table:table-row>
        <table:table-row table:style-name="ro2">
          <table:covered-table-cell/>
          <table:table-cell table:style-name="ce451" office:value-type="string" calcext:value-type="string">
            <text:p>Scientific Reports</text:p>
          </table:table-cell>
          <table:table-cell table:number-columns-repeated="2"/>
          <table:table-cell office:value-type="string" calcext:value-type="string">
            <text:p>1</text:p>
          </table:table-cell>
          <table:table-cell table:number-columns-repeated="16379"/>
        </table:table-row>
        <table:table-row table:style-name="ro2">
          <table:covered-table-cell/>
          <table:table-cell office:value-type="string" calcext:value-type="string">
            <text:p>Interface</text:p>
          </table:table-cell>
          <table:table-cell table:style-name="ce707"/>
          <table:table-cell table:number-columns-repeated="2"/>
          <table:table-cell office:value-type="string" calcext:value-type="string">
            <text:p>http://rsif.royalsocietypublishing.org/</text:p>
          </table:table-cell>
          <table:table-cell table:number-columns-repeated="16378"/>
        </table:table-row>
        <table:table-row table:style-name="ro2">
          <table:covered-table-cell/>
          <table:table-cell office:value-type="string" calcext:value-type="string">
            <text:p>Nature</text:p>
          </table:table-cell>
          <table:table-cell table:style-name="ce707"/>
          <table:table-cell table:number-columns-repeated="16381"/>
        </table:table-row>
        <table:table-row table:style-name="ro2">
          <table:covered-table-cell/>
          <table:table-cell office:value-type="string" calcext:value-type="string">
            <text:p>PNAS</text:p>
          </table:table-cell>
          <table:table-cell table:style-name="ce707"/>
          <table:table-cell table:number-columns-repeated="16381"/>
        </table:table-row>
        <table:table-row table:style-name="ro97">
          <table:covered-table-cell/>
          <table:table-cell office:value-type="string" calcext:value-type="string">
            <text:p>f1000 research</text:p>
          </table:table-cell>
          <table:table-cell table:number-columns-repeated="3"/>
          <table:table-cell table:style-name="ce724" office:value-type="string" calcext:value-type="string">
            <text:p><text:span text:style-name="T8"><text:a xlink:href="https://f1000research.com/for-authors/publish-your-research" xlink:type="simple">https://f1000research.com/for-authors/publish-your-research</text:a></text:span></text:p>
          </table:table-cell>
          <table:table-cell table:number-columns-repeated="16378"/>
        </table:table-row>
        <table:table-row table:style-name="ro2">
          <table:table-cell table:style-name="ce664" table:number-columns-repeated="2"/>
          <table:table-cell table:style-name="ce712"/>
          <table:table-cell table:style-name="ce717" table:number-columns-repeated="2"/>
          <table:table-cell table:style-name="ce664" table:number-columns-repeated="1019"/>
          <table:table-cell table:number-columns-repeated="15360"/>
        </table:table-row>
        <table:table-row table:style-name="ro76">
          <table:table-cell table:style-name="ce211"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6377"/>
        </table:table-row>
        <table:table-row table:style-name="ro76">
          <table:table-cell table:style-name="ce664" table:number-columns-repeated="2"/>
          <table:table-cell table:style-name="ce712"/>
          <table:table-cell table:style-name="ce717" table:number-columns-repeated="2"/>
          <table:table-cell table:style-name="ce664" table:number-columns-repeated="1019"/>
          <table:table-cell table:number-columns-repeated="15360"/>
        </table:table-row>
        <table:table-row table:style-name="ro84">
          <table:table-cell table:style-name="ce214" office:value-type="string" calcext:value-type="string">
            <text:p>Open Science</text:p>
          </table:table-cell>
          <table:table-cell table:style-name="ce684" office:value-type="string" calcext:value-type="string">
            <text:p>Research Ideas and Outcomes</text:p>
          </table:table-cell>
          <table:table-cell table:style-name="ce714"/>
          <table:table-cell table:style-name="ce723" table:number-columns-repeated="2"/>
          <table:table-cell table:style-name="ce684" office:value-type="string" calcext:value-type="string">
            <text:p><text:a xlink:href="https://riojournal.com/about" xlink:type="simple">https://riojournal.com/about</text:a></text:p>
          </table:table-cell>
          <table:table-cell table:style-name="ce684" table:number-columns-repeated="1018"/>
          <table:table-cell table:number-columns-repeated="15360"/>
        </table:table-row>
        <table:table-row table:style-name="ro76">
          <table:table-cell table:style-name="ce664" table:number-columns-repeated="2"/>
          <table:table-cell table:style-name="ce712"/>
          <table:table-cell table:style-name="ce717" table:number-columns-repeated="2"/>
          <table:table-cell table:style-name="ce664" table:number-columns-repeated="1019"/>
          <table:table-cell table:number-columns-repeated="15360"/>
        </table:table-row>
        <table:table-row table:style-name="ro2">
          <table:table-cell table:style-name="ce208" office:value-type="string" calcext:value-type="string" table:number-columns-spanned="1" table:number-rows-spanned="2">
            <text:p>Philosophy</text:p>
          </table:table-cell>
          <table:table-cell office:value-type="string" calcext:value-type="string">
            <text:p>Metaphilosophy</text:p>
          </table:table-cell>
          <table:table-cell table:style-name="ce707"/>
          <table:table-cell table:number-columns-repeated="2"/>
          <table:table-cell office:value-type="string" calcext:value-type="string">
            <text:p>http://onlinelibrary.wiley.com/journal/10.1111/(ISSN)1467-9973/homepage/ProductInformation.html</text:p>
          </table:table-cell>
          <table:table-cell table:number-columns-repeated="16378"/>
        </table:table-row>
        <table:table-row table:style-name="ro2">
          <table:covered-table-cell/>
          <table:table-cell office:value-type="string" calcext:value-type="string">
            <text:p>Axiomathes</text:p>
          </table:table-cell>
          <table:table-cell table:style-name="ce707"/>
          <table:table-cell table:number-columns-repeated="2"/>
          <table:table-cell office:value-type="string" calcext:value-type="string">
            <text:p><text:a xlink:href="https://link.springer.com/journal/10516" xlink:type="simple">https://link.springer.com/journal/10516</text:a></text:p>
          </table:table-cell>
          <table:table-cell table:number-columns-repeated="16378"/>
        </table:table-row>
        <table:table-row table:style-name="ro2">
          <table:table-cell table:style-name="ce664" table:number-columns-repeated="3"/>
          <table:table-cell table:style-name="ce717" table:number-columns-repeated="2"/>
          <table:table-cell table:style-name="ce664" table:number-columns-repeated="1019"/>
          <table:table-cell table:number-columns-repeated="15360"/>
        </table:table-row>
        <table:table-row table:style-name="ro85">
          <table:table-cell table:style-name="ce672" office:value-type="string" calcext:value-type="string" table:number-columns-spanned="1" table:number-rows-spanned="2">
            <text:p>Physics</text:p>
          </table:table-cell>
          <table:table-cell table:style-name="ce684" office:value-type="string" calcext:value-type="string">
            <text:p>European Physical Letters</text:p>
          </table:table-cell>
          <table:table-cell table:style-name="ce684"/>
          <table:table-cell table:style-name="ce723"/>
          <table:table-cell table:style-name="ce723" office:value-type="string" calcext:value-type="string">
            <text:p>1</text:p>
          </table:table-cell>
          <table:table-cell table:style-name="ce684" office:value-type="string" calcext:value-type="string">
            <text:p><text:a xlink:href="https://iopscience.iop.org/journal/0295-5075" xlink:type="simple">https://iopscience.iop.org/journal/0295-5075</text:a></text:p>
          </table:table-cell>
          <table:table-cell table:style-name="ce684" table:number-columns-repeated="1018"/>
          <table:table-cell table:number-columns-repeated="15360"/>
        </table:table-row>
        <table:table-row table:style-name="ro85">
          <table:covered-table-cell table:style-name="ce214"/>
          <table:table-cell table:style-name="ce685" office:value-type="string" calcext:value-type="string">
            <text:p>Journal of Physics: Complexity</text:p>
          </table:table-cell>
          <table:table-cell table:style-name="ce684"/>
          <table:table-cell table:style-name="ce723" table:number-columns-repeated="2"/>
          <table:table-cell table:style-name="ce684" office:value-type="string" calcext:value-type="string">
            <text:p><text:a xlink:href="https://iopscience.iop.org/journal/2632-072X" xlink:type="simple">https://iopscience.iop.org/journal/2632-072X</text:a></text:p>
          </table:table-cell>
          <table:table-cell table:style-name="ce684" office:value-type="string" calcext:value-type="string">
            <text:p>Invit CCS 22/08/2024 – SI transport : bike paths ?</text:p>
          </table:table-cell>
          <table:table-cell table:style-name="ce684" table:number-columns-repeated="1017"/>
          <table:table-cell table:number-columns-repeated="15360"/>
        </table:table-row>
        <table:table-row table:style-name="ro2">
          <table:table-cell table:style-name="ce664" table:number-columns-repeated="3"/>
          <table:table-cell table:style-name="ce717" table:number-columns-repeated="2"/>
          <table:table-cell table:style-name="ce664" table:number-columns-repeated="1019"/>
          <table:table-cell table:number-columns-repeated="15360"/>
        </table:table-row>
        <table:table-row table:style-name="ro5">
          <table:table-cell table:style-name="ce216" office:value-type="string" calcext:value-type="string" table:number-columns-spanned="1" table:number-rows-spanned="2">
            <text:p>Planning</text:p>
          </table:table-cell>
          <table:table-cell table:style-name="ce692" office:value-type="string" calcext:value-type="string">
            <text:p>Raumforschung und Raumordnung | Spatial Research and Planning</text:p>
          </table:table-cell>
          <table:table-cell table:style-name="ce451"/>
          <table:table-cell table:style-name="ce720" table:number-columns-repeated="2"/>
          <table:table-cell table:style-name="ce451" office:value-type="string" calcext:value-type="string">
            <text:p><text:a xlink:href="https://rur.oekom.de/index.php/rur" xlink:type="simple">https://rur.oekom.de/index.php/rur</text:a></text:p>
          </table:table-cell>
          <table:table-cell table:style-name="ce451" table:number-columns-repeated="16378"/>
        </table:table-row>
        <table:table-row table:style-name="ro2">
          <table:covered-table-cell table:style-name="ce213"/>
          <table:table-cell table:style-name="ce223" office:value-type="string" calcext:value-type="string">
            <text:p>Urban, Planning and Transport Research</text:p>
          </table:table-cell>
          <table:table-cell table:style-name="ce451"/>
          <table:table-cell table:style-name="ce720" table:number-columns-repeated="2"/>
          <table:table-cell table:style-name="ce451" office:value-type="string" calcext:value-type="string">
            <text:p><text:a xlink:href="https://www.tandfonline.com/journals/rupt20" xlink:type="simple">https://www.tandfonline.com/journals/rupt20</text:a></text:p>
          </table:table-cell>
          <table:table-cell table:style-name="ce451" table:number-columns-repeated="16378"/>
        </table:table-row>
        <table:table-row table:style-name="ro2">
          <table:table-cell table:style-name="ce664" table:number-columns-repeated="3"/>
          <table:table-cell table:style-name="ce717" table:number-columns-repeated="2"/>
          <table:table-cell table:style-name="ce664" table:number-columns-repeated="1019"/>
          <table:table-cell table:number-columns-repeated="15360"/>
        </table:table-row>
        <table:table-row table:style-name="ro2">
          <table:table-cell table:style-name="ce216" office:value-type="string" calcext:value-type="string" table:number-columns-spanned="1" table:number-rows-spanned="3">
            <text:p>Regional Science</text:p>
          </table:table-cell>
          <table:table-cell table:style-name="ce451" office:value-type="string" calcext:value-type="string">
            <text:p>Global Challenges and Regional Science</text:p>
          </table:table-cell>
          <table:table-cell table:style-name="ce451"/>
          <table:table-cell table:style-name="ce720" table:number-columns-repeated="2"/>
          <table:table-cell table:style-name="ce451" office:value-type="string" calcext:value-type="string">
            <text:p>https://www.sciencedirect.com/journal/global-challenges-and-regional-science</text:p>
          </table:table-cell>
          <table:table-cell table:style-name="ce451" office:value-type="string" calcext:value-type="string">
            <text:p>ERSA announcement 08/05/2024, 25/06 ; Elsevier mail UCL 11/07 – fee waiver → 31/05/2026</text:p>
          </table:table-cell>
          <table:table-cell table:style-name="ce451" table:number-columns-repeated="1017"/>
          <table:table-cell table:number-columns-repeated="15360"/>
        </table:table-row>
        <table:table-row table:style-name="ro2">
          <table:covered-table-cell table:style-name="ce216"/>
          <table:table-cell table:style-name="ce451" office:value-type="string" calcext:value-type="string">
            <text:p>Papers in Regional Science</text:p>
          </table:table-cell>
          <table:table-cell table:style-name="ce451"/>
          <table:table-cell table:style-name="ce720" table:number-columns-repeated="2"/>
          <table:table-cell table:style-name="ce451" office:value-type="string" calcext:value-type="string">
            <text:p><text:a xlink:href="https://www.sciencedirect.com/journal/papers-in-regional-science" xlink:type="simple">https://www.sciencedirect.com/journal/papers-in-regional-science</text:a></text:p>
          </table:table-cell>
          <table:table-cell table:style-name="ce451" office:value-type="string" calcext:value-type="string">
            <text:p>Pub 22/03/2024 ; 25/06</text:p>
          </table:table-cell>
          <table:table-cell table:style-name="ce451" table:number-columns-repeated="1017"/>
          <table:table-cell table:number-columns-repeated="15360"/>
        </table:table-row>
        <table:table-row table:style-name="ro2">
          <table:covered-table-cell table:style-name="ce216"/>
          <table:table-cell table:style-name="ce451" office:value-type="string" calcext:value-type="string">
            <text:p>Regional Science Policy &amp; Practice</text:p>
          </table:table-cell>
          <table:table-cell table:style-name="ce451"/>
          <table:table-cell table:style-name="ce720" table:number-columns-repeated="2"/>
          <table:table-cell table:style-name="ce451" office:value-type="string" calcext:value-type="string">
            <text:p><text:a xlink:href="https://www.sciencedirect.com/journal/regional-science-policy-and-practice" xlink:type="simple">https://www.sciencedirect.com/journal/regional-science-policy-and-practice</text:a></text:p>
          </table:table-cell>
          <table:table-cell table:style-name="ce451" office:value-type="string" calcext:value-type="string">
            <text:p>Pub 14/03/2025</text:p>
          </table:table-cell>
          <table:table-cell table:style-name="ce451" table:number-columns-repeated="1017"/>
          <table:table-cell table:number-columns-repeated="15360"/>
        </table:table-row>
        <table:table-row table:style-name="ro2">
          <table:table-cell table:style-name="ce664" table:number-columns-repeated="3"/>
          <table:table-cell table:style-name="ce717" table:number-columns-repeated="2"/>
          <table:table-cell table:style-name="ce664" table:number-columns-repeated="1019"/>
          <table:table-cell table:number-columns-repeated="15360"/>
        </table:table-row>
        <table:table-row table:style-name="ro2">
          <table:table-cell table:style-name="ce216" office:value-type="string" calcext:value-type="string" table:number-columns-spanned="1" table:number-rows-spanned="3">
            <text:p>Social Science</text:p>
          </table:table-cell>
          <table:table-cell table:style-name="ce451" office:value-type="string" calcext:value-type="string">
            <text:p>Cogent Social Sciences</text:p>
          </table:table-cell>
          <table:table-cell table:style-name="ce451"/>
          <table:table-cell table:style-name="ce720" table:number-columns-repeated="2"/>
          <table:table-cell table:style-name="ce451" office:value-type="string" calcext:value-type="string">
            <text:p>https://www.tandfonline.com/journals/oass20</text:p>
          </table:table-cell>
          <table:table-cell table:style-name="ce451" table:number-columns-repeated="1018"/>
          <table:table-cell table:number-columns-repeated="15360"/>
        </table:table-row>
        <table:table-row table:style-name="ro2">
          <table:covered-table-cell table:style-name="ce213"/>
          <table:table-cell table:style-name="ce228" office:value-type="string" calcext:value-type="string">
            <text:p>International Social Science Journal </text:p>
          </table:table-cell>
          <table:table-cell table:style-name="ce451"/>
          <table:table-cell table:style-name="ce720" table:number-columns-repeated="2"/>
          <table:table-cell table:style-name="ce451" office:value-type="string" calcext:value-type="string">
            <text:p><text:a xlink:href="https://onlinelibrary.wiley.com/journal/14682451" xlink:type="simple">https://onlinelibrary.wiley.com/journal/14682451</text:a></text:p>
          </table:table-cell>
          <table:table-cell table:style-name="ce451" table:number-columns-repeated="1018"/>
          <table:table-cell table:number-columns-repeated="15360"/>
        </table:table-row>
        <table:table-row table:style-name="ro2">
          <table:covered-table-cell table:style-name="ce213"/>
          <table:table-cell table:style-name="ce228" office:value-type="string" calcext:value-type="string">
            <text:p>Big Data &amp; Society</text:p>
          </table:table-cell>
          <table:table-cell table:style-name="ce451"/>
          <table:table-cell table:style-name="ce720" table:number-columns-repeated="2"/>
          <table:table-cell table:style-name="ce451" office:value-type="string" calcext:value-type="string">
            <text:p>https://journals.sagepub.com/home/BDS</text:p>
          </table:table-cell>
          <table:table-cell table:style-name="ce451" table:number-columns-repeated="1018"/>
          <table:table-cell table:number-columns-repeated="15360"/>
        </table:table-row>
        <table:table-row table:style-name="ro2">
          <table:table-cell table:style-name="ce664" table:number-columns-repeated="3"/>
          <table:table-cell table:style-name="ce717" table:number-columns-repeated="2"/>
          <table:table-cell table:style-name="ce664" table:number-columns-repeated="1019"/>
          <table:table-cell table:number-columns-repeated="15360"/>
        </table:table-row>
        <table:table-row table:style-name="ro2">
          <table:table-cell table:style-name="ce208" office:value-type="string" calcext:value-type="string" table:number-columns-spanned="1" table:number-rows-spanned="16">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6378"/>
        </table:table-row>
        <table:table-row table:style-name="ro2">
          <table:covered-table-cell/>
          <table:table-cell table:style-name="ce230" office:value-type="string" calcext:value-type="string" table:number-columns-spanned="1" table:number-rows-spanned="4">
            <text:p>Sustainability</text:p>
          </table:table-cell>
          <table:table-cell table:style-name="ce208" table:number-columns-spanned="1" table:number-rows-spanned="4"/>
          <table:table-cell table:style-name="ce242" office:value-type="string" calcext:value-type="string" table:number-columns-spanned="1" table:number-rows-spanned="4">
            <text:p>1</text:p>
          </table:table-cell>
          <table:table-cell table:style-name="ce242"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637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637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637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637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637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637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637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637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637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637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637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6378"/>
        </table:table-row>
        <table:table-row table:style-name="ro2">
          <table:covered-table-cell/>
          <table:table-cell office:value-type="string" calcext:value-type="string">
            <text:p>The Anthropocene Review</text:p>
          </table:table-cell>
          <table:table-cell table:number-columns-repeated="3"/>
          <table:table-cell office:value-type="string" calcext:value-type="string">
            <text:p><text:a xlink:href="https://journals.sagepub.com/home/ANR" xlink:type="simple">https://journals.sagepub.com/home/ANR</text:a></text:p>
          </table:table-cell>
          <table:table-cell table:number-columns-repeated="16378"/>
        </table:table-row>
        <table:table-row table:style-name="ro2">
          <table:table-cell table:style-name="ce664" table:number-columns-repeated="3"/>
          <table:table-cell table:style-name="ce717" table:number-columns-repeated="2"/>
          <table:table-cell table:style-name="ce664" table:number-columns-repeated="1019"/>
          <table:table-cell table:number-columns-repeated="15360"/>
        </table:table-row>
        <table:table-row table:style-name="ro99">
          <table:table-cell table:style-name="ce216" office:value-type="string" calcext:value-type="string">
            <text:p>Systems Engineering</text:p>
          </table:table-cell>
          <table:table-cell table:style-name="ce451" office:value-type="string" calcext:value-type="string">
            <text:p>Systems Engineering</text:p>
          </table:table-cell>
          <table:table-cell table:style-name="ce451"/>
          <table:table-cell table:style-name="ce720" table:number-columns-repeated="2"/>
          <table:table-cell table:style-name="ce451" office:value-type="string" calcext:value-type="string">
            <text:p><text:a xlink:href="https://incose.onlinelibrary.wiley.com/journal/15206858" xlink:type="simple">https://incose.onlinelibrary.wiley.com/journal/15206858</text:a></text:p>
          </table:table-cell>
          <table:table-cell table:style-name="ce451"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451" table:number-columns-repeated="1017"/>
          <table:table-cell table:number-columns-repeated="15360"/>
        </table:table-row>
        <table:table-row table:style-name="ro2">
          <table:table-cell table:style-name="ce664" table:number-columns-repeated="3"/>
          <table:table-cell table:style-name="ce717" table:number-columns-repeated="2"/>
          <table:table-cell table:style-name="ce664" table:number-columns-repeated="1019"/>
          <table:table-cell table:number-columns-repeated="15360"/>
        </table:table-row>
        <table:table-row table:style-name="ro2">
          <table:table-cell table:style-name="ce208" office:value-type="string" calcext:value-type="string" table:number-columns-spanned="1" table:number-rows-spanned="12">
            <text:p>Transportation</text:p>
          </table:table-cell>
          <table:table-cell office:value-type="string" calcext:value-type="string">
            <text:p>Journal of Transport and Land Use</text:p>
          </table:table-cell>
          <table:table-cell table:style-name="ce707"/>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6377"/>
        </table:table-row>
        <table:table-row table:style-name="ro2">
          <table:covered-table-cell/>
          <table:table-cell table:style-name="ce433" office:value-type="string" calcext:value-type="string">
            <text:p>Journal of Transport Geography</text:p>
          </table:table-cell>
          <table:table-cell table:style-name="ce707"/>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6378"/>
        </table:table-row>
        <table:table-row table:style-name="ro2">
          <table:covered-table-cell/>
          <table:table-cell table:style-name="ce430" office:value-type="string" calcext:value-type="string">
            <text:p>Transportation Research Part A</text:p>
          </table:table-cell>
          <table:table-cell table:style-name="ce707"/>
          <table:table-cell office:value-type="string" calcext:value-type="string">
            <text:p>1</text:p>
          </table:table-cell>
          <table:table-cell table:number-columns-repeated="16380"/>
        </table:table-row>
        <table:table-row table:style-name="ro2">
          <table:covered-table-cell/>
          <table:table-cell office:value-type="string" calcext:value-type="string">
            <text:p>Transportation Research Part B</text:p>
          </table:table-cell>
          <table:table-cell table:style-name="ce707"/>
          <table:table-cell table:number-columns-repeated="16381"/>
        </table:table-row>
        <table:table-row table:style-name="ro2">
          <table:covered-table-cell/>
          <table:table-cell office:value-type="string" calcext:value-type="string">
            <text:p>Transportation Research Part C</text:p>
          </table:table-cell>
          <table:table-cell table:style-name="ce707"/>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6377"/>
        </table:table-row>
        <table:table-row table:style-name="ro2">
          <table:covered-table-cell/>
          <table:table-cell office:value-type="string" calcext:value-type="string">
            <text:p>Asian Transport Studies</text:p>
          </table:table-cell>
          <table:table-cell table:style-name="ce707"/>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6377"/>
        </table:table-row>
        <table:table-row table:style-name="ro2">
          <table:covered-table-cell/>
          <table:table-cell office:value-type="string" calcext:value-type="string">
            <text:p>Journal of Urban Mobility</text:p>
          </table:table-cell>
          <table:table-cell table:style-name="ce707"/>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6378"/>
        </table:table-row>
        <table:table-row table:style-name="ro2">
          <table:covered-table-cell/>
          <table:table-cell office:value-type="string" calcext:value-type="string">
            <text:p>Transport Findings</text:p>
          </table:table-cell>
          <table:table-cell table:style-name="ce707"/>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6377"/>
        </table:table-row>
        <table:table-row table:style-name="ro2">
          <table:covered-table-cell/>
          <table:table-cell office:value-type="string" calcext:value-type="string">
            <text:p>Multimodal Transportation</text:p>
          </table:table-cell>
          <table:table-cell table:style-name="ce707"/>
          <table:table-cell table:number-columns-repeated="2"/>
          <table:table-cell office:value-type="string" calcext:value-type="string">
            <text:p><text:a xlink:href="https://journals.elsevier.com/multimodal-transportation" xlink:type="simple">https://journals.elsevier.com/multimodal-transportation</text:a></text:p>
          </table:table-cell>
          <table:table-cell office:value-type="string" calcext:value-type="string">
            <text:p>Invit 08/01/2025</text:p>
          </table:table-cell>
          <table:table-cell table:number-columns-repeated="16377"/>
        </table:table-row>
        <table:table-row table:style-name="ro2">
          <table:covered-table-cell/>
          <table:table-cell office:value-type="string" calcext:value-type="string">
            <text:p>Journal of Cycling and Micromobility Research</text:p>
          </table:table-cell>
          <table:table-cell table:style-name="ce707"/>
          <table:table-cell table:number-columns-repeated="2"/>
          <table:table-cell office:value-type="string" calcext:value-type="string">
            <text:p>https://www.sciencedirect.com/journal/journal-of-cycling-and-micromobility-research/about/aims-and-scope</text:p>
          </table:table-cell>
          <table:table-cell table:number-columns-repeated="16378"/>
        </table:table-row>
        <table:table-row table:style-name="ro2">
          <table:covered-table-cell/>
          <table:table-cell office:value-type="string" calcext:value-type="string">
            <text:p>Transport Policy</text:p>
          </table:table-cell>
          <table:table-cell table:style-name="ce707"/>
          <table:table-cell table:number-columns-repeated="2"/>
          <table:table-cell office:value-type="string" calcext:value-type="string">
            <text:p><text:a xlink:href="https://www.sciencedirect.com/journal/transport-policy" xlink:type="simple">https://www.sciencedirect.com/journal/transport-policy</text:a></text:p>
          </table:table-cell>
          <table:table-cell office:value-type="string" calcext:value-type="string">
            <text:p>Invit 26/03/2025</text:p>
          </table:table-cell>
          <table:table-cell table:number-columns-repeated="16377"/>
        </table:table-row>
        <table:table-row table:style-name="ro2">
          <table:covered-table-cell/>
          <table:table-cell office:value-type="string" calcext:value-type="string">
            <text:p>Transportation Research Interdisciplinary Perspectives</text:p>
          </table:table-cell>
          <table:table-cell table:style-name="ce707"/>
          <table:table-cell table:number-columns-repeated="2"/>
          <table:table-cell office:value-type="string" calcext:value-type="string">
            <text:p>https://www.sciencedirect.com/journal/transportation-research-interdisciplinary-perspectives</text:p>
          </table:table-cell>
          <table:table-cell table:number-columns-repeated="16378"/>
        </table:table-row>
        <table:table-row table:style-name="ro2">
          <table:table-cell table:style-name="ce664" table:number-columns-repeated="3"/>
          <table:table-cell table:style-name="ce717" table:number-columns-repeated="2"/>
          <table:table-cell table:style-name="ce664" table:number-columns-repeated="1019"/>
          <table:table-cell table:number-columns-repeated="15360"/>
        </table:table-row>
        <table:table-row table:style-name="ro2">
          <table:table-cell table:style-name="ce208" office:value-type="string" calcext:value-type="string" table:number-columns-spanned="1" table:number-rows-spanned="14">
            <text:p>Urban Science</text:p>
          </table:table-cell>
          <table:table-cell table:style-name="ce230" office:value-type="string" calcext:value-type="string" table:number-columns-spanned="1" table:number-rows-spanned="2">
            <text:p>Environment and Planning B</text:p>
          </table:table-cell>
          <table:table-cell table:style-name="ce234" table:number-columns-spanned="1" table:number-rows-spanned="2"/>
          <table:table-cell table:style-name="ce242" office:value-type="string" calcext:value-type="string" table:number-columns-spanned="1" table:number-rows-spanned="2">
            <text:p>2</text:p>
          </table:table-cell>
          <table:table-cell table:style-name="ce242" office:value-type="string" calcext:value-type="string" table:number-columns-spanned="1" table:number-rows-spanned="2">
            <text:p>4</text:p>
          </table:table-cell>
          <table:table-cell office:value-type="string" calcext:value-type="string">
            <text:p>http://journals.sagepub.com/home/epb</text:p>
          </table:table-cell>
          <table:table-cell table:style-name="ce725"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6377"/>
        </table:table-row>
        <table:table-row table:style-name="ro2">
          <table:covered-table-cell table:style-name="ce208"/>
          <table:covered-table-cell table:style-name="ce433"/>
          <table:covered-table-cell table:style-name="ce707"/>
          <table:covered-table-cell table:number-columns-repeated="2"/>
          <table:table-cell/>
          <table:table-cell table:style-name="ce684"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6377"/>
        </table:table-row>
        <table:table-row table:style-name="ro2">
          <table:covered-table-cell/>
          <table:table-cell office:value-type="string" calcext:value-type="string">
            <text:p>Urban Science</text:p>
          </table:table-cell>
          <table:table-cell table:style-name="ce707"/>
          <table:table-cell table:number-columns-repeated="2"/>
          <table:table-cell office:value-type="string" calcext:value-type="string">
            <text:p>https://www.mdpi.com/journal/urbansci</text:p>
          </table:table-cell>
          <table:table-cell office:value-type="string" calcext:value-type="string">
            <text:p>Invit 28/02, 04/03/2024 ; 31/12/2024 ; 09/01/2025 ; 27/01/2025 ; 11/02/2025 → rep 18/02/2025 ask Alife Cities ; Invit 17/03/2025 ; Invit SI 18/03/2025</text:p>
          </table:table-cell>
          <table:table-cell table:number-columns-repeated="16377"/>
        </table:table-row>
        <table:table-row table:style-name="ro2">
          <table:covered-table-cell/>
          <table:table-cell office:value-type="string" calcext:value-type="string">
            <text:p>Computer Environment and Urban Systems</text:p>
          </table:table-cell>
          <table:table-cell table:style-name="ce707"/>
          <table:table-cell table:number-columns-repeated="16381"/>
        </table:table-row>
        <table:table-row table:style-name="ro2">
          <table:covered-table-cell/>
          <table:table-cell office:value-type="string" calcext:value-type="string">
            <text:p>Cities</text:p>
          </table:table-cell>
          <table:table-cell table:style-name="ce707"/>
          <table:table-cell table:number-columns-repeated="2"/>
          <table:table-cell office:value-type="string" calcext:value-type="string">
            <text:p><text:a xlink:href="https://www.sciencedirect.com/journal/cities" xlink:type="simple">https://www.sciencedirect.com/journal/cities</text:a></text:p>
          </table:table-cell>
          <table:table-cell table:style-name="ce725" office:value-type="string" calcext:value-type="string">
            <text:p>SI <text:span text:style-name="T5">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6377"/>
        </table:table-row>
        <table:table-row table:style-name="ro2">
          <table:covered-table-cell/>
          <table:table-cell office:value-type="string" calcext:value-type="string">
            <text:p>Journal of Urban Technology</text:p>
          </table:table-cell>
          <table:table-cell table:style-name="ce707"/>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6378"/>
        </table:table-row>
        <table:table-row table:style-name="ro2">
          <table:covered-table-cell/>
          <table:table-cell office:value-type="string" calcext:value-type="string">
            <text:p>Computational Urban Science</text:p>
          </table:table-cell>
          <table:table-cell table:style-name="ce707"/>
          <table:table-cell table:number-columns-repeated="2"/>
          <table:table-cell office:value-type="string" calcext:value-type="string">
            <text:p><text:a xlink:href="https://www.springer.com/journal/43762" xlink:type="simple">https://www.springer.com/journal/43762</text:a></text:p>
          </table:table-cell>
          <table:table-cell table:number-columns-repeated="16378"/>
        </table:table-row>
        <table:table-row table:style-name="ro2">
          <table:covered-table-cell/>
          <table:table-cell office:value-type="string" calcext:value-type="string">
            <text:p>City Culture and Society</text:p>
          </table:table-cell>
          <table:table-cell table:style-name="ce707"/>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6378"/>
        </table:table-row>
        <table:table-row table:style-name="ro2">
          <table:covered-table-cell/>
          <table:table-cell office:value-type="string" calcext:value-type="string">
            <text:p>Urban Findings</text:p>
          </table:table-cell>
          <table:table-cell table:style-name="ce707"/>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6378"/>
        </table:table-row>
        <table:table-row table:style-name="ro5">
          <table:covered-table-cell/>
          <table:table-cell table:style-name="ce268" office:value-type="string" calcext:value-type="string">
            <text:p>Transactions in Urban Data, Science, and Technology</text:p>
          </table:table-cell>
          <table:table-cell table:style-name="ce707"/>
          <table:table-cell table:number-columns-repeated="2"/>
          <table:table-cell office:value-type="string" calcext:value-type="string">
            <text:p><text:a xlink:href="https://journals.sagepub.com/home/tus" xlink:type="simple">https://journals.sagepub.com/home/tus</text:a></text:p>
          </table:table-cell>
          <table:table-cell table:number-columns-repeated="16378"/>
        </table:table-row>
        <table:table-row table:style-name="ro100">
          <table:covered-table-cell/>
          <table:table-cell office:value-type="string" calcext:value-type="string">
            <text:p>Urban Informatics</text:p>
          </table:table-cell>
          <table:table-cell table:style-name="ce707"/>
          <table:table-cell table:number-columns-repeated="2"/>
          <table:table-cell office:value-type="string" calcext:value-type="string">
            <text:p>https://www.springer.com/journal/44212</text:p>
          </table:table-cell>
          <table:table-cell office:value-type="string" calcext:value-type="string">
            <text:p>Invit 03/12/2023</text:p>
          </table:table-cell>
          <table:table-cell table:number-columns-repeated="16377"/>
        </table:table-row>
        <table:table-row table:style-name="ro100">
          <table:covered-table-cell/>
          <table:table-cell office:value-type="string" calcext:value-type="string">
            <text:p>Resilient Cities and Structures</text:p>
          </table:table-cell>
          <table:table-cell table:style-name="ce707"/>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6377"/>
        </table:table-row>
        <table:table-row table:style-name="ro100">
          <table:covered-table-cell/>
          <table:table-cell office:value-type="string" calcext:value-type="string">
            <text:p>City and Built Environment</text:p>
          </table:table-cell>
          <table:table-cell table:style-name="ce707"/>
          <table:table-cell table:number-columns-repeated="2"/>
          <table:table-cell office:value-type="string" calcext:value-type="string">
            <text:p>https://www.springer.com/journal/44213</text:p>
          </table:table-cell>
          <table:table-cell table:number-columns-repeated="16378"/>
        </table:table-row>
        <table:table-row table:style-name="ro100">
          <table:covered-table-cell/>
          <table:table-cell office:value-type="string" calcext:value-type="string">
            <text:p>Discover Cities</text:p>
          </table:table-cell>
          <table:table-cell table:style-name="ce707"/>
          <table:table-cell table:number-columns-repeated="2"/>
          <table:table-cell office:value-type="string" calcext:value-type="string">
            <text:p>https://link.springer.com/journal/44327</text:p>
          </table:table-cell>
          <table:table-cell office:value-type="string" calcext:value-type="string">
            <text:p>Invit 07/12/2023 – no APC until 29/11/2024</text:p>
          </table:table-cell>
          <table:table-cell table:number-columns-repeated="16377"/>
        </table:table-row>
        <table:table-row table:style-name="ro84">
          <table:table-cell table:style-name="ce664" table:number-columns-repeated="3"/>
          <table:table-cell table:style-name="ce717" table:number-columns-repeated="2"/>
          <table:table-cell table:style-name="ce664" table:number-columns-repeated="1019"/>
          <table:table-cell table:number-columns-repeated="15360"/>
        </table:table-row>
        <table:table-row table:style-name="ro2">
          <table:table-cell table:style-name="ce208"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601"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6377"/>
        </table:table-row>
        <table:table-row table:style-name="ro2">
          <table:covered-table-cell/>
          <table:table-cell office:value-type="string" calcext:value-type="string">
            <text:p>CJUES</text:p>
          </table:table-cell>
          <table:table-cell table:number-columns-repeated="3"/>
          <table:table-cell table:style-name="ce601"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6377"/>
        </table:table-row>
        <table:table-row table:style-name="ro2">
          <table:covered-table-cell/>
          <table:table-cell table:style-name="ce433" office:value-type="string" calcext:value-type="string">
            <text:p>Journal of Urban Management</text:p>
          </table:table-cell>
          <table:table-cell/>
          <table:table-cell office:value-type="string" calcext:value-type="string">
            <text:p>1</text:p>
          </table:table-cell>
          <table:table-cell/>
          <table:table-cell table:style-name="ce601"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6377"/>
        </table:table-row>
        <table:table-row table:style-name="ro2">
          <table:covered-table-cell/>
          <table:table-cell table:style-name="ce451" office:value-type="string" calcext:value-type="string">
            <text:p>Urban Governance</text:p>
          </table:table-cell>
          <table:table-cell table:number-columns-repeated="3"/>
          <table:table-cell table:style-name="ce601"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6377"/>
        </table:table-row>
        <table:table-row table:style-name="ro2">
          <table:table-cell table:style-name="ce664" table:number-columns-repeated="3"/>
          <table:table-cell table:style-name="ce717" table:number-columns-repeated="2"/>
          <table:table-cell table:style-name="ce664" table:number-columns-repeated="1019"/>
          <table:table-cell table:number-columns-repeated="15360"/>
        </table:table-row>
        <table:table-row table:style-name="ro2" table:number-rows-repeated="2">
          <table:table-cell table:number-columns-repeated="16384"/>
        </table:table-row>
        <table:table-row table:style-name="ro2">
          <table:table-cell office:value-type="string" calcext:value-type="string">
            <text:p>Misc</text:p>
          </table:table-cell>
          <table:table-cell office:value-type="string" calcext:value-type="string">
            <text:p>Journal of Breaf Ideas</text:p>
          </table:table-cell>
          <table:table-cell table:style-name="ce707"/>
          <table:table-cell table:number-columns-repeated="2"/>
          <table:table-cell office:value-type="string" calcext:value-type="string">
            <text:p>http://beta.briefideas.org/</text:p>
          </table:table-cell>
          <table:table-cell table:number-columns-repeated="16378"/>
        </table:table-row>
        <table:table-row table:style-name="ro2">
          <table:table-cell/>
          <table:table-cell office:value-type="string" calcext:value-type="string">
            <text:p>Journal of Academic Ethics</text:p>
          </table:table-cell>
          <table:table-cell table:style-name="ce707"/>
          <table:table-cell table:number-columns-repeated="2"/>
          <table:table-cell office:value-type="string" calcext:value-type="string">
            <text:p><text:a xlink:href="https://www.springer.com/journal/10805" xlink:type="simple">https://www.springer.com/journal/10805</text:a></text:p>
          </table:table-cell>
          <table:table-cell table:number-columns-repeated="16378"/>
        </table:table-row>
        <table:table-row table:style-name="ro2">
          <table:table-cell/>
          <table:table-cell office:value-type="string" calcext:value-type="string">
            <text:p>Journal of Trial and Error</text:p>
          </table:table-cell>
          <table:table-cell table:style-name="ce707"/>
          <table:table-cell table:number-columns-repeated="2"/>
          <table:table-cell office:value-type="string" calcext:value-type="string">
            <text:p><text:a xlink:href="https://www.jtrialerror.com/" xlink:type="simple">https://www.jtrialerror.com/</text:a></text:p>
          </table:table-cell>
          <table:table-cell table:number-columns-repeated="16378"/>
        </table:table-row>
        <table:table-row table:style-name="ro97">
          <table:table-cell table:number-columns-repeated="2"/>
          <table:table-cell table:style-name="ce707"/>
          <table:table-cell table:number-columns-repeated="2"/>
          <table:table-cell table:style-name="ce724" office:value-type="string" calcext:value-type="string">
            <text:p><text:a xlink:href="https://github.com/eroesch/ReScienceX" xlink:type="simple">https://github.com/eroesch/ReScienceX</text:a></text:p>
          </table:table-cell>
          <table:table-cell table:number-columns-repeated="16378"/>
        </table:table-row>
        <table:table-row table:style-name="ro2">
          <table:table-cell table:number-columns-repeated="16384"/>
        </table:table-row>
        <table:table-row table:style-name="ro2">
          <table:table-cell office:value-type="string" calcext:value-type="string">
            <text:p>!!!! http://thecostofknowledge.com/#list</text:p>
          </table:table-cell>
          <table:table-cell table:number-columns-repeated="16383"/>
        </table:table-row>
        <table:table-row table:style-name="ro2" table:number-rows-repeated="2">
          <table:table-cell table:number-columns-repeated="1638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638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638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638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637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638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638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637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637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637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637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637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637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637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637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637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637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637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637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637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637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637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637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637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637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637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6378"/>
        </table:table-row>
        <table:table-row table:style-name="ro2">
          <table:table-cell/>
          <table:table-cell table:style-name="ce680" office:value-type="string" calcext:value-type="string">
            <text:p><text:a xlink:href="https://revistas.cefet-rj.br/index.php/producaoedesenvolvimento/index" xlink:type="simple">https://revistas.cefet-rj.br/index.php/producaoedesenvolvimento/index</text:a> (invited)</text:p>
          </table:table-cell>
          <table:table-cell table:number-columns-repeated="16382"/>
        </table:table-row>
        <table:table-row table:style-name="ro2" table:number-rows-repeated="1048360">
          <table:table-cell table:number-columns-repeated="16384"/>
        </table:table-row>
        <table:table-row table:style-name="ro2">
          <table:table-cell table:number-columns-repeated="16384"/>
        </table:table-row>
      </table:table>
      <table:table table:name="Grants" table:style-name="ta1">
        <table:table-column table:style-name="co18"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18" table:number-columns-repeated="6" table:default-cell-style-name="Default"/>
        <table:table-row table:style-name="ro2" table:number-rows-repeated="2">
          <table:table-cell table:number-columns-repeated="11"/>
        </table:table-row>
        <table:table-row table:style-name="ro2">
          <table:table-cell table:style-name="ce597" office:value-type="string" calcext:value-type="string">
            <text:p>Status</text:p>
          </table:table-cell>
          <table:table-cell table:style-name="ce597" office:value-type="string" calcext:value-type="string">
            <text:p>Deadline</text:p>
          </table:table-cell>
          <table:table-cell table:style-name="ce597" office:value-type="string" calcext:value-type="string">
            <text:p>Name</text:p>
          </table:table-cell>
          <table:table-cell table:style-name="ce597"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599"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599"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599"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599"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599"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17" table:number-columns-repeated="2" table:default-cell-style-name="ce268"/>
        <table:table-column table:style-name="co66" table:default-cell-style-name="ce268"/>
        <table:table-column table:style-name="co67" table:default-cell-style-name="ce268"/>
        <table:table-column table:style-name="co68" table:default-cell-style-name="ce268"/>
        <table:table-column table:style-name="co69" table:default-cell-style-name="ce268"/>
        <table:table-column table:style-name="co70" table:default-cell-style-name="ce268"/>
        <table:table-column table:style-name="co71" table:default-cell-style-name="ce268"/>
        <table:table-column table:style-name="co17" table:number-columns-repeated="1016" table:default-cell-style-name="ce268"/>
        <table:table-row table:style-name="ro2">
          <table:table-cell table:number-columns-repeated="1024"/>
        </table:table-row>
        <table:table-row table:style-name="ro2">
          <table:table-cell table:style-name="ce269" office:value-type="string" calcext:value-type="string">
            <text:p>Status</text:p>
          </table:table-cell>
          <table:table-cell table:style-name="ce269" office:value-type="string" calcext:value-type="string">
            <text:p>Horizon</text:p>
          </table:table-cell>
          <table:table-cell table:style-name="ce269" office:value-type="string" calcext:value-type="string">
            <text:p>Title</text:p>
          </table:table-cell>
          <table:table-cell table:style-name="ce269" office:value-type="string" calcext:value-type="string">
            <text:p>Potential collaborators</text:p>
          </table:table-cell>
          <table:table-cell table:style-name="ce269" office:value-type="string" calcext:value-type="string">
            <text:p>Potential Targets</text:p>
          </table:table-cell>
          <table:table-cell table:style-name="ce269" office:value-type="string" calcext:value-type="string">
            <text:p>Tentative abstract</text:p>
          </table:table-cell>
          <table:table-cell table:style-name="ce269" office:value-type="string" calcext:value-type="string">
            <text:p>Notes/Ideas</text:p>
          </table:table-cell>
          <table:table-cell table:style-name="ce271" office:value-type="string" calcext:value-type="string">
            <text:p>Project</text:p>
          </table:table-cell>
          <table:table-cell table:number-columns-repeated="1016"/>
        </table:table-row>
        <table:table-row table:style-name="ro101">
          <table:table-cell table:style-name="ce271"/>
          <table:table-cell table:style-name="ce269"/>
          <table:table-cell table:style-name="ce271"/>
          <table:table-cell table:style-name="ce270"/>
          <table:table-cell table:style-name="ce269" table:number-columns-repeated="2"/>
          <table:table-cell table:style-name="ce726"/>
          <table:table-cell table:style-name="ce271"/>
          <table:table-cell table:number-columns-repeated="1016"/>
        </table:table-row>
        <table:table-row table:style-name="ro101">
          <table:table-cell table:style-name="ce271"/>
          <table:table-cell table:style-name="ce269"/>
          <table:table-cell table:style-name="ce271"/>
          <table:table-cell table:style-name="ce270"/>
          <table:table-cell table:style-name="ce269" table:number-columns-repeated="2"/>
          <table:table-cell table:style-name="ce726" office:value-type="string" calcext:value-type="string">
            <text:p>entanglement history/geography in network – percolation</text:p>
          </table:table-cell>
          <table:table-cell table:style-name="ce271"/>
          <table:table-cell table:number-columns-repeated="1016"/>
        </table:table-row>
        <table:table-row table:style-name="ro101">
          <table:table-cell table:style-name="ce271"/>
          <table:table-cell table:style-name="ce269"/>
          <table:table-cell table:style-name="ce271"/>
          <table:table-cell table:style-name="ce270"/>
          <table:table-cell table:style-name="ce269" table:number-columns-repeated="2"/>
          <table:table-cell table:style-name="ce726" office:value-type="string" calcext:value-type="string">
            <text:p>gaz taxes = f(local tc accessibility)</text:p>
          </table:table-cell>
          <table:table-cell table:style-name="ce271"/>
          <table:table-cell table:number-columns-repeated="1016"/>
        </table:table-row>
        <table:table-row table:style-name="ro101">
          <table:table-cell table:style-name="ce271"/>
          <table:table-cell table:style-name="ce269"/>
          <table:table-cell table:style-name="ce271"/>
          <table:table-cell table:style-name="ce270"/>
          <table:table-cell table:style-name="ce269" table:number-columns-repeated="2"/>
          <table:table-cell table:style-name="ce726" office:value-type="string" calcext:value-type="string">
            <text:p>Hsr China – GHG emissions gain</text:p>
          </table:table-cell>
          <table:table-cell table:style-name="ce271"/>
          <table:table-cell table:number-columns-repeated="1016"/>
        </table:table-row>
        <table:table-row table:style-name="ro101">
          <table:table-cell table:style-name="ce271"/>
          <table:table-cell table:style-name="ce269"/>
          <table:table-cell table:style-name="ce271"/>
          <table:table-cell table:style-name="ce270"/>
          <table:table-cell table:style-name="ce270" office:value-type="string" calcext:value-type="string">
            <text:p>Futures</text:p>
          </table:table-cell>
          <table:table-cell table:style-name="ce269"/>
          <table:table-cell table:style-name="ce726" office:value-type="string" calcext:value-type="string">
            <text:p>worldwide train accessibility</text:p>
          </table:table-cell>
          <table:table-cell table:style-name="ce271"/>
          <table:table-cell table:number-columns-repeated="1016"/>
        </table:table-row>
        <table:table-row table:style-name="ro101">
          <table:table-cell table:style-name="ce271"/>
          <table:table-cell table:style-name="ce269"/>
          <table:table-cell table:style-name="ce271"/>
          <table:table-cell table:style-name="ce270"/>
          <table:table-cell table:style-name="ce269" table:number-columns-repeated="2"/>
          <table:table-cell table:style-name="ce601"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71"/>
          <table:table-cell table:number-columns-repeated="1016"/>
        </table:table-row>
        <table:table-row table:style-name="ro101">
          <table:table-cell table:style-name="ce271"/>
          <table:table-cell table:style-name="ce269"/>
          <table:table-cell table:style-name="ce271"/>
          <table:table-cell table:style-name="ce270"/>
          <table:table-cell table:style-name="ce269" table:number-columns-repeated="2"/>
          <table:table-cell table:style-name="ce601" office:value-type="string" calcext:value-type="string">
            <text:p>culture of disciplines abstract based etc.</text:p>
          </table:table-cell>
          <table:table-cell table:style-name="ce271"/>
          <table:table-cell table:number-columns-repeated="1016"/>
        </table:table-row>
        <table:table-row table:style-name="ro101">
          <table:table-cell table:style-name="ce271"/>
          <table:table-cell table:style-name="ce269"/>
          <table:table-cell table:style-name="ce271"/>
          <table:table-cell table:style-name="ce270"/>
          <table:table-cell table:style-name="ce269" table:number-columns-repeated="2"/>
          <table:table-cell table:style-name="ce726" office:value-type="string" calcext:value-type="string">
            <text:p>Social dynamics : data « grand debat » ?</text:p>
          </table:table-cell>
          <table:table-cell table:style-name="ce271"/>
          <table:table-cell table:number-columns-repeated="1016"/>
        </table:table-row>
        <table:table-row table:style-name="ro101">
          <table:table-cell table:style-name="ce271"/>
          <table:table-cell table:style-name="ce269"/>
          <table:table-cell table:style-name="ce271"/>
          <table:table-cell table:style-name="ce270"/>
          <table:table-cell table:style-name="ce269" table:number-columns-repeated="2"/>
          <table:table-cell table:style-name="ce726" office:value-type="string" calcext:value-type="string">
            <text:p>Co-evolution of HSR network and cities in China</text:p>
          </table:table-cell>
          <table:table-cell table:style-name="ce271"/>
          <table:table-cell table:number-columns-repeated="1016"/>
        </table:table-row>
        <table:table-row table:style-name="ro101">
          <table:table-cell table:style-name="ce271"/>
          <table:table-cell table:style-name="ce269"/>
          <table:table-cell table:style-name="ce271"/>
          <table:table-cell table:style-name="ce270"/>
          <table:table-cell table:style-name="ce269" table:number-columns-repeated="2"/>
          <table:table-cell table:style-name="ce726" office:value-type="string" calcext:value-type="string">
            <text:p>Spatio-temporal transfer entropy in a toy model of urbanization</text:p>
          </table:table-cell>
          <table:table-cell table:style-name="ce271"/>
          <table:table-cell table:number-columns-repeated="1016"/>
        </table:table-row>
        <table:table-row table:style-name="ro101">
          <table:table-cell table:style-name="ce271"/>
          <table:table-cell table:style-name="ce269"/>
          <table:table-cell table:style-name="ce271"/>
          <table:table-cell table:style-name="ce270"/>
          <table:table-cell table:style-name="ce269" table:number-columns-repeated="2"/>
          <table:table-cell table:style-name="ce726" office:value-type="string" calcext:value-type="string">
            <text:p>(idee from Bonnafous) : crawl train prices, time geo</text:p>
          </table:table-cell>
          <table:table-cell table:style-name="ce271"/>
          <table:table-cell table:number-columns-repeated="1016"/>
        </table:table-row>
        <table:table-row table:style-name="ro101">
          <table:table-cell table:style-name="ce271"/>
          <table:table-cell table:style-name="ce269"/>
          <table:table-cell table:style-name="ce271"/>
          <table:table-cell table:style-name="ce270"/>
          <table:table-cell table:style-name="ce269" table:number-columns-repeated="2"/>
          <table:table-cell table:style-name="ce726" office:value-type="string" calcext:value-type="string">
            <text:p>idee meta model integrating as much transmondyn transituons as possible, whixh level of stationariyy needed etc</text:p>
          </table:table-cell>
          <table:table-cell table:style-name="ce271"/>
          <table:table-cell table:number-columns-repeated="1016"/>
        </table:table-row>
        <table:table-row table:style-name="ro101">
          <table:table-cell table:style-name="ce271"/>
          <table:table-cell table:style-name="ce269"/>
          <table:table-cell table:style-name="ce271"/>
          <table:table-cell table:style-name="ce270"/>
          <table:table-cell table:style-name="ce269" table:number-columns-repeated="2"/>
          <table:table-cell table:style-name="ce727" office:value-type="string" calcext:value-type="string">
            <text:p>is correlated perco model better than reaction-diffusion ? compare systeamtically for different urbabn systems + include procedural models (ex kernel mixture)</text:p>
          </table:table-cell>
          <table:table-cell table:style-name="ce271"/>
          <table:table-cell table:number-columns-repeated="1016"/>
        </table:table-row>
        <table:table-row table:style-name="ro101">
          <table:table-cell table:style-name="ce271"/>
          <table:table-cell table:style-name="ce269"/>
          <table:table-cell table:style-name="ce271"/>
          <table:table-cell table:style-name="ce270"/>
          <table:table-cell table:style-name="ce269" table:number-columns-repeated="2"/>
          <table:table-cell table:style-name="ce728" office:value-type="string" calcext:value-type="string">
            <text:p>stationarite imbriquee : notions maths ? infinite levels ? test on financial data / wavelets ?</text:p>
          </table:table-cell>
          <table:table-cell table:style-name="ce271"/>
          <table:table-cell table:number-columns-repeated="1016"/>
        </table:table-row>
        <table:table-row table:style-name="ro101">
          <table:table-cell table:style-name="ce271"/>
          <table:table-cell table:style-name="ce269"/>
          <table:table-cell table:style-name="ce271" office:value-type="string" calcext:value-type="string">
            <text:p>Linking real estate dynamics with socio-economic profile</text:p>
          </table:table-cell>
          <table:table-cell table:style-name="ce270"/>
          <table:table-cell table:style-name="ce269" table:number-columns-repeated="2"/>
          <table:table-cell table:style-name="ce726"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71"/>
          <table:table-cell table:number-columns-repeated="1016"/>
        </table:table-row>
        <table:table-row table:style-name="ro101">
          <table:table-cell table:style-name="ce271"/>
          <table:table-cell table:style-name="ce269"/>
          <table:table-cell table:style-name="ce271" office:value-type="string" calcext:value-type="string">
            <text:p>Beyond Concept Maps : Knowledge Domains as Hypernetworks</text:p>
          </table:table-cell>
          <table:table-cell table:style-name="ce270"/>
          <table:table-cell table:style-name="ce269" table:number-columns-repeated="2"/>
          <table:table-cell table:style-name="ce726" office:value-type="string" calcext:value-type="string">
            <text:p>test du kd-mapping (necessite bonne qualification/quantification des liens) ; construction theorie correspondante</text:p>
          </table:table-cell>
          <table:table-cell table:style-name="ce271"/>
          <table:table-cell table:number-columns-repeated="1016"/>
        </table:table-row>
        <table:table-row table:style-name="ro101">
          <table:table-cell table:style-name="ce271"/>
          <table:table-cell table:style-name="ce269"/>
          <table:table-cell table:style-name="ce271" office:value-type="string" calcext:value-type="string">
            <text:p>Teaching Integrated Geography : issues and perspectives</text:p>
          </table:table-cell>
          <table:table-cell table:style-name="ce270"/>
          <table:table-cell table:style-name="ce269" table:number-columns-repeated="2"/>
          <table:table-cell table:style-name="ce726"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71"/>
          <table:table-cell table:number-columns-repeated="1016"/>
        </table:table-row>
        <table:table-row table:style-name="ro101">
          <table:table-cell table:style-name="ce271"/>
          <table:table-cell table:style-name="ce269"/>
          <table:table-cell table:style-name="ce271" office:value-type="string" calcext:value-type="string">
            <text:p>Networks and the Diffusion of innovation in Systems of Cities</text:p>
          </table:table-cell>
          <table:table-cell table:style-name="ce270" office:value-type="string" calcext:value-type="string">
            <text:p>Denise ; JM Favaro</text:p>
          </table:table-cell>
          <table:table-cell table:style-name="ce269" table:number-columns-repeated="2"/>
          <table:table-cell table:style-name="ce726"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71"/>
          <table:table-cell table:number-columns-repeated="1016"/>
        </table:table-row>
        <table:table-row table:style-name="ro101">
          <table:table-cell table:style-name="ce271"/>
          <table:table-cell table:style-name="ce269"/>
          <table:table-cell table:style-name="ce271" office:value-type="string" calcext:value-type="string">
            <text:p>An agent-based model of patents genesis calibrated on semantic data</text:p>
          </table:table-cell>
          <table:table-cell table:style-name="ce270" office:value-type="string" calcext:value-type="string">
            <text:p>Anto</text:p>
          </table:table-cell>
          <table:table-cell table:style-name="ce269" table:number-columns-repeated="2"/>
          <table:table-cell table:style-name="ce729"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71"/>
          <table:table-cell table:number-columns-repeated="1016"/>
        </table:table-row>
        <table:table-row table:style-name="ro101">
          <table:table-cell table:style-name="ce271"/>
          <table:table-cell table:style-name="ce269"/>
          <table:table-cell table:style-name="ce271" office:value-type="string" calcext:value-type="string">
            <text:p>Agent-based modeling innovation and income inequalities</text:p>
          </table:table-cell>
          <table:table-cell table:style-name="ce270" office:value-type="string" calcext:value-type="string">
            <text:p>Anto</text:p>
          </table:table-cell>
          <table:table-cell table:style-name="ce269" table:number-columns-repeated="2"/>
          <table:table-cell table:style-name="ce729"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271"/>
          <table:table-cell table:number-columns-repeated="1016"/>
        </table:table-row>
        <table:table-row table:style-name="ro102">
          <table:table-cell table:style-name="ce271" table:number-columns-repeated="2"/>
          <table:table-cell table:style-name="ce271" office:value-type="string" calcext:value-type="string">
            <text:p>Methodological Guidelines to measure Urban Form</text:p>
          </table:table-cell>
          <table:table-cell table:style-name="ce271" office:value-type="string" calcext:value-type="string">
            <text:p>Florent ; Fabien</text:p>
          </table:table-cell>
          <table:table-cell table:style-name="ce271" table:number-columns-repeated="2"/>
          <table:table-cell table:style-name="ce271" office:value-type="string" calcext:value-type="string">
            <text:p>find sets of orthogonal but interpretable indicators, across scales and situations ; can be network / density ? If yes → link with Fabien's proposition</text:p>
          </table:table-cell>
          <table:table-cell table:style-name="ce271"/>
          <table:table-cell table:number-columns-repeated="1016"/>
        </table:table-row>
        <table:table-row table:style-name="ro13">
          <table:table-cell table:style-name="ce271" table:number-columns-repeated="2"/>
          <table:table-cell table:style-name="ce271" office:value-type="string" calcext:value-type="string">
            <text:p>Resilience of Territorial Systems : a systematic review</text:p>
          </table:table-cell>
          <table:table-cell table:style-name="ce271" table:number-columns-repeated="5"/>
          <table:table-cell table:number-columns-repeated="1016"/>
        </table:table-row>
        <table:table-row table:style-name="ro101">
          <table:table-cell table:style-name="ce305" office:value-type="string" calcext:value-type="string">
            <text:p>Launched</text:p>
          </table:table-cell>
          <table:table-cell table:style-name="ce454"/>
          <table:table-cell table:style-name="ce305" office:value-type="string" calcext:value-type="string">
            <text:p>Interactions between Networks and Territories and the impact of historical events</text:p>
          </table:table-cell>
          <table:table-cell table:style-name="ce302" office:value-type="string" calcext:value-type="string">
            <text:p>Solène</text:p>
          </table:table-cell>
          <table:table-cell table:style-name="ce454" table:number-columns-repeated="2"/>
          <table:table-cell table:style-name="ce730" office:value-type="string" calcext:value-type="string">
            <text:p>renforcer résultats ectqg pour papier correspondant</text:p>
          </table:table-cell>
          <table:table-cell table:style-name="ce305"/>
          <table:table-cell table:style-name="ce429" table:number-columns-repeated="1016"/>
        </table:table-row>
        <table:table-row table:style-name="ro101">
          <table:table-cell table:style-name="ce305" office:value-type="string" calcext:value-type="string">
            <text:p>Launched</text:p>
          </table:table-cell>
          <table:table-cell table:style-name="ce454"/>
          <table:table-cell table:style-name="ce305" office:value-type="string" calcext:value-type="string">
            <text:p>Quantifying the diffusion of innovation in System of Cities</text:p>
          </table:table-cell>
          <table:table-cell table:style-name="ce302" office:value-type="string" calcext:value-type="string">
            <text:p>Anto ; Denise</text:p>
          </table:table-cell>
          <table:table-cell table:style-name="ce454" table:number-columns-repeated="2"/>
          <table:table-cell table:style-name="ce730" office:value-type="string" calcext:value-type="string">
            <text:p>cf discussion papier patents ; sur modeling un lien possible avec l'extension du favaro pumain ?</text:p>
          </table:table-cell>
          <table:table-cell table:style-name="ce305" office:value-type="string" calcext:value-type="string">
            <text:p>InnovationDiffusion</text:p>
          </table:table-cell>
          <table:table-cell table:style-name="ce429" table:number-columns-repeated="1016"/>
        </table:table-row>
        <table:table-row table:style-name="ro101">
          <table:table-cell table:style-name="ce305" office:value-type="string" calcext:value-type="string">
            <text:p>Launched</text:p>
          </table:table-cell>
          <table:table-cell table:style-name="ce454"/>
          <table:table-cell table:style-name="ce305" office:value-type="string" calcext:value-type="string">
            <text:p>French Freeway Network and Territorial Equity</text:p>
          </table:table-cell>
          <table:table-cell table:style-name="ce302" office:value-type="string" calcext:value-type="string">
            <text:p>Florent</text:p>
          </table:table-cell>
          <table:table-cell table:style-name="ce454" table:number-columns-repeated="2"/>
          <table:table-cell table:style-name="ce730" office:value-type="string" calcext:value-type="string">
            <text:p>data paper base dynamique autoroutes. Exemples d'application, mesures d'equité territoriale. Effet du viaduc de millau ; de l'ouverture de l'A89.</text:p>
          </table:table-cell>
          <table:table-cell table:style-name="ce305" office:value-type="string" calcext:value-type="string">
            <text:p>Data paper highways</text:p>
          </table:table-cell>
          <table:table-cell table:style-name="ce429"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8"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2" table:number-columns-repeated="2" table:default-cell-style-name="Default"/>
        <table:table-column table:style-name="co73" table:default-cell-style-name="Default"/>
        <table:table-column table:style-name="co74" table:default-cell-style-name="Default"/>
        <table:table-column table:style-name="co17" table:number-columns-repeated="4" table:default-cell-style-name="Default"/>
        <table:table-row table:style-name="ro2" table:number-rows-repeated="2">
          <table:table-cell table:number-columns-repeated="8"/>
        </table:table-row>
        <table:table-row table:style-name="ro2">
          <table:table-cell table:style-name="ce597" office:value-type="string" calcext:value-type="string">
            <text:p>Citation</text:p>
          </table:table-cell>
          <table:table-cell table:style-name="ce456" office:value-type="string" calcext:value-type="string">
            <text:p>Title</text:p>
          </table:table-cell>
          <table:table-cell table:style-name="ce456" office:value-type="string" calcext:value-type="string">
            <text:p>Authors</text:p>
          </table:table-cell>
          <table:table-cell table:style-name="ce456" office:value-type="string" calcext:value-type="string">
            <text:p>Journal</text:p>
          </table:table-cell>
          <table:table-cell table:style-name="ce597" office:value-type="string" calcext:value-type="string">
            <text:p>Year</text:p>
          </table:table-cell>
          <table:table-cell table:style-name="ce597" office:value-type="string" calcext:value-type="string">
            <text:p>DOI</text:p>
          </table:table-cell>
          <table:table-cell table:style-name="ce597" office:value-type="string" calcext:value-type="string">
            <text:p>hal</text:p>
          </table:table-cell>
          <table:table-cell table:style-name="ce597" office:value-type="string" calcext:value-type="string">
            <text:p>arxiv</text:p>
          </table:table-cell>
        </table:table-row>
        <table:table-row table:style-name="ro2">
          <table:table-cell table:number-columns-repeated="8"/>
        </table:table-row>
        <table:table-row table:style-name="ro44">
          <table:table-cell/>
          <table:table-cell table:style-name="ce731" office:value-type="string" calcext:value-type="string">
            <text:p>A Hybrid Network/Grid Model of Urban Morphogenesis and Optimization</text:p>
          </table:table-cell>
          <table:table-cell table:style-name="ce731" office:value-type="string" calcext:value-type="string">
            <text:p>Raimbault, J. and Banos, A. and Doursat, R.</text:p>
          </table:table-cell>
          <table:table-cell table:style-name="ce731"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5" table:default-cell-style-name="Default"/>
        <table:table-column table:style-name="co53" table:default-cell-style-name="Default"/>
        <table:table-column table:style-name="co76" table:default-cell-style-name="Default"/>
        <table:table-column table:style-name="co77" table:default-cell-style-name="Default"/>
        <table:table-column table:style-name="co17" table:default-cell-style-name="Default"/>
        <table:table-column table:style-name="co76" table:default-cell-style-name="Default"/>
        <table:table-row table:style-name="ro2" table:number-rows-repeated="2">
          <table:table-cell table:number-columns-repeated="6"/>
        </table:table-row>
        <table:table-row table:style-name="ro2">
          <table:table-cell table:style-name="ce597" office:value-type="string" calcext:value-type="string">
            <text:p>Citation</text:p>
          </table:table-cell>
          <table:table-cell table:style-name="ce456" office:value-type="string" calcext:value-type="string">
            <text:p>Title</text:p>
          </table:table-cell>
          <table:table-cell table:style-name="ce456" office:value-type="string" calcext:value-type="string">
            <text:p>Authors</text:p>
          </table:table-cell>
          <table:table-cell table:style-name="ce456" office:value-type="string" calcext:value-type="string">
            <text:p>Conference</text:p>
          </table:table-cell>
          <table:table-cell table:style-name="ce597" office:value-type="string" calcext:value-type="string">
            <text:p>Year</text:p>
          </table:table-cell>
          <table:table-cell table:style-name="ce597" office:value-type="string" calcext:value-type="string">
            <text:p>hal</text:p>
          </table:table-cell>
        </table:table-row>
        <table:table-row table:style-name="ro2" table:number-rows-repeated="4">
          <table:table-cell table:number-columns-repeated="6"/>
        </table:table-row>
        <table:table-row table:style-name="ro103">
          <table:table-cell/>
          <table:table-cell table:style-name="ce731" office:value-type="string" calcext:value-type="string">
            <text:p>Application de la Morphogénèse de Réseaux Biologiques à la Conception Optimale d’Infrastructures de Transport</text:p>
          </table:table-cell>
          <table:table-cell table:style-name="ce732" office:value-type="string" calcext:value-type="string">
            <text:p>Raimbault, J. and Gonzalez, J.</text:p>
          </table:table-cell>
          <table:table-cell table:style-name="ce733"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8" table:default-cell-style-name="ce268"/>
        <table:table-column table:style-name="co17" table:default-cell-style-name="ce268"/>
        <table:table-column table:style-name="co79" table:default-cell-style-name="ce268"/>
        <table:table-column table:style-name="co80" table:default-cell-style-name="ce268"/>
        <table:table-column table:style-name="co17" table:number-columns-repeated="4" table:default-cell-style-name="ce268"/>
        <table:table-column table:style-name="co81" table:default-cell-style-name="ce268"/>
        <table:table-column table:style-name="co17" table:default-cell-style-name="ce268"/>
        <table:table-column table:style-name="co82" table:default-cell-style-name="ce268"/>
        <table:table-column table:style-name="co83" table:default-cell-style-name="ce268"/>
        <table:table-column table:style-name="co17" table:number-columns-repeated="1012" table:default-cell-style-name="ce268"/>
        <table:table-row table:style-name="ro2">
          <table:table-cell table:number-columns-repeated="1024"/>
        </table:table-row>
        <table:table-row table:style-name="ro104">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0cm" draw:caption-point-x="13.54cm" draw:caption-point-y="0.462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5">
          <table:table-cell table:style-name="ce159" table:content-validation-name="val1" office:value-type="string" calcext:value-type="string">
            <text:p>communication avec actes à un congrès international</text:p>
          </table:table-cell>
          <table:table-cell table:style-name="ce732" office:value-type="string" calcext:value-type="string">
            <text:p>RAIMBAULT J.</text:p>
          </table:table-cell>
          <table:table-cell table:style-name="ce731" office:value-type="string" calcext:value-type="string">
            <text:p>Models Coupling Urban Growth and Transportation Network Growth: An Algorithmic Systematic Review Approach</text:p>
          </table:table-cell>
          <table:table-cell table:style-name="ce732" office:value-type="string" calcext:value-type="string">
            <text:p>Bari, <text:s/>Plurimondi. An International Forum for Research and Debate on Human Settlements, Polytecnica di Bari.</text:p>
          </table:table-cell>
          <table:table-cell table:style-name="ce732" office:value-type="string" calcext:value-type="string">
            <text:p>-</text:p>
          </table:table-cell>
          <table:table-cell table:style-name="ce732"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732" office:value-type="string" calcext:value-type="string">
            <text:p>ECTQG 2015</text:p>
          </table:table-cell>
          <table:table-cell table:style-name="ce732" office:value-type="string" calcext:value-type="string">
            <text:p>Bari, Italie</text:p>
          </table:table-cell>
          <table:table-cell table:style-name="ce168" office:value-type="string" calcext:value-type="string">
            <text:p>06-10/09/2015</text:p>
          </table:table-cell>
          <table:table-cell table:style-name="ce732"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6">
          <table:table-cell table:style-name="ce159" table:content-validation-name="val1" office:value-type="string" calcext:value-type="string">
            <text:p>communication avec actes à un congrès international</text:p>
          </table:table-cell>
          <table:table-cell table:style-name="ce732"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731" office:value-type="string" calcext:value-type="string">
            <text:p>Springer International Publishing</text:p>
          </table:table-cell>
          <table:table-cell table:style-name="ce732" office:value-type="string" calcext:value-type="string">
            <text:p>-</text:p>
          </table:table-cell>
          <table:table-cell table:style-name="ce731" office:value-type="string" calcext:value-type="string">
            <text:p>31-44</text:p>
          </table:table-cell>
          <table:table-cell table:style-name="ce165" office:value-type="float" office:value="2015" calcext:value-type="float">
            <text:p>2015</text:p>
          </table:table-cell>
          <table:table-cell table:style-name="ce731" office:value-type="string" calcext:value-type="string">
            <text:p>Complex Systems Design &amp; Management</text:p>
          </table:table-cell>
          <table:table-cell table:style-name="ce732" office:value-type="string" calcext:value-type="string">
            <text:p>CSD&amp;M 2014</text:p>
          </table:table-cell>
          <table:table-cell table:style-name="ce732" office:value-type="string" calcext:value-type="string">
            <text:p>Paris, France</text:p>
          </table:table-cell>
          <table:table-cell table:style-name="ce168" office:value-type="string" calcext:value-type="string">
            <text:p>12-14/11/2014</text:p>
          </table:table-cell>
          <table:table-cell table:style-name="ce731"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731" office:value-type="string" calcext:value-type="string">
            <text:p>10.1007/978-3-319-11617-4_3</text:p>
          </table:table-cell>
          <table:table-cell table:number-columns-repeated="1010"/>
        </table:table-row>
        <table:table-row table:style-name="ro107">
          <table:table-cell table:style-name="ce159" table:content-validation-name="val1" office:value-type="string" calcext:value-type="string">
            <text:p>communication avec actes à un congrès international</text:p>
          </table:table-cell>
          <table:table-cell table:style-name="ce731" office:value-type="string" calcext:value-type="string">
            <text:p>RAIMBAULT J., BANOS A., DOURSAT R.</text:p>
          </table:table-cell>
          <table:table-cell table:style-name="ce731" office:value-type="string" calcext:value-type="string">
            <text:p>A Hybrid Network/Grid Model of Urban Morphogenesis and Optimization</text:p>
          </table:table-cell>
          <table:table-cell table:style-name="ce732" office:value-type="string" calcext:value-type="string">
            <text:p>Université du Havre, M. A. Aziz-Alaoui, C. Bertelle, X. Z. Liu, D. Olivier Eds.</text:p>
          </table:table-cell>
          <table:table-cell table:style-name="ce732" office:value-type="string" calcext:value-type="string">
            <text:p>-</text:p>
          </table:table-cell>
          <table:table-cell table:style-name="ce731"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731" office:value-type="string" calcext:value-type="string">
            <text:p>4th International Conference on Complex Systems and Applications (ICCSA 2014)</text:p>
          </table:table-cell>
          <table:table-cell table:style-name="ce732" office:value-type="string" calcext:value-type="string">
            <text:p>Le Havre, France</text:p>
          </table:table-cell>
          <table:table-cell table:style-name="ce168" office:value-type="string" calcext:value-type="string">
            <text:p>21-26/06/2014</text:p>
          </table:table-cell>
          <table:table-cell table:style-name="ce732"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7" table:number-rows-repeated="1048569">
          <table:table-cell table:number-columns-repeated="1024"/>
        </table:table-row>
        <table:table-row table:style-name="ro107">
          <table:table-cell table:number-columns-repeated="1024"/>
        </table:table-row>
      </table:table>
      <table:table table:name="CommunicationsLab" table:style-name="ta1" table:print="false">
        <table:table-column table:style-name="co84" table:default-cell-style-name="Default"/>
        <table:table-column table:style-name="co85" table:default-cell-style-name="ce268"/>
        <table:table-column table:style-name="co86" table:default-cell-style-name="ce268"/>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ce268"/>
        <table:table-column table:style-name="co17" table:number-columns-repeated="2" table:default-cell-style-name="Default"/>
        <table:table-row table:style-name="ro2" table:number-rows-repeated="2">
          <table:table-cell table:number-columns-repeated="16"/>
        </table:table-row>
        <table:table-row table:style-name="ro104">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732" office:value-type="string" calcext:value-type="string">
            <text:p>LE NECHET F., RAIMBAULT J.</text:p>
          </table:table-cell>
          <table:table-cell table:style-name="ce731" office:value-type="string" calcext:value-type="string">
            <text:p>Modeling the emergence of metropolitan transport autorithy in a polycentric urban region</text:p>
          </table:table-cell>
          <table:table-cell table:style-name="ce732" office:value-type="string" calcext:value-type="string">
            <text:p>Bari, <text:s/>Plurimondi. An International Forum for Research and Debate on Human Settlements, Polytecnica di Bari.</text:p>
          </table:table-cell>
          <table:table-cell table:style-name="ce732" office:value-type="string" calcext:value-type="string">
            <text:p>-</text:p>
          </table:table-cell>
          <table:table-cell table:style-name="ce732"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32" office:value-type="string" calcext:value-type="string">
            <text:p>ECTQG 2015</text:p>
          </table:table-cell>
          <table:table-cell table:style-name="ce732" office:value-type="string" calcext:value-type="string">
            <text:p>Bari, Italie</text:p>
          </table:table-cell>
          <table:table-cell table:style-name="ce168" office:value-type="string" calcext:value-type="string">
            <text:p>06-10/09/2015</text:p>
          </table:table-cell>
          <table:table-cell table:style-name="ce732"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732" office:value-type="string" calcext:value-type="string">
            <text:p>RAIMBAULT J.</text:p>
          </table:table-cell>
          <table:table-cell table:style-name="ce731" office:value-type="string" calcext:value-type="string">
            <text:p>Hybrid Modeling of a Bike-Sharing Transportation System</text:p>
          </table:table-cell>
          <table:table-cell table:number-columns-repeated="3" table:style-name="ce732"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32" office:value-type="string" calcext:value-type="string">
            <text:p>International Conference on Computational Social Science 2015</text:p>
          </table:table-cell>
          <table:table-cell table:style-name="ce732" office:value-type="string" calcext:value-type="string">
            <text:p>Helsinki, Finlande</text:p>
          </table:table-cell>
          <table:table-cell table:style-name="ce168" office:value-type="string" calcext:value-type="string">
            <text:p>07-13/06/2015</text:p>
          </table:table-cell>
          <table:table-cell table:style-name="ce732"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732" office:value-type="string" calcext:value-type="string">
            <text:p>RAIMBAULT J., GONZALEZ J.</text:p>
          </table:table-cell>
          <table:table-cell table:style-name="ce731"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732"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33" office:value-type="string" calcext:value-type="string">
            <text:p>Rencontres du Labex Dynamite 2015</text:p>
          </table:table-cell>
          <table:table-cell table:style-name="ce732" office:value-type="string" calcext:value-type="string">
            <text:p>Paris, France</text:p>
          </table:table-cell>
          <table:table-cell table:style-name="ce168" office:value-type="date" office:date-value="2015-05-26" calcext:value-type="date">
            <text:p>26/05/2015</text:p>
          </table:table-cell>
          <table:table-cell table:style-name="ce732"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3"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SC'" style:font-family-generic-asian="system" style:font-pitch-asian="variable" style:font-size-asian="10pt"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number-style style:name="N119P0" style:volatile="true">
      <number:number number:decimal-places="2" number:min-decimal-places="2" number:min-integer-digits="1" number:grouping="true"/>
      <number:text>    </number:text>
    </number:number-style>
    <number:number-style style:name="N119P1" style:volatile="true">
      <number:text>-</number:text>
      <number:number number:decimal-places="2" number:min-decimal-places="2" number:min-integer-digits="1" number:grouping="true"/>
      <number:text>    </number:text>
    </number:number-style>
    <number:number-style style:name="N119P2" style:volatile="true">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scientific-number number:decimal-places="1" number:min-decimal-places="1" number:min-integer-digits="3" number:min-exponent-digits="1" number:exponent-interval="3" number:forced-exponent-sign="true"/>
    </number:number-style>
    <number:time-style style:name="N121">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24">
      <number:number number:decimal-places="1" number:min-decimal-places="1" number:min-integer-digits="1"/>
    </number:number-style>
    <number:date-style style:name="N125">
      <number:day number:style="long"/>
      <number:text>/</number:text>
      <number:month number:style="long"/>
    </number:date-style>
    <number:number-style style:name="N126">
      <number:number number:decimal-places="4" number:min-decimal-places="4" number:min-integer-digits="1"/>
    </number:number-style>
    <number:currency-style style:name="N128P0" style:volatile="true">
      <number:currency-symbol>$</number:currency-symbol>
      <number:number number:decimal-places="2" number:min-decimal-places="2" number:min-integer-digits="1" number:grouping="true"/>
    </number:currency-style>
    <number:currency-style style:name="N128">
      <style:text-properties fo:color="#ff0000"/>
      <number:text>-</number:text>
      <number:currency-symbol>$</number:currency-symbol>
      <number:number number:decimal-places="2" number:min-decimal-places="2" number:min-integer-digits="1" number:grouping="true"/>
      <style:map style:condition="value()&gt;=0" style:apply-style-name="N128P0"/>
    </number:currency-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date-style style:name="N10118" number:language="fr" number:country="FR">
      <number:day number:style="long"/>
      <number:text>-</number:text>
      <number:month number:textual="true"/>
    </number:dat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21" number:language="fr" number:country="FR">
      <number:month number:textual="true"/>
      <number:text>-</number:text>
      <number:year/>
    </number:dat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number:text>-</number:text>
      <number:number number:decimal-places="2" number:min-decimal-places="2" number:min-integer-digits="1" number:grouping="true"/>
      <number:text>   </number:text>
      <style:map style:condition="value()&gt;=0" style:apply-style-name="N10124P0"/>
    </number:number-style>
    <number:time-style style:name="N10125" number:language="fr" number:country="FR">
      <number:hours/>
      <number:text>:</number:text>
      <number:minutes number:style="long"/>
      <number:text> </number:text>
      <number:am-pm/>
    </number:time-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number:text>-</number:text>
      <number:number number:decimal-places="0" number:min-decimal-places="0" number:min-integer-digits="1" number:grouping="true"/>
      <number:text> €</number:text>
      <style:map style:condition="value()&gt;=0" style:apply-style-name="N10127P0"/>
    </number:number-style>
    <number:date-style style:name="N10128" number:language="fr" number:country="FR">
      <number:day number:style="long"/>
      <number:text>-</number:text>
      <number:month number:textual="true"/>
      <number:text>-</number:text>
      <number:year/>
    </number:date-style>
    <number:number-style style:name="N10129P0" style:volatile="true" number:language="fr" number:country="FR">
      <number:number number:decimal-places="0" number:min-decimal-places="0" number:min-integer-digits="1" number:grouping="true"/>
      <number:text> €</number:text>
    </number:number-style>
    <number:number-style style:name="N10129" number:language="fr" number:country="FR">
      <style:text-properties fo:color="#ff0000"/>
      <number:text>-</number:text>
      <number:number number:decimal-places="0" number:min-decimal-places="0" number:min-integer-digits="1" number:grouping="true"/>
      <number:text> €</number:text>
      <style:map style:condition="value()&gt;=0" style:apply-style-name="N10129P0"/>
    </number:number-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style:text-properties fo:color="#ff0000"/>
      <number:text>-</number:text>
      <number:number number:decimal-places="0" number:min-decimal-places="0" number:min-integer-digits="1" number:grouping="true"/>
      <number:text>   </number:text>
      <style:map style:condition="value()&gt;=0" style:apply-style-name="N10130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5-06-25T00:06:21.502122700</dc:date>
    <meta:editing-duration>P285DT17H43M53S</meta:editing-duration>
    <meta:editing-cycles>1892</meta:editing-cycles>
    <meta:generator>LibreOffice/24.2.7.2$Linux_X86_64 LibreOffice_project/420$Build-2</meta:generator>
    <meta:document-statistic meta:table-count="16" meta:cell-count="3024" meta:object-count="0"/>
    <meta:user-defined meta:name=""/>
    <meta:user-defined meta:name="qrichtext">1</meta:user-defined>
  </office:meta>
</office:document-meta>
</file>